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Franklin Gothic Medium" svg:font-family="'Franklin Gothic Medium'"/>
    <style:font-face style:name="Tahoma" svg:font-family="Tahoma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1.244cm"/>
    </style:style>
    <style:style style:name="co3" style:family="table-column">
      <style:table-column-properties fo:break-before="auto" style:column-width="0.635cm"/>
    </style:style>
    <style:style style:name="co4" style:family="table-column">
      <style:table-column-properties fo:break-before="auto" style:column-width="0.291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0.529cm"/>
    </style:style>
    <style:style style:name="co7" style:family="table-column">
      <style:table-column-properties fo:break-before="auto" style:column-width="1.535cm"/>
    </style:style>
    <style:style style:name="co8" style:family="table-column">
      <style:table-column-properties fo:break-before="auto" style:column-width="1.984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1.429cm"/>
    </style:style>
    <style:style style:name="co11" style:family="table-column">
      <style:table-column-properties fo:break-before="auto" style:column-width="0.926cm"/>
    </style:style>
    <style:style style:name="co12" style:family="table-column">
      <style:table-column-properties fo:break-before="auto" style:column-width="0.873cm"/>
    </style:style>
    <style:style style:name="co13" style:family="table-column">
      <style:table-column-properties fo:break-before="auto" style:column-width="1.826cm"/>
    </style:style>
    <style:style style:name="co14" style:family="table-column">
      <style:table-column-properties fo:break-before="auto" style:column-width="1.349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7.006cm"/>
    </style:style>
    <style:style style:name="co17" style:family="table-column">
      <style:table-column-properties fo:break-before="auto" style:column-width="4.882cm"/>
    </style:style>
    <style:style style:name="co18" style:family="table-column">
      <style:table-column-properties fo:break-before="auto" style:column-width="2.078cm"/>
    </style:style>
    <style:style style:name="co19" style:family="table-column">
      <style:table-column-properties fo:break-before="auto" style:column-width="2.45cm"/>
    </style:style>
    <style:style style:name="co20" style:family="table-column">
      <style:table-column-properties fo:break-before="auto" style:column-width="1.191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1.058cm"/>
    </style:style>
    <style:style style:name="co23" style:family="table-column">
      <style:table-column-properties fo:break-before="auto" style:column-width="1.773cm"/>
    </style:style>
    <style:style style:name="co24" style:family="table-column">
      <style:table-column-properties fo:break-before="auto" style:column-width="1.402cm"/>
    </style:style>
    <style:style style:name="co25" style:family="table-column">
      <style:table-column-properties fo:break-before="auto" style:column-width="2.302cm"/>
    </style:style>
    <style:style style:name="co26" style:family="table-column">
      <style:table-column-properties fo:break-before="auto" style:column-width="1.508cm"/>
    </style:style>
    <style:style style:name="co27" style:family="table-column">
      <style:table-column-properties fo:break-before="auto" style:column-width="5.794cm"/>
    </style:style>
    <style:style style:name="co28" style:family="table-column">
      <style:table-column-properties fo:break-before="auto" style:column-width="2.35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76cm" fo:break-before="auto" style:use-optimal-row-height="true"/>
    </style:style>
    <style:style style:name="ro3" style:family="table-row">
      <style:table-row-properties style:row-height="0.457cm" fo:break-before="auto" style:use-optimal-row-height="false"/>
    </style:style>
    <style:style style:name="ro4" style:family="table-row">
      <style:table-row-properties style:row-height="0.238cm" fo:break-before="auto" style:use-optimal-row-height="false"/>
    </style:style>
    <style:style style:name="ro5" style:family="table-row">
      <style:table-row-properties style:row-height="0.212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45cm" fo:break-before="auto" style:use-optimal-row-height="true"/>
    </style:style>
    <style:style style:name="ro8" style:family="table-row">
      <style:table-row-properties style:row-height="0.556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503cm" fo:break-before="auto" style:use-optimal-row-height="true"/>
    </style:style>
    <style:style style:name="ro11" style:family="table-row">
      <style:table-row-properties style:row-height="0.68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fals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2" style:family="table-cell" style:parent-style-name="Default" style:data-style-name="N0">
      <style:text-properties style:font-name="Franklin Gothic Medium" style:font-name-asian="Franklin Gothic Medium" style:font-name-complex="Franklin Gothic Medium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ff" style:font-name="Franklin Gothic Medium" fo:font-size="9pt" style:font-name-asian="Franklin Gothic Medium" style:font-size-asian="9pt" style:font-name-complex="Franklin Gothic Medium" style:font-size-complex="9pt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color="#0000ff"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ranklin Gothic Medium" fo:font-size="12pt" fo:font-weight="bold" style:font-name-asian="Franklin Gothic Medium" style:font-size-asian="12pt" style:font-weight-asian="bold" style:font-name-complex="Franklin Gothic Medium" style:font-size-complex="12pt" style:font-weight-complex="bold"/>
    </style:style>
    <style:style style:name="ce7" style:family="table-cell" style:parent-style-name="Default" style:data-style-name="N0">
      <style:table-cell-properties fo:background-color="transparent" fo:border="0.06pt solid #000000"/>
      <style:text-properties fo:color="#0000ff" style:font-name="Franklin Gothic Medium" fo:font-size="9pt" style:font-name-asian="Franklin Gothic Medium" style:font-size-asian="9pt" style:font-name-complex="Franklin Gothic Medium" style:font-size-complex="9pt"/>
    </style:style>
    <style:style style:name="ce8" style:family="table-cell" style:parent-style-name="Default" style:data-style-name="N0">
      <style:table-cell-properties style:cell-protect="none" style:print-content="true" fo:background-color="transparent" fo:border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10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1" style:family="table-cell" style:parent-style-name="Default" style:data-style-name="N0"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ff" style:font-name="Franklin Gothic Medium" fo:font-size="9pt" style:font-name-asian="Franklin Gothic Medium" style:font-size-asian="9pt" style:font-name-complex="Franklin Gothic Medium" style:font-size-complex="9pt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ff" style:font-name="Franklin Gothic Medium" fo:font-size="9pt" style:font-name-asian="Franklin Gothic Medium" style:font-size-asian="9pt" style:font-name-complex="Franklin Gothic Medium" style:font-size-complex="9pt"/>
    </style:style>
    <style:style style:name="ce14" style:family="table-cell" style:parent-style-name="Default" style:data-style-name="N0">
      <style:table-cell-properties fo:background-color="#ffff00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ff" style:font-name="Franklin Gothic Medium" fo:font-size="9pt" style:font-name-asian="Franklin Gothic Medium" style:font-size-asian="9pt" style:font-name-complex="Franklin Gothic Medium" style:font-size-complex="9pt"/>
    </style:style>
    <style:style style:name="ce1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ff" style:font-name="Franklin Gothic Medium" style:font-name-asian="Franklin Gothic Medium" style:font-name-complex="Franklin Gothic Medium"/>
    </style:style>
    <style:style style:name="ce16" style:family="table-cell" style:parent-style-name="Vírgula" style:data-style-name="N110">
      <style:table-cell-properties fo:background-color="#c0c0c0" fo:border="0.06pt solid #000000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7" style:family="table-cell" style:parent-style-name="Vírgula" style:data-style-name="N110">
      <style:table-cell-properties fo:background-color="#ffff00" fo:border="0.06pt solid #000000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9" style:family="table-cell" style:parent-style-name="Default" style:data-style-name="N0">
      <style:table-cell-properties fo:background-color="#ffff00" fo:border="0.06pt solid #000000"/>
    </style:style>
    <style:style style:name="ce20" style:family="table-cell" style:parent-style-name="Moeda" style:data-style-name="N114">
      <style:table-cell-properties fo:background-color="#c0c0c0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21" style:family="table-cell" style:parent-style-name="Vírgula" style:data-style-name="N110">
      <style:table-cell-properties fo:background-color="#c0c0c0" fo:border="0.06pt solid #000000" style:vertical-align="automatic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22" style:family="table-cell" style:parent-style-name="Default" style:data-style-name="N30">
      <style:table-cell-properties style:cell-protect="none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ff" style:font-name="Franklin Gothic Medium" style:font-name-asian="Franklin Gothic Medium" style:font-name-complex="Franklin Gothic Medium"/>
    </style:style>
    <style:style style:name="ce24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25" style:family="table-cell" style:parent-style-name="Default" style:data-style-name="N0">
      <style:table-cell-properties fo:border-bottom="0.06pt solid #000000" fo:background-color="#c0c0c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c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26" style:family="table-cell" style:parent-style-name="Default" style:data-style-name="N0">
      <style:table-cell-properties fo:border-bottom="0.06pt solid #000000" fo:background-color="#c0c0c0" fo:border-left="2.01pt solid #000000" fo:border-right="none" fo:border-top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27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2.01pt solid #000000" fo:border-right="none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28" style:family="table-cell" style:parent-style-name="Default" style:data-style-name="N0">
      <style:table-cell-properties fo:border-bottom="none" fo:border-left="2.01pt solid #000000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29" style:family="table-cell" style:parent-style-name="Default" style:data-style-name="N0">
      <style:table-cell-properties fo:border-bottom="none" fo:border-left="2.01pt solid #000000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30" style:family="table-cell" style:parent-style-name="Default" style:data-style-name="N0">
      <style:table-cell-properties fo:border-bottom="0.06pt solid #000000" fo:border-left="2.01pt solid #000000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31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32" style:family="table-cell" style:parent-style-name="Default" style:data-style-name="N0">
      <style:table-cell-properties fo:border-bottom="0.06pt solid #000000" fo:background-color="#c0c0c0" fo:border-left="none" fo:border-right="none" fo:border-top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33" style:family="table-cell" style:parent-style-name="Default" style:data-style-name="N0">
      <style:table-cell-properties fo:border-bottom="none" fo:border-left="none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34" style:family="table-cell" style:parent-style-name="Default" style:data-style-name="N0">
      <style:table-cell-properties fo:background-color="transparent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35" style:family="table-cell" style:parent-style-name="Default" style:data-style-name="N0">
      <style:table-cell-properties fo:border-bottom="0.06pt solid #000000" fo:border-left="none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3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37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39" style:family="table-cell" style:parent-style-name="Default" style:data-style-name="N0">
      <style:table-cell-properties fo:border-bottom="0.06pt solid #000000" fo:background-color="#80808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40" style:family="table-cell" style:parent-style-name="Default" style:data-style-name="N0">
      <style:table-cell-properties fo:border-bottom="none" fo:background-color="transparent" fo:border-left="none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41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42" style:family="table-cell" style:parent-style-name="Default" style:data-style-name="N0">
      <style:table-cell-properties fo:background-color="transparent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45" style:family="table-cell" style:parent-style-name="Default" style:data-style-name="N0">
      <style:table-cell-properties fo:background-color="#c0c0c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46" style:family="table-cell" style:parent-style-name="Default" style:data-style-name="N0">
      <style:table-cell-properties fo:border-bottom="2.01pt solid #000000" fo:border-left="none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47" style:family="table-cell" style:parent-style-name="Default" style:data-style-name="N0">
      <style:table-cell-properties fo:background-color="transparent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4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49" style:family="table-cell" style:parent-style-name="Default" style:data-style-name="N2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50" style:family="table-cell" style:parent-style-name="Default" style:data-style-name="N2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51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52" style:family="table-cell" style:parent-style-name="Default" style:data-style-name="N0">
      <style:table-cell-properties fo:border-bottom="0.06pt solid #000000" fo:background-color="#c0c0c0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c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53" style:family="table-cell" style:parent-style-name="Default" style:data-style-name="N0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54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55" style:family="table-cell" style:parent-style-name="Porcentagem" style:data-style-name="N2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56" style:family="table-cell" style:parent-style-name="Porcentagem" style:data-style-name="N2">
      <style:table-cell-properties fo:border-bottom="2.01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57" style:family="table-cell" style:parent-style-name="Porcentagem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58" style:family="table-cell" style:parent-style-name="Default" style:data-style-name="N0">
      <style:table-cell-properties fo:border-bottom="0.06pt solid #000000" fo:background-color="#808080" fo:border-left="none" fo:border-right="none" fo:border-top="0.06pt solid #000000"/>
    </style:style>
    <style:style style:name="ce59" style:family="table-cell" style:parent-style-name="Porcentagem" style:data-style-name="N2">
      <style:table-cell-properties fo:background-color="transparent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60" style:family="table-cell" style:parent-style-name="Porcentagem" style:data-style-name="N2">
      <style:table-cell-properties fo:border-bottom="2.01pt solid #000000" fo:background-color="transparent" fo:border-left="none" fo:border-right="none" fo:border-top="none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61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none" fo:border-right="2.01pt solid #000000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62" style:family="table-cell" style:parent-style-name="Porcentagem" style:data-style-name="N115">
      <style:table-cell-properties fo:background-color="transparent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63" style:family="table-cell" style:parent-style-name="Porcentagem" style:data-style-name="N115">
      <style:table-cell-properties fo:background-color="#99ccff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64" style:family="table-cell" style:parent-style-name="Porcentagem" style:data-style-name="N115">
      <style:table-cell-properties fo:background-color="#cc99ff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65" style:family="table-cell" style:parent-style-name="Porcentagem" style:data-style-name="N115">
      <style:table-cell-properties fo:background-color="#ffff99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66" style:family="table-cell" style:parent-style-name="Porcentagem" style:data-style-name="N115">
      <style:table-cell-properties fo:background-color="#00ffff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67" style:family="table-cell" style:parent-style-name="Porcentagem" style:data-style-name="N115">
      <style:table-cell-properties fo:background-color="#993366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68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69" style:family="table-cell" style:parent-style-name="Default" style:data-style-name="N0">
      <style:table-cell-properties fo:border-bottom="0.06pt solid #000000" fo:background-color="#808080" fo:border-left="2.01pt solid #000000" fo:border-right="2.01pt solid #000000" fo:border-top="0.06pt solid #000000"/>
    </style:style>
    <style:style style:name="ce70" style:family="table-cell" style:parent-style-name="Porcentagem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71" style:family="table-cell" style:parent-style-name="Porcentagem" style:data-style-name="N2">
      <style:table-cell-properties fo:background-color="#ffff00" fo:border="0.06pt solid #000000" style:vertical-align="automatic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72" style:family="table-cell" style:parent-style-name="Porcentagem" style:data-style-name="N2">
      <style:table-cell-properties fo:border-bottom="2.01pt solid #000000" fo:background-color="transparent" fo:border-left="none" fo:border-right="none" fo:border-top="none" style:vertical-align="automatic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73" style:family="table-cell" style:parent-style-name="Porcentagem" style:data-style-name="N2">
      <style:table-cell-properties fo:background-color="transparent" style:vertical-align="automatic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74" style:family="table-cell" style:parent-style-name="Default" style:data-style-name="N0">
      <style:table-cell-properties fo:border-bottom="none" fo:border-left="none" fo:border-right="2.01pt solid #000000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75" style:family="table-cell" style:parent-style-name="Default" style:data-style-name="N0">
      <style:table-cell-properties fo:border-bottom="none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76" style:family="table-cell" style:parent-style-name="Default" style:data-style-name="N11">
      <style:table-cell-properties fo:border-bottom="none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77" style:family="table-cell" style:parent-style-name="Default" style:data-style-name="N0">
      <style:table-cell-properties fo:border-bottom="0.06pt solid #000000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78" style:family="table-cell" style:parent-style-name="Default" style:data-style-name="N0">
      <style:table-cell-properties fo:border-bottom="2.01pt solid #000000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79" style:family="table-cell" style:parent-style-name="Porcentagem" style:data-style-name="N10">
      <style:table-cell-properties fo:background-color="transparent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80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81" style:family="table-cell" style:parent-style-name="Default" style:data-style-name="N0"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82" style:family="table-cell" style:parent-style-name="Default" style:data-style-name="N0">
      <style:table-cell-properties fo:border-bottom="0.06pt solid #000000" fo:background-color="#c0c0c0" fo:border-left="2.01pt solid #000000" fo:border-right="0.06pt solid #000000" fo:border-top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83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84" style:family="table-cell" style:parent-style-name="Default" style:data-style-name="N0">
      <style:table-cell-properties fo:border-bottom="0.06pt solid #000000" fo:background-color="#bfbfbf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mbria" fo:font-size="12pt" style:font-name-asian="Cambria" style:font-size-asian="12pt" style:font-name-complex="Cambria" style:font-size-complex="12pt"/>
    </style:style>
    <style:style style:name="ce85" style:family="table-cell" style:parent-style-name="Default" style:data-style-name="N0">
      <style:table-cell-properties fo:border-bottom="0.06pt solid #000000" fo:background-color="#999999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mbria" fo:font-size="12pt" style:font-name-asian="Cambria" style:font-size-asian="12pt" style:font-name-complex="Cambria" style:font-size-complex="12pt"/>
    </style:style>
    <style:style style:name="ce8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mbria" fo:font-size="12pt" style:font-name-asian="Cambria" style:font-size-asian="12pt" style:font-name-complex="Cambria" style:font-size-complex="12pt"/>
    </style:style>
    <style:style style:name="ce8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Cambria" fo:font-size="12pt" style:font-name-asian="Cambria" style:font-size-asian="12pt" style:font-name-complex="Cambria" style:font-size-complex="12pt"/>
    </style:style>
    <style:style style:name="ce88" style:family="table-cell" style:parent-style-name="Default" style:data-style-name="N0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89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none" fo:border-top="0.06pt solid #000000" style:vertical-align="middle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90" style:family="table-cell" style:parent-style-name="Default" style:data-style-name="N0">
      <style:table-cell-properties style:vertical-align="middle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91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none" fo:border-top="0.06pt solid #000000" style:vertical-align="middle"/>
      <style:paragraph-properties fo:text-align="start" fo:margin-left="0cm"/>
      <style:text-properties style:font-name="Cambria" fo:font-size="12pt" style:font-name-asian="Cambria" style:font-size-asian="12pt" style:font-name-complex="Cambria" style:font-size-complex="12pt"/>
    </style:style>
    <style:style style:name="ce92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none" fo:border-top="0.06pt solid #000000" style:vertical-align="middle"/>
      <style:paragraph-properties fo:text-align="start" fo:margin-left="0cm"/>
      <style:text-properties style:font-name="Cambria" fo:font-size="12pt" fo:font-weight="bold" style:font-name-asian="Cambria" style:font-size-asian="12pt" style:font-weight-asian="bold" style:font-name-complex="Cambria" style:font-size-complex="12pt" style:font-weight-complex="bold"/>
    </style:style>
    <style:style style:name="ce93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none" fo:border-top="0.06pt solid #000000" style:vertical-align="middle"/>
      <style:paragraph-properties fo:text-align="start" fo:margin-left="0cm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9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9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96" style:family="table-cell" style:parent-style-name="Default" style:data-style-name="N0">
      <style:table-cell-properties fo:background-color="#c0c0c0" style:text-align-source="fix" style:repeat-content="false" fo:border="0.06pt solid #000000" style:vertical-align="middle"/>
      <style:paragraph-properties fo:text-align="start" fo:margin-left="0c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9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Cambria" fo:font-size="12pt" style:font-name-asian="Cambria" style:font-size-asian="12pt" style:font-name-complex="Cambria" style:font-size-complex="12pt"/>
    </style:style>
    <style:style style:name="ce9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99" style:family="table-cell" style:parent-style-name="Default" style:data-style-name="N0">
      <style:table-cell-properties fo:border-bottom="none" fo:background-color="#80808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0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01" style:family="table-cell" style:parent-style-name="Default" style:data-style-name="N0">
      <style:table-cell-properties fo:background-color="#999999"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0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03" style:family="table-cell" style:parent-style-name="Default" style:data-style-name="N0">
      <style:table-cell-properties fo:border-bottom="none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0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H8"/>
      <style:map style:condition="cell-content()=&quot;A&quot;" style:apply-style-name="cf2" style:base-cell-address="Funções.H8"/>
      <style:map style:condition="cell-content()=&quot;E&quot;" style:apply-style-name="cf3" style:base-cell-address="Funções.H8"/>
    </style:style>
    <style:style style:name="ce105" style:family="table-cell" style:parent-style-name="Default" style:data-style-name="N0">
      <style:table-cell-properties fo:background-color="#999999"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H8"/>
      <style:map style:condition="cell-content()=&quot;A&quot;" style:apply-style-name="cf2" style:base-cell-address="Funções.H8"/>
      <style:map style:condition="cell-content()=&quot;E&quot;" style:apply-style-name="cf3" style:base-cell-address="Funções.H8"/>
    </style:style>
    <style:style style:name="ce10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H8"/>
      <style:map style:condition="cell-content()=&quot;A&quot;" style:apply-style-name="cf2" style:base-cell-address="Funções.H8"/>
      <style:map style:condition="cell-content()=&quot;E&quot;" style:apply-style-name="cf3" style:base-cell-address="Funções.H8"/>
    </style:style>
    <style:style style:name="ce10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H14"/>
      <style:map style:condition="cell-content()=&quot;A&quot;" style:apply-style-name="cf2" style:base-cell-address="Funções.H14"/>
      <style:map style:condition="cell-content()=&quot;E&quot;" style:apply-style-name="cf3" style:base-cell-address="Funções.H14"/>
    </style:style>
    <style:style style:name="ce10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H15"/>
      <style:map style:condition="cell-content()=&quot;A&quot;" style:apply-style-name="cf2" style:base-cell-address="Funções.H15"/>
      <style:map style:condition="cell-content()=&quot;E&quot;" style:apply-style-name="cf3" style:base-cell-address="Funções.H15"/>
    </style:style>
    <style:style style:name="ce10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H16"/>
      <style:map style:condition="cell-content()=&quot;A&quot;" style:apply-style-name="cf2" style:base-cell-address="Funções.H16"/>
      <style:map style:condition="cell-content()=&quot;E&quot;" style:apply-style-name="cf3" style:base-cell-address="Funções.H16"/>
    </style:style>
    <style:style style:name="ce110" style:family="table-cell" style:parent-style-name="Default" style:data-style-name="N0">
      <style:table-cell-properties fo:background-color="#999999"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H19"/>
      <style:map style:condition="cell-content()=&quot;A&quot;" style:apply-style-name="cf2" style:base-cell-address="Funções.H19"/>
      <style:map style:condition="cell-content()=&quot;E&quot;" style:apply-style-name="cf3" style:base-cell-address="Funções.H19"/>
    </style:style>
    <style:style style:name="ce1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H23"/>
      <style:map style:condition="cell-content()=&quot;A&quot;" style:apply-style-name="cf2" style:base-cell-address="Funções.H23"/>
      <style:map style:condition="cell-content()=&quot;E&quot;" style:apply-style-name="cf3" style:base-cell-address="Funções.H23"/>
    </style:style>
    <style:style style:name="ce11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H25"/>
      <style:map style:condition="cell-content()=&quot;A&quot;" style:apply-style-name="cf2" style:base-cell-address="Funções.H25"/>
      <style:map style:condition="cell-content()=&quot;E&quot;" style:apply-style-name="cf3" style:base-cell-address="Funções.H25"/>
    </style:style>
    <style:style style:name="ce11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H26"/>
      <style:map style:condition="cell-content()=&quot;A&quot;" style:apply-style-name="cf2" style:base-cell-address="Funções.H26"/>
      <style:map style:condition="cell-content()=&quot;E&quot;" style:apply-style-name="cf3" style:base-cell-address="Funções.H26"/>
    </style:style>
    <style:style style:name="ce114" style:family="table-cell" style:parent-style-name="Default" style:data-style-name="N0">
      <style:table-cell-properties fo:background-color="#999999"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H23"/>
      <style:map style:condition="cell-content()=&quot;A&quot;" style:apply-style-name="cf2" style:base-cell-address="Funções.H23"/>
      <style:map style:condition="cell-content()=&quot;E&quot;" style:apply-style-name="cf3" style:base-cell-address="Funções.H23"/>
    </style:style>
    <style:style style:name="ce11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H31"/>
      <style:map style:condition="cell-content()=&quot;A&quot;" style:apply-style-name="cf2" style:base-cell-address="Funções.H31"/>
      <style:map style:condition="cell-content()=&quot;E&quot;" style:apply-style-name="cf3" style:base-cell-address="Funções.H31"/>
    </style:style>
    <style:style style:name="ce11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H33"/>
      <style:map style:condition="cell-content()=&quot;A&quot;" style:apply-style-name="cf2" style:base-cell-address="Funções.H33"/>
      <style:map style:condition="cell-content()=&quot;E&quot;" style:apply-style-name="cf3" style:base-cell-address="Funções.H33"/>
    </style:style>
    <style:style style:name="ce11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H35"/>
      <style:map style:condition="cell-content()=&quot;A&quot;" style:apply-style-name="cf2" style:base-cell-address="Funções.H35"/>
      <style:map style:condition="cell-content()=&quot;E&quot;" style:apply-style-name="cf3" style:base-cell-address="Funções.H35"/>
    </style:style>
    <style:style style:name="ce11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H35"/>
      <style:map style:condition="cell-content()=&quot;A&quot;" style:apply-style-name="cf2" style:base-cell-address="Funções.H35"/>
      <style:map style:condition="cell-content()=&quot;E&quot;" style:apply-style-name="cf3" style:base-cell-address="Funções.H35"/>
    </style:style>
    <style:style style:name="ce11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H35"/>
      <style:map style:condition="cell-content()=&quot;A&quot;" style:apply-style-name="cf2" style:base-cell-address="Funções.H35"/>
      <style:map style:condition="cell-content()=&quot;E&quot;" style:apply-style-name="cf3" style:base-cell-address="Funções.H35"/>
    </style:style>
    <style:style style:name="ce12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H35"/>
      <style:map style:condition="cell-content()=&quot;A&quot;" style:apply-style-name="cf2" style:base-cell-address="Funções.H35"/>
      <style:map style:condition="cell-content()=&quot;E&quot;" style:apply-style-name="cf3" style:base-cell-address="Funções.H35"/>
    </style:style>
    <style:style style:name="ce12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H41"/>
      <style:map style:condition="cell-content()=&quot;A&quot;" style:apply-style-name="cf2" style:base-cell-address="Funções.H41"/>
      <style:map style:condition="cell-content()=&quot;E&quot;" style:apply-style-name="cf3" style:base-cell-address="Funções.H41"/>
    </style:style>
    <style:style style:name="ce12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H41"/>
      <style:map style:condition="cell-content()=&quot;A&quot;" style:apply-style-name="cf2" style:base-cell-address="Funções.H41"/>
      <style:map style:condition="cell-content()=&quot;E&quot;" style:apply-style-name="cf3" style:base-cell-address="Funções.H41"/>
    </style:style>
    <style:style style:name="ce12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H41"/>
      <style:map style:condition="cell-content()=&quot;A&quot;" style:apply-style-name="cf2" style:base-cell-address="Funções.H41"/>
      <style:map style:condition="cell-content()=&quot;E&quot;" style:apply-style-name="cf3" style:base-cell-address="Funções.H41"/>
    </style:style>
    <style:style style:name="ce12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H41"/>
      <style:map style:condition="cell-content()=&quot;A&quot;" style:apply-style-name="cf2" style:base-cell-address="Funções.H41"/>
      <style:map style:condition="cell-content()=&quot;E&quot;" style:apply-style-name="cf3" style:base-cell-address="Funções.H41"/>
    </style:style>
    <style:style style:name="ce125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H46"/>
      <style:map style:condition="cell-content()=&quot;A&quot;" style:apply-style-name="cf2" style:base-cell-address="Funções.H46"/>
      <style:map style:condition="cell-content()=&quot;E&quot;" style:apply-style-name="cf3" style:base-cell-address="Funções.H46"/>
    </style:style>
    <style:style style:name="ce12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H8"/>
      <style:map style:condition="cell-content()=&quot;A&quot;" style:apply-style-name="cf2" style:base-cell-address="Funções.H8"/>
      <style:map style:condition="cell-content()=&quot;E&quot;" style:apply-style-name="cf3" style:base-cell-address="Funções.H8"/>
    </style:style>
    <style:style style:name="ce12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H8"/>
      <style:map style:condition="cell-content()=&quot;A&quot;" style:apply-style-name="cf2" style:base-cell-address="Funções.H8"/>
      <style:map style:condition="cell-content()=&quot;E&quot;" style:apply-style-name="cf3" style:base-cell-address="Funções.H8"/>
    </style:style>
    <style:style style:name="ce12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H8"/>
      <style:map style:condition="cell-content()=&quot;A&quot;" style:apply-style-name="cf2" style:base-cell-address="Funções.H8"/>
      <style:map style:condition="cell-content()=&quot;E&quot;" style:apply-style-name="cf3" style:base-cell-address="Funções.H8"/>
    </style:style>
    <style:style style:name="ce12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H8"/>
      <style:map style:condition="cell-content()=&quot;A&quot;" style:apply-style-name="cf2" style:base-cell-address="Funções.H8"/>
      <style:map style:condition="cell-content()=&quot;E&quot;" style:apply-style-name="cf3" style:base-cell-address="Funções.H8"/>
    </style:style>
    <style:style style:name="ce13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H8"/>
      <style:map style:condition="cell-content()=&quot;A&quot;" style:apply-style-name="cf2" style:base-cell-address="Funções.H8"/>
      <style:map style:condition="cell-content()=&quot;E&quot;" style:apply-style-name="cf3" style:base-cell-address="Funções.H8"/>
    </style:style>
    <style:style style:name="ce13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H52"/>
      <style:map style:condition="cell-content()=&quot;A&quot;" style:apply-style-name="cf2" style:base-cell-address="Funções.H52"/>
      <style:map style:condition="cell-content()=&quot;E&quot;" style:apply-style-name="cf3" style:base-cell-address="Funções.H52"/>
    </style:style>
    <style:style style:name="ce132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H8"/>
      <style:map style:condition="cell-content()=&quot;A&quot;" style:apply-style-name="cf2" style:base-cell-address="Funções.H8"/>
      <style:map style:condition="cell-content()=&quot;E&quot;" style:apply-style-name="cf3" style:base-cell-address="Funções.H8"/>
    </style:style>
    <style:style style:name="ce13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H55"/>
      <style:map style:condition="cell-content()=&quot;A&quot;" style:apply-style-name="cf2" style:base-cell-address="Funções.H55"/>
      <style:map style:condition="cell-content()=&quot;E&quot;" style:apply-style-name="cf3" style:base-cell-address="Funções.H55"/>
    </style:style>
    <style:style style:name="ce13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H8"/>
      <style:map style:condition="cell-content()=&quot;A&quot;" style:apply-style-name="cf2" style:base-cell-address="Funções.H8"/>
      <style:map style:condition="cell-content()=&quot;E&quot;" style:apply-style-name="cf3" style:base-cell-address="Funções.H8"/>
    </style:style>
    <style:style style:name="ce135" style:family="table-cell" style:parent-style-name="Default" style:data-style-name="N0">
      <style:table-cell-properties fo:border-bottom="none" fo:background-color="#80808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3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37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3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3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40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41" style:family="table-cell" style:parent-style-name="Default" style:data-style-name="N0">
      <style:table-cell-properties fo:background-color="#999999" style:text-align-source="fix" style:repeat-content="false" fo:wrap-option="wrap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42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43" style:family="table-cell" style:parent-style-name="Default" style:data-style-name="N0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44" style:family="table-cell" style:parent-style-name="Default" style:data-style-name="N4">
      <style:table-cell-properties fo:background-color="#bfbfbf"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45" style:family="table-cell" style:parent-style-name="Default" style:data-style-name="N4">
      <style:table-cell-properties fo:background-color="#999999"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46" style:family="table-cell" style:parent-style-name="Default" style:data-style-name="N4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14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49" style:family="table-cell" style:parent-style-name="Default" style:data-style-name="N0">
      <style:table-cell-properties fo:border-bottom="none" fo:background-color="#808080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50" style:family="table-cell" style:parent-style-name="Default" style:data-style-name="N0">
      <style:table-cell-properties fo:border-bottom="0.06pt solid #000000" fo:background-color="#bfbfbf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5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3" style:family="table-cell" style:parent-style-name="Default" style:data-style-name="N0">
      <style:table-cell-properties fo:background-color="#bfbfbf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54" style:family="table-cell" style:parent-style-name="Default" style:data-style-name="N0">
      <style:table-cell-properties style:vertical-align="middle"/>
      <style:text-properties style:font-name="Franklin Gothic Medium" style:font-name-asian="Franklin Gothic Medium" style:font-name-complex="Franklin Gothic Medium"/>
    </style:style>
    <style:style style:name="ce155" style:family="table-cell" style:parent-style-name="Default" style:data-style-name="N0">
      <style:table-cell-properties style:vertical-align="middle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56" style:family="table-cell" style:parent-style-name="Default" style:data-style-name="N0"/>
    <style:style style:name="ce157" style:family="table-cell" style:parent-style-name="Default" style:data-style-name="N0">
      <style:table-cell-properties fo:border-bottom="0.06pt solid #000000" fo:background-color="#969696" fo:border-left="2.01pt solid #000000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8" style:family="table-cell" style:parent-style-name="Default" style:data-style-name="N0">
      <style:table-cell-properties fo:border-bottom="0.06pt solid #000000" fo:border-left="2.01pt solid #000000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9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160" style:family="table-cell" style:parent-style-name="Default" style:data-style-name="N0">
      <style:table-cell-properties fo:border-bottom="0.06pt solid #000000" fo:background-color="#969696" fo:border-left="none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1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2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163" style:family="table-cell" style:parent-style-name="Default" style:data-style-name="N0">
      <style:table-cell-properties fo:border-bottom="0.06pt solid #000000" fo:background-color="#969696" fo:border-left="none" fo:border-right="0.06pt solid #000000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4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5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16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167" style:family="table-cell" style:parent-style-name="Default" style:data-style-name="N0">
      <style:table-cell-properties fo:background-color="#969696"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8" style:family="table-cell" style:parent-style-name="Default" style:data-style-name="N0">
      <style:table-cell-properties fo:border-bottom="none" fo:border-left="0.06pt solid #000000" fo:border-right="0.06pt solid #000000" fo:border-top="none" style:vertical-align="automatic"/>
      <style:text-properties style:font-name="Tahoma" style:font-name-asian="Tahoma" style:font-name-complex="Tahoma"/>
    </style:style>
    <style:style style:name="ce169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Tahoma" style:font-name-asian="Tahoma" style:font-name-complex="Tahoma"/>
    </style:style>
    <style:style style:name="ce170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automatic"/>
      <style:text-properties style:font-name="Tahoma" style:font-name-asian="Tahoma" style:font-name-complex="Tahoma"/>
    </style:style>
    <style:style style:name="ce171" style:family="table-cell" style:parent-style-name="Default" style:data-style-name="N0">
      <style:table-cell-properties fo:border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72" style:family="table-cell" style:parent-style-name="Default" style:data-style-name="N0"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73" style:family="table-cell" style:parent-style-name="Default" style:data-style-name="N0">
      <style:table-cell-properties fo:border-bottom="0.06pt solid #000000" fo:border-left="2.01pt solid #000000" fo:border-right="none" fo:border-top="2.01pt solid #000000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74" style:family="table-cell" style:parent-style-name="Default" style:data-style-name="N0">
      <style:table-cell-properties fo:border-bottom="2.01pt solid #000000" fo:border-left="2.01pt solid #000000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7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Franklin Gothic Medium" fo:font-size="14pt" style:font-name-asian="Franklin Gothic Medium" style:font-size-asian="14pt" style:font-name-complex="Franklin Gothic Medium" style:font-size-complex="14pt"/>
    </style:style>
    <style:style style:name="ce176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ff0000" style:font-name="Franklin Gothic Medium" fo:font-size="20pt" style:font-name-asian="Franklin Gothic Medium" style:font-size-asian="20pt" style:font-name-complex="Franklin Gothic Medium" style:font-size-complex="20pt"/>
    </style:style>
    <style:style style:name="ce177" style:family="table-cell" style:parent-style-name="Default" style:data-style-name="N0">
      <style:table-cell-properties fo:border-bottom="0.06pt solid #000000" fo:border-left="none" fo:border-right="none" fo:border-top="2.01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78" style:family="table-cell" style:parent-style-name="Default" style:data-style-name="N0">
      <style:table-cell-properties fo:border-bottom="2.01pt solid #000000" fo:border-left="none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79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80" style:family="table-cell" style:parent-style-name="Default" style:data-style-name="N0">
      <style:table-cell-properties fo:border-bottom="2.01pt solid #000000" fo:border-left="none" fo:border-right="0.06pt solid #000000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81" style:family="table-cell" style:parent-style-name="Default" style:data-style-name="N0">
      <style:table-cell-properties fo:border-bottom="0.06pt solid #000000" fo:border-left="none" fo:border-right="2.01pt solid #000000" fo:border-top="2.01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82" style:family="table-cell" style:parent-style-name="Default" style:data-style-name="N2">
      <style:table-cell-properties fo:border-bottom="0.06pt solid #000000" fo:background-color="#ffff00" fo:border-left="0.06pt solid #000000" fo:border-right="2.01pt solid #000000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83" style:family="table-cell" style:parent-style-name="Default" style:data-style-name="N2">
      <style:table-cell-properties fo:border-bottom="2.01pt solid #000000" fo:background-color="#ffff00" fo:border-left="0.06pt solid #000000" fo:border-right="2.01pt solid #000000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84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85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186" style:family="table-cell" style:parent-style-name="Default" style:data-style-name="N10"/>
    <style:style style:name="gr1" style:family="graphic">
      <style:graphic-properties draw:stroke="solid" svg:stroke-color="#000000" draw:marker-start="Arrowheads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Times New 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Times New Roman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bold" style:font-name-complex="Times New Roman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Contagem.A1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Contagem.A1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table:table-column table:style-name="co1" table:number-columns-repeated="17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6" table:default-cell-style-name="ce2"/>
        <table:table-column table:style-name="co4" table:default-cell-style-name="ce2"/>
        <table:table-column table:style-name="co1" table:number-columns-repeated="52" table:default-cell-style-name="ce2"/>
        <table:table-column table:style-name="co5" table:number-columns-repeated="946" table:default-cell-style-name="ce2"/>
        <table:table-row table:style-name="ro1">
          <table:table-cell table:style-name="ce1" office:value-type="string" calcext:value-type="string" table:number-columns-spanned="30" table:number-rows-spanned="3">
            <text:p>Identificação da Contagem</text:p>
          </table:table-cell>
          <table:covered-table-cell table:number-columns-repeated="29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2">
          <table:table-cell table:style-name="ce3" office:value-type="string" calcext:value-type="string" table:number-columns-spanned="5" table:number-rows-spanned="1">
            <text:p>Empresa</text:p>
          </table:table-cell>
          <table:covered-table-cell table:number-columns-repeated="4"/>
          <table:table-cell table:style-name="ce8" office:value-type="string" calcext:value-type="string" table:number-columns-spanned="12" table:number-rows-spanned="1">
            <text:p>MAR</text:p>
          </table:table-cell>
          <table:covered-table-cell table:number-columns-repeated="11"/>
          <table:table-cell table:style-name="ce12" office:value-type="string" calcext:value-type="string" table:number-columns-spanned="2" table:number-rows-spanned="1">
            <text:p>R$/PF</text:p>
          </table:table-cell>
          <table:covered-table-cell/>
          <table:table-cell table:style-name="ce5" table:number-columns-spanned="3" table:number-rows-spanned="1"/>
          <table:covered-table-cell table:number-columns-repeated="2"/>
          <table:table-cell table:style-name="ce12" office:value-type="string" calcext:value-type="string" table:number-columns-spanned="2" table:number-rows-spanned="1">
            <text:p>Custo</text:p>
          </table:table-cell>
          <table:covered-table-cell/>
          <table:table-cell table:style-name="ce20" table:formula="of:=[.Y5]*[.T4]" office:value-type="currency" office:currency="BRL" office:value="0" calcext:value-type="currency" table:number-columns-spanned="6" table:number-rows-spanned="1">
            <text:p>R$-00 </text:p>
          </table:table-cell>
          <table:covered-table-cell table:number-columns-repeated="5"/>
          <table:table-cell table:number-columns-repeated="994"/>
        </table:table-row>
        <table:table-row table:style-name="ro2">
          <table:table-cell table:style-name="ce3" office:value-type="string" calcext:value-type="string" table:number-columns-spanned="5" table:number-rows-spanned="1">
            <text:p>Aplicação</text:p>
          </table:table-cell>
          <table:covered-table-cell table:number-columns-repeated="4"/>
          <table:table-cell table:style-name="ce8" office:value-type="string" calcext:value-type="string" table:number-columns-spanned="17" table:number-rows-spanned="1">
            <text:p>Autenticação DabM</text:p>
          </table:table-cell>
          <table:covered-table-cell table:number-columns-repeated="16"/>
          <table:table-cell table:style-name="ce12" office:value-type="string" calcext:value-type="string" table:number-columns-spanned="2" table:number-rows-spanned="1">
            <text:p>PF</text:p>
          </table:table-cell>
          <table:covered-table-cell/>
          <table:table-cell table:style-name="ce16" table:formula="of:=[.AA14]" office:value-type="float" office:value="139" calcext:value-type="float" table:number-columns-spanned="6" table:number-rows-spanned="1">
            <text:p>139,00 </text:p>
          </table:table-cell>
          <table:covered-table-cell table:number-columns-repeated="5"/>
          <table:table-cell table:number-columns-repeated="994"/>
        </table:table-row>
        <table:table-row table:style-name="ro2">
          <table:table-cell table:style-name="ce3" office:value-type="string" calcext:value-type="string" table:number-columns-spanned="5" table:number-rows-spanned="1">
            <text:p>Projeto</text:p>
          </table:table-cell>
          <table:covered-table-cell table:number-columns-repeated="4"/>
          <table:table-cell table:style-name="ce8" office:value-type="string" calcext:value-type="string" table:number-columns-spanned="17" table:number-rows-spanned="1">
            <text:p>Autenticação DabM</text:p>
          </table:table-cell>
          <table:covered-table-cell table:number-columns-repeated="16"/>
          <table:table-cell table:style-name="ce12" office:value-type="string" calcext:value-type="string" table:number-columns-spanned="2" table:number-rows-spanned="1">
            <text:p>PFA</text:p>
          </table:table-cell>
          <table:covered-table-cell/>
          <table:table-cell table:style-name="ce21" table:formula="of:=[Ajuste.G23]" office:value-type="float" office:value="139" calcext:value-type="float" table:number-columns-spanned="6" table:number-rows-spanned="1">
            <text:p>139,00 </text:p>
          </table:table-cell>
          <table:covered-table-cell table:number-columns-repeated="5"/>
          <table:table-cell table:number-columns-repeated="994"/>
        </table:table-row>
        <table:table-row table:style-name="ro2">
          <table:table-cell table:style-name="ce3" office:value-type="string" calcext:value-type="string" table:number-columns-spanned="5" table:number-rows-spanned="1">
            <text:p>Responsável</text:p>
          </table:table-cell>
          <table:covered-table-cell table:number-columns-repeated="4"/>
          <table:table-cell table:style-name="ce8" office:value-type="string" calcext:value-type="string" table:number-columns-spanned="17" table:number-rows-spanned="1">
            <text:p>Eduardo Alves</text:p>
          </table:table-cell>
          <table:covered-table-cell table:number-columns-repeated="16"/>
          <table:table-cell table:style-name="ce13" office:value-type="string" calcext:value-type="string" table:number-columns-spanned="3" table:number-rows-spanned="1">
            <text:p>Criação</text:p>
          </table:table-cell>
          <table:covered-table-cell table:number-columns-repeated="2"/>
          <table:table-cell table:style-name="ce22" office:value-type="date" office:date-value="2015-03-11" calcext:value-type="date" table:number-columns-spanned="5" table:number-rows-spanned="1">
            <text:p>11/03/15</text:p>
          </table:table-cell>
          <table:covered-table-cell table:number-columns-repeated="4"/>
          <table:table-cell table:number-columns-repeated="994"/>
        </table:table-row>
        <table:table-row table:style-name="ro2">
          <table:table-cell table:style-name="ce3" office:value-type="string" calcext:value-type="string" table:number-columns-spanned="5" table:number-rows-spanned="1">
            <text:p>Revisor</text:p>
          </table:table-cell>
          <table:covered-table-cell table:number-columns-repeated="4"/>
          <table:table-cell table:style-name="ce5" table:number-columns-spanned="17" table:number-rows-spanned="1"/>
          <table:covered-table-cell table:number-columns-repeated="16"/>
          <table:table-cell table:style-name="ce13" office:value-type="string" calcext:value-type="string" table:number-columns-spanned="3" table:number-rows-spanned="1">
            <text:p>Revisão</text:p>
          </table:table-cell>
          <table:covered-table-cell table:number-columns-repeated="2"/>
          <table:table-cell table:style-name="ce5" table:number-columns-spanned="5" table:number-rows-spanned="1"/>
          <table:covered-table-cell table:number-columns-repeated="4"/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2" table:number-rows-spanned="5">
            <text:p>Tipo de contagem</text:p>
          </table:table-cell>
          <table:covered-table-cell/>
          <table:table-cell table:style-name="ce7" office:value-type="string" calcext:value-type="string" table:number-columns-spanned="9" table:number-rows-spanned="1">
            <text:p>Estimativa</text:p>
          </table:table-cell>
          <table:covered-table-cell table:number-columns-repeated="8"/>
          <table:table-cell table:style-name="ce10"/>
          <table:table-cell table:style-name="ce11" table:number-columns-repeated="2"/>
          <table:table-cell table:style-name="ce4" office:value-type="string" calcext:value-type="string" table:number-columns-spanned="2" table:number-rows-spanned="5">
            <text:p>Sumário</text:p>
          </table:table-cell>
          <table:covered-table-cell/>
          <table:table-cell table:style-name="ce12" office:value-type="string" calcext:value-type="string" table:number-columns-spanned="6" table:number-rows-spanned="1">
            <text:p>PF não Ajustado</text:p>
          </table:table-cell>
          <table:covered-table-cell table:number-columns-repeated="5"/>
          <table:table-cell table:style-name="ce12" office:value-type="string" calcext:value-type="string" table:number-columns-spanned="4" table:number-rows-spanned="1">
            <text:p>Deflator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PF Local</text:p>
          </table:table-cell>
          <table:covered-table-cell table:number-columns-repeated="3"/>
          <table:table-cell table:style-name="ce23" table:number-columns-repeated="2"/>
          <table:table-cell table:number-columns-repeated="992"/>
        </table:table-row>
        <table:table-row table:style-name="ro2">
          <table:covered-table-cell table:number-columns-repeated="2"/>
          <table:table-cell table:style-name="ce7" office:value-type="string" calcext:value-type="string" table:number-columns-spanned="9" table:number-rows-spanned="1">
            <text:p>Projeto de Desenvolvimento</text:p>
          </table:table-cell>
          <table:covered-table-cell table:number-columns-repeated="8"/>
          <table:table-cell table:style-name="ce10" office:value-type="string" calcext:value-type="string">
            <text:p>x</text:p>
          </table:table-cell>
          <table:table-cell table:style-name="ce11" table:number-columns-repeated="2"/>
          <table:covered-table-cell table:number-columns-repeated="2"/>
          <table:table-cell table:style-name="ce13" office:value-type="string" calcext:value-type="string" table:number-columns-spanned="2" table:number-rows-spanned="1">
            <text:p>Incluídos</text:p>
          </table:table-cell>
          <table:covered-table-cell/>
          <table:table-cell table:style-name="ce16" table:formula="of:=[Sumário.E55]" office:value-type="float" office:value="139" calcext:value-type="float" table:number-columns-spanned="4" table:number-rows-spanned="1">
            <text:p>139,00 </text:p>
          </table:table-cell>
          <table:covered-table-cell table:number-columns-repeated="3"/>
          <table:table-cell table:style-name="ce18" office:value-type="float" office:value="1" calcext:value-type="float" table:number-columns-spanned="4" table:number-rows-spanned="1">
            <text:p>1,00</text:p>
          </table:table-cell>
          <table:covered-table-cell table:number-columns-repeated="3"/>
          <table:table-cell table:style-name="ce16" table:formula="of:=[.S11]*[.W11]" office:value-type="float" office:value="139" calcext:value-type="float" table:number-columns-spanned="4" table:number-rows-spanned="1">
            <text:p>139,00 </text:p>
          </table:table-cell>
          <table:covered-table-cell table:number-columns-repeated="3"/>
          <table:table-cell table:number-columns-repeated="994"/>
        </table:table-row>
        <table:table-row table:style-name="ro2">
          <table:covered-table-cell table:number-columns-repeated="2"/>
          <table:table-cell table:style-name="ce7" office:value-type="string" calcext:value-type="string" table:number-columns-spanned="9" table:number-rows-spanned="1">
            <text:p>Projeto de Melhoria</text:p>
          </table:table-cell>
          <table:covered-table-cell table:number-columns-repeated="8"/>
          <table:table-cell table:style-name="ce10"/>
          <table:table-cell table:style-name="ce11" table:number-columns-repeated="2"/>
          <table:covered-table-cell table:number-columns-repeated="2"/>
          <table:table-cell table:style-name="ce13" office:value-type="string" calcext:value-type="string" table:number-columns-spanned="2" table:number-rows-spanned="1">
            <text:p>Alterados</text:p>
          </table:table-cell>
          <table:covered-table-cell/>
          <table:table-cell table:style-name="ce16" table:formula="of:=[Sumário.E56]" office:value-type="float" office:value="0" calcext:value-type="float" table:number-columns-spanned="4" table:number-rows-spanned="1">
            <text:p><text:s/>-00 </text:p>
          </table:table-cell>
          <table:covered-table-cell table:number-columns-repeated="3"/>
          <table:table-cell table:style-name="ce18" office:value-type="float" office:value="0.75" calcext:value-type="float" table:number-columns-spanned="4" table:number-rows-spanned="1">
            <text:p>0,75</text:p>
          </table:table-cell>
          <table:covered-table-cell table:number-columns-repeated="3"/>
          <table:table-cell table:style-name="ce16" table:formula="of:=[.S12]*[.W12]" office:value-type="float" office:value="0" calcext:value-type="float" table:number-columns-spanned="4" table:number-rows-spanned="1">
            <text:p><text:s/>-00 </text:p>
          </table:table-cell>
          <table:covered-table-cell table:number-columns-repeated="3"/>
          <table:table-cell table:number-columns-repeated="994"/>
        </table:table-row>
        <table:table-row table:style-name="ro2">
          <table:covered-table-cell table:number-columns-repeated="2"/>
          <table:table-cell table:style-name="ce7" office:value-type="string" calcext:value-type="string" table:number-columns-spanned="9" table:number-rows-spanned="1">
            <text:p>Aplicação ( Baseline )</text:p>
          </table:table-cell>
          <table:covered-table-cell table:number-columns-repeated="8"/>
          <table:table-cell table:style-name="ce10"/>
          <table:table-cell table:style-name="ce11" table:number-columns-repeated="2"/>
          <table:covered-table-cell table:number-columns-repeated="2"/>
          <table:table-cell table:style-name="ce13" office:value-type="string" calcext:value-type="string" table:number-columns-spanned="2" table:number-rows-spanned="1">
            <text:p>Excluidos</text:p>
          </table:table-cell>
          <table:covered-table-cell/>
          <table:table-cell table:style-name="ce16" table:formula="of:=[Sumário.E57]" office:value-type="float" office:value="0" calcext:value-type="float" table:number-columns-spanned="4" table:number-rows-spanned="1">
            <text:p><text:s/>-00 </text:p>
          </table:table-cell>
          <table:covered-table-cell table:number-columns-repeated="3"/>
          <table:table-cell table:style-name="ce18" office:value-type="float" office:value="0.4" calcext:value-type="float" table:number-columns-spanned="4" table:number-rows-spanned="1">
            <text:p>0,40</text:p>
          </table:table-cell>
          <table:covered-table-cell table:number-columns-repeated="3"/>
          <table:table-cell table:style-name="ce16" table:formula="of:=[.S13]*[.W13]" office:value-type="float" office:value="0" calcext:value-type="float" table:number-columns-spanned="4" table:number-rows-spanned="1">
            <text:p><text:s/>-00 </text:p>
          </table:table-cell>
          <table:covered-table-cell table:number-columns-repeated="3"/>
          <table:table-cell table:number-columns-repeated="994"/>
        </table:table-row>
        <table:table-row table:style-name="ro2">
          <table:covered-table-cell table:number-columns-repeated="2"/>
          <table:table-cell table:number-columns-repeated="10"/>
          <table:table-cell table:style-name="ce11" table:number-columns-repeated="2"/>
          <table:covered-table-cell table:number-columns-repeated="2"/>
          <table:table-cell table:style-name="ce14" office:value-type="string" calcext:value-type="string" table:number-columns-spanned="2" table:number-rows-spanned="1">
            <text:p>Total</text:p>
          </table:table-cell>
          <table:covered-table-cell/>
          <table:table-cell table:style-name="ce17" table:formula="of:=SUM([.S11:.V13])" office:value-type="float" office:value="139" calcext:value-type="float" table:number-columns-spanned="4" table:number-rows-spanned="1">
            <text:p>139,00 </text:p>
          </table:table-cell>
          <table:covered-table-cell table:number-columns-repeated="3"/>
          <table:table-cell table:style-name="ce19" table:number-columns-spanned="4" table:number-rows-spanned="1"/>
          <table:covered-table-cell table:number-columns-repeated="3"/>
          <table:table-cell table:style-name="ce17" table:formula="of:=SUM([.AA11:.AD13])" office:value-type="float" office:value="139" calcext:value-type="float" table:number-columns-spanned="4" table:number-rows-spanned="1">
            <text:p>139,00 </text:p>
          </table:table-cell>
          <table:covered-table-cell table:number-columns-repeated="3"/>
          <table:table-cell table:number-columns-repeated="994"/>
        </table:table-row>
        <table:table-row table:style-name="ro1">
          <table:table-cell table:number-columns-repeated="17"/>
          <table:table-cell table:style-name="ce15"/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9" office:value-type="string" calcext:value-type="string" table:number-columns-spanned="9" table:number-rows-spanned="1">
            <office:annotation draw:style-name="gr1" draw:text-style-name="P1" svg:width="4.763cm" svg:height="3.36cm" svg:x="8.758cm" svg:y="5.503cm" draw:caption-point-x="1.656cm" draw:caption-point-y="1.419cm">
              <dc:date>1899-12-30T00:00:00</dc:date>
              <text:p text:style-name="P1"><text:span text:style-name="T1">O propósito de uma contagem de pontos de função, é fornecer uma resposta a um problema de negócios.</text:span></text:p>
              <text:p text:style-name="P1"><text:span text:style-name="T1">Este propósito : <text:s/></text:span></text:p>
              <text:p text:style-name="P1"><text:span text:style-name="T1">- Determina o tipo de contagem de pontos de função e o escopo da contagem necessária à obtenção da resposta da questão em análise;</text:span></text:p>
              <text:p text:style-name="P1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/>
          <table:table-cell table:number-columns-repeated="1005"/>
        </table:table-row>
        <table:table-row table:style-name="ro1">
          <table:table-cell table:style-name="ce5" table:number-columns-spanned="30" table:number-rows-spanned="22"/>
          <table:covered-table-cell table:number-columns-repeated="29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9" office:value-type="string" calcext:value-type="string" table:number-columns-spanned="9" table:number-rows-spanned="1">
            <text:p>Escopo da Contagem</text:p>
          </table:table-cell>
          <table:covered-table-cell table:number-columns-repeated="8"/>
          <table:table-cell table:number-columns-repeated="1005"/>
        </table:table-row>
        <table:table-row table:style-name="ro1">
          <table:table-cell table:style-name="ce5" table:number-columns-spanned="30" table:number-rows-spanned="20"/>
          <table:covered-table-cell table:number-columns-repeated="29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>
          <table:covered-table-cell table:number-columns-repeated="30"/>
          <table:table-cell table:number-columns-repeated="994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1" table:number-rows-repeated="57">
          <table:table-cell table:number-columns-repeated="1024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1" table:number-rows-repeated="56">
          <table:table-cell table:number-columns-repeated="1024"/>
        </table:table-row>
        <table:table-row table:style-name="ro2" table:number-rows-repeated="10483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ário" table:style-name="ta2"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default-cell-style-name="ce11"/>
        <table:table-column table:style-name="co12" table:default-cell-style-name="ce11"/>
        <table:table-column table:style-name="co2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5" table:number-columns-repeated="71" table:default-cell-style-name="ce11"/>
        <table:table-column table:style-name="co5" table:default-cell-style-name="ce42"/>
        <table:table-column table:style-name="co5" table:number-columns-repeated="940" table:default-cell-style-name="ce11"/>
        <table:table-row table:style-name="ro1">
          <table:table-cell table:style-name="ce24" office:value-type="string" calcext:value-type="string" table:number-columns-spanned="12" table:number-rows-spanned="3">
            <text:p>Sumário da Contagem</text:p>
          </table:table-cell>
          <table:covered-table-cell table:number-columns-repeated="11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table-cell table:style-name="ce25" table:formula="of:=[Contagem.A5]&amp;&quot; : &quot;&amp;[Contagem.F5]" office:value-type="string" office:string-value="Aplicação : Autenticação DabM" calcext:value-type="string" table:number-columns-spanned="5" table:number-rows-spanned="1">
            <text:p>Aplicação : Autenticação DabM</text:p>
          </table:table-cell>
          <table:covered-table-cell table:number-columns-repeated="4"/>
          <table:table-cell table:style-name="ce52" table:formula="of:=[Contagem.A6]&amp;&quot; : &quot;&amp;[Contagem.F6]" office:value-type="string" office:string-value="Projeto : Autenticação DabM" calcext:value-type="string" table:number-columns-spanned="7" table:number-rows-spanned="1">
            <text:p>Projeto : Autenticação DabM</text:p>
          </table:table-cell>
          <table:covered-table-cell table:number-columns-repeated="6"/>
          <table:table-cell table:number-columns-repeated="1012"/>
        </table:table-row>
        <table:table-row table:style-name="ro1">
          <table:table-cell table:style-name="ce25" table:formula="of:=[Contagem.A7]&amp;&quot; : &quot;&amp;[Contagem.F7]" office:value-type="string" office:string-value="Responsável : Eduardo Alves" calcext:value-type="string" table:number-columns-spanned="5" table:number-rows-spanned="1">
            <text:p>Responsável : Eduardo Alves</text:p>
          </table:table-cell>
          <table:covered-table-cell table:number-columns-repeated="4"/>
          <table:table-cell table:style-name="ce52" table:formula="of:=[Contagem.A8]&amp;&quot; : &quot;&amp;[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/>
          <table:table-cell table:number-columns-repeated="1012"/>
        </table:table-row>
        <table:table-row table:style-name="ro1">
          <table:table-cell table:style-name="ce26" table:formula="of:=[Contagem.A4]&amp;&quot; : &quot;&amp;[Contagem.F4]" office:value-type="string" office:string-value="Empresa : MAR" calcext:value-type="string">
            <text:p>Empresa : MAR</text:p>
          </table:table-cell>
          <table:table-cell table:style-name="ce32" table:number-columns-repeated="2"/>
          <table:table-cell table:style-name="ce45" table:number-columns-repeated="2"/>
          <table:table-cell table:style-name="ce53" table:formula="of:=[Contagem.R4]&amp;&quot; = &quot;&amp;VALUE([Contagem.T4])" office:value-type="string" office:string-value="R$/PF = 0" calcext:value-type="string" table:number-columns-spanned="2" table:number-rows-spanned="1">
            <text:p>R$/PF = 0</text:p>
          </table:table-cell>
          <table:covered-table-cell/>
          <table:table-cell table:style-name="ce53" table:formula="of:=&quot; Custo= &quot;&amp;DOLLAR([Contagem.Y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/>
          <table:table-cell table:style-name="ce68" table:formula="of:=&quot;PF  = &quot;&amp;VALUE([Contagem.Y5])" office:value-type="string" office:string-value="PF  = 139" calcext:value-type="string" table:number-columns-spanned="2" table:number-rows-spanned="1">
            <text:p>PF <text:s/>= 139</text:p>
          </table:table-cell>
          <table:covered-table-cell/>
          <table:table-cell table:number-columns-repeated="1012"/>
        </table:table-row>
        <table:table-row table:style-name="ro1">
          <table:table-cell table:style-name="ce27" office:value-type="string" calcext:value-type="string" table:number-columns-spanned="2" table:number-rows-spanned="2">
            <text:p>Tipo de Função</text:p>
          </table:table-cell>
          <table:covered-table-cell/>
          <table:table-cell table:style-name="ce39" office:value-type="string" calcext:value-type="string" table:number-columns-spanned="4" table:number-rows-spanned="2">
            <text:p>Complexidade Funcional</text:p>
          </table:table-cell>
          <table:covered-table-cell table:number-columns-repeated="3"/>
          <table:table-cell table:style-name="ce54" office:value-type="string" calcext:value-type="string" table:number-columns-spanned="1" table:number-rows-spanned="2">
            <text:p>Total por Complexidade</text:p>
          </table:table-cell>
          <table:table-cell table:style-name="ce58" table:number-columns-spanned="1" table:number-rows-spanned="2"/>
          <table:table-cell table:style-name="ce61" office:value-type="string" calcext:value-type="string" table:number-columns-spanned="2" table:number-rows-spanned="2">
            <text:p>% </text:p>
          </table:table-cell>
          <table:covered-table-cell/>
          <table:table-cell table:style-name="ce69" table:number-columns-spanned="2" table:number-rows-spanned="2"/>
          <table:covered-table-cell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table-cell table:style-name="ce28"/>
          <table:table-cell table:style-name="ce33"/>
          <table:table-cell table:style-name="ce40" table:number-columns-repeated="9"/>
          <table:table-cell table:style-name="ce74"/>
          <table:table-cell table:number-columns-repeated="1012"/>
        </table:table-row>
        <table:table-row table:style-name="ro1">
          <table:table-cell table:style-name="ce29"/>
          <table:table-cell office:value-type="string" calcext:value-type="string">
            <office:annotation draw:style-name="gr1" draw:text-style-name="P1" svg:width="2.011cm" svg:height="0.397cm" svg:x="2.884cm" svg:y="3.36cm" draw:caption-point-x="-0.831cm" draw:caption-point-y="0.46cm">
              <dc:date>1899-12-30T00:00:00</dc:date>
              <text:p text:style-name="P1"><text:span text:style-name="T1">Entrada Externa</text:span></text:p>
            </office:annotation>
            <text:p>EE</text:p>
          </table:table-cell>
          <table:table-cell table:style-name="ce41" table:formula="of:=COUNTIF([Funções.K1:.K134];&quot;EEL&quot;)" office:value-type="float" office:value="0" calcext:value-type="float">
            <text:p>0</text:p>
          </table:table-cell>
          <table:table-cell table:style-name="ce42"/>
          <table:table-cell table:style-name="ce47" office:value-type="string" calcext:value-type="string">
            <text:p>Baixa</text:p>
          </table:table-cell>
          <table:table-cell table:style-name="ce47" office:value-type="string" calcext:value-type="string">
            <text:p>x 3</text:p>
          </table:table-cell>
          <table:table-cell table:style-name="ce41" table:formula="of:=[.C10]*3" office:value-type="float" office:value="0" calcext:value-type="float">
            <text:p>0</text:p>
          </table:table-cell>
          <table:table-cell table:style-name="ce42"/>
          <table:table-cell table:style-name="ce62"/>
          <table:table-cell table:style-name="ce42" table:number-columns-repeated="2"/>
          <table:table-cell table:style-name="ce75"/>
          <table:table-cell table:number-columns-repeated="1012"/>
        </table:table-row>
        <table:table-row table:style-name="ro1">
          <table:table-cell table:style-name="ce29"/>
          <table:table-cell/>
          <table:table-cell table:style-name="ce41" table:formula="of:=COUNTIF([Funções.K1:.K134];&quot;EEA&quot;)" office:value-type="float" office:value="21" calcext:value-type="float">
            <text:p>21</text:p>
          </table:table-cell>
          <table:table-cell table:style-name="ce42"/>
          <table:table-cell table:style-name="ce47" office:value-type="string" calcext:value-type="string">
            <text:p>Média</text:p>
          </table:table-cell>
          <table:table-cell table:style-name="ce47" office:value-type="string" calcext:value-type="string">
            <text:p>x 4</text:p>
          </table:table-cell>
          <table:table-cell table:style-name="ce41" table:formula="of:=[.C11]*4" office:value-type="float" office:value="84" calcext:value-type="float">
            <text:p>84</text:p>
          </table:table-cell>
          <table:table-cell table:style-name="ce42"/>
          <table:table-cell table:style-name="ce62"/>
          <table:table-cell table:style-name="ce42" table:number-columns-repeated="2"/>
          <table:table-cell table:style-name="ce75"/>
          <table:table-cell table:number-columns-repeated="1012"/>
        </table:table-row>
        <table:table-row table:style-name="ro1">
          <table:table-cell table:style-name="ce29"/>
          <table:table-cell/>
          <table:table-cell table:style-name="ce41" table:formula="of:=COUNTIF([Funções.K1:.K134];&quot;EEH&quot;)" office:value-type="float" office:value="0" calcext:value-type="float">
            <text:p>0</text:p>
          </table:table-cell>
          <table:table-cell table:style-name="ce42"/>
          <table:table-cell table:style-name="ce47" office:value-type="string" calcext:value-type="string">
            <text:p>Alta</text:p>
          </table:table-cell>
          <table:table-cell table:style-name="ce47" office:value-type="string" calcext:value-type="string">
            <text:p>x 6</text:p>
          </table:table-cell>
          <table:table-cell table:style-name="ce41" table:formula="of:=[.C12]*6" office:value-type="float" office:value="0" calcext:value-type="float">
            <text:p>0</text:p>
          </table:table-cell>
          <table:table-cell table:style-name="ce42"/>
          <table:table-cell table:style-name="ce62"/>
          <table:table-cell table:style-name="ce42"/>
          <table:table-cell/>
          <table:table-cell table:style-name="ce76"/>
          <table:table-cell table:number-columns-repeated="1012"/>
        </table:table-row>
        <table:table-row table:style-name="ro4">
          <table:table-cell table:style-name="ce29"/>
          <table:table-cell/>
          <table:table-cell table:style-name="ce40"/>
          <table:table-cell table:style-name="ce42" table:number-columns-repeated="3"/>
          <table:table-cell table:style-name="ce40"/>
          <table:table-cell table:style-name="ce42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29"/>
          <table:table-cell table:style-name="ce34" office:value-type="string" calcext:value-type="string">
            <text:p>Total</text:p>
          </table:table-cell>
          <table:table-cell table:style-name="ce41" table:formula="of:=SUM([.C10:.C12])" office:value-type="float" office:value="21" calcext:value-type="float">
            <text:p>21</text:p>
          </table:table-cell>
          <table:table-cell table:style-name="ce42" table:number-columns-repeated="2"/>
          <table:table-cell table:style-name="ce34" office:value-type="string" calcext:value-type="string">
            <text:p>Total</text:p>
          </table:table-cell>
          <table:table-cell table:style-name="ce41" table:formula="of:=SUM([.G10:.G12])" office:value-type="float" office:value="84" calcext:value-type="float">
            <text:p>84</text:p>
          </table:table-cell>
          <table:table-cell table:style-name="ce42"/>
          <table:table-cell table:style-name="ce63" table:formula="of:=IF([.$G$45]&lt;&gt;0;[.G14]/[.$G$45];&quot;&quot;)" office:value-type="percentage" office:value="0.60431654676259" calcext:value-type="percentage">
            <text:p>60,4%</text:p>
          </table:table-cell>
          <table:table-cell table:style-name="ce42" table:number-columns-repeated="2"/>
          <table:table-cell table:style-name="ce75"/>
          <table:table-cell table:number-columns-repeated="2"/>
          <table:table-cell table:style-name="ce79"/>
          <table:table-cell table:number-columns-repeated="1009"/>
        </table:table-row>
        <table:table-row table:style-name="ro5">
          <table:table-cell table:style-name="ce30"/>
          <table:table-cell table:style-name="ce35"/>
          <table:table-cell table:style-name="ce41" table:number-columns-repeated="9"/>
          <table:table-cell table:style-name="ce77"/>
          <table:table-cell table:number-columns-repeated="1012"/>
        </table:table-row>
        <table:table-row table:style-name="ro1">
          <table:table-cell table:style-name="ce29"/>
          <table:table-cell/>
          <table:table-cell table:style-name="ce42" table:number-columns-repeated="9"/>
          <table:table-cell table:style-name="ce75"/>
          <table:table-cell table:number-columns-repeated="1012"/>
        </table:table-row>
        <table:table-row table:style-name="ro1">
          <table:table-cell table:style-name="ce29"/>
          <table:table-cell office:value-type="string" calcext:value-type="string">
            <office:annotation draw:style-name="gr1" draw:text-style-name="P1" svg:width="1.746cm" svg:height="0.397cm" svg:x="2.884cm" svg:y="6.085cm" draw:caption-point-x="-0.831cm" draw:caption-point-y="0.301cm">
              <dc:date>1899-12-30T00:00:00</dc:date>
              <text:p text:style-name="P1"><text:span text:style-name="T1">Saída Externa</text:span></text:p>
            </office:annotation>
            <text:p>SE</text:p>
          </table:table-cell>
          <table:table-cell table:style-name="ce41" table:formula="of:=COUNTIF([Funções.K1:.K134];&quot;SEL&quot;)" office:value-type="float" office:value="0" calcext:value-type="float">
            <text:p>0</text:p>
          </table:table-cell>
          <table:table-cell table:style-name="ce42"/>
          <table:table-cell table:style-name="ce47" office:value-type="string" calcext:value-type="string">
            <text:p>Baixa</text:p>
          </table:table-cell>
          <table:table-cell table:style-name="ce47" office:value-type="string" calcext:value-type="string">
            <text:p>x 4</text:p>
          </table:table-cell>
          <table:table-cell table:style-name="ce41" table:formula="of:=[.C17]*4" office:value-type="float" office:value="0" calcext:value-type="float">
            <text:p>0</text:p>
          </table:table-cell>
          <table:table-cell table:style-name="ce42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29"/>
          <table:table-cell/>
          <table:table-cell table:style-name="ce41" table:formula="of:=COUNTIF([Funções.K1:.K134];&quot;SEA&quot;)" office:value-type="float" office:value="0" calcext:value-type="float">
            <text:p>0</text:p>
          </table:table-cell>
          <table:table-cell table:style-name="ce42"/>
          <table:table-cell table:style-name="ce47" office:value-type="string" calcext:value-type="string">
            <text:p>Média</text:p>
          </table:table-cell>
          <table:table-cell table:style-name="ce47" office:value-type="string" calcext:value-type="string">
            <text:p>x 5</text:p>
          </table:table-cell>
          <table:table-cell table:style-name="ce41" table:formula="of:=[.C18]*5" office:value-type="float" office:value="0" calcext:value-type="float">
            <text:p>0</text:p>
          </table:table-cell>
          <table:table-cell table:style-name="ce42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29"/>
          <table:table-cell/>
          <table:table-cell table:style-name="ce41" table:formula="of:=COUNTIF([Funções.K1:.K134];&quot;SEH&quot;)" office:value-type="float" office:value="0" calcext:value-type="float">
            <text:p>0</text:p>
          </table:table-cell>
          <table:table-cell table:style-name="ce42"/>
          <table:table-cell table:style-name="ce47" office:value-type="string" calcext:value-type="string">
            <text:p>Alta</text:p>
          </table:table-cell>
          <table:table-cell table:style-name="ce47" office:value-type="string" calcext:value-type="string">
            <text:p>x 7</text:p>
          </table:table-cell>
          <table:table-cell table:style-name="ce41" table:formula="of:=[.C19]*7" office:value-type="float" office:value="0" calcext:value-type="float">
            <text:p>0</text:p>
          </table:table-cell>
          <table:table-cell table:style-name="ce42" table:number-columns-repeated="4"/>
          <table:table-cell table:style-name="ce76"/>
          <table:table-cell table:number-columns-repeated="1012"/>
        </table:table-row>
        <table:table-row table:style-name="ro4">
          <table:table-cell table:style-name="ce29"/>
          <table:table-cell/>
          <table:table-cell table:style-name="ce40"/>
          <table:table-cell table:style-name="ce42" table:number-columns-repeated="3"/>
          <table:table-cell table:style-name="ce40"/>
          <table:table-cell table:style-name="ce42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29"/>
          <table:table-cell table:style-name="ce34" office:value-type="string" calcext:value-type="string">
            <text:p>Total</text:p>
          </table:table-cell>
          <table:table-cell table:style-name="ce41" table:formula="of:=SUM([.C17:.C19])" office:value-type="float" office:value="0" calcext:value-type="float">
            <text:p>0</text:p>
          </table:table-cell>
          <table:table-cell table:style-name="ce42" table:number-columns-repeated="2"/>
          <table:table-cell table:style-name="ce34" office:value-type="string" calcext:value-type="string">
            <text:p>Total</text:p>
          </table:table-cell>
          <table:table-cell table:style-name="ce41" table:formula="of:=SUM([.G17:.G19])" office:value-type="float" office:value="0" calcext:value-type="float">
            <text:p>0</text:p>
          </table:table-cell>
          <table:table-cell table:style-name="ce42"/>
          <table:table-cell table:style-name="ce64" table:formula="of:=IF([.$G$45]&lt;&gt;0;[.G21]/[.$G$45];&quot;&quot;)" office:value-type="percentage" office:value="0" calcext:value-type="percentage">
            <text:p>0,0%</text:p>
          </table:table-cell>
          <table:table-cell table:style-name="ce42" table:number-columns-repeated="2"/>
          <table:table-cell table:style-name="ce75"/>
          <table:table-cell table:number-columns-repeated="1012"/>
        </table:table-row>
        <table:table-row table:style-name="ro5">
          <table:table-cell table:style-name="ce30"/>
          <table:table-cell table:style-name="ce35"/>
          <table:table-cell table:style-name="ce41" table:number-columns-repeated="9"/>
          <table:table-cell table:style-name="ce77"/>
          <table:table-cell table:number-columns-repeated="1012"/>
        </table:table-row>
        <table:table-row table:style-name="ro1">
          <table:table-cell table:style-name="ce28"/>
          <table:table-cell table:style-name="ce33"/>
          <table:table-cell table:style-name="ce42"/>
          <table:table-cell table:style-name="ce40" table:number-columns-repeated="3"/>
          <table:table-cell table:style-name="ce42"/>
          <table:table-cell table:style-name="ce40" table:number-columns-repeated="4"/>
          <table:table-cell table:style-name="ce74"/>
          <table:table-cell table:number-columns-repeated="1012"/>
        </table:table-row>
        <table:table-row table:style-name="ro1">
          <table:table-cell table:style-name="ce29"/>
          <table:table-cell office:value-type="string" calcext:value-type="string">
            <office:annotation draw:style-name="gr1" draw:text-style-name="P1" svg:width="2.09cm" svg:height="0.397cm" svg:x="2.884cm" svg:y="8.811cm" draw:caption-point-x="-0.831cm" draw:caption-point-y="0.141cm">
              <dc:date>1899-12-30T00:00:00</dc:date>
              <text:p text:style-name="P1"><text:span text:style-name="T1">Consulta Externa</text:span></text:p>
            </office:annotation>
            <text:p>CE</text:p>
          </table:table-cell>
          <table:table-cell table:style-name="ce41" table:formula="of:=COUNTIF([Funções.K1:.K134];&quot;CEL&quot;)" office:value-type="float" office:value="0" calcext:value-type="float">
            <text:p>0</text:p>
          </table:table-cell>
          <table:table-cell table:style-name="ce42"/>
          <table:table-cell table:style-name="ce47" office:value-type="string" calcext:value-type="string">
            <text:p>Baixa</text:p>
          </table:table-cell>
          <table:table-cell table:style-name="ce47" office:value-type="string" calcext:value-type="string">
            <text:p>x 3</text:p>
          </table:table-cell>
          <table:table-cell table:style-name="ce41" table:formula="of:=[.C24]*3" office:value-type="float" office:value="0" calcext:value-type="float">
            <text:p>0</text:p>
          </table:table-cell>
          <table:table-cell table:style-name="ce42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29"/>
          <table:table-cell/>
          <table:table-cell table:style-name="ce41" table:formula="of:=COUNTIF([Funções.K1:.K134];&quot;CEA&quot;)" office:value-type="float" office:value="5" calcext:value-type="float">
            <text:p>5</text:p>
          </table:table-cell>
          <table:table-cell table:style-name="ce42"/>
          <table:table-cell table:style-name="ce47" office:value-type="string" calcext:value-type="string">
            <text:p>Média</text:p>
          </table:table-cell>
          <table:table-cell table:style-name="ce47" office:value-type="string" calcext:value-type="string">
            <text:p>x 4</text:p>
          </table:table-cell>
          <table:table-cell table:style-name="ce41" table:formula="of:=[.C25]*4" office:value-type="float" office:value="20" calcext:value-type="float">
            <text:p>20</text:p>
          </table:table-cell>
          <table:table-cell table:style-name="ce42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29"/>
          <table:table-cell/>
          <table:table-cell table:style-name="ce41" table:formula="of:=COUNTIF([Funções.K1:.K134];&quot;CEH&quot;)" office:value-type="float" office:value="0" calcext:value-type="float">
            <text:p>0</text:p>
          </table:table-cell>
          <table:table-cell table:style-name="ce42"/>
          <table:table-cell table:style-name="ce47" office:value-type="string" calcext:value-type="string">
            <text:p>Alta</text:p>
          </table:table-cell>
          <table:table-cell table:style-name="ce47" office:value-type="string" calcext:value-type="string">
            <text:p>x 6</text:p>
          </table:table-cell>
          <table:table-cell table:style-name="ce41" table:formula="of:=[.C26]*6" office:value-type="float" office:value="0" calcext:value-type="float">
            <text:p>0</text:p>
          </table:table-cell>
          <table:table-cell table:style-name="ce42" table:number-columns-repeated="4"/>
          <table:table-cell table:style-name="ce76"/>
          <table:table-cell table:number-columns-repeated="1012"/>
        </table:table-row>
        <table:table-row table:style-name="ro4">
          <table:table-cell table:style-name="ce29"/>
          <table:table-cell/>
          <table:table-cell table:style-name="ce40"/>
          <table:table-cell table:style-name="ce42" table:number-columns-repeated="3"/>
          <table:table-cell table:style-name="ce40"/>
          <table:table-cell table:style-name="ce42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29"/>
          <table:table-cell table:style-name="ce34" office:value-type="string" calcext:value-type="string">
            <text:p>Total</text:p>
          </table:table-cell>
          <table:table-cell table:style-name="ce41" table:formula="of:=SUM([.C24:.C26])" office:value-type="float" office:value="5" calcext:value-type="float">
            <text:p>5</text:p>
          </table:table-cell>
          <table:table-cell table:style-name="ce42" table:number-columns-repeated="2"/>
          <table:table-cell table:style-name="ce34" office:value-type="string" calcext:value-type="string">
            <text:p>Total</text:p>
          </table:table-cell>
          <table:table-cell table:style-name="ce41" table:formula="of:=SUM([.G24:.G26])" office:value-type="float" office:value="20" calcext:value-type="float">
            <text:p>20</text:p>
          </table:table-cell>
          <table:table-cell table:style-name="ce42"/>
          <table:table-cell table:style-name="ce65" table:formula="of:=IF([.$G$45]&lt;&gt;0;[.G28]/[.$G$45];&quot;&quot;)" office:value-type="percentage" office:value="0.143884892086331" calcext:value-type="percentage">
            <text:p>14,4%</text:p>
          </table:table-cell>
          <table:table-cell table:style-name="ce42" table:number-columns-repeated="2"/>
          <table:table-cell table:style-name="ce75"/>
          <table:table-cell table:number-columns-repeated="1012"/>
        </table:table-row>
        <table:table-row table:style-name="ro5">
          <table:table-cell table:style-name="ce30"/>
          <table:table-cell table:style-name="ce35"/>
          <table:table-cell table:style-name="ce41" table:number-columns-repeated="9"/>
          <table:table-cell table:style-name="ce77"/>
          <table:table-cell table:number-columns-repeated="1012"/>
        </table:table-row>
        <table:table-row table:style-name="ro1">
          <table:table-cell table:style-name="ce28"/>
          <table:table-cell table:style-name="ce33"/>
          <table:table-cell table:style-name="ce42"/>
          <table:table-cell table:style-name="ce40" table:number-columns-repeated="3"/>
          <table:table-cell table:style-name="ce42"/>
          <table:table-cell table:style-name="ce40" table:number-columns-repeated="4"/>
          <table:table-cell table:style-name="ce74"/>
          <table:table-cell table:number-columns-repeated="1012"/>
        </table:table-row>
        <table:table-row table:style-name="ro1">
          <table:table-cell table:style-name="ce29"/>
          <table:table-cell office:value-type="string" calcext:value-type="string">
            <office:annotation draw:style-name="gr1" draw:text-style-name="P1" svg:width="2.646cm" svg:height="0.397cm" svg:x="2.884cm" svg:y="11.536cm" draw:caption-point-x="-0.831cm" draw:caption-point-y="-0.017cm">
              <dc:date>1899-12-30T00:00:00</dc:date>
              <text:p text:style-name="P1"><text:span text:style-name="T1">Arquivo Lógico Interno</text:span></text:p>
            </office:annotation>
            <text:p>ALI</text:p>
          </table:table-cell>
          <table:table-cell table:style-name="ce41" table:formula="of:=COUNTIF([Funções.K1:.K134];&quot;ALIL&quot;)" office:value-type="float" office:value="5" calcext:value-type="float">
            <text:p>5</text:p>
          </table:table-cell>
          <table:table-cell table:style-name="ce42"/>
          <table:table-cell table:style-name="ce42" office:value-type="string" calcext:value-type="string">
            <text:p>Baixa</text:p>
          </table:table-cell>
          <table:table-cell table:style-name="ce42" office:value-type="string" calcext:value-type="string">
            <text:p>x 7</text:p>
          </table:table-cell>
          <table:table-cell table:style-name="ce41" table:formula="of:=[.C31]*7" office:value-type="float" office:value="35" calcext:value-type="float">
            <text:p>35</text:p>
          </table:table-cell>
          <table:table-cell table:style-name="ce42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29"/>
          <table:table-cell/>
          <table:table-cell table:style-name="ce41" table:formula="of:=COUNTIF([Funções.K1:.K134];&quot;ALIA&quot;)" office:value-type="float" office:value="0" calcext:value-type="float">
            <text:p>0</text:p>
          </table:table-cell>
          <table:table-cell table:style-name="ce42"/>
          <table:table-cell table:style-name="ce42" office:value-type="string" calcext:value-type="string">
            <text:p>Média</text:p>
          </table:table-cell>
          <table:table-cell table:style-name="ce42" office:value-type="string" calcext:value-type="string">
            <text:p>x 10</text:p>
          </table:table-cell>
          <table:table-cell table:style-name="ce41" table:formula="of:=[.C32]*10" office:value-type="float" office:value="0" calcext:value-type="float">
            <text:p>0</text:p>
          </table:table-cell>
          <table:table-cell table:style-name="ce42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29"/>
          <table:table-cell/>
          <table:table-cell table:style-name="ce41" table:formula="of:=COUNTIF([Funções.K1:.K134];&quot;ALIH&quot;)" office:value-type="float" office:value="0" calcext:value-type="float">
            <text:p>0</text:p>
          </table:table-cell>
          <table:table-cell table:style-name="ce42"/>
          <table:table-cell table:style-name="ce42" office:value-type="string" calcext:value-type="string">
            <text:p>Alta</text:p>
          </table:table-cell>
          <table:table-cell table:style-name="ce42" office:value-type="string" calcext:value-type="string">
            <text:p>x 15</text:p>
          </table:table-cell>
          <table:table-cell table:style-name="ce41" table:formula="of:=[.C33]*15" office:value-type="float" office:value="0" calcext:value-type="float">
            <text:p>0</text:p>
          </table:table-cell>
          <table:table-cell table:style-name="ce42" table:number-columns-repeated="4"/>
          <table:table-cell table:style-name="ce76"/>
          <table:table-cell table:number-columns-repeated="1012"/>
        </table:table-row>
        <table:table-row table:style-name="ro4">
          <table:table-cell table:style-name="ce29"/>
          <table:table-cell/>
          <table:table-cell table:style-name="ce40"/>
          <table:table-cell table:style-name="ce42" table:number-columns-repeated="3"/>
          <table:table-cell table:style-name="ce40"/>
          <table:table-cell table:style-name="ce42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29"/>
          <table:table-cell table:style-name="ce34" office:value-type="string" calcext:value-type="string">
            <text:p>Total</text:p>
          </table:table-cell>
          <table:table-cell table:style-name="ce41" table:formula="of:=SUM([.C31:.C33])" office:value-type="float" office:value="5" calcext:value-type="float">
            <text:p>5</text:p>
          </table:table-cell>
          <table:table-cell table:style-name="ce42" table:number-columns-repeated="2"/>
          <table:table-cell table:style-name="ce34" office:value-type="string" calcext:value-type="string">
            <text:p>Total</text:p>
          </table:table-cell>
          <table:table-cell table:style-name="ce41" table:formula="of:=SUM([.G31:.G33])" office:value-type="float" office:value="35" calcext:value-type="float">
            <text:p>35</text:p>
          </table:table-cell>
          <table:table-cell table:style-name="ce42"/>
          <table:table-cell table:style-name="ce66" table:formula="of:=IF([.$G$45]&lt;&gt;0;[.G35]/[.$G$45];&quot;&quot;)" office:value-type="percentage" office:value="0.251798561151079" calcext:value-type="percentage">
            <text:p>25,2%</text:p>
          </table:table-cell>
          <table:table-cell table:style-name="ce42" table:number-columns-repeated="2"/>
          <table:table-cell table:style-name="ce75"/>
          <table:table-cell table:number-columns-repeated="1012"/>
        </table:table-row>
        <table:table-row table:style-name="ro5">
          <table:table-cell table:style-name="ce30"/>
          <table:table-cell table:style-name="ce35"/>
          <table:table-cell table:style-name="ce41" table:number-columns-repeated="9"/>
          <table:table-cell table:style-name="ce77"/>
          <table:table-cell table:number-columns-repeated="1012"/>
        </table:table-row>
        <table:table-row table:style-name="ro1">
          <table:table-cell table:style-name="ce28"/>
          <table:table-cell table:style-name="ce33"/>
          <table:table-cell table:style-name="ce42"/>
          <table:table-cell table:style-name="ce40" table:number-columns-repeated="3"/>
          <table:table-cell table:style-name="ce42"/>
          <table:table-cell table:style-name="ce40" table:number-columns-repeated="4"/>
          <table:table-cell table:style-name="ce74"/>
          <table:table-cell table:number-columns-repeated="1012"/>
        </table:table-row>
        <table:table-row table:style-name="ro1">
          <table:table-cell table:style-name="ce29"/>
          <table:table-cell office:value-type="string" calcext:value-type="string">
            <office:annotation draw:style-name="gr1" draw:text-style-name="P1" svg:width="3.36cm" svg:height="0.344cm" svg:x="2.884cm" svg:y="14.235cm" draw:caption-point-x="-0.831cm" draw:caption-point-y="-0.15cm">
              <dc:date>1899-12-30T00:00:00</dc:date>
              <text:p text:style-name="P1"><text:span text:style-name="T1">Arquivo de Interface Externa</text:span></text:p>
            </office:annotation>
            <text:p>AIE</text:p>
          </table:table-cell>
          <table:table-cell table:style-name="ce41" table:formula="of:=COUNTIF([Funções.K1:.K134];&quot;AIEL&quot;)" office:value-type="float" office:value="0" calcext:value-type="float">
            <text:p>0</text:p>
          </table:table-cell>
          <table:table-cell table:style-name="ce42"/>
          <table:table-cell table:style-name="ce42" office:value-type="string" calcext:value-type="string">
            <text:p>Baixa</text:p>
          </table:table-cell>
          <table:table-cell table:style-name="ce42" office:value-type="string" calcext:value-type="string">
            <text:p>x 5</text:p>
          </table:table-cell>
          <table:table-cell table:style-name="ce41" table:formula="of:=[.C38]*5" office:value-type="float" office:value="0" calcext:value-type="float">
            <text:p>0</text:p>
          </table:table-cell>
          <table:table-cell table:style-name="ce42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29"/>
          <table:table-cell/>
          <table:table-cell table:style-name="ce41" table:formula="of:=COUNTIF([Funções.K1:.K134];&quot;AIEA&quot;)" office:value-type="float" office:value="0" calcext:value-type="float">
            <text:p>0</text:p>
          </table:table-cell>
          <table:table-cell table:style-name="ce42"/>
          <table:table-cell table:style-name="ce42" office:value-type="string" calcext:value-type="string">
            <text:p>Média</text:p>
          </table:table-cell>
          <table:table-cell table:style-name="ce42" office:value-type="string" calcext:value-type="string">
            <text:p>x 7</text:p>
          </table:table-cell>
          <table:table-cell table:style-name="ce41" table:formula="of:=[.C39]*7" office:value-type="float" office:value="0" calcext:value-type="float">
            <text:p>0</text:p>
          </table:table-cell>
          <table:table-cell table:style-name="ce42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29"/>
          <table:table-cell/>
          <table:table-cell table:style-name="ce41" table:formula="of:=COUNTIF([Funções.K1:.K134];&quot;AIEH&quot;)" office:value-type="float" office:value="0" calcext:value-type="float">
            <text:p>0</text:p>
          </table:table-cell>
          <table:table-cell table:style-name="ce42"/>
          <table:table-cell table:style-name="ce42" office:value-type="string" calcext:value-type="string">
            <text:p>Alta</text:p>
          </table:table-cell>
          <table:table-cell table:style-name="ce42" office:value-type="string" calcext:value-type="string">
            <text:p>x 10</text:p>
          </table:table-cell>
          <table:table-cell table:style-name="ce41" table:formula="of:=[.C40]*10" office:value-type="float" office:value="0" calcext:value-type="float">
            <text:p>0</text:p>
          </table:table-cell>
          <table:table-cell table:style-name="ce42" table:number-columns-repeated="4"/>
          <table:table-cell table:style-name="ce76"/>
          <table:table-cell table:number-columns-repeated="1012"/>
        </table:table-row>
        <table:table-row table:style-name="ro4">
          <table:table-cell table:style-name="ce29"/>
          <table:table-cell/>
          <table:table-cell table:style-name="ce40"/>
          <table:table-cell table:style-name="ce42" table:number-columns-repeated="3"/>
          <table:table-cell table:style-name="ce40"/>
          <table:table-cell table:style-name="ce42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29"/>
          <table:table-cell table:style-name="ce34" office:value-type="string" calcext:value-type="string">
            <text:p>Total</text:p>
          </table:table-cell>
          <table:table-cell table:style-name="ce41" table:formula="of:=SUM([.C38:.C40])" office:value-type="float" office:value="0" calcext:value-type="float">
            <text:p>0</text:p>
          </table:table-cell>
          <table:table-cell table:style-name="ce42" table:number-columns-repeated="2"/>
          <table:table-cell table:style-name="ce34" office:value-type="string" calcext:value-type="string">
            <text:p>Total</text:p>
          </table:table-cell>
          <table:table-cell table:style-name="ce41" table:formula="of:=SUM([.G38:.G40])" office:value-type="float" office:value="0" calcext:value-type="float">
            <text:p>0</text:p>
          </table:table-cell>
          <table:table-cell table:style-name="ce42"/>
          <table:table-cell table:style-name="ce67" table:formula="of:=IF([.$G$45]&lt;&gt;0;[.G42]/[.$G$45];&quot;&quot;)" office:value-type="percentage" office:value="0" calcext:value-type="percentage">
            <text:p>0,0%</text:p>
          </table:table-cell>
          <table:table-cell table:style-name="ce42" table:number-columns-repeated="2"/>
          <table:table-cell table:style-name="ce75"/>
          <table:table-cell table:number-columns-repeated="1012"/>
        </table:table-row>
        <table:table-row table:style-name="ro5">
          <table:table-cell table:style-name="ce30"/>
          <table:table-cell table:style-name="ce35"/>
          <table:table-cell table:style-name="ce41" table:number-columns-repeated="9"/>
          <table:table-cell table:style-name="ce77"/>
          <table:table-cell table:number-columns-repeated="1012"/>
        </table:table-row>
        <table:table-row table:style-name="ro1">
          <table:table-cell table:style-name="ce29"/>
          <table:table-cell/>
          <table:table-cell table:style-name="ce42" table:number-columns-repeated="5"/>
          <table:table-cell table:style-name="ce42">
            <draw:frame table:end-cell-address="Sumário.L52" table:end-x="1.201cm" table:end-y="0.062cm" draw:z-index="0" draw:name="Gráfico 8" draw:style-name="gr2" svg:width="5.928cm" svg:height="3.468cm" svg:x="0.089cm" svg:y="0.036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42" table:number-columns-repeated="3"/>
          <table:table-cell table:style-name="ce75"/>
          <table:table-cell table:number-columns-repeated="1012"/>
        </table:table-row>
        <table:table-row table:style-name="ro1">
          <table:table-cell table:style-name="ce29"/>
          <table:table-cell office:value-type="string" calcext:value-type="string">
            <text:p>Total PF não ajustados (contagem detalhada)</text:p>
          </table:table-cell>
          <table:table-cell table:style-name="ce42" table:number-columns-repeated="4"/>
          <table:table-cell table:style-name="ce41" table:formula="of:=SUM([.G14]+[.G21]+[.G28]+[.G35]+[.G42])" office:value-type="float" office:value="139" calcext:value-type="float">
            <text:p>139</text:p>
          </table:table-cell>
          <table:table-cell table:style-name="ce42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29"/>
          <table:table-cell office:value-type="string" calcext:value-type="string">
            <office:annotation draw:style-name="gr1" draw:text-style-name="P1" svg:width="5.503cm" svg:height="1.349cm" svg:x="2.884cm" svg:y="17.171cm" draw:caption-point-x="-0.831cm" draw:caption-point-y="-0.096cm">
              <dc:date>1899-12-30T00:00:00</dc:date>
              <text:p text:style-name="P1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não ajustados (contagem estimativa)</text:p>
          </table:table-cell>
          <table:table-cell table:style-name="ce42" table:number-columns-repeated="4"/>
          <table:table-cell table:style-name="ce41" table:formula="of:=([.C10]+[.C11]+[.C12])*4+([.C17]+[.C18]+[.C19])*5+([.C24]+[.C25]+[.C26])*4+([.C31]+[.C32]+[.C33])*7+([.C38]+[.C39]+[.C40])*5" office:value-type="float" office:value="139" calcext:value-type="float">
            <text:p>139</text:p>
          </table:table-cell>
          <table:table-cell table:style-name="ce42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29"/>
          <table:table-cell office:value-type="string" calcext:value-type="string">
            <office:annotation draw:style-name="gr1" draw:text-style-name="P1" svg:width="5.503cm" svg:height="1.349cm" svg:x="2.884cm" svg:y="17.568cm" draw:caption-point-x="-0.831cm" draw:caption-point-y="-0.07cm">
              <dc:date>1899-12-30T00:00:00</dc:date>
              <text:p text:style-name="P1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não ajustados (contagem indicativa)</text:p>
          </table:table-cell>
          <table:table-cell table:style-name="ce42" table:number-columns-repeated="4"/>
          <table:table-cell table:style-name="ce41" table:formula="of:=([.C31]+[.C32]+[.C33])*35+([.C38]+[.C39]+[.C40])*15" office:value-type="float" office:value="175" calcext:value-type="float">
            <text:p>175</text:p>
          </table:table-cell>
          <table:table-cell table:style-name="ce42" table:number-columns-repeated="4"/>
          <table:table-cell table:style-name="ce75"/>
          <table:table-cell table:number-columns-repeated="1012"/>
        </table:table-row>
        <table:table-row table:style-name="ro1" table:number-rows-repeated="2">
          <table:table-cell table:style-name="ce29"/>
          <table:table-cell/>
          <table:table-cell table:style-name="ce42" table:number-columns-repeated="9"/>
          <table:table-cell table:style-name="ce75"/>
          <table:table-cell table:number-columns-repeated="1012"/>
        </table:table-row>
        <table:table-row table:style-name="ro1">
          <table:table-cell table:style-name="ce29"/>
          <table:table-cell table:number-columns-repeated="6"/>
          <table:table-cell table:style-name="ce42" table:number-columns-repeated="3"/>
          <table:table-cell/>
          <table:table-cell table:style-name="ce75"/>
          <table:table-cell table:number-columns-repeated="1012"/>
        </table:table-row>
        <table:table-row table:style-name="ro6">
          <table:table-cell table:style-name="ce29"/>
          <table:table-cell table:number-columns-repeated="6"/>
          <table:table-cell table:style-name="ce42" table:number-columns-repeated="3"/>
          <table:table-cell/>
          <table:table-cell table:style-name="ce75"/>
          <table:table-cell table:number-columns-repeated="1012"/>
        </table:table-row>
        <table:table-row table:style-name="ro1">
          <table:table-cell table:style-name="ce28"/>
          <table:table-cell table:style-name="ce33" table:number-columns-repeated="10"/>
          <table:table-cell table:style-name="ce74"/>
          <table:table-cell table:number-columns-repeated="1012"/>
        </table:table-row>
        <table:table-row table:style-name="ro1">
          <table:table-cell table:style-name="ce29"/>
          <table:table-cell office:value-type="string" calcext:value-type="string">
            <text:p>Total de PF Local</text:p>
          </table:table-cell>
          <table:table-cell table:number-columns-repeated="9"/>
          <table:table-cell table:style-name="ce75"/>
          <table:table-cell table:number-columns-repeated="1012"/>
        </table:table-row>
        <table:table-row table:style-name="ro1">
          <table:table-cell table:style-name="ce29"/>
          <table:table-cell table:number-columns-repeated="3"/>
          <table:table-cell table:style-name="ce48" office:value-type="string" calcext:value-type="string">
            <text:p>NÃO AJS</text:p>
          </table:table-cell>
          <table:table-cell table:style-name="ce48" office:value-type="string" calcext:value-type="string">
            <text:p>DFL</text:p>
          </table:table-cell>
          <table:table-cell table:style-name="ce48" office:value-type="string" calcext:value-type="string">
            <text:p>LOCAL</text:p>
          </table:table-cell>
          <table:table-cell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29"/>
          <table:table-cell table:style-name="ce36" office:value-type="string" calcext:value-type="string" table:number-columns-spanned="3" table:number-rows-spanned="1">
            <text:p>INCLUSÃO (ADD)</text:p>
          </table:table-cell>
          <table:covered-table-cell table:number-columns-repeated="2"/>
          <table:table-cell table:style-name="ce49" table:formula="of:=SUMIF([Funções.$H$8:.$H$234];&quot;I&quot;;[Funções.$N$8:.$N$234])" office:value-type="float" office:value="139" calcext:value-type="float">
            <text:p>139,00</text:p>
          </table:table-cell>
          <table:table-cell table:style-name="ce49" table:formula="of:=[Contagem.W11]" office:value-type="float" office:value="1" calcext:value-type="float">
            <text:p>1,00</text:p>
          </table:table-cell>
          <table:table-cell table:style-name="ce55" table:formula="of:=[.F55]*[.E55]" office:value-type="float" office:value="139" calcext:value-type="float">
            <text:p>139,00</text:p>
          </table:table-cell>
          <table:table-cell table:style-name="ce59" table:number-columns-repeated="3"/>
          <table:table-cell table:style-name="ce70" office:value-type="string" calcext:value-type="string">
            <text:p>TOTAL</text:p>
          </table:table-cell>
          <table:table-cell table:style-name="ce75"/>
          <table:table-cell table:number-columns-repeated="1012"/>
        </table:table-row>
        <table:table-row table:style-name="ro1">
          <table:table-cell table:style-name="ce29"/>
          <table:table-cell table:style-name="ce36" office:value-type="string" calcext:value-type="string" table:number-columns-spanned="3" table:number-rows-spanned="1">
            <text:p>ALTERAÇÃO (CHG)</text:p>
          </table:table-cell>
          <table:covered-table-cell table:number-columns-repeated="2"/>
          <table:table-cell table:style-name="ce49" table:formula="of:=SUMIF([Funções.$H$8:.$H$134];&quot;A&quot;;[Funções.$N$8:.$N$134])" office:value-type="float" office:value="0" calcext:value-type="float">
            <text:p>0,00</text:p>
          </table:table-cell>
          <table:table-cell table:style-name="ce49" table:formula="of:=[Contagem.W12]" office:value-type="float" office:value="0.75" calcext:value-type="float">
            <text:p>0,75</text:p>
          </table:table-cell>
          <table:table-cell table:style-name="ce55" table:formula="of:=[.F56]*[.E56]" office:value-type="float" office:value="0" calcext:value-type="float">
            <text:p>0,00</text:p>
          </table:table-cell>
          <table:table-cell table:style-name="ce59" table:number-columns-repeated="3"/>
          <table:table-cell table:style-name="ce71" table:formula="of:=[Contagem.Y5]" office:value-type="float" office:value="139" calcext:value-type="float">
            <text:p>139,00</text:p>
          </table:table-cell>
          <table:table-cell table:style-name="ce75"/>
          <table:table-cell table:number-columns-repeated="1012"/>
        </table:table-row>
        <table:table-row table:style-name="ro1">
          <table:table-cell table:style-name="ce29"/>
          <table:table-cell table:style-name="ce36" office:value-type="string" calcext:value-type="string" table:number-columns-spanned="3" table:number-rows-spanned="1">
            <text:p>EXCLUSÃO (DEL)</text:p>
          </table:table-cell>
          <table:covered-table-cell table:number-columns-repeated="2"/>
          <table:table-cell table:style-name="ce49" table:formula="of:=SUMIF([Funções.$H$8:.$H$2904];&quot;E&quot;;[Funções.$N$8:.$N$8])" office:value-type="float" office:value="0" calcext:value-type="float">
            <text:p>0,00</text:p>
          </table:table-cell>
          <table:table-cell table:style-name="ce49" table:formula="of:=[Contagem.W13]" office:value-type="float" office:value="0.4" calcext:value-type="float">
            <text:p>0,40</text:p>
          </table:table-cell>
          <table:table-cell table:style-name="ce55" table:formula="of:=[.F57]*[.E57]" office:value-type="float" office:value="0" calcext:value-type="float">
            <text:p>0,00</text:p>
          </table:table-cell>
          <table:table-cell table:style-name="ce59" table:number-columns-repeated="3"/>
          <table:table-cell/>
          <table:table-cell table:style-name="ce75"/>
          <table:table-cell table:number-columns-repeated="1012"/>
        </table:table-row>
        <table:table-row table:style-name="ro1">
          <table:table-cell table:style-name="ce29"/>
          <table:table-cell table:style-name="ce36" office:value-type="string" calcext:value-type="string" table:number-columns-spanned="3" table:number-rows-spanned="1">
            <text:p>TESTE (TST)</text:p>
          </table:table-cell>
          <table:covered-table-cell table:number-columns-repeated="2"/>
          <table:table-cell table:style-name="ce49" table:formula="of:=SUMIF([Funções.$H$8:.$H$8];&quot;T&quot;;[Funções.$N$8:.$N$8])" office:value-type="float" office:value="0" calcext:value-type="float">
            <text:p>0,00</text:p>
          </table:table-cell>
          <table:table-cell table:style-name="ce49" table:formula="of:=[Contagem.W14]" office:value-type="float" office:value="0" calcext:value-type="float">
            <text:p>0,00</text:p>
          </table:table-cell>
          <table:table-cell table:style-name="ce55" table:formula="of:=[.F58]*[.E58]" office:value-type="float" office:value="0" calcext:value-type="float">
            <text:p>0,00</text:p>
          </table:table-cell>
          <table:table-cell table:style-name="ce59" table:number-columns-repeated="3"/>
          <table:table-cell/>
          <table:table-cell table:style-name="ce75"/>
          <table:table-cell table:number-columns-repeated="1012"/>
        </table:table-row>
        <table:table-row table:style-name="ro1">
          <table:table-cell table:style-name="ce31"/>
          <table:table-cell table:style-name="ce37"/>
          <table:table-cell table:style-name="ce43"/>
          <table:table-cell table:style-name="ce46"/>
          <table:table-cell table:style-name="ce50"/>
          <table:table-cell table:style-name="ce46"/>
          <table:table-cell table:style-name="ce56"/>
          <table:table-cell table:style-name="ce60" table:number-columns-repeated="3"/>
          <table:table-cell table:style-name="ce72"/>
          <table:table-cell table:style-name="ce78"/>
          <table:table-cell table:number-columns-repeated="1012"/>
        </table:table-row>
        <table:table-row table:style-name="ro1" table:number-rows-repeated="2">
          <table:table-cell/>
          <table:table-cell table:style-name="ce38"/>
          <table:table-cell table:style-name="ce44"/>
          <table:table-cell/>
          <table:table-cell table:style-name="ce51"/>
          <table:table-cell/>
          <table:table-cell table:style-name="ce57"/>
          <table:table-cell table:style-name="ce59" table:number-columns-repeated="3"/>
          <table:table-cell table:style-name="ce73"/>
          <table:table-cell table:number-columns-repeated="1013"/>
        </table:table-row>
        <table:table-row table:style-name="ro7" table:number-rows-repeated="104851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" table:base-cell-address="$Sumário.$A$1" table:cell-range-address="Sumário.$A$1:Sumário.$L$59"/>
        </table:named-expressions>
      </table:table>
      <table:table table:name="Funções" table:style-name="ta3">
        <table:table-column table:style-name="co15" table:default-cell-style-name="ce81"/>
        <table:table-column table:style-name="co16" table:default-cell-style-name="ce81"/>
        <table:table-column table:style-name="co10" table:number-columns-repeated="3" table:default-cell-style-name="ce81"/>
        <table:table-column table:style-name="co15" table:default-cell-style-name="ce81"/>
        <table:table-column table:style-name="co17" table:default-cell-style-name="ce81"/>
        <table:table-column table:style-name="co18" table:default-cell-style-name="ce81"/>
        <table:table-column table:style-name="co14" table:default-cell-style-name="ce81"/>
        <table:table-column table:style-name="co19" table:default-cell-style-name="ce81"/>
        <table:table-column table:style-name="co20" table:default-cell-style-name="ce81"/>
        <table:table-column table:style-name="co12" table:default-cell-style-name="ce81"/>
        <table:table-column table:style-name="co21" table:default-cell-style-name="ce81"/>
        <table:table-column table:style-name="co22" table:default-cell-style-name="ce81"/>
        <table:table-column table:style-name="co23" table:default-cell-style-name="ce81"/>
        <table:table-column table:style-name="co24" table:default-cell-style-name="ce81"/>
        <table:table-column table:style-name="co25" table:default-cell-style-name="ce81"/>
        <table:table-column table:style-name="co26" table:default-cell-style-name="ce81"/>
        <table:table-column table:style-name="co27" table:default-cell-style-name="ce81"/>
        <table:table-column table:style-name="co15" table:visibility="collapse" table:default-cell-style-name="ce81"/>
        <table:table-column table:style-name="co28" table:default-cell-style-name="ce81"/>
        <table:table-column table:style-name="co5" table:number-columns-repeated="1003" table:default-cell-style-name="ce81"/>
        <table:table-row table:style-name="ro1">
          <table:table-cell table:style-name="ce80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number-columns-repeated="14"/>
          <table:table-cell table:style-name="ce147" table:number-columns-repeated="5"/>
          <table:table-cell table:style-name="ce2" table:number-columns-repeated="1004"/>
        </table:table-row>
        <table:table-row table:style-name="ro1">
          <table:covered-table-cell table:number-columns-repeated="15"/>
          <table:table-cell table:style-name="ce147" table:number-columns-repeated="5"/>
          <table:table-cell table:style-name="ce2" table:number-columns-repeated="1004"/>
        </table:table-row>
        <table:table-row table:style-name="ro1">
          <table:covered-table-cell table:number-columns-repeated="15"/>
          <table:table-cell table:style-name="ce147" table:number-columns-repeated="5"/>
          <table:table-cell table:style-name="ce2" table:number-columns-repeated="1004"/>
        </table:table-row>
        <table:table-row table:style-name="ro1">
          <table:table-cell table:style-name="ce25" table:formula="of:=[Contagem.A5]&amp;&quot; : &quot;&amp;[Contagem.F5]" office:value-type="string" office:string-value="Aplicação : Autenticação DabM" calcext:value-type="string" table:number-columns-spanned="6" table:number-rows-spanned="1">
            <text:p>Aplicação : Autenticação DabM</text:p>
          </table:table-cell>
          <table:covered-table-cell table:number-columns-repeated="5"/>
          <table:table-cell table:style-name="ce96" table:formula="of:=[Contagem.A6]&amp;&quot; : &quot;&amp;[Contagem.F6]" office:value-type="string" office:string-value="Projeto : Autenticação DabM" calcext:value-type="string">
            <text:p>Projeto : Autenticação DabM</text:p>
          </table:table-cell>
          <table:table-cell table:style-name="ce96" table:number-columns-repeated="13"/>
          <table:table-cell table:style-name="ce2" table:number-columns-repeated="1004"/>
        </table:table-row>
        <table:table-row table:style-name="ro1">
          <table:table-cell table:style-name="ce82" table:formula="of:=[Contagem.A7]&amp;&quot; : &quot;&amp;[Contagem.F7]" office:value-type="string" office:string-value="Responsável : Eduardo Alves" calcext:value-type="string" table:number-columns-spanned="6" table:number-rows-spanned="1">
            <text:p>Responsável : Eduardo Alves</text:p>
          </table:table-cell>
          <table:covered-table-cell table:number-columns-repeated="5"/>
          <table:table-cell table:style-name="ce96" table:formula="of:=[Contagem.A8]&amp;&quot; : &quot;&amp;[Contagem.F8]" office:value-type="string" office:string-value="Revisor : " calcext:value-type="string">
            <text:p>Revisor : </text:p>
          </table:table-cell>
          <table:table-cell table:style-name="ce96" table:number-columns-repeated="13"/>
          <table:table-cell table:style-name="ce154" table:number-columns-repeated="1004"/>
        </table:table-row>
        <table:table-row table:style-name="ro1">
          <table:table-cell table:style-name="ce82" table:formula="of:=[Contagem.A4]&amp;&quot; : &quot;&amp;[Contagem.F4]" office:value-type="string" office:string-value="Empresa : MAR" calcext:value-type="string" table:number-columns-spanned="5" table:number-rows-spanned="1">
            <text:p>Empresa : MAR</text:p>
          </table:table-cell>
          <table:covered-table-cell table:number-columns-repeated="4"/>
          <table:table-cell table:style-name="ce96" table:formula="of:=[Contagem.R4]&amp;&quot; = &quot;&amp;VALUE([Contagem.T4])" office:value-type="string" office:string-value="R$/PF = 0" calcext:value-type="string" table:number-columns-spanned="2" table:number-rows-spanned="1">
            <text:p>R$/PF = 0</text:p>
          </table:table-cell>
          <table:covered-table-cell/>
          <table:table-cell table:style-name="ce53" table:formula="of:=&quot; Custo= &quot;&amp;DOLLAR([Contagem.Y4])" office:value-type="string" office:string-value=" Custo= R$ 0,00" calcext:value-type="string" table:number-columns-spanned="6" table:number-rows-spanned="1">
            <text:p><text:s/>Custo= R$ 0,00</text:p>
          </table:table-cell>
          <table:covered-table-cell table:number-columns-repeated="5"/>
          <table:table-cell table:style-name="ce53" table:formula="of:=&quot;PF  = &quot;&amp;[Contagem.AA14]" office:value-type="string" office:string-value="PF  = 139" calcext:value-type="string" table:number-columns-spanned="2" table:number-rows-spanned="1">
            <text:p>PF <text:s/>= 139</text:p>
          </table:table-cell>
          <table:covered-table-cell/>
          <table:table-cell table:style-name="ce148"/>
          <table:table-cell table:style-name="ce151" table:number-columns-repeated="3"/>
          <table:table-cell table:style-name="ce152"/>
          <table:table-cell table:style-name="ce154" table:number-columns-repeated="1004"/>
        </table:table-row>
        <table:table-row table:style-name="ro1">
          <table:table-cell table:style-name="ce83" office:value-type="string" calcext:value-type="string" table:number-columns-spanned="6" table:number-rows-spanned="1">
            <office:annotation draw:style-name="gr1" draw:text-style-name="P1" svg:width="4.895cm" svg:height="1.984cm" svg:x="11.204cm" svg:y="2.09cm" draw:caption-point-x="4.593cm" draw:caption-point-y="0.46cm">
              <dc:date>1899-12-30T00:00:00</dc:date>
              <text:p text:style-name="P1"><text:span text:style-name="T1">O processo é a menor unidade de atividade significativa para o usuário?</text:span></text:p>
              <text:p text:style-name="P1"><text:span text:style-name="T1"/></text:p>
              <text:p text:style-name="P1"><text:span text:style-name="T1">É auto-contido e deixa o negócio da aplicação em um estado consistente?</text:span></text:p>
            </office:annotation>
            <text:p>Processo Elementar ou Grupo de Dados</text:p>
          </table:table-cell>
          <table:covered-table-cell table:number-columns-repeated="5"/>
          <table:table-cell table:style-name="ce99" office:value-type="string" calcext:value-type="string">
            <office:annotation draw:style-name="gr1" draw:text-style-name="P1" svg:width="2.884cm" svg:height="0.82cm" svg:x="35.058cm" svg:y="2.249cm" draw:caption-point-x="-14.378cm" draw:caption-point-y="0.301cm">
              <dc:date>1899-12-30T00:00:00</dc:date>
              <text:p text:style-name="P1"><text:span text:style-name="T1">Tipo de Função:</text:span></text:p>
              <text:p text:style-name="P1"><text:span text:style-name="T1">ALI, AIE, EE, SE, CE</text:span></text:p>
            </office:annotation>
            <text:p>Tipo</text:p>
          </table:table-cell>
          <table:table-cell table:style-name="ce103" office:value-type="string" calcext:value-type="string">
            <office:annotation draw:style-name="gr1" draw:text-style-name="P1" svg:width="7.355cm" svg:height="1.296cm" svg:x="22.213cm" svg:y="2.937cm" draw:caption-point-x="0.545cm" draw:caption-point-y="-0.387cm">
              <dc:date>1899-12-30T00:00:00</dc:date>
              <text:p text:style-name="P1"><text:span text:style-name="T2">Tipo de Manutenção na função:</text:span></text:p>
              <text:p text:style-name="P1"><text:span text:style-name="T2"/></text:p>
              <text:p text:style-name="P1"><text:span text:style-name="T2">I</text:span><text:span text:style-name="T1"> -Inclusão <text:s/></text:span><text:span text:style-name="T2">A</text:span><text:span text:style-name="T1"> - Alteração <text:s/></text:span><text:span text:style-name="T2">E</text:span><text:span text:style-name="T1"> - Exclusão <text:s/></text:span><text:span text:style-name="T2">T</text:span><text:span text:style-name="T1">- Teste</text:span></text:p>
            </office:annotation>
            <text:p>(I/A/E/T)</text:p>
          </table:table-cell>
          <table:table-cell table:style-name="ce135" office:value-type="string" calcext:value-type="string">
            <office:annotation draw:style-name="gr1" draw:text-style-name="P1" svg:width="3.043cm" svg:height="0.476cm" svg:x="45.628cm" svg:y="2.805cm" draw:caption-point-x="-21.521cm" draw:caption-point-y="-0.255cm">
              <dc:date>1899-12-30T00:00:00</dc:date>
              <text:p text:style-name="P1"><text:span text:style-name="T1">Tipos de Dados (DETs)</text:span></text:p>
            </office:annotation>
            <text:p>TD</text:p>
          </table:table-cell>
          <table:table-cell table:style-name="ce135" office:value-type="string" calcext:value-type="string">
            <office:annotation draw:style-name="gr1" draw:text-style-name="P1" svg:width="3.36cm" svg:height="0.82cm" svg:x="46.861cm" svg:y="2.805cm" draw:caption-point-x="-20.304cm" draw:caption-point-y="-0.255cm">
              <dc:date>1899-12-30T00:00:00</dc:date>
              <text:p text:style-name="P1"><text:span text:style-name="T1">Arquivos Referenciados/ Tipos de Registro</text:span></text:p>
            </office:annotation>
            <text:p>AR/TR</text:p>
          </table:table-cell>
          <table:table-cell table:style-name="ce137" office:value-type="string" calcext:value-type="string">
            <text:p>ctl</text:p>
          </table:table-cell>
          <table:table-cell table:style-name="ce137" office:value-type="string" calcext:value-type="string">
            <text:p>C</text:p>
          </table:table-cell>
          <table:table-cell table:style-name="ce137" office:value-type="string" calcext:value-type="string">
            <text:p>Complex.</text:p>
          </table:table-cell>
          <table:table-cell table:style-name="ce137" office:value-type="string" calcext:value-type="string">
            <text:p>PF</text:p>
          </table:table-cell>
          <table:table-cell table:style-name="ce137" office:value-type="string" calcext:value-type="string">
            <text:p>PF Local</text:p>
          </table:table-cell>
          <table:table-cell table:style-name="ce149" office:value-type="string" calcext:value-type="string" table:number-columns-spanned="5" table:number-rows-spanned="1">
            <text:p>Observações</text:p>
          </table:table-cell>
          <table:covered-table-cell table:number-columns-repeated="4"/>
          <table:table-cell table:style-name="ce155" table:number-columns-repeated="1004"/>
        </table:table-row>
        <table:table-row table:style-name="ro8">
          <table:table-cell table:style-name="ce84" office:value-type="string" calcext:value-type="string">
            <text:p>2.1.</text:p>
          </table:table-cell>
          <table:table-cell table:style-name="ce84" office:value-type="string" calcext:value-type="string">
            <text:p>Funções de Transação</text:p>
          </table:table-cell>
          <table:table-cell table:style-name="ce84" table:number-columns-repeated="4"/>
          <table:table-cell table:style-name="ce100" table:content-validation-name="val1"/>
          <table:table-cell table:style-name="ce104" table:content-validation-name="val2"/>
          <table:table-cell table:style-name="ce100" table:number-columns-repeated="2"/>
          <table:table-cell table:style-name="ce100" table:formula="of:=CONCATENATE([.G8];[.L8])">
            <text:p/>
          </table:table-cell>
          <table:table-cell table:style-name="ce100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140" table:formula="of:=IF([.L8]=&quot;L&quot;;&quot;Baixa&quot;;IF([.L8]=&quot;A&quot;;&quot;Média&quot;;IF([.L8]=&quot;&quot;;&quot;&quot;;&quot;Alta&quot;)))">
            <text:p/>
          </table:table-cell>
          <table:table-cell table:style-name="ce100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144" table:formula="of:=IF([.H8]=&quot;I&quot;;[.N8]*[Contagem.$W$11];IF([.H8]=&quot;E&quot;;[.N8]*[Contagem.$W$13];IF([.H8]=&quot;A&quot;;[.N8]*[Contagem.$W$12];IF([.H8]=&quot;T&quot;;[.N8]*[Contagem.$W$14];&quot;&quot;))))">
            <text:p/>
          </table:table-cell>
          <table:table-cell table:style-name="ce150" table:number-columns-repeated="4"/>
          <table:table-cell table:style-name="ce153" table:number-columns-repeated="1005"/>
        </table:table-row>
        <table:table-row table:style-name="ro9">
          <table:table-cell table:style-name="ce85" office:value-type="string" calcext:value-type="string">
            <text:p>2.1.1.</text:p>
          </table:table-cell>
          <table:table-cell table:style-name="ce85" office:value-type="string" calcext:value-type="string">
            <text:p>Usuário</text:p>
          </table:table-cell>
          <table:table-cell table:style-name="ce85" table:number-columns-repeated="4"/>
          <table:table-cell table:style-name="ce101" table:content-validation-name="val1"/>
          <table:table-cell table:style-name="ce105" table:content-validation-name="val2"/>
          <table:table-cell table:style-name="ce101" table:number-columns-repeated="4"/>
          <table:table-cell table:style-name="ce141"/>
          <table:table-cell table:style-name="ce101"/>
          <table:table-cell table:style-name="ce145"/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6" office:value-type="string" calcext:value-type="string">
            <text:p>PE.1.</text:p>
          </table:table-cell>
          <table:table-cell table:style-name="ce86" office:value-type="string" calcext:value-type="string">
            <text:p>Cadastrar Usuário</text:p>
          </table:table-cell>
          <table:table-cell table:style-name="ce86"/>
          <table:table-cell table:style-name="ce87" table:number-columns-repeated="3"/>
          <table:table-cell table:style-name="ce102" table:content-validation-name="val1" office:value-type="string" calcext:value-type="string">
            <text:p>EE</text:p>
          </table:table-cell>
          <table:table-cell table:style-name="ce106" table:content-validation-name="val2" office:value-type="string" calcext:value-type="string">
            <text:p>I</text:p>
          </table:table-cell>
          <table:table-cell table:style-name="ce102" table:number-columns-repeated="2"/>
          <table:table-cell table:style-name="ce102" table:formula="of:=CONCATENATE([.G10];[.L10])" office:value-type="string" office:string-value="EEA" calcext:value-type="string">
            <text:p>EEA</text:p>
          </table:table-cell>
          <table:table-cell table:style-name="ce102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142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143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146" table:formula="of:=IF([.H10]=&quot;I&quot;;[.N10]*[Contagem.$W$11];IF([.H10]=&quot;E&quot;;[.N10]*[Contagem.$W$13];IF([.H10]=&quot;A&quot;;[.N10]*[Contagem.$W$12];IF([.H10]=&quot;T&quot;;[.N10]*[Contagem.$W$14];&quot;&quot;))))" office:value-type="float" office:value="4" calcext:value-type="float">
            <text:p>4,00</text:p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6" office:value-type="string" calcext:value-type="string">
            <text:p>PE.2.</text:p>
          </table:table-cell>
          <table:table-cell table:style-name="ce86" office:value-type="string" calcext:value-type="string">
            <text:p>Alterar Usuário</text:p>
          </table:table-cell>
          <table:table-cell table:style-name="ce86"/>
          <table:table-cell table:style-name="ce87" table:number-columns-repeated="3"/>
          <table:table-cell table:style-name="ce102" table:content-validation-name="val1" office:value-type="string" calcext:value-type="string">
            <text:p>EE</text:p>
          </table:table-cell>
          <table:table-cell table:style-name="ce106" table:content-validation-name="val2" office:value-type="string" calcext:value-type="string">
            <text:p>I</text:p>
          </table:table-cell>
          <table:table-cell table:style-name="ce102" table:number-columns-repeated="2"/>
          <table:table-cell table:style-name="ce102" table:formula="of:=CONCATENATE([.G11];[.L11])" office:value-type="string" office:string-value="EEA" calcext:value-type="string">
            <text:p>EEA</text:p>
          </table:table-cell>
          <table:table-cell table:style-name="ce102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A" calcext:value-type="string">
            <text:p>A</text:p>
          </table:table-cell>
          <table:table-cell table:style-name="ce142" table:formula="of:=IF([.L11]=&quot;L&quot;;&quot;Baixa&quot;;IF([.L11]=&quot;A&quot;;&quot;Média&quot;;IF([.L11]=&quot;&quot;;&quot;&quot;;&quot;Alta&quot;)))" office:value-type="string" office:string-value="Média" calcext:value-type="string">
            <text:p>Média</text:p>
          </table:table-cell>
          <table:table-cell table:style-name="ce143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4" calcext:value-type="float">
            <text:p>4</text:p>
          </table:table-cell>
          <table:table-cell table:style-name="ce146" table:formula="of:=IF([.H11]=&quot;I&quot;;[.N11]*[Contagem.$W$11];IF([.H11]=&quot;E&quot;;[.N11]*[Contagem.$W$13];IF([.H11]=&quot;A&quot;;[.N11]*[Contagem.$W$12];IF([.H11]=&quot;T&quot;;[.N11]*[Contagem.$W$14];&quot;&quot;))))" office:value-type="float" office:value="4" calcext:value-type="float">
            <text:p>4,00</text:p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6" office:value-type="string" calcext:value-type="string">
            <text:p>PE.3.</text:p>
          </table:table-cell>
          <table:table-cell table:style-name="ce86" office:value-type="string" calcext:value-type="string">
            <text:p>Visualizar Usuário</text:p>
          </table:table-cell>
          <table:table-cell table:style-name="ce86"/>
          <table:table-cell table:style-name="ce87" table:number-columns-repeated="3"/>
          <table:table-cell table:style-name="ce102" table:content-validation-name="val1" office:value-type="string" calcext:value-type="string">
            <text:p>EE</text:p>
          </table:table-cell>
          <table:table-cell table:style-name="ce106" table:content-validation-name="val2" office:value-type="string" calcext:value-type="string">
            <text:p>I</text:p>
          </table:table-cell>
          <table:table-cell table:style-name="ce102" table:number-columns-repeated="2"/>
          <table:table-cell table:style-name="ce102" table:formula="of:=CONCATENATE([.G12];[.L12])" office:value-type="string" office:string-value="EEA" calcext:value-type="string">
            <text:p>EEA</text:p>
          </table:table-cell>
          <table:table-cell table:style-name="ce102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A" calcext:value-type="string">
            <text:p>A</text:p>
          </table:table-cell>
          <table:table-cell table:style-name="ce142" table:formula="of:=IF([.L12]=&quot;L&quot;;&quot;Baixa&quot;;IF([.L12]=&quot;A&quot;;&quot;Média&quot;;IF([.L12]=&quot;&quot;;&quot;&quot;;&quot;Alta&quot;)))" office:value-type="string" office:string-value="Média" calcext:value-type="string">
            <text:p>Média</text:p>
          </table:table-cell>
          <table:table-cell table:style-name="ce143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4" calcext:value-type="float">
            <text:p>4</text:p>
          </table:table-cell>
          <table:table-cell table:style-name="ce146" table:formula="of:=IF([.H12]=&quot;I&quot;;[.N12]*[Contagem.$W$11];IF([.H12]=&quot;E&quot;;[.N12]*[Contagem.$W$13];IF([.H12]=&quot;A&quot;;[.N12]*[Contagem.$W$12];IF([.H12]=&quot;T&quot;;[.N12]*[Contagem.$W$14];&quot;&quot;))))" office:value-type="float" office:value="4" calcext:value-type="float">
            <text:p>4,00</text:p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6" office:value-type="string" calcext:value-type="string">
            <text:p>PE.4.</text:p>
          </table:table-cell>
          <table:table-cell table:style-name="ce86" office:value-type="string" calcext:value-type="string">
            <text:p>Consultar Usuário</text:p>
          </table:table-cell>
          <table:table-cell table:style-name="ce86"/>
          <table:table-cell table:style-name="ce87" table:number-columns-repeated="3"/>
          <table:table-cell table:style-name="ce102" table:content-validation-name="val1" office:value-type="string" calcext:value-type="string">
            <text:p>CE</text:p>
          </table:table-cell>
          <table:table-cell table:style-name="ce106" table:content-validation-name="val2" office:value-type="string" calcext:value-type="string">
            <text:p>I</text:p>
          </table:table-cell>
          <table:table-cell table:style-name="ce102" table:number-columns-repeated="2"/>
          <table:table-cell table:style-name="ce102" table:formula="of:=CONCATENATE([.G13];[.L13])" office:value-type="string" office:string-value="CEA" calcext:value-type="string">
            <text:p>CEA</text:p>
          </table:table-cell>
          <table:table-cell table:style-name="ce102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A" calcext:value-type="string">
            <text:p>A</text:p>
          </table:table-cell>
          <table:table-cell table:style-name="ce142" table:formula="of:=IF([.L13]=&quot;L&quot;;&quot;Baixa&quot;;IF([.L13]=&quot;A&quot;;&quot;Média&quot;;IF([.L13]=&quot;&quot;;&quot;&quot;;&quot;Alta&quot;)))" office:value-type="string" office:string-value="Média" calcext:value-type="string">
            <text:p>Média</text:p>
          </table:table-cell>
          <table:table-cell table:style-name="ce143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4" calcext:value-type="float">
            <text:p>4</text:p>
          </table:table-cell>
          <table:table-cell table:style-name="ce146" table:formula="of:=IF([.H13]=&quot;I&quot;;[.N13]*[Contagem.$W$11];IF([.H13]=&quot;E&quot;;[.N13]*[Contagem.$W$13];IF([.H13]=&quot;A&quot;;[.N13]*[Contagem.$W$12];IF([.H13]=&quot;T&quot;;[.N13]*[Contagem.$W$14];&quot;&quot;))))" office:value-type="float" office:value="4" calcext:value-type="float">
            <text:p>4,00</text:p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6" office:value-type="string" calcext:value-type="string">
            <text:p>PE.5.</text:p>
          </table:table-cell>
          <table:table-cell table:style-name="ce86" office:value-type="string" calcext:value-type="string">
            <text:p>Excluir Usuário</text:p>
          </table:table-cell>
          <table:table-cell table:style-name="ce86"/>
          <table:table-cell table:style-name="ce87" table:number-columns-repeated="3"/>
          <table:table-cell table:style-name="ce102" table:content-validation-name="val1" office:value-type="string" calcext:value-type="string">
            <text:p>E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102" table:number-columns-repeated="2"/>
          <table:table-cell table:style-name="ce102" table:formula="of:=CONCATENATE([.G14];[.L14])" office:value-type="string" office:string-value="EEA" calcext:value-type="string">
            <text:p>EEA</text:p>
          </table:table-cell>
          <table:table-cell table:style-name="ce102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A" calcext:value-type="string">
            <text:p>A</text:p>
          </table:table-cell>
          <table:table-cell table:style-name="ce142" table:formula="of:=IF([.L14]=&quot;L&quot;;&quot;Baixa&quot;;IF([.L14]=&quot;A&quot;;&quot;Média&quot;;IF([.L14]=&quot;&quot;;&quot;&quot;;&quot;Alta&quot;)))" office:value-type="string" office:string-value="Média" calcext:value-type="string">
            <text:p>Média</text:p>
          </table:table-cell>
          <table:table-cell table:style-name="ce143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146" table:formula="of:=IF([.H14]=&quot;I&quot;;[.N14]*[Contagem.$W$11];IF([.H14]=&quot;E&quot;;[.N14]*[Contagem.$W$13];IF([.H14]=&quot;A&quot;;[.N14]*[Contagem.$W$12];IF([.H14]=&quot;T&quot;;[.N14]*[Contagem.$W$14];&quot;&quot;))))" office:value-type="float" office:value="4" calcext:value-type="float">
            <text:p>4,00</text:p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6" office:value-type="string" calcext:value-type="string">
            <text:p>PE.6.</text:p>
          </table:table-cell>
          <table:table-cell table:style-name="ce86" office:value-type="string" calcext:value-type="string">
            <text:p>Ativar Usuário</text:p>
          </table:table-cell>
          <table:table-cell table:style-name="ce86"/>
          <table:table-cell table:style-name="ce87" table:number-columns-repeated="3"/>
          <table:table-cell table:style-name="ce102" table:content-validation-name="val1" office:value-type="string" calcext:value-type="string">
            <text:p>EE</text:p>
          </table:table-cell>
          <table:table-cell table:style-name="ce108" table:content-validation-name="val2" office:value-type="string" calcext:value-type="string">
            <text:p>I</text:p>
          </table:table-cell>
          <table:table-cell table:style-name="ce102" table:number-columns-repeated="2"/>
          <table:table-cell table:style-name="ce102" table:formula="of:=CONCATENATE([.G15];[.L15])" office:value-type="string" office:string-value="EEA" calcext:value-type="string">
            <text:p>EEA</text:p>
          </table:table-cell>
          <table:table-cell table:style-name="ce102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A" calcext:value-type="string">
            <text:p>A</text:p>
          </table:table-cell>
          <table:table-cell table:style-name="ce142" table:formula="of:=IF([.L15]=&quot;L&quot;;&quot;Baixa&quot;;IF([.L15]=&quot;A&quot;;&quot;Média&quot;;IF([.L15]=&quot;&quot;;&quot;&quot;;&quot;Alta&quot;)))" office:value-type="string" office:string-value="Média" calcext:value-type="string">
            <text:p>Média</text:p>
          </table:table-cell>
          <table:table-cell table:style-name="ce143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4" calcext:value-type="float">
            <text:p>4</text:p>
          </table:table-cell>
          <table:table-cell table:style-name="ce146" table:formula="of:=IF([.H15]=&quot;I&quot;;[.N15]*[Contagem.$W$11];IF([.H15]=&quot;E&quot;;[.N15]*[Contagem.$W$13];IF([.H15]=&quot;A&quot;;[.N15]*[Contagem.$W$12];IF([.H15]=&quot;T&quot;;[.N15]*[Contagem.$W$14];&quot;&quot;))))" office:value-type="float" office:value="4" calcext:value-type="float">
            <text:p>4,00</text:p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6" office:value-type="string" calcext:value-type="string">
            <text:p>PE.7.</text:p>
          </table:table-cell>
          <table:table-cell table:style-name="ce86" office:value-type="string" calcext:value-type="string">
            <text:p>Inativar Usuário</text:p>
          </table:table-cell>
          <table:table-cell table:style-name="ce86"/>
          <table:table-cell table:style-name="ce87" table:number-columns-repeated="3"/>
          <table:table-cell table:style-name="ce102" table:content-validation-name="val1" office:value-type="string" calcext:value-type="string">
            <text:p>EE</text:p>
          </table:table-cell>
          <table:table-cell table:style-name="ce109" table:content-validation-name="val2" office:value-type="string" calcext:value-type="string">
            <text:p>I</text:p>
          </table:table-cell>
          <table:table-cell table:style-name="ce102" table:number-columns-repeated="2"/>
          <table:table-cell table:style-name="ce102" table:formula="of:=CONCATENATE([.G16];[.L16])" office:value-type="string" office:string-value="EEA" calcext:value-type="string">
            <text:p>EEA</text:p>
          </table:table-cell>
          <table:table-cell table:style-name="ce102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A" calcext:value-type="string">
            <text:p>A</text:p>
          </table:table-cell>
          <table:table-cell table:style-name="ce142" table:formula="of:=IF([.L16]=&quot;L&quot;;&quot;Baixa&quot;;IF([.L16]=&quot;A&quot;;&quot;Média&quot;;IF([.L16]=&quot;&quot;;&quot;&quot;;&quot;Alta&quot;)))" office:value-type="string" office:string-value="Média" calcext:value-type="string">
            <text:p>Média</text:p>
          </table:table-cell>
          <table:table-cell table:style-name="ce143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4" calcext:value-type="float">
            <text:p>4</text:p>
          </table:table-cell>
          <table:table-cell table:style-name="ce146" table:formula="of:=IF([.H16]=&quot;I&quot;;[.N16]*[Contagem.$W$11];IF([.H16]=&quot;E&quot;;[.N16]*[Contagem.$W$13];IF([.H16]=&quot;A&quot;;[.N16]*[Contagem.$W$12];IF([.H16]=&quot;T&quot;;[.N16]*[Contagem.$W$14];&quot;&quot;))))" office:value-type="float" office:value="4" calcext:value-type="float">
            <text:p>4,00</text:p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 table:number-rows-repeated="2">
          <table:table-cell table:style-name="ce86" table:number-columns-repeated="3"/>
          <table:table-cell table:style-name="ce87" table:number-columns-repeated="3"/>
          <table:table-cell table:style-name="ce102" table:content-validation-name="val1"/>
          <table:table-cell table:style-name="ce107" table:content-validation-name="val2"/>
          <table:table-cell table:style-name="ce102" table:number-columns-repeated="4"/>
          <table:table-cell table:style-name="ce142"/>
          <table:table-cell table:style-name="ce143"/>
          <table:table-cell table:style-name="ce146"/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5" office:value-type="string" calcext:value-type="string">
            <text:p>2.1.2.</text:p>
          </table:table-cell>
          <table:table-cell table:style-name="ce85" office:value-type="string" calcext:value-type="string">
            <text:p>Aplicativo</text:p>
          </table:table-cell>
          <table:table-cell table:style-name="ce85" table:number-columns-repeated="4"/>
          <table:table-cell table:style-name="ce101" table:content-validation-name="val1"/>
          <table:table-cell table:style-name="ce110" table:content-validation-name="val2"/>
          <table:table-cell table:style-name="ce101" table:number-columns-repeated="4"/>
          <table:table-cell table:style-name="ce141"/>
          <table:table-cell table:style-name="ce101"/>
          <table:table-cell table:style-name="ce145"/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6" office:value-type="string" calcext:value-type="string">
            <text:p>PE.1.</text:p>
          </table:table-cell>
          <table:table-cell table:style-name="ce86" office:value-type="string" calcext:value-type="string">
            <text:p>Cadastrar Aplicativo</text:p>
          </table:table-cell>
          <table:table-cell table:style-name="ce86"/>
          <table:table-cell table:style-name="ce87" table:number-columns-repeated="3"/>
          <table:table-cell table:style-name="ce102" table:content-validation-name="val1" office:value-type="string" calcext:value-type="string">
            <text:p>E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102" table:number-columns-repeated="2"/>
          <table:table-cell table:style-name="ce102" table:formula="of:=CONCATENATE([.G20];[.L20])" office:value-type="string" office:string-value="EEA" calcext:value-type="string">
            <text:p>EEA</text:p>
          </table:table-cell>
          <table:table-cell table:style-name="ce102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A" calcext:value-type="string">
            <text:p>A</text:p>
          </table:table-cell>
          <table:table-cell table:style-name="ce142" table:formula="of:=IF([.L20]=&quot;L&quot;;&quot;Baixa&quot;;IF([.L20]=&quot;A&quot;;&quot;Média&quot;;IF([.L20]=&quot;&quot;;&quot;&quot;;&quot;Alta&quot;)))" office:value-type="string" office:string-value="Média" calcext:value-type="string">
            <text:p>Média</text:p>
          </table:table-cell>
          <table:table-cell table:style-name="ce143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4" calcext:value-type="float">
            <text:p>4</text:p>
          </table:table-cell>
          <table:table-cell table:style-name="ce146" table:formula="of:=IF([.H20]=&quot;I&quot;;[.N20]*[Contagem.$W$11];IF([.H20]=&quot;E&quot;;[.N20]*[Contagem.$W$13];IF([.H20]=&quot;A&quot;;[.N20]*[Contagem.$W$12];IF([.H20]=&quot;T&quot;;[.N20]*[Contagem.$W$14];&quot;&quot;))))" office:value-type="float" office:value="4" calcext:value-type="float">
            <text:p>4,00</text:p>
          </table:table-cell>
          <table:table-cell table:style-name="ce150" table:number-columns-repeated="4"/>
          <table:table-cell table:style-name="ce153" table:number-columns-repeated="1005"/>
        </table:table-row>
        <table:table-row table:style-name="ro9">
          <table:table-cell table:style-name="ce86" office:value-type="string" calcext:value-type="string">
            <text:p>PE.2.</text:p>
          </table:table-cell>
          <table:table-cell table:style-name="ce86" office:value-type="string" calcext:value-type="string">
            <text:p>Alterar Aplicativo</text:p>
          </table:table-cell>
          <table:table-cell table:style-name="ce86"/>
          <table:table-cell table:style-name="ce87" table:number-columns-repeated="3"/>
          <table:table-cell table:style-name="ce102" table:content-validation-name="val1" office:value-type="string" calcext:value-type="string">
            <text:p>E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102" table:number-columns-repeated="2"/>
          <table:table-cell table:style-name="ce102" table:formula="of:=CONCATENATE([.G21];[.L21])" office:value-type="string" office:string-value="EEA" calcext:value-type="string">
            <text:p>EEA</text:p>
          </table:table-cell>
          <table:table-cell table:style-name="ce102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A" calcext:value-type="string">
            <text:p>A</text:p>
          </table:table-cell>
          <table:table-cell table:style-name="ce142" table:formula="of:=IF([.L21]=&quot;L&quot;;&quot;Baixa&quot;;IF([.L21]=&quot;A&quot;;&quot;Média&quot;;IF([.L21]=&quot;&quot;;&quot;&quot;;&quot;Alta&quot;)))" office:value-type="string" office:string-value="Média" calcext:value-type="string">
            <text:p>Média</text:p>
          </table:table-cell>
          <table:table-cell table:style-name="ce143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4" calcext:value-type="float">
            <text:p>4</text:p>
          </table:table-cell>
          <table:table-cell table:style-name="ce146" table:formula="of:=IF([.H21]=&quot;I&quot;;[.N21]*[Contagem.$W$11];IF([.H21]=&quot;E&quot;;[.N21]*[Contagem.$W$13];IF([.H21]=&quot;A&quot;;[.N21]*[Contagem.$W$12];IF([.H21]=&quot;T&quot;;[.N21]*[Contagem.$W$14];&quot;&quot;))))" office:value-type="float" office:value="4" calcext:value-type="float">
            <text:p>4,00</text:p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6" office:value-type="string" calcext:value-type="string">
            <text:p>PE.3.</text:p>
          </table:table-cell>
          <table:table-cell table:style-name="ce86" office:value-type="string" calcext:value-type="string">
            <text:p>Consultar Aplicativo</text:p>
          </table:table-cell>
          <table:table-cell table:style-name="ce86"/>
          <table:table-cell table:style-name="ce87" table:number-columns-repeated="3"/>
          <table:table-cell table:style-name="ce102" table:content-validation-name="val1" office:value-type="string" calcext:value-type="string">
            <text:p>C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102" table:number-columns-repeated="2"/>
          <table:table-cell table:style-name="ce102" table:formula="of:=CONCATENATE([.G22];[.L22])" office:value-type="string" office:string-value="CEA" calcext:value-type="string">
            <text:p>CEA</text:p>
          </table:table-cell>
          <table:table-cell table:style-name="ce102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A" calcext:value-type="string">
            <text:p>A</text:p>
          </table:table-cell>
          <table:table-cell table:style-name="ce142" table:formula="of:=IF([.L22]=&quot;L&quot;;&quot;Baixa&quot;;IF([.L22]=&quot;A&quot;;&quot;Média&quot;;IF([.L22]=&quot;&quot;;&quot;&quot;;&quot;Alta&quot;)))" office:value-type="string" office:string-value="Média" calcext:value-type="string">
            <text:p>Média</text:p>
          </table:table-cell>
          <table:table-cell table:style-name="ce143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4" calcext:value-type="float">
            <text:p>4</text:p>
          </table:table-cell>
          <table:table-cell table:style-name="ce146" table:formula="of:=IF([.H22]=&quot;I&quot;;[.N22]*[Contagem.$W$11];IF([.H22]=&quot;E&quot;;[.N22]*[Contagem.$W$13];IF([.H22]=&quot;A&quot;;[.N22]*[Contagem.$W$12];IF([.H22]=&quot;T&quot;;[.N22]*[Contagem.$W$14];&quot;&quot;))))" office:value-type="float" office:value="4" calcext:value-type="float">
            <text:p>4,00</text:p>
          </table:table-cell>
          <table:table-cell table:style-name="ce150" table:number-columns-repeated="4"/>
          <table:table-cell table:style-name="ce153" table:number-columns-repeated="1005"/>
        </table:table-row>
        <table:table-row table:style-name="ro9">
          <table:table-cell table:style-name="ce86" office:value-type="string" calcext:value-type="string">
            <text:p>PE.4.</text:p>
          </table:table-cell>
          <table:table-cell table:style-name="ce86" office:value-type="string" calcext:value-type="string">
            <text:p>Visualizar Aplicativo</text:p>
          </table:table-cell>
          <table:table-cell table:style-name="ce86"/>
          <table:table-cell table:style-name="ce87" table:number-columns-repeated="3"/>
          <table:table-cell table:style-name="ce102" table:content-validation-name="val1" office:value-type="string" calcext:value-type="string">
            <text:p>EE</text:p>
          </table:table-cell>
          <table:table-cell table:style-name="ce111" table:content-validation-name="val2" office:value-type="string" calcext:value-type="string">
            <text:p>I</text:p>
          </table:table-cell>
          <table:table-cell table:style-name="ce102" table:number-columns-repeated="2"/>
          <table:table-cell table:style-name="ce102" table:formula="of:=CONCATENATE([.G23];[.L23])" office:value-type="string" office:string-value="EEA" calcext:value-type="string">
            <text:p>EEA</text:p>
          </table:table-cell>
          <table:table-cell table:style-name="ce102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A" calcext:value-type="string">
            <text:p>A</text:p>
          </table:table-cell>
          <table:table-cell table:style-name="ce142" table:formula="of:=IF([.L23]=&quot;L&quot;;&quot;Baixa&quot;;IF([.L23]=&quot;A&quot;;&quot;Média&quot;;IF([.L23]=&quot;&quot;;&quot;&quot;;&quot;Alta&quot;)))" office:value-type="string" office:string-value="Média" calcext:value-type="string">
            <text:p>Média</text:p>
          </table:table-cell>
          <table:table-cell table:style-name="ce143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4" calcext:value-type="float">
            <text:p>4</text:p>
          </table:table-cell>
          <table:table-cell table:style-name="ce146" table:formula="of:=IF([.H23]=&quot;I&quot;;[.N23]*[Contagem.$W$11];IF([.H23]=&quot;E&quot;;[.N23]*[Contagem.$W$13];IF([.H23]=&quot;A&quot;;[.N23]*[Contagem.$W$12];IF([.H23]=&quot;T&quot;;[.N23]*[Contagem.$W$14];&quot;&quot;))))" office:value-type="float" office:value="4" calcext:value-type="float">
            <text:p>4,00</text:p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6" office:value-type="string" calcext:value-type="string">
            <text:p>PE.5.</text:p>
          </table:table-cell>
          <table:table-cell table:style-name="ce86" office:value-type="string" calcext:value-type="string">
            <text:p>Excluir Aplicativo</text:p>
          </table:table-cell>
          <table:table-cell table:style-name="ce86"/>
          <table:table-cell table:style-name="ce87" table:number-columns-repeated="3"/>
          <table:table-cell table:style-name="ce102" table:content-validation-name="val1" office:value-type="string" calcext:value-type="string">
            <text:p>EE</text:p>
          </table:table-cell>
          <table:table-cell table:style-name="ce111" table:content-validation-name="val2" office:value-type="string" calcext:value-type="string">
            <text:p>I</text:p>
          </table:table-cell>
          <table:table-cell table:style-name="ce102" table:number-columns-repeated="2"/>
          <table:table-cell table:style-name="ce102" table:formula="of:=CONCATENATE([.G24];[.L24])" office:value-type="string" office:string-value="EEA" calcext:value-type="string">
            <text:p>EEA</text:p>
          </table:table-cell>
          <table:table-cell table:style-name="ce102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A" calcext:value-type="string">
            <text:p>A</text:p>
          </table:table-cell>
          <table:table-cell table:style-name="ce142" table:formula="of:=IF([.L24]=&quot;L&quot;;&quot;Baixa&quot;;IF([.L24]=&quot;A&quot;;&quot;Média&quot;;IF([.L24]=&quot;&quot;;&quot;&quot;;&quot;Alta&quot;)))" office:value-type="string" office:string-value="Média" calcext:value-type="string">
            <text:p>Média</text:p>
          </table:table-cell>
          <table:table-cell table:style-name="ce143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4" calcext:value-type="float">
            <text:p>4</text:p>
          </table:table-cell>
          <table:table-cell table:style-name="ce146" table:formula="of:=IF([.H24]=&quot;I&quot;;[.N24]*[Contagem.$W$11];IF([.H24]=&quot;E&quot;;[.N24]*[Contagem.$W$13];IF([.H24]=&quot;A&quot;;[.N24]*[Contagem.$W$12];IF([.H24]=&quot;T&quot;;[.N24]*[Contagem.$W$14];&quot;&quot;))))" office:value-type="float" office:value="4" calcext:value-type="float">
            <text:p>4,00</text:p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6" office:value-type="string" calcext:value-type="string">
            <text:p>PE.6.</text:p>
          </table:table-cell>
          <table:table-cell table:style-name="ce86" office:value-type="string" calcext:value-type="string">
            <text:p>Ativar Aplicativo</text:p>
          </table:table-cell>
          <table:table-cell table:style-name="ce86"/>
          <table:table-cell table:style-name="ce87" table:number-columns-repeated="3"/>
          <table:table-cell table:style-name="ce102" table:content-validation-name="val1" office:value-type="string" calcext:value-type="string">
            <text:p>EE</text:p>
          </table:table-cell>
          <table:table-cell table:style-name="ce112" table:content-validation-name="val2" office:value-type="string" calcext:value-type="string">
            <text:p>I</text:p>
          </table:table-cell>
          <table:table-cell table:style-name="ce102" table:number-columns-repeated="2"/>
          <table:table-cell table:style-name="ce102" table:formula="of:=CONCATENATE([.G25];[.L25])" office:value-type="string" office:string-value="EEA" calcext:value-type="string">
            <text:p>EEA</text:p>
          </table:table-cell>
          <table:table-cell table:style-name="ce102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A" calcext:value-type="string">
            <text:p>A</text:p>
          </table:table-cell>
          <table:table-cell table:style-name="ce142" table:formula="of:=IF([.L25]=&quot;L&quot;;&quot;Baixa&quot;;IF([.L25]=&quot;A&quot;;&quot;Média&quot;;IF([.L25]=&quot;&quot;;&quot;&quot;;&quot;Alta&quot;)))" office:value-type="string" office:string-value="Média" calcext:value-type="string">
            <text:p>Média</text:p>
          </table:table-cell>
          <table:table-cell table:style-name="ce143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4" calcext:value-type="float">
            <text:p>4</text:p>
          </table:table-cell>
          <table:table-cell table:style-name="ce146" table:formula="of:=IF([.H25]=&quot;I&quot;;[.N25]*[Contagem.$W$11];IF([.H25]=&quot;E&quot;;[.N25]*[Contagem.$W$13];IF([.H25]=&quot;A&quot;;[.N25]*[Contagem.$W$12];IF([.H25]=&quot;T&quot;;[.N25]*[Contagem.$W$14];&quot;&quot;))))" office:value-type="float" office:value="4" calcext:value-type="float">
            <text:p>4,00</text:p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6" office:value-type="string" calcext:value-type="string">
            <text:p>PE.7.</text:p>
          </table:table-cell>
          <table:table-cell table:style-name="ce86" office:value-type="string" calcext:value-type="string">
            <text:p>Inativar Aplicativo</text:p>
          </table:table-cell>
          <table:table-cell table:style-name="ce86"/>
          <table:table-cell table:style-name="ce87" table:number-columns-repeated="3"/>
          <table:table-cell table:style-name="ce102" table:content-validation-name="val1" office:value-type="string" calcext:value-type="string">
            <text:p>EE</text:p>
          </table:table-cell>
          <table:table-cell table:style-name="ce113" table:content-validation-name="val2" office:value-type="string" calcext:value-type="string">
            <text:p>I</text:p>
          </table:table-cell>
          <table:table-cell table:style-name="ce102" table:number-columns-repeated="2"/>
          <table:table-cell table:style-name="ce102" table:formula="of:=CONCATENATE([.G26];[.L26])" office:value-type="string" office:string-value="EEA" calcext:value-type="string">
            <text:p>EEA</text:p>
          </table:table-cell>
          <table:table-cell table:style-name="ce102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A" calcext:value-type="string">
            <text:p>A</text:p>
          </table:table-cell>
          <table:table-cell table:style-name="ce142" table:formula="of:=IF([.L26]=&quot;L&quot;;&quot;Baixa&quot;;IF([.L26]=&quot;A&quot;;&quot;Média&quot;;IF([.L26]=&quot;&quot;;&quot;&quot;;&quot;Alta&quot;)))" office:value-type="string" office:string-value="Média" calcext:value-type="string">
            <text:p>Média</text:p>
          </table:table-cell>
          <table:table-cell table:style-name="ce143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4" calcext:value-type="float">
            <text:p>4</text:p>
          </table:table-cell>
          <table:table-cell table:style-name="ce146" table:formula="of:=IF([.H26]=&quot;I&quot;;[.N26]*[Contagem.$W$11];IF([.H26]=&quot;E&quot;;[.N26]*[Contagem.$W$13];IF([.H26]=&quot;A&quot;;[.N26]*[Contagem.$W$12];IF([.H26]=&quot;T&quot;;[.N26]*[Contagem.$W$14];&quot;&quot;))))" office:value-type="float" office:value="4" calcext:value-type="float">
            <text:p>4,00</text:p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6" table:number-columns-repeated="3"/>
          <table:table-cell table:style-name="ce87" table:number-columns-repeated="3"/>
          <table:table-cell table:style-name="ce102" table:content-validation-name="val1"/>
          <table:table-cell table:style-name="ce111" table:content-validation-name="val2"/>
          <table:table-cell table:style-name="ce102" table:number-columns-repeated="4"/>
          <table:table-cell table:style-name="ce142"/>
          <table:table-cell table:style-name="ce143"/>
          <table:table-cell table:style-name="ce146"/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5" office:value-type="string" calcext:value-type="string">
            <text:p>2.1.3.</text:p>
          </table:table-cell>
          <table:table-cell table:style-name="ce85" office:value-type="string" calcext:value-type="string">
            <text:p>Posto de Graduação</text:p>
          </table:table-cell>
          <table:table-cell table:style-name="ce85" table:number-columns-repeated="4"/>
          <table:table-cell table:style-name="ce101" table:content-validation-name="val1"/>
          <table:table-cell table:style-name="ce114" table:content-validation-name="val2"/>
          <table:table-cell table:style-name="ce101" table:number-columns-repeated="4"/>
          <table:table-cell table:style-name="ce141"/>
          <table:table-cell table:style-name="ce101"/>
          <table:table-cell table:style-name="ce145"/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6" office:value-type="string" calcext:value-type="string">
            <text:p>PE.1.</text:p>
          </table:table-cell>
          <table:table-cell table:style-name="ce86" office:value-type="string" calcext:value-type="string">
            <text:p>Cadastrar Posto de Graduação</text:p>
          </table:table-cell>
          <table:table-cell table:style-name="ce86"/>
          <table:table-cell table:style-name="ce87" table:number-columns-repeated="3"/>
          <table:table-cell table:style-name="ce102" table:content-validation-name="val1" office:value-type="string" calcext:value-type="string">
            <text:p>EE</text:p>
          </table:table-cell>
          <table:table-cell table:style-name="ce111" table:content-validation-name="val2" office:value-type="string" calcext:value-type="string">
            <text:p>I</text:p>
          </table:table-cell>
          <table:table-cell table:style-name="ce102" table:number-columns-repeated="2"/>
          <table:table-cell table:style-name="ce102" table:formula="of:=CONCATENATE([.G29];[.L29])" office:value-type="string" office:string-value="EEA" calcext:value-type="string">
            <text:p>EEA</text:p>
          </table:table-cell>
          <table:table-cell table:style-name="ce102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A" calcext:value-type="string">
            <text:p>A</text:p>
          </table:table-cell>
          <table:table-cell table:style-name="ce142" table:formula="of:=IF([.L29]=&quot;L&quot;;&quot;Baixa&quot;;IF([.L29]=&quot;A&quot;;&quot;Média&quot;;IF([.L29]=&quot;&quot;;&quot;&quot;;&quot;Alta&quot;)))" office:value-type="string" office:string-value="Média" calcext:value-type="string">
            <text:p>Média</text:p>
          </table:table-cell>
          <table:table-cell table:style-name="ce143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4" calcext:value-type="float">
            <text:p>4</text:p>
          </table:table-cell>
          <table:table-cell table:style-name="ce146" table:formula="of:=IF([.H29]=&quot;I&quot;;[.N29]*[Contagem.$W$11];IF([.H29]=&quot;E&quot;;[.N29]*[Contagem.$W$13];IF([.H29]=&quot;A&quot;;[.N29]*[Contagem.$W$12];IF([.H29]=&quot;T&quot;;[.N29]*[Contagem.$W$14];&quot;&quot;))))" office:value-type="float" office:value="4" calcext:value-type="float">
            <text:p>4,00</text:p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6" office:value-type="string" calcext:value-type="string">
            <text:p>PE.2.</text:p>
          </table:table-cell>
          <table:table-cell table:style-name="ce86" office:value-type="string" calcext:value-type="string">
            <text:p>Alterar Posto de Graduação</text:p>
          </table:table-cell>
          <table:table-cell table:style-name="ce86"/>
          <table:table-cell table:style-name="ce87" table:number-columns-repeated="3"/>
          <table:table-cell table:style-name="ce102" table:content-validation-name="val1" office:value-type="string" calcext:value-type="string">
            <text:p>EE</text:p>
          </table:table-cell>
          <table:table-cell table:style-name="ce111" table:content-validation-name="val2" office:value-type="string" calcext:value-type="string">
            <text:p>I</text:p>
          </table:table-cell>
          <table:table-cell table:style-name="ce102" table:number-columns-repeated="2"/>
          <table:table-cell table:style-name="ce102" table:formula="of:=CONCATENATE([.G30];[.L30])" office:value-type="string" office:string-value="EEA" calcext:value-type="string">
            <text:p>EEA</text:p>
          </table:table-cell>
          <table:table-cell table:style-name="ce102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A" calcext:value-type="string">
            <text:p>A</text:p>
          </table:table-cell>
          <table:table-cell table:style-name="ce142" table:formula="of:=IF([.L30]=&quot;L&quot;;&quot;Baixa&quot;;IF([.L30]=&quot;A&quot;;&quot;Média&quot;;IF([.L30]=&quot;&quot;;&quot;&quot;;&quot;Alta&quot;)))" office:value-type="string" office:string-value="Média" calcext:value-type="string">
            <text:p>Média</text:p>
          </table:table-cell>
          <table:table-cell table:style-name="ce143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4" calcext:value-type="float">
            <text:p>4</text:p>
          </table:table-cell>
          <table:table-cell table:style-name="ce146" table:formula="of:=IF([.H30]=&quot;I&quot;;[.N30]*[Contagem.$W$11];IF([.H30]=&quot;E&quot;;[.N30]*[Contagem.$W$13];IF([.H30]=&quot;A&quot;;[.N30]*[Contagem.$W$12];IF([.H30]=&quot;T&quot;;[.N30]*[Contagem.$W$14];&quot;&quot;))))" office:value-type="float" office:value="4" calcext:value-type="float">
            <text:p>4,00</text:p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6" office:value-type="string" calcext:value-type="string">
            <text:p>PE.3.</text:p>
          </table:table-cell>
          <table:table-cell table:style-name="ce86" office:value-type="string" calcext:value-type="string">
            <text:p>Consultar Posto de Graduação</text:p>
          </table:table-cell>
          <table:table-cell table:style-name="ce86"/>
          <table:table-cell table:style-name="ce87" table:number-columns-repeated="3"/>
          <table:table-cell table:style-name="ce102" table:content-validation-name="val1" office:value-type="string" calcext:value-type="string">
            <text:p>CE</text:p>
          </table:table-cell>
          <table:table-cell table:style-name="ce115" table:content-validation-name="val2" office:value-type="string" calcext:value-type="string">
            <text:p>I</text:p>
          </table:table-cell>
          <table:table-cell table:style-name="ce102" table:number-columns-repeated="2"/>
          <table:table-cell table:style-name="ce102" table:formula="of:=CONCATENATE([.G31];[.L31])" office:value-type="string" office:string-value="CEA" calcext:value-type="string">
            <text:p>CEA</text:p>
          </table:table-cell>
          <table:table-cell table:style-name="ce102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A" calcext:value-type="string">
            <text:p>A</text:p>
          </table:table-cell>
          <table:table-cell table:style-name="ce142" table:formula="of:=IF([.L31]=&quot;L&quot;;&quot;Baixa&quot;;IF([.L31]=&quot;A&quot;;&quot;Média&quot;;IF([.L31]=&quot;&quot;;&quot;&quot;;&quot;Alta&quot;)))" office:value-type="string" office:string-value="Média" calcext:value-type="string">
            <text:p>Média</text:p>
          </table:table-cell>
          <table:table-cell table:style-name="ce143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4" calcext:value-type="float">
            <text:p>4</text:p>
          </table:table-cell>
          <table:table-cell table:style-name="ce146" table:formula="of:=IF([.H31]=&quot;I&quot;;[.N31]*[Contagem.$W$11];IF([.H31]=&quot;E&quot;;[.N31]*[Contagem.$W$13];IF([.H31]=&quot;A&quot;;[.N31]*[Contagem.$W$12];IF([.H31]=&quot;T&quot;;[.N31]*[Contagem.$W$14];&quot;&quot;))))" office:value-type="float" office:value="4" calcext:value-type="float">
            <text:p>4,00</text:p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6" office:value-type="string" calcext:value-type="string">
            <text:p>PE.4.</text:p>
          </table:table-cell>
          <table:table-cell table:style-name="ce86" office:value-type="string" calcext:value-type="string">
            <text:p>Excluir Posto de Graduação</text:p>
          </table:table-cell>
          <table:table-cell table:style-name="ce86"/>
          <table:table-cell table:style-name="ce87" table:number-columns-repeated="3"/>
          <table:table-cell table:style-name="ce102" table:content-validation-name="val1" office:value-type="string" calcext:value-type="string">
            <text:p>EE</text:p>
          </table:table-cell>
          <table:table-cell table:style-name="ce115" table:content-validation-name="val2" office:value-type="string" calcext:value-type="string">
            <text:p>I</text:p>
          </table:table-cell>
          <table:table-cell table:style-name="ce102" table:number-columns-repeated="2"/>
          <table:table-cell table:style-name="ce102" table:formula="of:=CONCATENATE([.G32];[.L32])" office:value-type="string" office:string-value="EEA" calcext:value-type="string">
            <text:p>EEA</text:p>
          </table:table-cell>
          <table:table-cell table:style-name="ce102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A" calcext:value-type="string">
            <text:p>A</text:p>
          </table:table-cell>
          <table:table-cell table:style-name="ce142" table:formula="of:=IF([.L32]=&quot;L&quot;;&quot;Baixa&quot;;IF([.L32]=&quot;A&quot;;&quot;Média&quot;;IF([.L32]=&quot;&quot;;&quot;&quot;;&quot;Alta&quot;)))" office:value-type="string" office:string-value="Média" calcext:value-type="string">
            <text:p>Média</text:p>
          </table:table-cell>
          <table:table-cell table:style-name="ce143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4" calcext:value-type="float">
            <text:p>4</text:p>
          </table:table-cell>
          <table:table-cell table:style-name="ce146" table:formula="of:=IF([.H32]=&quot;I&quot;;[.N32]*[Contagem.$W$11];IF([.H32]=&quot;E&quot;;[.N32]*[Contagem.$W$13];IF([.H32]=&quot;A&quot;;[.N32]*[Contagem.$W$12];IF([.H32]=&quot;T&quot;;[.N32]*[Contagem.$W$14];&quot;&quot;))))" office:value-type="float" office:value="4" calcext:value-type="float">
            <text:p>4,00</text:p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6" table:number-columns-repeated="3"/>
          <table:table-cell table:style-name="ce87" table:number-columns-repeated="3"/>
          <table:table-cell table:style-name="ce102" table:content-validation-name="val1"/>
          <table:table-cell table:style-name="ce116" table:content-validation-name="val2"/>
          <table:table-cell table:style-name="ce102" table:number-columns-repeated="4"/>
          <table:table-cell table:style-name="ce142"/>
          <table:table-cell table:style-name="ce143"/>
          <table:table-cell table:style-name="ce146"/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5" office:value-type="string" calcext:value-type="string">
            <text:p>2.1.4.</text:p>
          </table:table-cell>
          <table:table-cell table:style-name="ce85" office:value-type="string" calcext:value-type="string">
            <text:p>Organização Militar</text:p>
          </table:table-cell>
          <table:table-cell table:style-name="ce85" table:number-columns-repeated="4"/>
          <table:table-cell table:style-name="ce101" table:content-validation-name="val1"/>
          <table:table-cell table:style-name="ce101" table:content-validation-name="val2"/>
          <table:table-cell table:style-name="ce101" table:number-columns-repeated="4"/>
          <table:table-cell table:style-name="ce141"/>
          <table:table-cell table:style-name="ce101"/>
          <table:table-cell table:style-name="ce145"/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6" office:value-type="string" calcext:value-type="string">
            <text:p>PE.1.</text:p>
          </table:table-cell>
          <table:table-cell table:style-name="ce86" office:value-type="string" calcext:value-type="string">
            <text:p>Cadastrar Organização Militar</text:p>
          </table:table-cell>
          <table:table-cell table:style-name="ce86"/>
          <table:table-cell table:style-name="ce87" table:number-columns-repeated="3"/>
          <table:table-cell table:style-name="ce102" table:content-validation-name="val1" office:value-type="string" calcext:value-type="string">
            <text:p>EE</text:p>
          </table:table-cell>
          <table:table-cell table:style-name="ce117" table:content-validation-name="val2" office:value-type="string" calcext:value-type="string">
            <text:p>I</text:p>
          </table:table-cell>
          <table:table-cell table:style-name="ce102" table:number-columns-repeated="2"/>
          <table:table-cell table:style-name="ce102" table:formula="of:=CONCATENATE([.G35];[.L35])" office:value-type="string" office:string-value="EEA" calcext:value-type="string">
            <text:p>EEA</text:p>
          </table:table-cell>
          <table:table-cell table:style-name="ce102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A" calcext:value-type="string">
            <text:p>A</text:p>
          </table:table-cell>
          <table:table-cell table:style-name="ce142" table:formula="of:=IF([.L35]=&quot;L&quot;;&quot;Baixa&quot;;IF([.L35]=&quot;A&quot;;&quot;Média&quot;;IF([.L35]=&quot;&quot;;&quot;&quot;;&quot;Alta&quot;)))" office:value-type="string" office:string-value="Média" calcext:value-type="string">
            <text:p>Média</text:p>
          </table:table-cell>
          <table:table-cell table:style-name="ce143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4" calcext:value-type="float">
            <text:p>4</text:p>
          </table:table-cell>
          <table:table-cell table:style-name="ce146" table:formula="of:=IF([.H35]=&quot;I&quot;;[.N35]*[Contagem.$W$11];IF([.H35]=&quot;E&quot;;[.N35]*[Contagem.$W$13];IF([.H35]=&quot;A&quot;;[.N35]*[Contagem.$W$12];IF([.H35]=&quot;T&quot;;[.N35]*[Contagem.$W$14];&quot;&quot;))))" office:value-type="float" office:value="4" calcext:value-type="float">
            <text:p>4,00</text:p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6" office:value-type="string" calcext:value-type="string">
            <text:p>PE.2.</text:p>
          </table:table-cell>
          <table:table-cell table:style-name="ce86" office:value-type="string" calcext:value-type="string">
            <text:p>Alterar Organização Militar</text:p>
          </table:table-cell>
          <table:table-cell table:style-name="ce86"/>
          <table:table-cell table:style-name="ce87" table:number-columns-repeated="3"/>
          <table:table-cell table:style-name="ce102" table:content-validation-name="val1" office:value-type="string" calcext:value-type="string">
            <text:p>EE</text:p>
          </table:table-cell>
          <table:table-cell table:style-name="ce117" table:content-validation-name="val2" office:value-type="string" calcext:value-type="string">
            <text:p>I</text:p>
          </table:table-cell>
          <table:table-cell table:style-name="ce102" table:number-columns-repeated="2"/>
          <table:table-cell table:style-name="ce102" table:formula="of:=CONCATENATE([.G36];[.L36])" office:value-type="string" office:string-value="EEA" calcext:value-type="string">
            <text:p>EEA</text:p>
          </table:table-cell>
          <table:table-cell table:style-name="ce102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A" calcext:value-type="string">
            <text:p>A</text:p>
          </table:table-cell>
          <table:table-cell table:style-name="ce142" table:formula="of:=IF([.L36]=&quot;L&quot;;&quot;Baixa&quot;;IF([.L36]=&quot;A&quot;;&quot;Média&quot;;IF([.L36]=&quot;&quot;;&quot;&quot;;&quot;Alta&quot;)))" office:value-type="string" office:string-value="Média" calcext:value-type="string">
            <text:p>Média</text:p>
          </table:table-cell>
          <table:table-cell table:style-name="ce143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4" calcext:value-type="float">
            <text:p>4</text:p>
          </table:table-cell>
          <table:table-cell table:style-name="ce146" table:formula="of:=IF([.H36]=&quot;I&quot;;[.N36]*[Contagem.$W$11];IF([.H36]=&quot;E&quot;;[.N36]*[Contagem.$W$13];IF([.H36]=&quot;A&quot;;[.N36]*[Contagem.$W$12];IF([.H36]=&quot;T&quot;;[.N36]*[Contagem.$W$14];&quot;&quot;))))" office:value-type="float" office:value="4" calcext:value-type="float">
            <text:p>4,00</text:p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6" office:value-type="string" calcext:value-type="string">
            <text:p>PE.3.</text:p>
          </table:table-cell>
          <table:table-cell table:style-name="ce86" office:value-type="string" calcext:value-type="string">
            <text:p>Consultar Posto de Graduação</text:p>
          </table:table-cell>
          <table:table-cell table:style-name="ce86"/>
          <table:table-cell table:style-name="ce87" table:number-columns-repeated="3"/>
          <table:table-cell table:style-name="ce102" table:content-validation-name="val1" office:value-type="string" calcext:value-type="string">
            <text:p>CE</text:p>
          </table:table-cell>
          <table:table-cell table:style-name="ce118" table:content-validation-name="val2" office:value-type="string" calcext:value-type="string">
            <text:p>I</text:p>
          </table:table-cell>
          <table:table-cell table:style-name="ce102" table:number-columns-repeated="2"/>
          <table:table-cell table:style-name="ce102" table:formula="of:=CONCATENATE([.G37];[.L37])" office:value-type="string" office:string-value="CEA" calcext:value-type="string">
            <text:p>CEA</text:p>
          </table:table-cell>
          <table:table-cell table:style-name="ce102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A" calcext:value-type="string">
            <text:p>A</text:p>
          </table:table-cell>
          <table:table-cell table:style-name="ce142" table:formula="of:=IF([.L37]=&quot;L&quot;;&quot;Baixa&quot;;IF([.L37]=&quot;A&quot;;&quot;Média&quot;;IF([.L37]=&quot;&quot;;&quot;&quot;;&quot;Alta&quot;)))" office:value-type="string" office:string-value="Média" calcext:value-type="string">
            <text:p>Média</text:p>
          </table:table-cell>
          <table:table-cell table:style-name="ce143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4" calcext:value-type="float">
            <text:p>4</text:p>
          </table:table-cell>
          <table:table-cell table:style-name="ce146" table:formula="of:=IF([.H37]=&quot;I&quot;;[.N37]*[Contagem.$W$11];IF([.H37]=&quot;E&quot;;[.N37]*[Contagem.$W$13];IF([.H37]=&quot;A&quot;;[.N37]*[Contagem.$W$12];IF([.H37]=&quot;T&quot;;[.N37]*[Contagem.$W$14];&quot;&quot;))))" office:value-type="float" office:value="4" calcext:value-type="float">
            <text:p>4,00</text:p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6" office:value-type="string" calcext:value-type="string">
            <text:p>PE.4.</text:p>
          </table:table-cell>
          <table:table-cell table:style-name="ce86" office:value-type="string" calcext:value-type="string">
            <text:p>Excluir Posto de Graduação</text:p>
          </table:table-cell>
          <table:table-cell table:style-name="ce86"/>
          <table:table-cell table:style-name="ce87" table:number-columns-repeated="3"/>
          <table:table-cell table:style-name="ce102" table:content-validation-name="val1" office:value-type="string" calcext:value-type="string">
            <text:p>EE</text:p>
          </table:table-cell>
          <table:table-cell table:style-name="ce119" table:content-validation-name="val2" office:value-type="string" calcext:value-type="string">
            <text:p>I</text:p>
          </table:table-cell>
          <table:table-cell table:style-name="ce102" table:number-columns-repeated="2"/>
          <table:table-cell table:style-name="ce102" table:formula="of:=CONCATENATE([.G38];[.L38])" office:value-type="string" office:string-value="EEA" calcext:value-type="string">
            <text:p>EEA</text:p>
          </table:table-cell>
          <table:table-cell table:style-name="ce102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A" calcext:value-type="string">
            <text:p>A</text:p>
          </table:table-cell>
          <table:table-cell table:style-name="ce142" table:formula="of:=IF([.L38]=&quot;L&quot;;&quot;Baixa&quot;;IF([.L38]=&quot;A&quot;;&quot;Média&quot;;IF([.L38]=&quot;&quot;;&quot;&quot;;&quot;Alta&quot;)))" office:value-type="string" office:string-value="Média" calcext:value-type="string">
            <text:p>Média</text:p>
          </table:table-cell>
          <table:table-cell table:style-name="ce143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4" calcext:value-type="float">
            <text:p>4</text:p>
          </table:table-cell>
          <table:table-cell table:style-name="ce146" table:formula="of:=IF([.H38]=&quot;I&quot;;[.N38]*[Contagem.$W$11];IF([.H38]=&quot;E&quot;;[.N38]*[Contagem.$W$13];IF([.H38]=&quot;A&quot;;[.N38]*[Contagem.$W$12];IF([.H38]=&quot;T&quot;;[.N38]*[Contagem.$W$14];&quot;&quot;))))" office:value-type="float" office:value="4" calcext:value-type="float">
            <text:p>4,00</text:p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6" table:number-columns-repeated="3"/>
          <table:table-cell table:style-name="ce87" table:number-columns-repeated="3"/>
          <table:table-cell table:style-name="ce102" table:content-validation-name="val1"/>
          <table:table-cell table:style-name="ce120" table:content-validation-name="val2"/>
          <table:table-cell table:style-name="ce102" table:number-columns-repeated="4"/>
          <table:table-cell table:style-name="ce142"/>
          <table:table-cell table:style-name="ce143"/>
          <table:table-cell table:style-name="ce146"/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5" office:value-type="string" calcext:value-type="string">
            <text:p>2.1.5.</text:p>
          </table:table-cell>
          <table:table-cell table:style-name="ce85" office:value-type="string" calcext:value-type="string">
            <text:p>Perfil</text:p>
          </table:table-cell>
          <table:table-cell table:style-name="ce85" table:number-columns-repeated="4"/>
          <table:table-cell table:style-name="ce101" table:content-validation-name="val1"/>
          <table:table-cell table:style-name="ce101" table:content-validation-name="val2"/>
          <table:table-cell table:style-name="ce101" table:number-columns-repeated="4"/>
          <table:table-cell table:style-name="ce141"/>
          <table:table-cell table:style-name="ce101"/>
          <table:table-cell table:style-name="ce145"/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6" office:value-type="string" calcext:value-type="string">
            <text:p>PE.1.</text:p>
          </table:table-cell>
          <table:table-cell table:style-name="ce86" office:value-type="string" calcext:value-type="string">
            <text:p>Cadastrar Perfil</text:p>
          </table:table-cell>
          <table:table-cell table:style-name="ce86"/>
          <table:table-cell table:style-name="ce87" table:number-columns-repeated="3"/>
          <table:table-cell table:style-name="ce102" table:content-validation-name="val1" office:value-type="string" calcext:value-type="string">
            <text:p>EE</text:p>
          </table:table-cell>
          <table:table-cell table:style-name="ce121" table:content-validation-name="val2" office:value-type="string" calcext:value-type="string">
            <text:p>I</text:p>
          </table:table-cell>
          <table:table-cell table:style-name="ce102" table:number-columns-repeated="2"/>
          <table:table-cell table:style-name="ce102" table:formula="of:=CONCATENATE([.G41];[.L41])" office:value-type="string" office:string-value="EEA" calcext:value-type="string">
            <text:p>EEA</text:p>
          </table:table-cell>
          <table:table-cell table:style-name="ce102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A" calcext:value-type="string">
            <text:p>A</text:p>
          </table:table-cell>
          <table:table-cell table:style-name="ce142" table:formula="of:=IF([.L41]=&quot;L&quot;;&quot;Baixa&quot;;IF([.L41]=&quot;A&quot;;&quot;Média&quot;;IF([.L41]=&quot;&quot;;&quot;&quot;;&quot;Alta&quot;)))" office:value-type="string" office:string-value="Média" calcext:value-type="string">
            <text:p>Média</text:p>
          </table:table-cell>
          <table:table-cell table:style-name="ce143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4" calcext:value-type="float">
            <text:p>4</text:p>
          </table:table-cell>
          <table:table-cell table:style-name="ce146" table:formula="of:=IF([.H41]=&quot;I&quot;;[.N41]*[Contagem.$W$11];IF([.H41]=&quot;E&quot;;[.N41]*[Contagem.$W$13];IF([.H41]=&quot;A&quot;;[.N41]*[Contagem.$W$12];IF([.H41]=&quot;T&quot;;[.N41]*[Contagem.$W$14];&quot;&quot;))))" office:value-type="float" office:value="4" calcext:value-type="float">
            <text:p>4,00</text:p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6" office:value-type="string" calcext:value-type="string">
            <text:p>PE.2.</text:p>
          </table:table-cell>
          <table:table-cell table:style-name="ce86" office:value-type="string" calcext:value-type="string">
            <text:p>Alterar Perfil</text:p>
          </table:table-cell>
          <table:table-cell table:style-name="ce86"/>
          <table:table-cell table:style-name="ce87" table:number-columns-repeated="3"/>
          <table:table-cell table:style-name="ce102" table:content-validation-name="val1" office:value-type="string" calcext:value-type="string">
            <text:p>EE</text:p>
          </table:table-cell>
          <table:table-cell table:style-name="ce121" table:content-validation-name="val2" office:value-type="string" calcext:value-type="string">
            <text:p>I</text:p>
          </table:table-cell>
          <table:table-cell table:style-name="ce102" table:number-columns-repeated="2"/>
          <table:table-cell table:style-name="ce102" table:formula="of:=CONCATENATE([.G42];[.L42])" office:value-type="string" office:string-value="EEA" calcext:value-type="string">
            <text:p>EEA</text:p>
          </table:table-cell>
          <table:table-cell table:style-name="ce102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A" calcext:value-type="string">
            <text:p>A</text:p>
          </table:table-cell>
          <table:table-cell table:style-name="ce142" table:formula="of:=IF([.L42]=&quot;L&quot;;&quot;Baixa&quot;;IF([.L42]=&quot;A&quot;;&quot;Média&quot;;IF([.L42]=&quot;&quot;;&quot;&quot;;&quot;Alta&quot;)))" office:value-type="string" office:string-value="Média" calcext:value-type="string">
            <text:p>Média</text:p>
          </table:table-cell>
          <table:table-cell table:style-name="ce143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4" calcext:value-type="float">
            <text:p>4</text:p>
          </table:table-cell>
          <table:table-cell table:style-name="ce146" table:formula="of:=IF([.H42]=&quot;I&quot;;[.N42]*[Contagem.$W$11];IF([.H42]=&quot;E&quot;;[.N42]*[Contagem.$W$13];IF([.H42]=&quot;A&quot;;[.N42]*[Contagem.$W$12];IF([.H42]=&quot;T&quot;;[.N42]*[Contagem.$W$14];&quot;&quot;))))" office:value-type="float" office:value="4" calcext:value-type="float">
            <text:p>4,00</text:p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6" office:value-type="string" calcext:value-type="string">
            <text:p>PE.3.</text:p>
          </table:table-cell>
          <table:table-cell table:style-name="ce86" office:value-type="string" calcext:value-type="string">
            <text:p>Consultar Perfil</text:p>
          </table:table-cell>
          <table:table-cell table:style-name="ce86"/>
          <table:table-cell table:style-name="ce87" table:number-columns-repeated="3"/>
          <table:table-cell table:style-name="ce102" table:content-validation-name="val1" office:value-type="string" calcext:value-type="string">
            <text:p>CE</text:p>
          </table:table-cell>
          <table:table-cell table:style-name="ce122" table:content-validation-name="val2" office:value-type="string" calcext:value-type="string">
            <text:p>I</text:p>
          </table:table-cell>
          <table:table-cell table:style-name="ce102" table:number-columns-repeated="2"/>
          <table:table-cell table:style-name="ce102" table:formula="of:=CONCATENATE([.G43];[.L43])" office:value-type="string" office:string-value="CEA" calcext:value-type="string">
            <text:p>CEA</text:p>
          </table:table-cell>
          <table:table-cell table:style-name="ce102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A" calcext:value-type="string">
            <text:p>A</text:p>
          </table:table-cell>
          <table:table-cell table:style-name="ce142" table:formula="of:=IF([.L43]=&quot;L&quot;;&quot;Baixa&quot;;IF([.L43]=&quot;A&quot;;&quot;Média&quot;;IF([.L43]=&quot;&quot;;&quot;&quot;;&quot;Alta&quot;)))" office:value-type="string" office:string-value="Média" calcext:value-type="string">
            <text:p>Média</text:p>
          </table:table-cell>
          <table:table-cell table:style-name="ce143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4" calcext:value-type="float">
            <text:p>4</text:p>
          </table:table-cell>
          <table:table-cell table:style-name="ce146" table:formula="of:=IF([.H43]=&quot;I&quot;;[.N43]*[Contagem.$W$11];IF([.H43]=&quot;E&quot;;[.N43]*[Contagem.$W$13];IF([.H43]=&quot;A&quot;;[.N43]*[Contagem.$W$12];IF([.H43]=&quot;T&quot;;[.N43]*[Contagem.$W$14];&quot;&quot;))))" office:value-type="float" office:value="4" calcext:value-type="float">
            <text:p>4,00</text:p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6" office:value-type="string" calcext:value-type="string">
            <text:p>PE.4.</text:p>
          </table:table-cell>
          <table:table-cell table:style-name="ce86" office:value-type="string" calcext:value-type="string">
            <text:p>Excluir Perfil</text:p>
          </table:table-cell>
          <table:table-cell table:style-name="ce86"/>
          <table:table-cell table:style-name="ce87" table:number-columns-repeated="3"/>
          <table:table-cell table:style-name="ce102" table:content-validation-name="val1" office:value-type="string" calcext:value-type="string">
            <text:p>EE</text:p>
          </table:table-cell>
          <table:table-cell table:style-name="ce123" table:content-validation-name="val2" office:value-type="string" calcext:value-type="string">
            <text:p>I</text:p>
          </table:table-cell>
          <table:table-cell table:style-name="ce102" table:number-columns-repeated="2"/>
          <table:table-cell table:style-name="ce102" table:formula="of:=CONCATENATE([.G44];[.L44])" office:value-type="string" office:string-value="EEA" calcext:value-type="string">
            <text:p>EEA</text:p>
          </table:table-cell>
          <table:table-cell table:style-name="ce102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A" calcext:value-type="string">
            <text:p>A</text:p>
          </table:table-cell>
          <table:table-cell table:style-name="ce142" table:formula="of:=IF([.L44]=&quot;L&quot;;&quot;Baixa&quot;;IF([.L44]=&quot;A&quot;;&quot;Média&quot;;IF([.L44]=&quot;&quot;;&quot;&quot;;&quot;Alta&quot;)))" office:value-type="string" office:string-value="Média" calcext:value-type="string">
            <text:p>Média</text:p>
          </table:table-cell>
          <table:table-cell table:style-name="ce143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4" calcext:value-type="float">
            <text:p>4</text:p>
          </table:table-cell>
          <table:table-cell table:style-name="ce146" table:formula="of:=IF([.H44]=&quot;I&quot;;[.N44]*[Contagem.$W$11];IF([.H44]=&quot;E&quot;;[.N44]*[Contagem.$W$13];IF([.H44]=&quot;A&quot;;[.N44]*[Contagem.$W$12];IF([.H44]=&quot;T&quot;;[.N44]*[Contagem.$W$14];&quot;&quot;))))" office:value-type="float" office:value="4" calcext:value-type="float">
            <text:p>4,00</text:p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7" table:number-columns-repeated="6"/>
          <table:table-cell table:style-name="ce102" table:content-validation-name="val1"/>
          <table:table-cell table:style-name="ce124" table:content-validation-name="val2"/>
          <table:table-cell table:style-name="ce102" table:number-columns-repeated="2"/>
          <table:table-cell table:style-name="ce102" table:formula="of:=CONCATENATE([.G45];[.L45])">
            <text:p/>
          </table:table-cell>
          <table:table-cell table:style-name="ce102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>
            <text:p/>
          </table:table-cell>
          <table:table-cell table:style-name="ce142"/>
          <table:table-cell table:style-name="ce143"/>
          <table:table-cell table:style-name="ce146"/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4" office:value-type="string" calcext:value-type="string">
            <text:p>2.2.</text:p>
          </table:table-cell>
          <table:table-cell table:style-name="ce84" office:value-type="string" calcext:value-type="string">
            <text:p>Funções de Dados</text:p>
          </table:table-cell>
          <table:table-cell table:style-name="ce84" table:number-columns-repeated="4"/>
          <table:table-cell table:style-name="ce100" table:content-validation-name="val1"/>
          <table:table-cell table:style-name="ce125" table:content-validation-name="val2"/>
          <table:table-cell table:style-name="ce100" table:number-columns-repeated="2"/>
          <table:table-cell table:style-name="ce100" table:formula="of:=CONCATENATE([.G46];[.L46])">
            <text:p/>
          </table:table-cell>
          <table:table-cell table:style-name="ce100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>
            <text:p/>
          </table:table-cell>
          <table:table-cell table:style-name="ce140" table:formula="of:=IF([.L46]=&quot;L&quot;;&quot;Baixa&quot;;IF([.L46]=&quot;A&quot;;&quot;Média&quot;;IF([.L46]=&quot;&quot;;&quot;&quot;;&quot;Alta&quot;)))">
            <text:p/>
          </table:table-cell>
          <table:table-cell table:style-name="ce100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>
            <text:p/>
          </table:table-cell>
          <table:table-cell table:style-name="ce144" table:formula="of:=IF([.H46]=&quot;I&quot;;[.N46]*[Contagem.$W$11];IF([.H46]=&quot;E&quot;;[.N46]*[Contagem.$W$13];IF([.H46]=&quot;A&quot;;[.N46]*[Contagem.$W$12];IF([.H46]=&quot;T&quot;;[.N46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6" office:value-type="string" calcext:value-type="string">
            <text:p>ALI Usuário</text:p>
          </table:table-cell>
          <table:table-cell table:style-name="ce86"/>
          <table:table-cell table:style-name="ce87" table:number-columns-repeated="4"/>
          <table:table-cell table:style-name="ce102" table:content-validation-name="val1" office:value-type="string" calcext:value-type="string">
            <text:p>ALI</text:p>
          </table:table-cell>
          <table:table-cell table:style-name="ce126" table:content-validation-name="val2" office:value-type="string" calcext:value-type="string">
            <text:p>I</text:p>
          </table:table-cell>
          <table:table-cell table:style-name="ce102" table:number-columns-repeated="2"/>
          <table:table-cell table:style-name="ce102" table:formula="of:=CONCATENATE([.G47];[.L47])" office:value-type="string" office:string-value="ALIL" calcext:value-type="string">
            <text:p>ALIL</text:p>
          </table:table-cell>
          <table:table-cell table:style-name="ce102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L" calcext:value-type="string">
            <text:p>L</text:p>
          </table:table-cell>
          <table:table-cell table:style-name="ce142" table:formula="of:=IF([.L47]=&quot;L&quot;;&quot;Baixa&quot;;IF([.L47]=&quot;A&quot;;&quot;Média&quot;;IF([.L47]=&quot;&quot;;&quot;&quot;;&quot;Alta&quot;)))" office:value-type="string" office:string-value="Baixa" calcext:value-type="string">
            <text:p>Baixa</text:p>
          </table:table-cell>
          <table:table-cell table:style-name="ce143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7" calcext:value-type="float">
            <text:p>7</text:p>
          </table:table-cell>
          <table:table-cell table:style-name="ce146" table:formula="of:=IF([.H47]=&quot;I&quot;;[.N47]*[Contagem.$W$11];IF([.H47]=&quot;E&quot;;[.N47]*[Contagem.$W$13];IF([.H47]=&quot;A&quot;;[.N47]*[Contagem.$W$12];IF([.H47]=&quot;T&quot;;[.N47]*[Contagem.$W$14];&quot;&quot;))))" office:value-type="float" office:value="7" calcext:value-type="float">
            <text:p>7,00</text:p>
          </table:table-cell>
          <table:table-cell table:style-name="Default" table:number-columns-repeated="1009"/>
        </table:table-row>
        <table:table-row table:style-name="ro9">
          <table:table-cell table:style-name="ce86" office:value-type="string" calcext:value-type="string">
            <text:p>ALI Aplicativo</text:p>
          </table:table-cell>
          <table:table-cell table:style-name="ce86"/>
          <table:table-cell table:style-name="ce87" table:number-columns-repeated="4"/>
          <table:table-cell table:style-name="ce102" table:content-validation-name="val1" office:value-type="string" calcext:value-type="string">
            <text:p>ALI</text:p>
          </table:table-cell>
          <table:table-cell table:style-name="ce127" table:content-validation-name="val2" office:value-type="string" calcext:value-type="string">
            <text:p>I</text:p>
          </table:table-cell>
          <table:table-cell table:style-name="ce102" table:number-columns-repeated="2"/>
          <table:table-cell table:style-name="ce102" table:formula="of:=CONCATENATE([.G48];[.L48])" office:value-type="string" office:string-value="ALIL" calcext:value-type="string">
            <text:p>ALIL</text:p>
          </table:table-cell>
          <table:table-cell table:style-name="ce102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L" calcext:value-type="string">
            <text:p>L</text:p>
          </table:table-cell>
          <table:table-cell table:style-name="ce142" table:formula="of:=IF([.L48]=&quot;L&quot;;&quot;Baixa&quot;;IF([.L48]=&quot;A&quot;;&quot;Média&quot;;IF([.L48]=&quot;&quot;;&quot;&quot;;&quot;Alta&quot;)))" office:value-type="string" office:string-value="Baixa" calcext:value-type="string">
            <text:p>Baixa</text:p>
          </table:table-cell>
          <table:table-cell table:style-name="ce143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7" calcext:value-type="float">
            <text:p>7</text:p>
          </table:table-cell>
          <table:table-cell table:style-name="ce146" table:formula="of:=IF([.H48]=&quot;I&quot;;[.N48]*[Contagem.$W$11];IF([.H48]=&quot;E&quot;;[.N48]*[Contagem.$W$13];IF([.H48]=&quot;A&quot;;[.N48]*[Contagem.$W$12];IF([.H48]=&quot;T&quot;;[.N48]*[Contagem.$W$14];&quot;&quot;))))" office:value-type="float" office:value="7" calcext:value-type="float">
            <text:p>7,00</text:p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6" office:value-type="string" calcext:value-type="string">
            <text:p>ALI Posto de Graduação</text:p>
          </table:table-cell>
          <table:table-cell table:style-name="ce86"/>
          <table:table-cell table:style-name="ce87" table:number-columns-repeated="4"/>
          <table:table-cell table:style-name="ce102" table:content-validation-name="val1" office:value-type="string" calcext:value-type="string">
            <text:p>ALI</text:p>
          </table:table-cell>
          <table:table-cell table:style-name="ce128" table:content-validation-name="val2" office:value-type="string" calcext:value-type="string">
            <text:p>I</text:p>
          </table:table-cell>
          <table:table-cell table:style-name="ce102" table:number-columns-repeated="2"/>
          <table:table-cell table:style-name="ce102" table:formula="of:=CONCATENATE([.G49];[.L49])" office:value-type="string" office:string-value="ALIL" calcext:value-type="string">
            <text:p>ALIL</text:p>
          </table:table-cell>
          <table:table-cell table:style-name="ce102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office:value-type="string" office:string-value="L" calcext:value-type="string">
            <text:p>L</text:p>
          </table:table-cell>
          <table:table-cell table:style-name="ce142" table:formula="of:=IF([.L49]=&quot;L&quot;;&quot;Baixa&quot;;IF([.L49]=&quot;A&quot;;&quot;Média&quot;;IF([.L49]=&quot;&quot;;&quot;&quot;;&quot;Alta&quot;)))" office:value-type="string" office:string-value="Baixa" calcext:value-type="string">
            <text:p>Baixa</text:p>
          </table:table-cell>
          <table:table-cell table:style-name="ce143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office:value-type="float" office:value="7" calcext:value-type="float">
            <text:p>7</text:p>
          </table:table-cell>
          <table:table-cell table:style-name="ce146" table:formula="of:=IF([.H49]=&quot;I&quot;;[.N49]*[Contagem.$W$11];IF([.H49]=&quot;E&quot;;[.N49]*[Contagem.$W$13];IF([.H49]=&quot;A&quot;;[.N49]*[Contagem.$W$12];IF([.H49]=&quot;T&quot;;[.N49]*[Contagem.$W$14];&quot;&quot;))))" office:value-type="float" office:value="7" calcext:value-type="float">
            <text:p>7,00</text:p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6" office:value-type="string" calcext:value-type="string">
            <text:p>ALI Organização Militar</text:p>
          </table:table-cell>
          <table:table-cell table:style-name="ce86"/>
          <table:table-cell table:style-name="ce87" table:number-columns-repeated="4"/>
          <table:table-cell table:style-name="ce102" table:content-validation-name="val1" office:value-type="string" calcext:value-type="string">
            <text:p>ALI</text:p>
          </table:table-cell>
          <table:table-cell table:style-name="ce129" table:content-validation-name="val2" office:value-type="string" calcext:value-type="string">
            <text:p>I</text:p>
          </table:table-cell>
          <table:table-cell table:style-name="ce102" table:number-columns-repeated="2"/>
          <table:table-cell table:style-name="ce102" table:formula="of:=CONCATENATE([.G50];[.L50])" office:value-type="string" office:string-value="ALIL" calcext:value-type="string">
            <text:p>ALIL</text:p>
          </table:table-cell>
          <table:table-cell table:style-name="ce102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L" calcext:value-type="string">
            <text:p>L</text:p>
          </table:table-cell>
          <table:table-cell table:style-name="ce142" table:formula="of:=IF([.L50]=&quot;L&quot;;&quot;Baixa&quot;;IF([.L50]=&quot;A&quot;;&quot;Média&quot;;IF([.L50]=&quot;&quot;;&quot;&quot;;&quot;Alta&quot;)))" office:value-type="string" office:string-value="Baixa" calcext:value-type="string">
            <text:p>Baixa</text:p>
          </table:table-cell>
          <table:table-cell table:style-name="ce143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7" calcext:value-type="float">
            <text:p>7</text:p>
          </table:table-cell>
          <table:table-cell table:style-name="ce146" table:formula="of:=IF([.H50]=&quot;I&quot;;[.N50]*[Contagem.$W$11];IF([.H50]=&quot;E&quot;;[.N50]*[Contagem.$W$13];IF([.H50]=&quot;A&quot;;[.N50]*[Contagem.$W$12];IF([.H50]=&quot;T&quot;;[.N50]*[Contagem.$W$14];&quot;&quot;))))" office:value-type="float" office:value="7" calcext:value-type="float">
            <text:p>7,00</text:p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6" office:value-type="string" calcext:value-type="string">
            <text:p>ALI Perfil</text:p>
          </table:table-cell>
          <table:table-cell table:style-name="ce86"/>
          <table:table-cell table:style-name="ce87" table:number-columns-repeated="4"/>
          <table:table-cell table:style-name="ce102" table:content-validation-name="val1" office:value-type="string" calcext:value-type="string">
            <text:p>ALI</text:p>
          </table:table-cell>
          <table:table-cell table:style-name="ce130" table:content-validation-name="val2" office:value-type="string" calcext:value-type="string">
            <text:p>I</text:p>
          </table:table-cell>
          <table:table-cell table:style-name="ce102" table:number-columns-repeated="2"/>
          <table:table-cell table:style-name="ce102" table:formula="of:=CONCATENATE([.G51];[.L51])" office:value-type="string" office:string-value="ALIL" calcext:value-type="string">
            <text:p>ALIL</text:p>
          </table:table-cell>
          <table:table-cell table:style-name="ce102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L" calcext:value-type="string">
            <text:p>L</text:p>
          </table:table-cell>
          <table:table-cell table:style-name="ce142" table:formula="of:=IF([.L51]=&quot;L&quot;;&quot;Baixa&quot;;IF([.L51]=&quot;A&quot;;&quot;Média&quot;;IF([.L51]=&quot;&quot;;&quot;&quot;;&quot;Alta&quot;)))" office:value-type="string" office:string-value="Baixa" calcext:value-type="string">
            <text:p>Baixa</text:p>
          </table:table-cell>
          <table:table-cell table:style-name="ce143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7" calcext:value-type="float">
            <text:p>7</text:p>
          </table:table-cell>
          <table:table-cell table:style-name="ce146" table:formula="of:=IF([.H51]=&quot;I&quot;;[.N51]*[Contagem.$W$11];IF([.H51]=&quot;E&quot;;[.N51]*[Contagem.$W$13];IF([.H51]=&quot;A&quot;;[.N51]*[Contagem.$W$12];IF([.H51]=&quot;T&quot;;[.N51]*[Contagem.$W$14];&quot;&quot;))))" office:value-type="float" office:value="7" calcext:value-type="float">
            <text:p>7,00</text:p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7" table:number-columns-repeated="6"/>
          <table:table-cell table:style-name="ce102" table:content-validation-name="val1"/>
          <table:table-cell table:style-name="ce131" table:content-validation-name="val2"/>
          <table:table-cell table:style-name="ce102" table:number-columns-repeated="2"/>
          <table:table-cell table:style-name="ce102" table:formula="of:=CONCATENATE([.G52];[.L52])">
            <text:p/>
          </table:table-cell>
          <table:table-cell table:style-name="ce102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>
            <text:p/>
          </table:table-cell>
          <table:table-cell table:style-name="ce142" table:formula="of:=IF([.L52]=&quot;L&quot;;&quot;Baixa&quot;;IF([.L52]=&quot;A&quot;;&quot;Média&quot;;IF([.L52]=&quot;&quot;;&quot;&quot;;&quot;Alta&quot;)))">
            <text:p/>
          </table:table-cell>
          <table:table-cell table:style-name="ce143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>
            <text:p/>
          </table:table-cell>
          <table:table-cell table:style-name="ce146" table:formula="of:=IF([.H52]=&quot;I&quot;;[.N52]*[Contagem.$W$11];IF([.H52]=&quot;E&quot;;[.N52]*[Contagem.$W$13];IF([.H52]=&quot;A&quot;;[.N52]*[Contagem.$W$12];IF([.H52]=&quot;T&quot;;[.N52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4" office:value-type="string" calcext:value-type="string">
            <text:p>2.3.</text:p>
          </table:table-cell>
          <table:table-cell table:style-name="ce84" office:value-type="string" calcext:value-type="string">
            <text:p>Itens Não-Mensuráveis</text:p>
          </table:table-cell>
          <table:table-cell table:style-name="ce84" table:number-columns-repeated="4"/>
          <table:table-cell table:style-name="ce100" table:content-validation-name="val1"/>
          <table:table-cell table:style-name="ce132" table:content-validation-name="val2"/>
          <table:table-cell table:style-name="ce100" table:number-columns-repeated="2"/>
          <table:table-cell table:style-name="ce100" table:formula="of:=CONCATENATE([.G53];[.L53])">
            <text:p/>
          </table:table-cell>
          <table:table-cell table:style-name="ce100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>
            <text:p/>
          </table:table-cell>
          <table:table-cell table:style-name="ce140" table:formula="of:=IF([.L53]=&quot;L&quot;;&quot;Baixa&quot;;IF([.L53]=&quot;A&quot;;&quot;Média&quot;;IF([.L53]=&quot;&quot;;&quot;&quot;;&quot;Alta&quot;)))">
            <text:p/>
          </table:table-cell>
          <table:table-cell table:style-name="ce100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>
            <text:p/>
          </table:table-cell>
          <table:table-cell table:style-name="ce144" table:formula="of:=IF([.H53]=&quot;I&quot;;[.N53]*[Contagem.$W$11];IF([.H53]=&quot;E&quot;;[.N53]*[Contagem.$W$13];IF([.H53]=&quot;A&quot;;[.N53]*[Contagem.$W$12];IF([.H53]=&quot;T&quot;;[.N53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02" table:number-columns-repeated="2"/>
          <table:table-cell table:style-name="ce102" table:formula="of:=CONCATENATE([.G54];[.L54])">
            <text:p/>
          </table:table-cell>
          <table:table-cell table:style-name="ce102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>
            <text:p/>
          </table:table-cell>
          <table:table-cell table:style-name="ce142" table:formula="of:=IF([.L54]=&quot;L&quot;;&quot;Baixa&quot;;IF([.L54]=&quot;A&quot;;&quot;Média&quot;;IF([.L54]=&quot;&quot;;&quot;&quot;;&quot;Alta&quot;)))">
            <text:p/>
          </table:table-cell>
          <table:table-cell table:style-name="ce143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>
            <text:p/>
          </table:table-cell>
          <table:table-cell table:style-name="ce146" table:formula="of:=IF([.H54]=&quot;I&quot;;[.N54]*[Contagem.$W$11];IF([.H54]=&quot;E&quot;;[.N54]*[Contagem.$W$13];IF([.H54]=&quot;A&quot;;[.N54]*[Contagem.$W$12];IF([.H54]=&quot;T&quot;;[.N54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7" table:number-columns-repeated="6"/>
          <table:table-cell table:style-name="ce102" table:content-validation-name="val1"/>
          <table:table-cell table:style-name="ce133" table:content-validation-name="val2"/>
          <table:table-cell table:style-name="ce102" table:number-columns-repeated="2"/>
          <table:table-cell table:style-name="ce102" table:formula="of:=CONCATENATE([.G55];[.L55])">
            <text:p/>
          </table:table-cell>
          <table:table-cell table:style-name="ce102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>
            <text:p/>
          </table:table-cell>
          <table:table-cell table:style-name="ce142" table:formula="of:=IF([.L55]=&quot;L&quot;;&quot;Baixa&quot;;IF([.L55]=&quot;A&quot;;&quot;Média&quot;;IF([.L55]=&quot;&quot;;&quot;&quot;;&quot;Alta&quot;)))">
            <text:p/>
          </table:table-cell>
          <table:table-cell table:style-name="ce143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>
            <text:p/>
          </table:table-cell>
          <table:table-cell table:style-name="ce146" table:formula="of:=IF([.H55]=&quot;I&quot;;[.N55]*[Contagem.$W$11];IF([.H55]=&quot;E&quot;;[.N55]*[Contagem.$W$13];IF([.H55]=&quot;A&quot;;[.N55]*[Contagem.$W$12];IF([.H55]=&quot;T&quot;;[.N55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7" table:number-columns-repeated="6"/>
          <table:table-cell table:style-name="ce102" table:content-validation-name="val1"/>
          <table:table-cell table:style-name="ce133" table:content-validation-name="val2"/>
          <table:table-cell table:style-name="ce102" table:number-columns-repeated="2"/>
          <table:table-cell table:style-name="ce102" table:formula="of:=CONCATENATE([.G56];[.L56])">
            <text:p/>
          </table:table-cell>
          <table:table-cell table:style-name="ce102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>
            <text:p/>
          </table:table-cell>
          <table:table-cell table:style-name="ce142" table:formula="of:=IF([.L56]=&quot;L&quot;;&quot;Baixa&quot;;IF([.L56]=&quot;A&quot;;&quot;Média&quot;;IF([.L56]=&quot;&quot;;&quot;&quot;;&quot;Alta&quot;)))">
            <text:p/>
          </table:table-cell>
          <table:table-cell table:style-name="ce143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>
            <text:p/>
          </table:table-cell>
          <table:table-cell table:style-name="ce146" table:formula="of:=IF([.H56]=&quot;I&quot;;[.N56]*[Contagem.$W$11];IF([.H56]=&quot;E&quot;;[.N56]*[Contagem.$W$13];IF([.H56]=&quot;A&quot;;[.N56]*[Contagem.$W$12];IF([.H56]=&quot;T&quot;;[.N56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7" table:number-columns-repeated="6"/>
          <table:table-cell table:style-name="ce102" table:content-validation-name="val1"/>
          <table:table-cell table:style-name="ce133" table:content-validation-name="val2"/>
          <table:table-cell table:style-name="ce102" table:number-columns-repeated="2"/>
          <table:table-cell table:style-name="ce102" table:formula="of:=CONCATENATE([.G57];[.L57])">
            <text:p/>
          </table:table-cell>
          <table:table-cell table:style-name="ce102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>
            <text:p/>
          </table:table-cell>
          <table:table-cell table:style-name="ce142" table:formula="of:=IF([.L57]=&quot;L&quot;;&quot;Baixa&quot;;IF([.L57]=&quot;A&quot;;&quot;Média&quot;;IF([.L57]=&quot;&quot;;&quot;&quot;;&quot;Alta&quot;)))">
            <text:p/>
          </table:table-cell>
          <table:table-cell table:style-name="ce143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>
            <text:p/>
          </table:table-cell>
          <table:table-cell table:style-name="ce146" table:formula="of:=IF([.H57]=&quot;I&quot;;[.N57]*[Contagem.$W$11];IF([.H57]=&quot;E&quot;;[.N57]*[Contagem.$W$13];IF([.H57]=&quot;A&quot;;[.N57]*[Contagem.$W$12];IF([.H57]=&quot;T&quot;;[.N57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7" table:number-columns-repeated="6"/>
          <table:table-cell table:style-name="ce102" table:content-validation-name="val1"/>
          <table:table-cell table:style-name="ce133" table:content-validation-name="val2"/>
          <table:table-cell table:style-name="ce102" table:number-columns-repeated="2"/>
          <table:table-cell table:style-name="ce102" table:formula="of:=CONCATENATE([.G58];[.L58])">
            <text:p/>
          </table:table-cell>
          <table:table-cell table:style-name="ce102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>
            <text:p/>
          </table:table-cell>
          <table:table-cell table:style-name="ce142" table:formula="of:=IF([.L58]=&quot;L&quot;;&quot;Baixa&quot;;IF([.L58]=&quot;A&quot;;&quot;Média&quot;;IF([.L58]=&quot;&quot;;&quot;&quot;;&quot;Alta&quot;)))">
            <text:p/>
          </table:table-cell>
          <table:table-cell table:style-name="ce143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>
            <text:p/>
          </table:table-cell>
          <table:table-cell table:style-name="ce146" table:formula="of:=IF([.H58]=&quot;I&quot;;[.N58]*[Contagem.$W$11];IF([.H58]=&quot;E&quot;;[.N58]*[Contagem.$W$13];IF([.H58]=&quot;A&quot;;[.N58]*[Contagem.$W$12];IF([.H58]=&quot;T&quot;;[.N58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7" table:number-columns-repeated="6"/>
          <table:table-cell table:style-name="ce102" table:content-validation-name="val1"/>
          <table:table-cell table:style-name="ce133" table:content-validation-name="val2"/>
          <table:table-cell table:style-name="ce102" table:number-columns-repeated="2"/>
          <table:table-cell table:style-name="ce102" table:formula="of:=CONCATENATE([.G59];[.L59])">
            <text:p/>
          </table:table-cell>
          <table:table-cell table:style-name="ce102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>
            <text:p/>
          </table:table-cell>
          <table:table-cell table:style-name="ce142" table:formula="of:=IF([.L59]=&quot;L&quot;;&quot;Baixa&quot;;IF([.L59]=&quot;A&quot;;&quot;Média&quot;;IF([.L59]=&quot;&quot;;&quot;&quot;;&quot;Alta&quot;)))">
            <text:p/>
          </table:table-cell>
          <table:table-cell table:style-name="ce143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>
            <text:p/>
          </table:table-cell>
          <table:table-cell table:style-name="ce146" table:formula="of:=IF([.H59]=&quot;I&quot;;[.N59]*[Contagem.$W$11];IF([.H59]=&quot;E&quot;;[.N59]*[Contagem.$W$13];IF([.H59]=&quot;A&quot;;[.N59]*[Contagem.$W$12];IF([.H59]=&quot;T&quot;;[.N59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7" table:number-columns-repeated="6"/>
          <table:table-cell table:style-name="ce102" table:content-validation-name="val1"/>
          <table:table-cell table:style-name="ce133" table:content-validation-name="val2"/>
          <table:table-cell table:style-name="ce102" table:number-columns-repeated="2"/>
          <table:table-cell table:style-name="ce102" table:formula="of:=CONCATENATE([.G60];[.L60])">
            <text:p/>
          </table:table-cell>
          <table:table-cell table:style-name="ce102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>
            <text:p/>
          </table:table-cell>
          <table:table-cell table:style-name="ce142" table:formula="of:=IF([.L60]=&quot;L&quot;;&quot;Baixa&quot;;IF([.L60]=&quot;A&quot;;&quot;Média&quot;;IF([.L60]=&quot;&quot;;&quot;&quot;;&quot;Alta&quot;)))">
            <text:p/>
          </table:table-cell>
          <table:table-cell table:style-name="ce143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>
            <text:p/>
          </table:table-cell>
          <table:table-cell table:style-name="ce146" table:formula="of:=IF([.H60]=&quot;I&quot;;[.N60]*[Contagem.$W$11];IF([.H60]=&quot;E&quot;;[.N60]*[Contagem.$W$13];IF([.H60]=&quot;A&quot;;[.N60]*[Contagem.$W$12];IF([.H60]=&quot;T&quot;;[.N60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7" table:number-columns-repeated="6"/>
          <table:table-cell table:style-name="ce102" table:content-validation-name="val1"/>
          <table:table-cell table:style-name="ce133" table:content-validation-name="val2"/>
          <table:table-cell table:style-name="ce102" table:number-columns-repeated="2"/>
          <table:table-cell table:style-name="ce102" table:formula="of:=CONCATENATE([.G61];[.L61])">
            <text:p/>
          </table:table-cell>
          <table:table-cell table:style-name="ce102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>
            <text:p/>
          </table:table-cell>
          <table:table-cell table:style-name="ce142" table:formula="of:=IF([.L61]=&quot;L&quot;;&quot;Baixa&quot;;IF([.L61]=&quot;A&quot;;&quot;Média&quot;;IF([.L61]=&quot;&quot;;&quot;&quot;;&quot;Alta&quot;)))">
            <text:p/>
          </table:table-cell>
          <table:table-cell table:style-name="ce143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>
            <text:p/>
          </table:table-cell>
          <table:table-cell table:style-name="ce146" table:formula="of:=IF([.H61]=&quot;I&quot;;[.N61]*[Contagem.$W$11];IF([.H61]=&quot;E&quot;;[.N61]*[Contagem.$W$13];IF([.H61]=&quot;A&quot;;[.N61]*[Contagem.$W$12];IF([.H61]=&quot;T&quot;;[.N61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7" table:number-columns-repeated="6"/>
          <table:table-cell table:style-name="ce102" table:content-validation-name="val1"/>
          <table:table-cell table:style-name="ce133" table:content-validation-name="val2"/>
          <table:table-cell table:style-name="ce102" table:number-columns-repeated="2"/>
          <table:table-cell table:style-name="ce102" table:formula="of:=CONCATENATE([.G62];[.L62])">
            <text:p/>
          </table:table-cell>
          <table:table-cell table:style-name="ce102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>
            <text:p/>
          </table:table-cell>
          <table:table-cell table:style-name="ce142" table:formula="of:=IF([.L62]=&quot;L&quot;;&quot;Baixa&quot;;IF([.L62]=&quot;A&quot;;&quot;Média&quot;;IF([.L62]=&quot;&quot;;&quot;&quot;;&quot;Alta&quot;)))">
            <text:p/>
          </table:table-cell>
          <table:table-cell table:style-name="ce143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>
            <text:p/>
          </table:table-cell>
          <table:table-cell table:style-name="ce146" table:formula="of:=IF([.H62]=&quot;I&quot;;[.N62]*[Contagem.$W$11];IF([.H62]=&quot;E&quot;;[.N62]*[Contagem.$W$13];IF([.H62]=&quot;A&quot;;[.N62]*[Contagem.$W$12];IF([.H62]=&quot;T&quot;;[.N62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02" table:number-columns-repeated="2"/>
          <table:table-cell table:style-name="ce102" table:formula="of:=CONCATENATE([.G63];[.L63])">
            <text:p/>
          </table:table-cell>
          <table:table-cell table:style-name="ce102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>
            <text:p/>
          </table:table-cell>
          <table:table-cell table:style-name="ce142" table:formula="of:=IF([.L63]=&quot;L&quot;;&quot;Baixa&quot;;IF([.L63]=&quot;A&quot;;&quot;Média&quot;;IF([.L63]=&quot;&quot;;&quot;&quot;;&quot;Alta&quot;)))">
            <text:p/>
          </table:table-cell>
          <table:table-cell table:style-name="ce143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>
            <text:p/>
          </table:table-cell>
          <table:table-cell table:style-name="ce146" table:formula="of:=IF([.H63]=&quot;I&quot;;[.N63]*[Contagem.$W$11];IF([.H63]=&quot;E&quot;;[.N63]*[Contagem.$W$13];IF([.H63]=&quot;A&quot;;[.N63]*[Contagem.$W$12];IF([.H63]=&quot;T&quot;;[.N63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02" table:number-columns-repeated="2"/>
          <table:table-cell table:style-name="ce102" table:formula="of:=CONCATENATE([.G64];[.L64])">
            <text:p/>
          </table:table-cell>
          <table:table-cell table:style-name="ce102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>
            <text:p/>
          </table:table-cell>
          <table:table-cell table:style-name="ce142" table:formula="of:=IF([.L64]=&quot;L&quot;;&quot;Baixa&quot;;IF([.L64]=&quot;A&quot;;&quot;Média&quot;;IF([.L64]=&quot;&quot;;&quot;&quot;;&quot;Alta&quot;)))">
            <text:p/>
          </table:table-cell>
          <table:table-cell table:style-name="ce143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>
            <text:p/>
          </table:table-cell>
          <table:table-cell table:style-name="ce146" table:formula="of:=IF([.H64]=&quot;I&quot;;[.N64]*[Contagem.$W$11];IF([.H64]=&quot;E&quot;;[.N64]*[Contagem.$W$13];IF([.H64]=&quot;A&quot;;[.N64]*[Contagem.$W$12];IF([.H64]=&quot;T&quot;;[.N64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02" table:number-columns-repeated="2"/>
          <table:table-cell table:style-name="ce102" table:formula="of:=CONCATENATE([.G65];[.L65])">
            <text:p/>
          </table:table-cell>
          <table:table-cell table:style-name="ce102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>
            <text:p/>
          </table:table-cell>
          <table:table-cell table:style-name="ce142" table:formula="of:=IF([.L65]=&quot;L&quot;;&quot;Baixa&quot;;IF([.L65]=&quot;A&quot;;&quot;Média&quot;;IF([.L65]=&quot;&quot;;&quot;&quot;;&quot;Alta&quot;)))">
            <text:p/>
          </table:table-cell>
          <table:table-cell table:style-name="ce143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>
            <text:p/>
          </table:table-cell>
          <table:table-cell table:style-name="ce146" table:formula="of:=IF([.H65]=&quot;I&quot;;[.N65]*[Contagem.$W$11];IF([.H65]=&quot;E&quot;;[.N65]*[Contagem.$W$13];IF([.H65]=&quot;A&quot;;[.N65]*[Contagem.$W$12];IF([.H65]=&quot;T&quot;;[.N65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02" table:number-columns-repeated="2"/>
          <table:table-cell table:style-name="ce102" table:formula="of:=CONCATENATE([.G66];[.L66])">
            <text:p/>
          </table:table-cell>
          <table:table-cell table:style-name="ce102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>
            <text:p/>
          </table:table-cell>
          <table:table-cell table:style-name="ce142" table:formula="of:=IF([.L66]=&quot;L&quot;;&quot;Baixa&quot;;IF([.L66]=&quot;A&quot;;&quot;Média&quot;;IF([.L66]=&quot;&quot;;&quot;&quot;;&quot;Alta&quot;)))">
            <text:p/>
          </table:table-cell>
          <table:table-cell table:style-name="ce143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>
            <text:p/>
          </table:table-cell>
          <table:table-cell table:style-name="ce146" table:formula="of:=IF([.H66]=&quot;I&quot;;[.N66]*[Contagem.$W$11];IF([.H66]=&quot;E&quot;;[.N66]*[Contagem.$W$13];IF([.H66]=&quot;A&quot;;[.N66]*[Contagem.$W$12];IF([.H66]=&quot;T&quot;;[.N66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9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02" table:number-columns-repeated="2"/>
          <table:table-cell table:style-name="ce102" table:formula="of:=CONCATENATE([.G67];[.L67])">
            <text:p/>
          </table:table-cell>
          <table:table-cell table:style-name="ce102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>
            <text:p/>
          </table:table-cell>
          <table:table-cell table:style-name="ce142" table:formula="of:=IF([.L67]=&quot;L&quot;;&quot;Baixa&quot;;IF([.L67]=&quot;A&quot;;&quot;Média&quot;;IF([.L67]=&quot;&quot;;&quot;&quot;;&quot;Alta&quot;)))">
            <text:p/>
          </table:table-cell>
          <table:table-cell table:style-name="ce143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>
            <text:p/>
          </table:table-cell>
          <table:table-cell table:style-name="ce146" table:formula="of:=IF([.H67]=&quot;I&quot;;[.N67]*[Contagem.$W$11];IF([.H67]=&quot;E&quot;;[.N67]*[Contagem.$W$13];IF([.H67]=&quot;A&quot;;[.N67]*[Contagem.$W$12];IF([.H67]=&quot;T&quot;;[.N67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02" table:number-columns-repeated="2"/>
          <table:table-cell table:style-name="ce102" table:formula="of:=CONCATENATE([.G68];[.L68])">
            <text:p/>
          </table:table-cell>
          <table:table-cell table:style-name="ce102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>
            <text:p/>
          </table:table-cell>
          <table:table-cell table:style-name="ce142" table:formula="of:=IF([.L68]=&quot;L&quot;;&quot;Baixa&quot;;IF([.L68]=&quot;A&quot;;&quot;Média&quot;;IF([.L68]=&quot;&quot;;&quot;&quot;;&quot;Alta&quot;)))">
            <text:p/>
          </table:table-cell>
          <table:table-cell table:style-name="ce143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>
            <text:p/>
          </table:table-cell>
          <table:table-cell table:style-name="ce146" table:formula="of:=IF([.H68]=&quot;I&quot;;[.N68]*[Contagem.$W$11];IF([.H68]=&quot;E&quot;;[.N68]*[Contagem.$W$13];IF([.H68]=&quot;A&quot;;[.N68]*[Contagem.$W$12];IF([.H68]=&quot;T&quot;;[.N68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02" table:number-columns-repeated="2"/>
          <table:table-cell table:style-name="ce102" table:formula="of:=CONCATENATE([.G69];[.L69])">
            <text:p/>
          </table:table-cell>
          <table:table-cell table:style-name="ce102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>
            <text:p/>
          </table:table-cell>
          <table:table-cell table:style-name="ce142" table:formula="of:=IF([.L69]=&quot;L&quot;;&quot;Baixa&quot;;IF([.L69]=&quot;A&quot;;&quot;Média&quot;;IF([.L69]=&quot;&quot;;&quot;&quot;;&quot;Alta&quot;)))">
            <text:p/>
          </table:table-cell>
          <table:table-cell table:style-name="ce143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>
            <text:p/>
          </table:table-cell>
          <table:table-cell table:style-name="ce146" table:formula="of:=IF([.H69]=&quot;I&quot;;[.N69]*[Contagem.$W$11];IF([.H69]=&quot;E&quot;;[.N69]*[Contagem.$W$13];IF([.H69]=&quot;A&quot;;[.N69]*[Contagem.$W$12];IF([.H69]=&quot;T&quot;;[.N69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02" table:number-columns-repeated="2"/>
          <table:table-cell table:style-name="ce102" table:formula="of:=CONCATENATE([.G70];[.L70])">
            <text:p/>
          </table:table-cell>
          <table:table-cell table:style-name="ce102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>
            <text:p/>
          </table:table-cell>
          <table:table-cell table:style-name="ce142" table:formula="of:=IF([.L70]=&quot;L&quot;;&quot;Baixa&quot;;IF([.L70]=&quot;A&quot;;&quot;Média&quot;;IF([.L70]=&quot;&quot;;&quot;&quot;;&quot;Alta&quot;)))">
            <text:p/>
          </table:table-cell>
          <table:table-cell table:style-name="ce143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>
            <text:p/>
          </table:table-cell>
          <table:table-cell table:style-name="ce146" table:formula="of:=IF([.H70]=&quot;I&quot;;[.N70]*[Contagem.$W$11];IF([.H70]=&quot;E&quot;;[.N70]*[Contagem.$W$13];IF([.H70]=&quot;A&quot;;[.N70]*[Contagem.$W$12];IF([.H70]=&quot;T&quot;;[.N70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02" table:number-columns-repeated="2"/>
          <table:table-cell table:style-name="ce102" table:formula="of:=CONCATENATE([.G71];[.L71])">
            <text:p/>
          </table:table-cell>
          <table:table-cell table:style-name="ce102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>
            <text:p/>
          </table:table-cell>
          <table:table-cell table:style-name="ce142" table:formula="of:=IF([.L71]=&quot;L&quot;;&quot;Baixa&quot;;IF([.L71]=&quot;A&quot;;&quot;Média&quot;;IF([.L71]=&quot;&quot;;&quot;&quot;;&quot;Alta&quot;)))">
            <text:p/>
          </table:table-cell>
          <table:table-cell table:style-name="ce143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>
            <text:p/>
          </table:table-cell>
          <table:table-cell table:style-name="ce146" table:formula="of:=IF([.H71]=&quot;I&quot;;[.N71]*[Contagem.$W$11];IF([.H71]=&quot;E&quot;;[.N71]*[Contagem.$W$13];IF([.H71]=&quot;A&quot;;[.N71]*[Contagem.$W$12];IF([.H71]=&quot;T&quot;;[.N71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02" table:number-columns-repeated="2"/>
          <table:table-cell table:style-name="ce102" table:formula="of:=CONCATENATE([.G72];[.L72])">
            <text:p/>
          </table:table-cell>
          <table:table-cell table:style-name="ce102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>
            <text:p/>
          </table:table-cell>
          <table:table-cell table:style-name="ce142" table:formula="of:=IF([.L72]=&quot;L&quot;;&quot;Baixa&quot;;IF([.L72]=&quot;A&quot;;&quot;Média&quot;;IF([.L72]=&quot;&quot;;&quot;&quot;;&quot;Alta&quot;)))">
            <text:p/>
          </table:table-cell>
          <table:table-cell table:style-name="ce143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>
            <text:p/>
          </table:table-cell>
          <table:table-cell table:style-name="ce146" table:formula="of:=IF([.H72]=&quot;I&quot;;[.N72]*[Contagem.$W$11];IF([.H72]=&quot;E&quot;;[.N72]*[Contagem.$W$13];IF([.H72]=&quot;A&quot;;[.N72]*[Contagem.$W$12];IF([.H72]=&quot;T&quot;;[.N72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02" table:number-columns-repeated="2"/>
          <table:table-cell table:style-name="ce102" table:formula="of:=CONCATENATE([.G73];[.L73])">
            <text:p/>
          </table:table-cell>
          <table:table-cell table:style-name="ce102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>
            <text:p/>
          </table:table-cell>
          <table:table-cell table:style-name="ce142" table:formula="of:=IF([.L73]=&quot;L&quot;;&quot;Baixa&quot;;IF([.L73]=&quot;A&quot;;&quot;Média&quot;;IF([.L73]=&quot;&quot;;&quot;&quot;;&quot;Alta&quot;)))">
            <text:p/>
          </table:table-cell>
          <table:table-cell table:style-name="ce143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>
            <text:p/>
          </table:table-cell>
          <table:table-cell table:style-name="ce146" table:formula="of:=IF([.H73]=&quot;I&quot;;[.N73]*[Contagem.$W$11];IF([.H73]=&quot;E&quot;;[.N73]*[Contagem.$W$13];IF([.H73]=&quot;A&quot;;[.N73]*[Contagem.$W$12];IF([.H73]=&quot;T&quot;;[.N73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02" table:number-columns-repeated="2"/>
          <table:table-cell table:style-name="ce102" table:formula="of:=CONCATENATE([.G74];[.L74])">
            <text:p/>
          </table:table-cell>
          <table:table-cell table:style-name="ce102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>
            <text:p/>
          </table:table-cell>
          <table:table-cell table:style-name="ce142" table:formula="of:=IF([.L74]=&quot;L&quot;;&quot;Baixa&quot;;IF([.L74]=&quot;A&quot;;&quot;Média&quot;;IF([.L74]=&quot;&quot;;&quot;&quot;;&quot;Alta&quot;)))">
            <text:p/>
          </table:table-cell>
          <table:table-cell table:style-name="ce143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>
            <text:p/>
          </table:table-cell>
          <table:table-cell table:style-name="ce146" table:formula="of:=IF([.H74]=&quot;I&quot;;[.N74]*[Contagem.$W$11];IF([.H74]=&quot;E&quot;;[.N74]*[Contagem.$W$13];IF([.H74]=&quot;A&quot;;[.N74]*[Contagem.$W$12];IF([.H74]=&quot;T&quot;;[.N74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02" table:number-columns-repeated="2"/>
          <table:table-cell table:style-name="ce102" table:formula="of:=CONCATENATE([.G75];[.L75])">
            <text:p/>
          </table:table-cell>
          <table:table-cell table:style-name="ce102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>
            <text:p/>
          </table:table-cell>
          <table:table-cell table:style-name="ce142" table:formula="of:=IF([.L75]=&quot;L&quot;;&quot;Baixa&quot;;IF([.L75]=&quot;A&quot;;&quot;Média&quot;;IF([.L75]=&quot;&quot;;&quot;&quot;;&quot;Alta&quot;)))">
            <text:p/>
          </table:table-cell>
          <table:table-cell table:style-name="ce143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>
            <text:p/>
          </table:table-cell>
          <table:table-cell table:style-name="ce146" table:formula="of:=IF([.H75]=&quot;I&quot;;[.N75]*[Contagem.$W$11];IF([.H75]=&quot;E&quot;;[.N75]*[Contagem.$W$13];IF([.H75]=&quot;A&quot;;[.N75]*[Contagem.$W$12];IF([.H75]=&quot;T&quot;;[.N75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02" table:number-columns-repeated="2"/>
          <table:table-cell table:style-name="ce102" table:formula="of:=CONCATENATE([.G76];[.L76])">
            <text:p/>
          </table:table-cell>
          <table:table-cell table:style-name="ce102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>
            <text:p/>
          </table:table-cell>
          <table:table-cell table:style-name="ce142" table:formula="of:=IF([.L76]=&quot;L&quot;;&quot;Baixa&quot;;IF([.L76]=&quot;A&quot;;&quot;Média&quot;;IF([.L76]=&quot;&quot;;&quot;&quot;;&quot;Alta&quot;)))">
            <text:p/>
          </table:table-cell>
          <table:table-cell table:style-name="ce143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>
            <text:p/>
          </table:table-cell>
          <table:table-cell table:style-name="ce146" table:formula="of:=IF([.H76]=&quot;I&quot;;[.N76]*[Contagem.$W$11];IF([.H76]=&quot;E&quot;;[.N76]*[Contagem.$W$13];IF([.H76]=&quot;A&quot;;[.N76]*[Contagem.$W$12];IF([.H76]=&quot;T&quot;;[.N76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02" table:number-columns-repeated="2"/>
          <table:table-cell table:style-name="ce102" table:formula="of:=CONCATENATE([.G77];[.L77])">
            <text:p/>
          </table:table-cell>
          <table:table-cell table:style-name="ce102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>
            <text:p/>
          </table:table-cell>
          <table:table-cell table:style-name="ce142" table:formula="of:=IF([.L77]=&quot;L&quot;;&quot;Baixa&quot;;IF([.L77]=&quot;A&quot;;&quot;Média&quot;;IF([.L77]=&quot;&quot;;&quot;&quot;;&quot;Alta&quot;)))">
            <text:p/>
          </table:table-cell>
          <table:table-cell table:style-name="ce143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>
            <text:p/>
          </table:table-cell>
          <table:table-cell table:style-name="ce146" table:formula="of:=IF([.H77]=&quot;I&quot;;[.N77]*[Contagem.$W$11];IF([.H77]=&quot;E&quot;;[.N77]*[Contagem.$W$13];IF([.H77]=&quot;A&quot;;[.N77]*[Contagem.$W$12];IF([.H77]=&quot;T&quot;;[.N77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02" table:number-columns-repeated="2"/>
          <table:table-cell table:style-name="ce102" table:formula="of:=CONCATENATE([.G78];[.L78])">
            <text:p/>
          </table:table-cell>
          <table:table-cell table:style-name="ce102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>
            <text:p/>
          </table:table-cell>
          <table:table-cell table:style-name="ce142" table:formula="of:=IF([.L78]=&quot;L&quot;;&quot;Baixa&quot;;IF([.L78]=&quot;A&quot;;&quot;Média&quot;;IF([.L78]=&quot;&quot;;&quot;&quot;;&quot;Alta&quot;)))">
            <text:p/>
          </table:table-cell>
          <table:table-cell table:style-name="ce143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>
            <text:p/>
          </table:table-cell>
          <table:table-cell table:style-name="ce146" table:formula="of:=IF([.H78]=&quot;I&quot;;[.N78]*[Contagem.$W$11];IF([.H78]=&quot;E&quot;;[.N78]*[Contagem.$W$13];IF([.H78]=&quot;A&quot;;[.N78]*[Contagem.$W$12];IF([.H78]=&quot;T&quot;;[.N78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02" table:number-columns-repeated="2"/>
          <table:table-cell table:style-name="ce102" table:formula="of:=CONCATENATE([.G79];[.L79])">
            <text:p/>
          </table:table-cell>
          <table:table-cell table:style-name="ce102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>
            <text:p/>
          </table:table-cell>
          <table:table-cell table:style-name="ce142" table:formula="of:=IF([.L79]=&quot;L&quot;;&quot;Baixa&quot;;IF([.L79]=&quot;A&quot;;&quot;Média&quot;;IF([.L79]=&quot;&quot;;&quot;&quot;;&quot;Alta&quot;)))">
            <text:p/>
          </table:table-cell>
          <table:table-cell table:style-name="ce143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>
            <text:p/>
          </table:table-cell>
          <table:table-cell table:style-name="ce146" table:formula="of:=IF([.H79]=&quot;I&quot;;[.N79]*[Contagem.$W$11];IF([.H79]=&quot;E&quot;;[.N79]*[Contagem.$W$13];IF([.H79]=&quot;A&quot;;[.N79]*[Contagem.$W$12];IF([.H79]=&quot;T&quot;;[.N79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02" table:number-columns-repeated="2"/>
          <table:table-cell table:style-name="ce102" table:formula="of:=CONCATENATE([.G80];[.L80])">
            <text:p/>
          </table:table-cell>
          <table:table-cell table:style-name="ce102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>
            <text:p/>
          </table:table-cell>
          <table:table-cell table:style-name="ce142" table:formula="of:=IF([.L80]=&quot;L&quot;;&quot;Baixa&quot;;IF([.L80]=&quot;A&quot;;&quot;Média&quot;;IF([.L80]=&quot;&quot;;&quot;&quot;;&quot;Alta&quot;)))">
            <text:p/>
          </table:table-cell>
          <table:table-cell table:style-name="ce143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>
            <text:p/>
          </table:table-cell>
          <table:table-cell table:style-name="ce146" table:formula="of:=IF([.H80]=&quot;I&quot;;[.N80]*[Contagem.$W$11];IF([.H80]=&quot;E&quot;;[.N80]*[Contagem.$W$13];IF([.H80]=&quot;A&quot;;[.N80]*[Contagem.$W$12];IF([.H80]=&quot;T&quot;;[.N80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02" table:number-columns-repeated="2"/>
          <table:table-cell table:style-name="ce102" table:formula="of:=CONCATENATE([.G81];[.L81])">
            <text:p/>
          </table:table-cell>
          <table:table-cell table:style-name="ce102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>
            <text:p/>
          </table:table-cell>
          <table:table-cell table:style-name="ce142" table:formula="of:=IF([.L81]=&quot;L&quot;;&quot;Baixa&quot;;IF([.L81]=&quot;A&quot;;&quot;Média&quot;;IF([.L81]=&quot;&quot;;&quot;&quot;;&quot;Alta&quot;)))">
            <text:p/>
          </table:table-cell>
          <table:table-cell table:style-name="ce143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>
            <text:p/>
          </table:table-cell>
          <table:table-cell table:style-name="ce146" table:formula="of:=IF([.H81]=&quot;I&quot;;[.N81]*[Contagem.$W$11];IF([.H81]=&quot;E&quot;;[.N81]*[Contagem.$W$13];IF([.H81]=&quot;A&quot;;[.N81]*[Contagem.$W$12];IF([.H81]=&quot;T&quot;;[.N81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02" table:number-columns-repeated="2"/>
          <table:table-cell table:style-name="ce102" table:formula="of:=CONCATENATE([.G82];[.L82])">
            <text:p/>
          </table:table-cell>
          <table:table-cell table:style-name="ce102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>
            <text:p/>
          </table:table-cell>
          <table:table-cell table:style-name="ce142" table:formula="of:=IF([.L82]=&quot;L&quot;;&quot;Baixa&quot;;IF([.L82]=&quot;A&quot;;&quot;Média&quot;;IF([.L82]=&quot;&quot;;&quot;&quot;;&quot;Alta&quot;)))">
            <text:p/>
          </table:table-cell>
          <table:table-cell table:style-name="ce143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>
            <text:p/>
          </table:table-cell>
          <table:table-cell table:style-name="ce146" table:formula="of:=IF([.H82]=&quot;I&quot;;[.N82]*[Contagem.$W$11];IF([.H82]=&quot;E&quot;;[.N82]*[Contagem.$W$13];IF([.H82]=&quot;A&quot;;[.N82]*[Contagem.$W$12];IF([.H82]=&quot;T&quot;;[.N82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02" table:number-columns-repeated="2"/>
          <table:table-cell table:style-name="ce102" table:formula="of:=CONCATENATE([.G83];[.L83])">
            <text:p/>
          </table:table-cell>
          <table:table-cell table:style-name="ce102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>
            <text:p/>
          </table:table-cell>
          <table:table-cell table:style-name="ce142" table:formula="of:=IF([.L83]=&quot;L&quot;;&quot;Baixa&quot;;IF([.L83]=&quot;A&quot;;&quot;Média&quot;;IF([.L83]=&quot;&quot;;&quot;&quot;;&quot;Alta&quot;)))">
            <text:p/>
          </table:table-cell>
          <table:table-cell table:style-name="ce143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>
            <text:p/>
          </table:table-cell>
          <table:table-cell table:style-name="ce146" table:formula="of:=IF([.H83]=&quot;I&quot;;[.N83]*[Contagem.$W$11];IF([.H83]=&quot;E&quot;;[.N83]*[Contagem.$W$13];IF([.H83]=&quot;A&quot;;[.N83]*[Contagem.$W$12];IF([.H83]=&quot;T&quot;;[.N83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02" table:number-columns-repeated="2"/>
          <table:table-cell table:style-name="ce102" table:formula="of:=CONCATENATE([.G84];[.L84])">
            <text:p/>
          </table:table-cell>
          <table:table-cell table:style-name="ce102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>
            <text:p/>
          </table:table-cell>
          <table:table-cell table:style-name="ce142" table:formula="of:=IF([.L84]=&quot;L&quot;;&quot;Baixa&quot;;IF([.L84]=&quot;A&quot;;&quot;Média&quot;;IF([.L84]=&quot;&quot;;&quot;&quot;;&quot;Alta&quot;)))">
            <text:p/>
          </table:table-cell>
          <table:table-cell table:style-name="ce143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>
            <text:p/>
          </table:table-cell>
          <table:table-cell table:style-name="ce146" table:formula="of:=IF([.H84]=&quot;I&quot;;[.N84]*[Contagem.$W$11];IF([.H84]=&quot;E&quot;;[.N84]*[Contagem.$W$13];IF([.H84]=&quot;A&quot;;[.N84]*[Contagem.$W$12];IF([.H84]=&quot;T&quot;;[.N84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85];[.L85])">
            <text:p/>
          </table:table-cell>
          <table:table-cell table:style-name="ce139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>
            <text:p/>
          </table:table-cell>
          <table:table-cell table:style-name="ce142" table:formula="of:=IF([.L85]=&quot;L&quot;;&quot;Baixa&quot;;IF([.L85]=&quot;A&quot;;&quot;Média&quot;;IF([.L85]=&quot;&quot;;&quot;&quot;;&quot;Alta&quot;)))">
            <text:p/>
          </table:table-cell>
          <table:table-cell table:style-name="ce143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>
            <text:p/>
          </table:table-cell>
          <table:table-cell table:style-name="ce146" table:formula="of:=IF([.H85]=&quot;I&quot;;[.N85]*[Contagem.$W$11];IF([.H85]=&quot;E&quot;;[.N85]*[Contagem.$W$13];IF([.H85]=&quot;A&quot;;[.N85]*[Contagem.$W$12];IF([.H85]=&quot;T&quot;;[.N85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86];[.L86])">
            <text:p/>
          </table:table-cell>
          <table:table-cell table:style-name="ce139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>
            <text:p/>
          </table:table-cell>
          <table:table-cell table:style-name="ce142" table:formula="of:=IF([.L86]=&quot;L&quot;;&quot;Baixa&quot;;IF([.L86]=&quot;A&quot;;&quot;Média&quot;;IF([.L86]=&quot;&quot;;&quot;&quot;;&quot;Alta&quot;)))">
            <text:p/>
          </table:table-cell>
          <table:table-cell table:style-name="ce143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>
            <text:p/>
          </table:table-cell>
          <table:table-cell table:style-name="ce146" table:formula="of:=IF([.H86]=&quot;I&quot;;[.N86]*[Contagem.$W$11];IF([.H86]=&quot;E&quot;;[.N86]*[Contagem.$W$13];IF([.H86]=&quot;A&quot;;[.N86]*[Contagem.$W$12];IF([.H86]=&quot;T&quot;;[.N86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87];[.L87])">
            <text:p/>
          </table:table-cell>
          <table:table-cell table:style-name="ce139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>
            <text:p/>
          </table:table-cell>
          <table:table-cell table:style-name="ce142" table:formula="of:=IF([.L87]=&quot;L&quot;;&quot;Baixa&quot;;IF([.L87]=&quot;A&quot;;&quot;Média&quot;;IF([.L87]=&quot;&quot;;&quot;&quot;;&quot;Alta&quot;)))">
            <text:p/>
          </table:table-cell>
          <table:table-cell table:style-name="ce143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>
            <text:p/>
          </table:table-cell>
          <table:table-cell table:style-name="ce146" table:formula="of:=IF([.H87]=&quot;I&quot;;[.N87]*[Contagem.$W$11];IF([.H87]=&quot;E&quot;;[.N87]*[Contagem.$W$13];IF([.H87]=&quot;A&quot;;[.N87]*[Contagem.$W$12];IF([.H87]=&quot;T&quot;;[.N87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88];[.L88])">
            <text:p/>
          </table:table-cell>
          <table:table-cell table:style-name="ce139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>
            <text:p/>
          </table:table-cell>
          <table:table-cell table:style-name="ce142" table:formula="of:=IF([.L88]=&quot;L&quot;;&quot;Baixa&quot;;IF([.L88]=&quot;A&quot;;&quot;Média&quot;;IF([.L88]=&quot;&quot;;&quot;&quot;;&quot;Alta&quot;)))">
            <text:p/>
          </table:table-cell>
          <table:table-cell table:style-name="ce143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>
            <text:p/>
          </table:table-cell>
          <table:table-cell table:style-name="ce146" table:formula="of:=IF([.H88]=&quot;I&quot;;[.N88]*[Contagem.$W$11];IF([.H88]=&quot;E&quot;;[.N88]*[Contagem.$W$13];IF([.H88]=&quot;A&quot;;[.N88]*[Contagem.$W$12];IF([.H88]=&quot;T&quot;;[.N88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89];[.L89])">
            <text:p/>
          </table:table-cell>
          <table:table-cell table:style-name="ce139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>
            <text:p/>
          </table:table-cell>
          <table:table-cell table:style-name="ce142" table:formula="of:=IF([.L89]=&quot;L&quot;;&quot;Baixa&quot;;IF([.L89]=&quot;A&quot;;&quot;Média&quot;;IF([.L89]=&quot;&quot;;&quot;&quot;;&quot;Alta&quot;)))">
            <text:p/>
          </table:table-cell>
          <table:table-cell table:style-name="ce143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>
            <text:p/>
          </table:table-cell>
          <table:table-cell table:style-name="ce146" table:formula="of:=IF([.H89]=&quot;I&quot;;[.N89]*[Contagem.$W$11];IF([.H89]=&quot;E&quot;;[.N89]*[Contagem.$W$13];IF([.H89]=&quot;A&quot;;[.N89]*[Contagem.$W$12];IF([.H89]=&quot;T&quot;;[.N89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90];[.L90])">
            <text:p/>
          </table:table-cell>
          <table:table-cell table:style-name="ce139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>
            <text:p/>
          </table:table-cell>
          <table:table-cell table:style-name="ce142" table:formula="of:=IF([.L90]=&quot;L&quot;;&quot;Baixa&quot;;IF([.L90]=&quot;A&quot;;&quot;Média&quot;;IF([.L90]=&quot;&quot;;&quot;&quot;;&quot;Alta&quot;)))">
            <text:p/>
          </table:table-cell>
          <table:table-cell table:style-name="ce143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>
            <text:p/>
          </table:table-cell>
          <table:table-cell table:style-name="ce146" table:formula="of:=IF([.H90]=&quot;I&quot;;[.N90]*[Contagem.$W$11];IF([.H90]=&quot;E&quot;;[.N90]*[Contagem.$W$13];IF([.H90]=&quot;A&quot;;[.N90]*[Contagem.$W$12];IF([.H90]=&quot;T&quot;;[.N90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91];[.L91])">
            <text:p/>
          </table:table-cell>
          <table:table-cell table:style-name="ce139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>
            <text:p/>
          </table:table-cell>
          <table:table-cell table:style-name="ce142" table:formula="of:=IF([.L91]=&quot;L&quot;;&quot;Baixa&quot;;IF([.L91]=&quot;A&quot;;&quot;Média&quot;;IF([.L91]=&quot;&quot;;&quot;&quot;;&quot;Alta&quot;)))">
            <text:p/>
          </table:table-cell>
          <table:table-cell table:style-name="ce143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>
            <text:p/>
          </table:table-cell>
          <table:table-cell table:style-name="ce146" table:formula="of:=IF([.H91]=&quot;I&quot;;[.N91]*[Contagem.$W$11];IF([.H91]=&quot;E&quot;;[.N91]*[Contagem.$W$13];IF([.H91]=&quot;A&quot;;[.N91]*[Contagem.$W$12];IF([.H91]=&quot;T&quot;;[.N91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92];[.L92])">
            <text:p/>
          </table:table-cell>
          <table:table-cell table:style-name="ce139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>
            <text:p/>
          </table:table-cell>
          <table:table-cell table:style-name="ce142" table:formula="of:=IF([.L92]=&quot;L&quot;;&quot;Baixa&quot;;IF([.L92]=&quot;A&quot;;&quot;Média&quot;;IF([.L92]=&quot;&quot;;&quot;&quot;;&quot;Alta&quot;)))">
            <text:p/>
          </table:table-cell>
          <table:table-cell table:style-name="ce143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>
            <text:p/>
          </table:table-cell>
          <table:table-cell table:style-name="ce146" table:formula="of:=IF([.H92]=&quot;I&quot;;[.N92]*[Contagem.$W$11];IF([.H92]=&quot;E&quot;;[.N92]*[Contagem.$W$13];IF([.H92]=&quot;A&quot;;[.N92]*[Contagem.$W$12];IF([.H92]=&quot;T&quot;;[.N92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93];[.L93])">
            <text:p/>
          </table:table-cell>
          <table:table-cell table:style-name="ce139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>
            <text:p/>
          </table:table-cell>
          <table:table-cell table:style-name="ce142" table:formula="of:=IF([.L93]=&quot;L&quot;;&quot;Baixa&quot;;IF([.L93]=&quot;A&quot;;&quot;Média&quot;;IF([.L93]=&quot;&quot;;&quot;&quot;;&quot;Alta&quot;)))">
            <text:p/>
          </table:table-cell>
          <table:table-cell table:style-name="ce143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>
            <text:p/>
          </table:table-cell>
          <table:table-cell table:style-name="ce146" table:formula="of:=IF([.H93]=&quot;I&quot;;[.N93]*[Contagem.$W$11];IF([.H93]=&quot;E&quot;;[.N93]*[Contagem.$W$13];IF([.H93]=&quot;A&quot;;[.N93]*[Contagem.$W$12];IF([.H93]=&quot;T&quot;;[.N93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94];[.L94])">
            <text:p/>
          </table:table-cell>
          <table:table-cell table:style-name="ce139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>
            <text:p/>
          </table:table-cell>
          <table:table-cell table:style-name="ce142" table:formula="of:=IF([.L94]=&quot;L&quot;;&quot;Baixa&quot;;IF([.L94]=&quot;A&quot;;&quot;Média&quot;;IF([.L94]=&quot;&quot;;&quot;&quot;;&quot;Alta&quot;)))">
            <text:p/>
          </table:table-cell>
          <table:table-cell table:style-name="ce143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>
            <text:p/>
          </table:table-cell>
          <table:table-cell table:style-name="ce146" table:formula="of:=IF([.H94]=&quot;I&quot;;[.N94]*[Contagem.$W$11];IF([.H94]=&quot;E&quot;;[.N94]*[Contagem.$W$13];IF([.H94]=&quot;A&quot;;[.N94]*[Contagem.$W$12];IF([.H94]=&quot;T&quot;;[.N94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95];[.L95])">
            <text:p/>
          </table:table-cell>
          <table:table-cell table:style-name="ce139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>
            <text:p/>
          </table:table-cell>
          <table:table-cell table:style-name="ce142" table:formula="of:=IF([.L95]=&quot;L&quot;;&quot;Baixa&quot;;IF([.L95]=&quot;A&quot;;&quot;Média&quot;;IF([.L95]=&quot;&quot;;&quot;&quot;;&quot;Alta&quot;)))">
            <text:p/>
          </table:table-cell>
          <table:table-cell table:style-name="ce143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>
            <text:p/>
          </table:table-cell>
          <table:table-cell table:style-name="ce146" table:formula="of:=IF([.H95]=&quot;I&quot;;[.N95]*[Contagem.$W$11];IF([.H95]=&quot;E&quot;;[.N95]*[Contagem.$W$13];IF([.H95]=&quot;A&quot;;[.N95]*[Contagem.$W$12];IF([.H95]=&quot;T&quot;;[.N95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 table:number-rows-repeated="3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/>
          <table:table-cell table:style-name="ce139"/>
          <table:table-cell table:style-name="ce142"/>
          <table:table-cell table:style-name="ce143"/>
          <table:table-cell table:style-name="ce146"/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99];[.L99])">
            <text:p/>
          </table:table-cell>
          <table:table-cell table:style-name="ce139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>
            <text:p/>
          </table:table-cell>
          <table:table-cell table:style-name="ce142" table:formula="of:=IF([.L99]=&quot;L&quot;;&quot;Baixa&quot;;IF([.L99]=&quot;A&quot;;&quot;Média&quot;;IF([.L99]=&quot;&quot;;&quot;&quot;;&quot;Alta&quot;)))">
            <text:p/>
          </table:table-cell>
          <table:table-cell table:style-name="ce143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>
            <text:p/>
          </table:table-cell>
          <table:table-cell table:style-name="ce146" table:formula="of:=IF([.H99]=&quot;I&quot;;[.N99]*[Contagem.$W$11];IF([.H99]=&quot;E&quot;;[.N99]*[Contagem.$W$13];IF([.H99]=&quot;A&quot;;[.N99]*[Contagem.$W$12];IF([.H99]=&quot;T&quot;;[.N99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00];[.L100])">
            <text:p/>
          </table:table-cell>
          <table:table-cell table:style-name="ce139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>
            <text:p/>
          </table:table-cell>
          <table:table-cell table:style-name="ce142" table:formula="of:=IF([.L100]=&quot;L&quot;;&quot;Baixa&quot;;IF([.L100]=&quot;A&quot;;&quot;Média&quot;;IF([.L100]=&quot;&quot;;&quot;&quot;;&quot;Alta&quot;)))">
            <text:p/>
          </table:table-cell>
          <table:table-cell table:style-name="ce143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>
            <text:p/>
          </table:table-cell>
          <table:table-cell table:style-name="ce146" table:formula="of:=IF([.H100]=&quot;I&quot;;[.N100]*[Contagem.$W$11];IF([.H100]=&quot;E&quot;;[.N100]*[Contagem.$W$13];IF([.H100]=&quot;A&quot;;[.N100]*[Contagem.$W$12];IF([.H100]=&quot;T&quot;;[.N100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01];[.L101])">
            <text:p/>
          </table:table-cell>
          <table:table-cell table:style-name="ce139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>
            <text:p/>
          </table:table-cell>
          <table:table-cell table:style-name="ce142" table:formula="of:=IF([.L101]=&quot;L&quot;;&quot;Baixa&quot;;IF([.L101]=&quot;A&quot;;&quot;Média&quot;;IF([.L101]=&quot;&quot;;&quot;&quot;;&quot;Alta&quot;)))">
            <text:p/>
          </table:table-cell>
          <table:table-cell table:style-name="ce143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>
            <text:p/>
          </table:table-cell>
          <table:table-cell table:style-name="ce146" table:formula="of:=IF([.H101]=&quot;I&quot;;[.N101]*[Contagem.$W$11];IF([.H101]=&quot;E&quot;;[.N101]*[Contagem.$W$13];IF([.H101]=&quot;A&quot;;[.N101]*[Contagem.$W$12];IF([.H101]=&quot;T&quot;;[.N101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02];[.L102])">
            <text:p/>
          </table:table-cell>
          <table:table-cell table:style-name="ce139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>
            <text:p/>
          </table:table-cell>
          <table:table-cell table:style-name="ce142" table:formula="of:=IF([.L102]=&quot;L&quot;;&quot;Baixa&quot;;IF([.L102]=&quot;A&quot;;&quot;Média&quot;;IF([.L102]=&quot;&quot;;&quot;&quot;;&quot;Alta&quot;)))">
            <text:p/>
          </table:table-cell>
          <table:table-cell table:style-name="ce143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>
            <text:p/>
          </table:table-cell>
          <table:table-cell table:style-name="ce146" table:formula="of:=IF([.H102]=&quot;I&quot;;[.N102]*[Contagem.$W$11];IF([.H102]=&quot;E&quot;;[.N102]*[Contagem.$W$13];IF([.H102]=&quot;A&quot;;[.N102]*[Contagem.$W$12];IF([.H102]=&quot;T&quot;;[.N102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03];[.L103])">
            <text:p/>
          </table:table-cell>
          <table:table-cell table:style-name="ce139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>
            <text:p/>
          </table:table-cell>
          <table:table-cell table:style-name="ce142" table:formula="of:=IF([.L103]=&quot;L&quot;;&quot;Baixa&quot;;IF([.L103]=&quot;A&quot;;&quot;Média&quot;;IF([.L103]=&quot;&quot;;&quot;&quot;;&quot;Alta&quot;)))">
            <text:p/>
          </table:table-cell>
          <table:table-cell table:style-name="ce143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>
            <text:p/>
          </table:table-cell>
          <table:table-cell table:style-name="ce146" table:formula="of:=IF([.H103]=&quot;I&quot;;[.N103]*[Contagem.$W$11];IF([.H103]=&quot;E&quot;;[.N103]*[Contagem.$W$13];IF([.H103]=&quot;A&quot;;[.N103]*[Contagem.$W$12];IF([.H103]=&quot;T&quot;;[.N103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04];[.L104])">
            <text:p/>
          </table:table-cell>
          <table:table-cell table:style-name="ce139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>
            <text:p/>
          </table:table-cell>
          <table:table-cell table:style-name="ce142" table:formula="of:=IF([.L104]=&quot;L&quot;;&quot;Baixa&quot;;IF([.L104]=&quot;A&quot;;&quot;Média&quot;;IF([.L104]=&quot;&quot;;&quot;&quot;;&quot;Alta&quot;)))">
            <text:p/>
          </table:table-cell>
          <table:table-cell table:style-name="ce143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>
            <text:p/>
          </table:table-cell>
          <table:table-cell table:style-name="ce146" table:formula="of:=IF([.H104]=&quot;I&quot;;[.N104]*[Contagem.$W$11];IF([.H104]=&quot;E&quot;;[.N104]*[Contagem.$W$13];IF([.H104]=&quot;A&quot;;[.N104]*[Contagem.$W$12];IF([.H104]=&quot;T&quot;;[.N104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05];[.L105])">
            <text:p/>
          </table:table-cell>
          <table:table-cell table:style-name="ce139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>
            <text:p/>
          </table:table-cell>
          <table:table-cell table:style-name="ce142" table:formula="of:=IF([.L105]=&quot;L&quot;;&quot;Baixa&quot;;IF([.L105]=&quot;A&quot;;&quot;Média&quot;;IF([.L105]=&quot;&quot;;&quot;&quot;;&quot;Alta&quot;)))">
            <text:p/>
          </table:table-cell>
          <table:table-cell table:style-name="ce143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>
            <text:p/>
          </table:table-cell>
          <table:table-cell table:style-name="ce146" table:formula="of:=IF([.H105]=&quot;I&quot;;[.N105]*[Contagem.$W$11];IF([.H105]=&quot;E&quot;;[.N105]*[Contagem.$W$13];IF([.H105]=&quot;A&quot;;[.N105]*[Contagem.$W$12];IF([.H105]=&quot;T&quot;;[.N105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06];[.L106])">
            <text:p/>
          </table:table-cell>
          <table:table-cell table:style-name="ce139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>
            <text:p/>
          </table:table-cell>
          <table:table-cell table:style-name="ce142" table:formula="of:=IF([.L106]=&quot;L&quot;;&quot;Baixa&quot;;IF([.L106]=&quot;A&quot;;&quot;Média&quot;;IF([.L106]=&quot;&quot;;&quot;&quot;;&quot;Alta&quot;)))">
            <text:p/>
          </table:table-cell>
          <table:table-cell table:style-name="ce143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>
            <text:p/>
          </table:table-cell>
          <table:table-cell table:style-name="ce146" table:formula="of:=IF([.H106]=&quot;I&quot;;[.N106]*[Contagem.$W$11];IF([.H106]=&quot;E&quot;;[.N106]*[Contagem.$W$13];IF([.H106]=&quot;A&quot;;[.N106]*[Contagem.$W$12];IF([.H106]=&quot;T&quot;;[.N106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07];[.L107])">
            <text:p/>
          </table:table-cell>
          <table:table-cell table:style-name="ce139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>
            <text:p/>
          </table:table-cell>
          <table:table-cell table:style-name="ce142" table:formula="of:=IF([.L107]=&quot;L&quot;;&quot;Baixa&quot;;IF([.L107]=&quot;A&quot;;&quot;Média&quot;;IF([.L107]=&quot;&quot;;&quot;&quot;;&quot;Alta&quot;)))">
            <text:p/>
          </table:table-cell>
          <table:table-cell table:style-name="ce143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>
            <text:p/>
          </table:table-cell>
          <table:table-cell table:style-name="ce146" table:formula="of:=IF([.H107]=&quot;I&quot;;[.N107]*[Contagem.$W$11];IF([.H107]=&quot;E&quot;;[.N107]*[Contagem.$W$13];IF([.H107]=&quot;A&quot;;[.N107]*[Contagem.$W$12];IF([.H107]=&quot;T&quot;;[.N107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08];[.L108])">
            <text:p/>
          </table:table-cell>
          <table:table-cell table:style-name="ce139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>
            <text:p/>
          </table:table-cell>
          <table:table-cell table:style-name="ce142" table:formula="of:=IF([.L108]=&quot;L&quot;;&quot;Baixa&quot;;IF([.L108]=&quot;A&quot;;&quot;Média&quot;;IF([.L108]=&quot;&quot;;&quot;&quot;;&quot;Alta&quot;)))">
            <text:p/>
          </table:table-cell>
          <table:table-cell table:style-name="ce143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>
            <text:p/>
          </table:table-cell>
          <table:table-cell table:style-name="ce146" table:formula="of:=IF([.H108]=&quot;I&quot;;[.N108]*[Contagem.$W$11];IF([.H108]=&quot;E&quot;;[.N108]*[Contagem.$W$13];IF([.H108]=&quot;A&quot;;[.N108]*[Contagem.$W$12];IF([.H108]=&quot;T&quot;;[.N108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/>
          <table:table-cell table:style-name="ce134"/>
          <table:table-cell table:style-name="ce136" table:number-columns-repeated="2"/>
          <table:table-cell table:style-name="ce138" table:formula="of:=CONCATENATE([.G109];[.L109])">
            <text:p/>
          </table:table-cell>
          <table:table-cell table:style-name="ce139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>
            <text:p/>
          </table:table-cell>
          <table:table-cell table:style-name="ce142" table:formula="of:=IF([.L109]=&quot;L&quot;;&quot;Baixa&quot;;IF([.L109]=&quot;A&quot;;&quot;Média&quot;;IF([.L109]=&quot;&quot;;&quot;&quot;;&quot;Alta&quot;)))">
            <text:p/>
          </table:table-cell>
          <table:table-cell table:style-name="ce143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>
            <text:p/>
          </table:table-cell>
          <table:table-cell table:style-name="ce146" table:formula="of:=IF([.H109]=&quot;I&quot;;[.N109]*[Contagem.$W$11];IF([.H109]=&quot;E&quot;;[.N109]*[Contagem.$W$13];IF([.H109]=&quot;A&quot;;[.N109]*[Contagem.$W$12];IF([.H109]=&quot;T&quot;;[.N109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/>
          <table:table-cell table:style-name="ce134"/>
          <table:table-cell table:style-name="ce136" table:number-columns-repeated="2"/>
          <table:table-cell table:style-name="ce138" table:formula="of:=CONCATENATE([.G110];[.L110])">
            <text:p/>
          </table:table-cell>
          <table:table-cell table:style-name="ce139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>
            <text:p/>
          </table:table-cell>
          <table:table-cell table:style-name="ce142" table:formula="of:=IF([.L110]=&quot;L&quot;;&quot;Baixa&quot;;IF([.L110]=&quot;A&quot;;&quot;Média&quot;;IF([.L110]=&quot;&quot;;&quot;&quot;;&quot;Alta&quot;)))">
            <text:p/>
          </table:table-cell>
          <table:table-cell table:style-name="ce143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>
            <text:p/>
          </table:table-cell>
          <table:table-cell table:style-name="ce146" table:formula="of:=IF([.H110]=&quot;I&quot;;[.N110]*[Contagem.$W$11];IF([.H110]=&quot;E&quot;;[.N110]*[Contagem.$W$13];IF([.H110]=&quot;A&quot;;[.N110]*[Contagem.$W$12];IF([.H110]=&quot;T&quot;;[.N110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/>
          <table:table-cell table:style-name="ce134"/>
          <table:table-cell table:style-name="ce136" table:number-columns-repeated="2"/>
          <table:table-cell table:style-name="ce138" table:formula="of:=CONCATENATE([.G111];[.L111])">
            <text:p/>
          </table:table-cell>
          <table:table-cell table:style-name="ce139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>
            <text:p/>
          </table:table-cell>
          <table:table-cell table:style-name="ce142" table:formula="of:=IF([.L111]=&quot;L&quot;;&quot;Baixa&quot;;IF([.L111]=&quot;A&quot;;&quot;Média&quot;;IF([.L111]=&quot;&quot;;&quot;&quot;;&quot;Alta&quot;)))">
            <text:p/>
          </table:table-cell>
          <table:table-cell table:style-name="ce143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>
            <text:p/>
          </table:table-cell>
          <table:table-cell table:style-name="ce146" table:formula="of:=IF([.H111]=&quot;I&quot;;[.N111]*[Contagem.$W$11];IF([.H111]=&quot;E&quot;;[.N111]*[Contagem.$W$13];IF([.H111]=&quot;A&quot;;[.N111]*[Contagem.$W$12];IF([.H111]=&quot;T&quot;;[.N111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/>
          <table:table-cell table:style-name="ce134"/>
          <table:table-cell table:style-name="ce136" table:number-columns-repeated="2"/>
          <table:table-cell table:style-name="ce138" table:formula="of:=CONCATENATE([.G112];[.L112])">
            <text:p/>
          </table:table-cell>
          <table:table-cell table:style-name="ce139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>
            <text:p/>
          </table:table-cell>
          <table:table-cell table:style-name="ce142" table:formula="of:=IF([.L112]=&quot;L&quot;;&quot;Baixa&quot;;IF([.L112]=&quot;A&quot;;&quot;Média&quot;;IF([.L112]=&quot;&quot;;&quot;&quot;;&quot;Alta&quot;)))">
            <text:p/>
          </table:table-cell>
          <table:table-cell table:style-name="ce143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>
            <text:p/>
          </table:table-cell>
          <table:table-cell table:style-name="ce146" table:formula="of:=IF([.H112]=&quot;I&quot;;[.N112]*[Contagem.$W$11];IF([.H112]=&quot;E&quot;;[.N112]*[Contagem.$W$13];IF([.H112]=&quot;A&quot;;[.N112]*[Contagem.$W$12];IF([.H112]=&quot;T&quot;;[.N112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/>
          <table:table-cell table:style-name="ce134"/>
          <table:table-cell table:style-name="ce136" table:number-columns-repeated="2"/>
          <table:table-cell table:style-name="ce138" table:formula="of:=CONCATENATE([.G113];[.L113])">
            <text:p/>
          </table:table-cell>
          <table:table-cell table:style-name="ce139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>
            <text:p/>
          </table:table-cell>
          <table:table-cell table:style-name="ce142" table:formula="of:=IF([.L113]=&quot;L&quot;;&quot;Baixa&quot;;IF([.L113]=&quot;A&quot;;&quot;Média&quot;;IF([.L113]=&quot;&quot;;&quot;&quot;;&quot;Alta&quot;)))">
            <text:p/>
          </table:table-cell>
          <table:table-cell table:style-name="ce143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>
            <text:p/>
          </table:table-cell>
          <table:table-cell table:style-name="ce146" table:formula="of:=IF([.H113]=&quot;I&quot;;[.N113]*[Contagem.$W$11];IF([.H113]=&quot;E&quot;;[.N113]*[Contagem.$W$13];IF([.H113]=&quot;A&quot;;[.N113]*[Contagem.$W$12];IF([.H113]=&quot;T&quot;;[.N113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/>
          <table:table-cell table:style-name="ce134"/>
          <table:table-cell table:style-name="ce136" table:number-columns-repeated="2"/>
          <table:table-cell table:style-name="ce138" table:formula="of:=CONCATENATE([.G114];[.L114])">
            <text:p/>
          </table:table-cell>
          <table:table-cell table:style-name="ce139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>
            <text:p/>
          </table:table-cell>
          <table:table-cell table:style-name="ce142" table:formula="of:=IF([.L114]=&quot;L&quot;;&quot;Baixa&quot;;IF([.L114]=&quot;A&quot;;&quot;Média&quot;;IF([.L114]=&quot;&quot;;&quot;&quot;;&quot;Alta&quot;)))">
            <text:p/>
          </table:table-cell>
          <table:table-cell table:style-name="ce143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>
            <text:p/>
          </table:table-cell>
          <table:table-cell table:style-name="ce146" table:formula="of:=IF([.H114]=&quot;I&quot;;[.N114]*[Contagem.$W$11];IF([.H114]=&quot;E&quot;;[.N114]*[Contagem.$W$13];IF([.H114]=&quot;A&quot;;[.N114]*[Contagem.$W$12];IF([.H114]=&quot;T&quot;;[.N114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/>
          <table:table-cell table:style-name="ce134"/>
          <table:table-cell table:style-name="ce136" table:number-columns-repeated="2"/>
          <table:table-cell table:style-name="ce138" table:formula="of:=CONCATENATE([.G115];[.L115])">
            <text:p/>
          </table:table-cell>
          <table:table-cell table:style-name="ce139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>
            <text:p/>
          </table:table-cell>
          <table:table-cell table:style-name="ce142" table:formula="of:=IF([.L115]=&quot;L&quot;;&quot;Baixa&quot;;IF([.L115]=&quot;A&quot;;&quot;Média&quot;;IF([.L115]=&quot;&quot;;&quot;&quot;;&quot;Alta&quot;)))">
            <text:p/>
          </table:table-cell>
          <table:table-cell table:style-name="ce143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>
            <text:p/>
          </table:table-cell>
          <table:table-cell table:style-name="ce146" table:formula="of:=IF([.H115]=&quot;I&quot;;[.N115]*[Contagem.$W$11];IF([.H115]=&quot;E&quot;;[.N115]*[Contagem.$W$13];IF([.H115]=&quot;A&quot;;[.N115]*[Contagem.$W$12];IF([.H115]=&quot;T&quot;;[.N115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/>
          <table:table-cell table:style-name="ce134"/>
          <table:table-cell table:style-name="ce136" table:number-columns-repeated="2"/>
          <table:table-cell table:style-name="ce138" table:formula="of:=CONCATENATE([.G116];[.L116])">
            <text:p/>
          </table:table-cell>
          <table:table-cell table:style-name="ce139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>
            <text:p/>
          </table:table-cell>
          <table:table-cell table:style-name="ce142" table:formula="of:=IF([.L116]=&quot;L&quot;;&quot;Baixa&quot;;IF([.L116]=&quot;A&quot;;&quot;Média&quot;;IF([.L116]=&quot;&quot;;&quot;&quot;;&quot;Alta&quot;)))">
            <text:p/>
          </table:table-cell>
          <table:table-cell table:style-name="ce143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>
            <text:p/>
          </table:table-cell>
          <table:table-cell table:style-name="ce146" table:formula="of:=IF([.H116]=&quot;I&quot;;[.N116]*[Contagem.$W$11];IF([.H116]=&quot;E&quot;;[.N116]*[Contagem.$W$13];IF([.H116]=&quot;A&quot;;[.N116]*[Contagem.$W$12];IF([.H116]=&quot;T&quot;;[.N116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/>
          <table:table-cell table:style-name="ce134"/>
          <table:table-cell table:style-name="ce136" table:number-columns-repeated="2"/>
          <table:table-cell table:style-name="ce138" table:formula="of:=CONCATENATE([.G117];[.L117])">
            <text:p/>
          </table:table-cell>
          <table:table-cell table:style-name="ce139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>
            <text:p/>
          </table:table-cell>
          <table:table-cell table:style-name="ce142" table:formula="of:=IF([.L117]=&quot;L&quot;;&quot;Baixa&quot;;IF([.L117]=&quot;A&quot;;&quot;Média&quot;;IF([.L117]=&quot;&quot;;&quot;&quot;;&quot;Alta&quot;)))">
            <text:p/>
          </table:table-cell>
          <table:table-cell table:style-name="ce143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>
            <text:p/>
          </table:table-cell>
          <table:table-cell table:style-name="ce146" table:formula="of:=IF([.H117]=&quot;I&quot;;[.N117]*[Contagem.$W$11];IF([.H117]=&quot;E&quot;;[.N117]*[Contagem.$W$13];IF([.H117]=&quot;A&quot;;[.N117]*[Contagem.$W$12];IF([.H117]=&quot;T&quot;;[.N117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7" table:number-columns-repeated="6"/>
          <table:table-cell table:style-name="ce102"/>
          <table:table-cell table:style-name="ce134"/>
          <table:table-cell table:style-name="ce136" table:number-columns-repeated="2"/>
          <table:table-cell table:style-name="ce138" table:formula="of:=CONCATENATE([.G118];[.L118])">
            <text:p/>
          </table:table-cell>
          <table:table-cell table:style-name="ce139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>
            <text:p/>
          </table:table-cell>
          <table:table-cell table:style-name="ce142" table:formula="of:=IF([.L118]=&quot;L&quot;;&quot;Baixa&quot;;IF([.L118]=&quot;A&quot;;&quot;Média&quot;;IF([.L118]=&quot;&quot;;&quot;&quot;;&quot;Alta&quot;)))">
            <text:p/>
          </table:table-cell>
          <table:table-cell table:style-name="ce143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>
            <text:p/>
          </table:table-cell>
          <table:table-cell table:style-name="ce146" table:formula="of:=IF([.H118]=&quot;I&quot;;[.N118]*[Contagem.$W$11];IF([.H118]=&quot;E&quot;;[.N118]*[Contagem.$W$13];IF([.H118]=&quot;A&quot;;[.N118]*[Contagem.$W$12];IF([.H118]=&quot;T&quot;;[.N118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8"/>
          <table:table-cell table:style-name="ce94" table:number-columns-repeated="2"/>
          <table:table-cell table:style-name="ce87" table:number-columns-repeated="2"/>
          <table:table-cell table:style-name="ce97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19];[.L119])">
            <text:p/>
          </table:table-cell>
          <table:table-cell table:style-name="ce139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>
            <text:p/>
          </table:table-cell>
          <table:table-cell table:style-name="ce142" table:formula="of:=IF([.L119]=&quot;L&quot;;&quot;Baixa&quot;;IF([.L119]=&quot;A&quot;;&quot;Média&quot;;IF([.L119]=&quot;&quot;;&quot;&quot;;&quot;Alta&quot;)))">
            <text:p/>
          </table:table-cell>
          <table:table-cell table:style-name="ce143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>
            <text:p/>
          </table:table-cell>
          <table:table-cell table:style-name="ce146" table:formula="of:=IF([.H119]=&quot;I&quot;;[.N119]*[Contagem.$W$11];IF([.H119]=&quot;E&quot;;[.N119]*[Contagem.$W$13];IF([.H119]=&quot;A&quot;;[.N119]*[Contagem.$W$12];IF([.H119]=&quot;T&quot;;[.N119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8"/>
          <table:table-cell table:style-name="ce94" table:number-columns-repeated="2"/>
          <table:table-cell table:style-name="ce95" table:number-columns-repeated="2"/>
          <table:table-cell table:style-name="ce98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20];[.L120])">
            <text:p/>
          </table:table-cell>
          <table:table-cell table:style-name="ce139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>
            <text:p/>
          </table:table-cell>
          <table:table-cell table:style-name="ce142" table:formula="of:=IF([.L120]=&quot;L&quot;;&quot;Baixa&quot;;IF([.L120]=&quot;A&quot;;&quot;Média&quot;;IF([.L120]=&quot;&quot;;&quot;&quot;;&quot;Alta&quot;)))">
            <text:p/>
          </table:table-cell>
          <table:table-cell table:style-name="ce143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>
            <text:p/>
          </table:table-cell>
          <table:table-cell table:style-name="ce146" table:formula="of:=IF([.H120]=&quot;I&quot;;[.N120]*[Contagem.$W$11];IF([.H120]=&quot;E&quot;;[.N120]*[Contagem.$W$13];IF([.H120]=&quot;A&quot;;[.N120]*[Contagem.$W$12];IF([.H120]=&quot;T&quot;;[.N120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9"/>
          <table:table-cell table:style-name="ce94" table:number-columns-repeated="2"/>
          <table:table-cell table:style-name="ce95" table:number-columns-repeated="2"/>
          <table:table-cell table:style-name="ce98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21];[.L121])">
            <text:p/>
          </table:table-cell>
          <table:table-cell table:style-name="ce139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>
            <text:p/>
          </table:table-cell>
          <table:table-cell table:style-name="ce142" table:formula="of:=IF([.L121]=&quot;L&quot;;&quot;Baixa&quot;;IF([.L121]=&quot;A&quot;;&quot;Média&quot;;IF([.L121]=&quot;&quot;;&quot;&quot;;&quot;Alta&quot;)))">
            <text:p/>
          </table:table-cell>
          <table:table-cell table:style-name="ce143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>
            <text:p/>
          </table:table-cell>
          <table:table-cell table:style-name="ce146" table:formula="of:=IF([.H121]=&quot;I&quot;;[.N121]*[Contagem.$W$11];IF([.H121]=&quot;E&quot;;[.N121]*[Contagem.$W$13];IF([.H121]=&quot;A&quot;;[.N121]*[Contagem.$W$12];IF([.H121]=&quot;T&quot;;[.N121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90"/>
          <table:table-cell table:style-name="ce94" table:number-columns-repeated="2"/>
          <table:table-cell table:style-name="ce95" table:number-columns-repeated="2"/>
          <table:table-cell table:style-name="ce98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22];[.L122])">
            <text:p/>
          </table:table-cell>
          <table:table-cell table:style-name="ce139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>
            <text:p/>
          </table:table-cell>
          <table:table-cell table:style-name="ce142" table:formula="of:=IF([.L122]=&quot;L&quot;;&quot;Baixa&quot;;IF([.L122]=&quot;A&quot;;&quot;Média&quot;;IF([.L122]=&quot;&quot;;&quot;&quot;;&quot;Alta&quot;)))">
            <text:p/>
          </table:table-cell>
          <table:table-cell table:style-name="ce143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>
            <text:p/>
          </table:table-cell>
          <table:table-cell table:style-name="ce146" table:formula="of:=IF([.H122]=&quot;I&quot;;[.N122]*[Contagem.$W$11];IF([.H122]=&quot;E&quot;;[.N122]*[Contagem.$W$13];IF([.H122]=&quot;A&quot;;[.N122]*[Contagem.$W$12];IF([.H122]=&quot;T&quot;;[.N122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90"/>
          <table:table-cell table:style-name="ce94" table:number-columns-repeated="2"/>
          <table:table-cell table:style-name="ce95" table:number-columns-repeated="2"/>
          <table:table-cell table:style-name="ce98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23];[.L123])">
            <text:p/>
          </table:table-cell>
          <table:table-cell table:style-name="ce139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>
            <text:p/>
          </table:table-cell>
          <table:table-cell table:style-name="ce142" table:formula="of:=IF([.L123]=&quot;L&quot;;&quot;Baixa&quot;;IF([.L123]=&quot;A&quot;;&quot;Média&quot;;IF([.L123]=&quot;&quot;;&quot;&quot;;&quot;Alta&quot;)))">
            <text:p/>
          </table:table-cell>
          <table:table-cell table:style-name="ce143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>
            <text:p/>
          </table:table-cell>
          <table:table-cell table:style-name="ce146" table:formula="of:=IF([.H123]=&quot;I&quot;;[.N123]*[Contagem.$W$11];IF([.H123]=&quot;E&quot;;[.N123]*[Contagem.$W$13];IF([.H123]=&quot;A&quot;;[.N123]*[Contagem.$W$12];IF([.H123]=&quot;T&quot;;[.N123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8"/>
          <table:table-cell table:style-name="ce94" table:number-columns-repeated="2"/>
          <table:table-cell table:style-name="ce95" table:number-columns-repeated="2"/>
          <table:table-cell table:style-name="ce98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24];[.L124])">
            <text:p/>
          </table:table-cell>
          <table:table-cell table:style-name="ce139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>
            <text:p/>
          </table:table-cell>
          <table:table-cell table:style-name="ce142" table:formula="of:=IF([.L124]=&quot;L&quot;;&quot;Baixa&quot;;IF([.L124]=&quot;A&quot;;&quot;Média&quot;;IF([.L124]=&quot;&quot;;&quot;&quot;;&quot;Alta&quot;)))">
            <text:p/>
          </table:table-cell>
          <table:table-cell table:style-name="ce143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>
            <text:p/>
          </table:table-cell>
          <table:table-cell table:style-name="ce146" table:formula="of:=IF([.H124]=&quot;I&quot;;[.N124]*[Contagem.$W$11];IF([.H124]=&quot;E&quot;;[.N124]*[Contagem.$W$13];IF([.H124]=&quot;A&quot;;[.N124]*[Contagem.$W$12];IF([.H124]=&quot;T&quot;;[.N124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8"/>
          <table:table-cell table:style-name="ce94" table:number-columns-repeated="2"/>
          <table:table-cell table:style-name="ce95" table:number-columns-repeated="2"/>
          <table:table-cell table:style-name="ce98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25];[.L125])">
            <text:p/>
          </table:table-cell>
          <table:table-cell table:style-name="ce139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>
            <text:p/>
          </table:table-cell>
          <table:table-cell table:style-name="ce142" table:formula="of:=IF([.L125]=&quot;L&quot;;&quot;Baixa&quot;;IF([.L125]=&quot;A&quot;;&quot;Média&quot;;IF([.L125]=&quot;&quot;;&quot;&quot;;&quot;Alta&quot;)))">
            <text:p/>
          </table:table-cell>
          <table:table-cell table:style-name="ce143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>
            <text:p/>
          </table:table-cell>
          <table:table-cell table:style-name="ce146" table:formula="of:=IF([.H125]=&quot;I&quot;;[.N125]*[Contagem.$W$11];IF([.H125]=&quot;E&quot;;[.N125]*[Contagem.$W$13];IF([.H125]=&quot;A&quot;;[.N125]*[Contagem.$W$12];IF([.H125]=&quot;T&quot;;[.N125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90"/>
          <table:table-cell table:style-name="ce94" table:number-columns-repeated="2"/>
          <table:table-cell table:style-name="ce95" table:number-columns-repeated="2"/>
          <table:table-cell table:style-name="ce98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26];[.L126])">
            <text:p/>
          </table:table-cell>
          <table:table-cell table:style-name="ce139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>
            <text:p/>
          </table:table-cell>
          <table:table-cell table:style-name="ce142" table:formula="of:=IF([.L126]=&quot;L&quot;;&quot;Baixa&quot;;IF([.L126]=&quot;A&quot;;&quot;Média&quot;;IF([.L126]=&quot;&quot;;&quot;&quot;;&quot;Alta&quot;)))">
            <text:p/>
          </table:table-cell>
          <table:table-cell table:style-name="ce143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>
            <text:p/>
          </table:table-cell>
          <table:table-cell table:style-name="ce146" table:formula="of:=IF([.H126]=&quot;I&quot;;[.N126]*[Contagem.$W$11];IF([.H126]=&quot;E&quot;;[.N126]*[Contagem.$W$13];IF([.H126]=&quot;A&quot;;[.N126]*[Contagem.$W$12];IF([.H126]=&quot;T&quot;;[.N126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90"/>
          <table:table-cell table:style-name="ce94" table:number-columns-repeated="2"/>
          <table:table-cell table:style-name="ce95" table:number-columns-repeated="2"/>
          <table:table-cell table:style-name="ce98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27];[.L127])">
            <text:p/>
          </table:table-cell>
          <table:table-cell table:style-name="ce139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>
            <text:p/>
          </table:table-cell>
          <table:table-cell table:style-name="ce142" table:formula="of:=IF([.L127]=&quot;L&quot;;&quot;Baixa&quot;;IF([.L127]=&quot;A&quot;;&quot;Média&quot;;IF([.L127]=&quot;&quot;;&quot;&quot;;&quot;Alta&quot;)))">
            <text:p/>
          </table:table-cell>
          <table:table-cell table:style-name="ce143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>
            <text:p/>
          </table:table-cell>
          <table:table-cell table:style-name="ce146" table:formula="of:=IF([.H127]=&quot;I&quot;;[.N127]*[Contagem.$W$11];IF([.H127]=&quot;E&quot;;[.N127]*[Contagem.$W$13];IF([.H127]=&quot;A&quot;;[.N127]*[Contagem.$W$12];IF([.H127]=&quot;T&quot;;[.N127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90"/>
          <table:table-cell table:style-name="ce94" table:number-columns-repeated="2"/>
          <table:table-cell table:style-name="ce95" table:number-columns-repeated="2"/>
          <table:table-cell table:style-name="ce98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28];[.L128])">
            <text:p/>
          </table:table-cell>
          <table:table-cell table:style-name="ce139" table:formula="of:=IF(OR(ISBLANK([.I128]);ISBLANK([.J128]));IF(OR([.G128]=&quot;ALI&quot;;[.G128]=&quot;AIE&quot;);&quot;L&quot;;IF(ISBLANK([.G128]);&quot;&quot;;&quot;A&quot;));IF([.G128]=&quot;EE&quot;;IF([.J128]&gt;=3;IF([.I128]&gt;=5;&quot;H&quot;;&quot;A&quot;);IF([.J128]&gt;=2;IF([.I128]&gt;=16;&quot;H&quot;;IF([.I128]&lt;=4;&quot;L&quot;;&quot;A&quot;));IF([.I128]&lt;=15;&quot;L&quot;;&quot;A&quot;)));IF(OR([.G128]=&quot;SE&quot;;[.G128]=&quot;CE&quot;);IF([.J128]&gt;=4;IF([.I128]&gt;=6;&quot;H&quot;;&quot;A&quot;);IF([.J128]&gt;=2;IF([.I128]&gt;=20;&quot;H&quot;;IF([.I128]&lt;=5;&quot;L&quot;;&quot;A&quot;));IF([.I128]&lt;=19;&quot;L&quot;;&quot;A&quot;)));IF(OR([.G128]=&quot;ALI&quot;;[.G128]=&quot;AIE&quot;);IF([.J128]&gt;=6;IF([.I128]&gt;=20;&quot;H&quot;;&quot;A&quot;);IF([.J128]&gt;=2;IF([.I128]&gt;=51;&quot;H&quot;;IF([.I128]&lt;=19;&quot;L&quot;;&quot;A&quot;));IF([.I128]&lt;=50;&quot;L&quot;;&quot;A&quot;)))))))">
            <text:p/>
          </table:table-cell>
          <table:table-cell table:style-name="ce142" table:formula="of:=IF([.L128]=&quot;L&quot;;&quot;Baixa&quot;;IF([.L128]=&quot;A&quot;;&quot;Média&quot;;IF([.L128]=&quot;&quot;;&quot;&quot;;&quot;Alta&quot;)))">
            <text:p/>
          </table:table-cell>
          <table:table-cell table:style-name="ce143" table:formula="of:=IF(ISBLANK([.G128]);&quot;&quot;;IF([.G128]=&quot;ALI&quot;;IF([.L128]=&quot;L&quot;;7;IF([.L128]=&quot;A&quot;;10;15));IF([.G128]=&quot;AIE&quot;;IF([.L128]=&quot;L&quot;;5;IF([.L128]=&quot;A&quot;;7;10));IF([.G128]=&quot;SE&quot;;IF([.L128]=&quot;L&quot;;4;IF([.L128]=&quot;A&quot;;5;7));IF(OR([.G128]=&quot;EE&quot;;[.G128]=&quot;CE&quot;);IF([.L128]=&quot;L&quot;;3;IF([.L128]=&quot;A&quot;;4;6)))))))">
            <text:p/>
          </table:table-cell>
          <table:table-cell table:style-name="ce146" table:formula="of:=IF([.H128]=&quot;I&quot;;[.N128]*[Contagem.$W$11];IF([.H128]=&quot;E&quot;;[.N128]*[Contagem.$W$13];IF([.H128]=&quot;A&quot;;[.N128]*[Contagem.$W$12];IF([.H128]=&quot;T&quot;;[.N128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90"/>
          <table:table-cell table:style-name="ce94" table:number-columns-repeated="2"/>
          <table:table-cell table:style-name="ce95" table:number-columns-repeated="2"/>
          <table:table-cell table:style-name="ce98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29];[.L129])">
            <text:p/>
          </table:table-cell>
          <table:table-cell table:style-name="ce139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>
            <text:p/>
          </table:table-cell>
          <table:table-cell table:style-name="ce142" table:formula="of:=IF([.L129]=&quot;L&quot;;&quot;Baixa&quot;;IF([.L129]=&quot;A&quot;;&quot;Média&quot;;IF([.L129]=&quot;&quot;;&quot;&quot;;&quot;Alta&quot;)))">
            <text:p/>
          </table:table-cell>
          <table:table-cell table:style-name="ce143" table:formula="of:=IF(ISBLANK([.G129]);&quot;&quot;;IF([.G129]=&quot;ALI&quot;;IF([.L129]=&quot;L&quot;;7;IF([.L129]=&quot;A&quot;;10;15));IF([.G129]=&quot;AIE&quot;;IF([.L129]=&quot;L&quot;;5;IF([.L129]=&quot;A&quot;;7;10));IF([.G129]=&quot;SE&quot;;IF([.L129]=&quot;L&quot;;4;IF([.L129]=&quot;A&quot;;5;7));IF(OR([.G129]=&quot;EE&quot;;[.G129]=&quot;CE&quot;);IF([.L129]=&quot;L&quot;;3;IF([.L129]=&quot;A&quot;;4;6)))))))">
            <text:p/>
          </table:table-cell>
          <table:table-cell table:style-name="ce146" table:formula="of:=IF([.H129]=&quot;I&quot;;[.N129]*[Contagem.$W$11];IF([.H129]=&quot;E&quot;;[.N129]*[Contagem.$W$13];IF([.H129]=&quot;A&quot;;[.N129]*[Contagem.$W$12];IF([.H129]=&quot;T&quot;;[.N129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9"/>
          <table:table-cell table:style-name="ce94" table:number-columns-repeated="2"/>
          <table:table-cell table:style-name="ce95" table:number-columns-repeated="2"/>
          <table:table-cell table:style-name="ce98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30];[.L130])">
            <text:p/>
          </table:table-cell>
          <table:table-cell table:style-name="ce139" table:formula="of:=IF(OR(ISBLANK([.I130]);ISBLANK([.J130]));IF(OR([.G130]=&quot;ALI&quot;;[.G130]=&quot;AIE&quot;);&quot;L&quot;;IF(ISBLANK([.G130]);&quot;&quot;;&quot;A&quot;));IF([.G130]=&quot;EE&quot;;IF([.J130]&gt;=3;IF([.I130]&gt;=5;&quot;H&quot;;&quot;A&quot;);IF([.J130]&gt;=2;IF([.I130]&gt;=16;&quot;H&quot;;IF([.I130]&lt;=4;&quot;L&quot;;&quot;A&quot;));IF([.I130]&lt;=15;&quot;L&quot;;&quot;A&quot;)));IF(OR([.G130]=&quot;SE&quot;;[.G130]=&quot;CE&quot;);IF([.J130]&gt;=4;IF([.I130]&gt;=6;&quot;H&quot;;&quot;A&quot;);IF([.J130]&gt;=2;IF([.I130]&gt;=20;&quot;H&quot;;IF([.I130]&lt;=5;&quot;L&quot;;&quot;A&quot;));IF([.I130]&lt;=19;&quot;L&quot;;&quot;A&quot;)));IF(OR([.G130]=&quot;ALI&quot;;[.G130]=&quot;AIE&quot;);IF([.J130]&gt;=6;IF([.I130]&gt;=20;&quot;H&quot;;&quot;A&quot;);IF([.J130]&gt;=2;IF([.I130]&gt;=51;&quot;H&quot;;IF([.I130]&lt;=19;&quot;L&quot;;&quot;A&quot;));IF([.I130]&lt;=50;&quot;L&quot;;&quot;A&quot;)))))))">
            <text:p/>
          </table:table-cell>
          <table:table-cell table:style-name="ce142" table:formula="of:=IF([.L130]=&quot;L&quot;;&quot;Baixa&quot;;IF([.L130]=&quot;A&quot;;&quot;Média&quot;;IF([.L130]=&quot;&quot;;&quot;&quot;;&quot;Alta&quot;)))">
            <text:p/>
          </table:table-cell>
          <table:table-cell table:style-name="ce143" table:formula="of:=IF(ISBLANK([.G130]);&quot;&quot;;IF([.G130]=&quot;ALI&quot;;IF([.L130]=&quot;L&quot;;7;IF([.L130]=&quot;A&quot;;10;15));IF([.G130]=&quot;AIE&quot;;IF([.L130]=&quot;L&quot;;5;IF([.L130]=&quot;A&quot;;7;10));IF([.G130]=&quot;SE&quot;;IF([.L130]=&quot;L&quot;;4;IF([.L130]=&quot;A&quot;;5;7));IF(OR([.G130]=&quot;EE&quot;;[.G130]=&quot;CE&quot;);IF([.L130]=&quot;L&quot;;3;IF([.L130]=&quot;A&quot;;4;6)))))))">
            <text:p/>
          </table:table-cell>
          <table:table-cell table:style-name="ce146" table:formula="of:=IF([.H130]=&quot;I&quot;;[.N130]*[Contagem.$W$11];IF([.H130]=&quot;E&quot;;[.N130]*[Contagem.$W$13];IF([.H130]=&quot;A&quot;;[.N130]*[Contagem.$W$12];IF([.H130]=&quot;T&quot;;[.N130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9"/>
          <table:table-cell table:style-name="ce94" table:number-columns-repeated="2"/>
          <table:table-cell table:style-name="ce95" table:number-columns-repeated="2"/>
          <table:table-cell table:style-name="ce98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31];[.L131])">
            <text:p/>
          </table:table-cell>
          <table:table-cell table:style-name="ce139" table:formula="of:=IF(OR(ISBLANK([.I131]);ISBLANK([.J131]));IF(OR([.G131]=&quot;ALI&quot;;[.G131]=&quot;AIE&quot;);&quot;L&quot;;IF(ISBLANK([.G131]);&quot;&quot;;&quot;A&quot;));IF([.G131]=&quot;EE&quot;;IF([.J131]&gt;=3;IF([.I131]&gt;=5;&quot;H&quot;;&quot;A&quot;);IF([.J131]&gt;=2;IF([.I131]&gt;=16;&quot;H&quot;;IF([.I131]&lt;=4;&quot;L&quot;;&quot;A&quot;));IF([.I131]&lt;=15;&quot;L&quot;;&quot;A&quot;)));IF(OR([.G131]=&quot;SE&quot;;[.G131]=&quot;CE&quot;);IF([.J131]&gt;=4;IF([.I131]&gt;=6;&quot;H&quot;;&quot;A&quot;);IF([.J131]&gt;=2;IF([.I131]&gt;=20;&quot;H&quot;;IF([.I131]&lt;=5;&quot;L&quot;;&quot;A&quot;));IF([.I131]&lt;=19;&quot;L&quot;;&quot;A&quot;)));IF(OR([.G131]=&quot;ALI&quot;;[.G131]=&quot;AIE&quot;);IF([.J131]&gt;=6;IF([.I131]&gt;=20;&quot;H&quot;;&quot;A&quot;);IF([.J131]&gt;=2;IF([.I131]&gt;=51;&quot;H&quot;;IF([.I131]&lt;=19;&quot;L&quot;;&quot;A&quot;));IF([.I131]&lt;=50;&quot;L&quot;;&quot;A&quot;)))))))">
            <text:p/>
          </table:table-cell>
          <table:table-cell table:style-name="ce142" table:formula="of:=IF([.L131]=&quot;L&quot;;&quot;Baixa&quot;;IF([.L131]=&quot;A&quot;;&quot;Média&quot;;IF([.L131]=&quot;&quot;;&quot;&quot;;&quot;Alta&quot;)))">
            <text:p/>
          </table:table-cell>
          <table:table-cell table:style-name="ce143" table:formula="of:=IF(ISBLANK([.G131]);&quot;&quot;;IF([.G131]=&quot;ALI&quot;;IF([.L131]=&quot;L&quot;;7;IF([.L131]=&quot;A&quot;;10;15));IF([.G131]=&quot;AIE&quot;;IF([.L131]=&quot;L&quot;;5;IF([.L131]=&quot;A&quot;;7;10));IF([.G131]=&quot;SE&quot;;IF([.L131]=&quot;L&quot;;4;IF([.L131]=&quot;A&quot;;5;7));IF(OR([.G131]=&quot;EE&quot;;[.G131]=&quot;CE&quot;);IF([.L131]=&quot;L&quot;;3;IF([.L131]=&quot;A&quot;;4;6)))))))">
            <text:p/>
          </table:table-cell>
          <table:table-cell table:style-name="ce146" table:formula="of:=IF([.H131]=&quot;I&quot;;[.N131]*[Contagem.$W$11];IF([.H131]=&quot;E&quot;;[.N131]*[Contagem.$W$13];IF([.H131]=&quot;A&quot;;[.N131]*[Contagem.$W$12];IF([.H131]=&quot;T&quot;;[.N131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9"/>
          <table:table-cell table:style-name="ce94" table:number-columns-repeated="2"/>
          <table:table-cell table:style-name="ce95" table:number-columns-repeated="2"/>
          <table:table-cell table:style-name="ce98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32];[.L132])">
            <text:p/>
          </table:table-cell>
          <table:table-cell table:style-name="ce139" table:formula="of:=IF(OR(ISBLANK([.I132]);ISBLANK([.J132]));IF(OR([.G132]=&quot;ALI&quot;;[.G132]=&quot;AIE&quot;);&quot;L&quot;;IF(ISBLANK([.G132]);&quot;&quot;;&quot;A&quot;));IF([.G132]=&quot;EE&quot;;IF([.J132]&gt;=3;IF([.I132]&gt;=5;&quot;H&quot;;&quot;A&quot;);IF([.J132]&gt;=2;IF([.I132]&gt;=16;&quot;H&quot;;IF([.I132]&lt;=4;&quot;L&quot;;&quot;A&quot;));IF([.I132]&lt;=15;&quot;L&quot;;&quot;A&quot;)));IF(OR([.G132]=&quot;SE&quot;;[.G132]=&quot;CE&quot;);IF([.J132]&gt;=4;IF([.I132]&gt;=6;&quot;H&quot;;&quot;A&quot;);IF([.J132]&gt;=2;IF([.I132]&gt;=20;&quot;H&quot;;IF([.I132]&lt;=5;&quot;L&quot;;&quot;A&quot;));IF([.I132]&lt;=19;&quot;L&quot;;&quot;A&quot;)));IF(OR([.G132]=&quot;ALI&quot;;[.G132]=&quot;AIE&quot;);IF([.J132]&gt;=6;IF([.I132]&gt;=20;&quot;H&quot;;&quot;A&quot;);IF([.J132]&gt;=2;IF([.I132]&gt;=51;&quot;H&quot;;IF([.I132]&lt;=19;&quot;L&quot;;&quot;A&quot;));IF([.I132]&lt;=50;&quot;L&quot;;&quot;A&quot;)))))))">
            <text:p/>
          </table:table-cell>
          <table:table-cell table:style-name="ce142" table:formula="of:=IF([.L132]=&quot;L&quot;;&quot;Baixa&quot;;IF([.L132]=&quot;A&quot;;&quot;Média&quot;;IF([.L132]=&quot;&quot;;&quot;&quot;;&quot;Alta&quot;)))">
            <text:p/>
          </table:table-cell>
          <table:table-cell table:style-name="ce143" table:formula="of:=IF(ISBLANK([.G132]);&quot;&quot;;IF([.G132]=&quot;ALI&quot;;IF([.L132]=&quot;L&quot;;7;IF([.L132]=&quot;A&quot;;10;15));IF([.G132]=&quot;AIE&quot;;IF([.L132]=&quot;L&quot;;5;IF([.L132]=&quot;A&quot;;7;10));IF([.G132]=&quot;SE&quot;;IF([.L132]=&quot;L&quot;;4;IF([.L132]=&quot;A&quot;;5;7));IF(OR([.G132]=&quot;EE&quot;;[.G132]=&quot;CE&quot;);IF([.L132]=&quot;L&quot;;3;IF([.L132]=&quot;A&quot;;4;6)))))))">
            <text:p/>
          </table:table-cell>
          <table:table-cell table:style-name="ce146" table:formula="of:=IF([.H132]=&quot;I&quot;;[.N132]*[Contagem.$W$11];IF([.H132]=&quot;E&quot;;[.N132]*[Contagem.$W$13];IF([.H132]=&quot;A&quot;;[.N132]*[Contagem.$W$12];IF([.H132]=&quot;T&quot;;[.N132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9"/>
          <table:table-cell table:style-name="ce94" table:number-columns-repeated="2"/>
          <table:table-cell table:style-name="ce95" table:number-columns-repeated="2"/>
          <table:table-cell table:style-name="ce98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33];[.L133])">
            <text:p/>
          </table:table-cell>
          <table:table-cell table:style-name="ce139" table:formula="of:=IF(OR(ISBLANK([.I133]);ISBLANK([.J133]));IF(OR([.G133]=&quot;ALI&quot;;[.G133]=&quot;AIE&quot;);&quot;L&quot;;IF(ISBLANK([.G133]);&quot;&quot;;&quot;A&quot;));IF([.G133]=&quot;EE&quot;;IF([.J133]&gt;=3;IF([.I133]&gt;=5;&quot;H&quot;;&quot;A&quot;);IF([.J133]&gt;=2;IF([.I133]&gt;=16;&quot;H&quot;;IF([.I133]&lt;=4;&quot;L&quot;;&quot;A&quot;));IF([.I133]&lt;=15;&quot;L&quot;;&quot;A&quot;)));IF(OR([.G133]=&quot;SE&quot;;[.G133]=&quot;CE&quot;);IF([.J133]&gt;=4;IF([.I133]&gt;=6;&quot;H&quot;;&quot;A&quot;);IF([.J133]&gt;=2;IF([.I133]&gt;=20;&quot;H&quot;;IF([.I133]&lt;=5;&quot;L&quot;;&quot;A&quot;));IF([.I133]&lt;=19;&quot;L&quot;;&quot;A&quot;)));IF(OR([.G133]=&quot;ALI&quot;;[.G133]=&quot;AIE&quot;);IF([.J133]&gt;=6;IF([.I133]&gt;=20;&quot;H&quot;;&quot;A&quot;);IF([.J133]&gt;=2;IF([.I133]&gt;=51;&quot;H&quot;;IF([.I133]&lt;=19;&quot;L&quot;;&quot;A&quot;));IF([.I133]&lt;=50;&quot;L&quot;;&quot;A&quot;)))))))">
            <text:p/>
          </table:table-cell>
          <table:table-cell table:style-name="ce142" table:formula="of:=IF([.L133]=&quot;L&quot;;&quot;Baixa&quot;;IF([.L133]=&quot;A&quot;;&quot;Média&quot;;IF([.L133]=&quot;&quot;;&quot;&quot;;&quot;Alta&quot;)))">
            <text:p/>
          </table:table-cell>
          <table:table-cell table:style-name="ce143" table:formula="of:=IF(ISBLANK([.G133]);&quot;&quot;;IF([.G133]=&quot;ALI&quot;;IF([.L133]=&quot;L&quot;;7;IF([.L133]=&quot;A&quot;;10;15));IF([.G133]=&quot;AIE&quot;;IF([.L133]=&quot;L&quot;;5;IF([.L133]=&quot;A&quot;;7;10));IF([.G133]=&quot;SE&quot;;IF([.L133]=&quot;L&quot;;4;IF([.L133]=&quot;A&quot;;5;7));IF(OR([.G133]=&quot;EE&quot;;[.G133]=&quot;CE&quot;);IF([.L133]=&quot;L&quot;;3;IF([.L133]=&quot;A&quot;;4;6)))))))">
            <text:p/>
          </table:table-cell>
          <table:table-cell table:style-name="ce146" table:formula="of:=IF([.H133]=&quot;I&quot;;[.N133]*[Contagem.$W$11];IF([.H133]=&quot;E&quot;;[.N133]*[Contagem.$W$13];IF([.H133]=&quot;A&quot;;[.N133]*[Contagem.$W$12];IF([.H133]=&quot;T&quot;;[.N133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9"/>
          <table:table-cell table:style-name="ce94" table:number-columns-repeated="2"/>
          <table:table-cell table:style-name="ce87" table:number-columns-repeated="2"/>
          <table:table-cell table:style-name="ce97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34];[.L134])">
            <text:p/>
          </table:table-cell>
          <table:table-cell table:style-name="ce139" table:formula="of:=IF(OR(ISBLANK([.I134]);ISBLANK([.J134]));IF(OR([.G134]=&quot;ALI&quot;;[.G134]=&quot;AIE&quot;);&quot;L&quot;;IF(ISBLANK([.G134]);&quot;&quot;;&quot;A&quot;));IF([.G134]=&quot;EE&quot;;IF([.J134]&gt;=3;IF([.I134]&gt;=5;&quot;H&quot;;&quot;A&quot;);IF([.J134]&gt;=2;IF([.I134]&gt;=16;&quot;H&quot;;IF([.I134]&lt;=4;&quot;L&quot;;&quot;A&quot;));IF([.I134]&lt;=15;&quot;L&quot;;&quot;A&quot;)));IF(OR([.G134]=&quot;SE&quot;;[.G134]=&quot;CE&quot;);IF([.J134]&gt;=4;IF([.I134]&gt;=6;&quot;H&quot;;&quot;A&quot;);IF([.J134]&gt;=2;IF([.I134]&gt;=20;&quot;H&quot;;IF([.I134]&lt;=5;&quot;L&quot;;&quot;A&quot;));IF([.I134]&lt;=19;&quot;L&quot;;&quot;A&quot;)));IF(OR([.G134]=&quot;ALI&quot;;[.G134]=&quot;AIE&quot;);IF([.J134]&gt;=6;IF([.I134]&gt;=20;&quot;H&quot;;&quot;A&quot;);IF([.J134]&gt;=2;IF([.I134]&gt;=51;&quot;H&quot;;IF([.I134]&lt;=19;&quot;L&quot;;&quot;A&quot;));IF([.I134]&lt;=50;&quot;L&quot;;&quot;A&quot;)))))))">
            <text:p/>
          </table:table-cell>
          <table:table-cell table:style-name="ce142" table:formula="of:=IF([.L134]=&quot;L&quot;;&quot;Baixa&quot;;IF([.L134]=&quot;A&quot;;&quot;Média&quot;;IF([.L134]=&quot;&quot;;&quot;&quot;;&quot;Alta&quot;)))">
            <text:p/>
          </table:table-cell>
          <table:table-cell table:style-name="ce143" table:formula="of:=IF(ISBLANK([.G134]);&quot;&quot;;IF([.G134]=&quot;ALI&quot;;IF([.L134]=&quot;L&quot;;7;IF([.L134]=&quot;A&quot;;10;15));IF([.G134]=&quot;AIE&quot;;IF([.L134]=&quot;L&quot;;5;IF([.L134]=&quot;A&quot;;7;10));IF([.G134]=&quot;SE&quot;;IF([.L134]=&quot;L&quot;;4;IF([.L134]=&quot;A&quot;;5;7));IF(OR([.G134]=&quot;EE&quot;;[.G134]=&quot;CE&quot;);IF([.L134]=&quot;L&quot;;3;IF([.L134]=&quot;A&quot;;4;6)))))))">
            <text:p/>
          </table:table-cell>
          <table:table-cell table:style-name="ce146" table:formula="of:=IF([.H134]=&quot;I&quot;;[.N134]*[Contagem.$W$11];IF([.H134]=&quot;E&quot;;[.N134]*[Contagem.$W$13];IF([.H134]=&quot;A&quot;;[.N134]*[Contagem.$W$12];IF([.H134]=&quot;T&quot;;[.N134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9"/>
          <table:table-cell table:style-name="ce94" table:number-columns-repeated="2"/>
          <table:table-cell table:style-name="ce87" table:number-columns-repeated="2"/>
          <table:table-cell table:style-name="ce97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35];[.L135])">
            <text:p/>
          </table:table-cell>
          <table:table-cell table:style-name="ce139" table:formula="of:=IF(OR(ISBLANK([.I135]);ISBLANK([.J135]));IF(OR([.G135]=&quot;ALI&quot;;[.G135]=&quot;AIE&quot;);&quot;L&quot;;IF(ISBLANK([.G135]);&quot;&quot;;&quot;A&quot;));IF([.G135]=&quot;EE&quot;;IF([.J135]&gt;=3;IF([.I135]&gt;=5;&quot;H&quot;;&quot;A&quot;);IF([.J135]&gt;=2;IF([.I135]&gt;=16;&quot;H&quot;;IF([.I135]&lt;=4;&quot;L&quot;;&quot;A&quot;));IF([.I135]&lt;=15;&quot;L&quot;;&quot;A&quot;)));IF(OR([.G135]=&quot;SE&quot;;[.G135]=&quot;CE&quot;);IF([.J135]&gt;=4;IF([.I135]&gt;=6;&quot;H&quot;;&quot;A&quot;);IF([.J135]&gt;=2;IF([.I135]&gt;=20;&quot;H&quot;;IF([.I135]&lt;=5;&quot;L&quot;;&quot;A&quot;));IF([.I135]&lt;=19;&quot;L&quot;;&quot;A&quot;)));IF(OR([.G135]=&quot;ALI&quot;;[.G135]=&quot;AIE&quot;);IF([.J135]&gt;=6;IF([.I135]&gt;=20;&quot;H&quot;;&quot;A&quot;);IF([.J135]&gt;=2;IF([.I135]&gt;=51;&quot;H&quot;;IF([.I135]&lt;=19;&quot;L&quot;;&quot;A&quot;));IF([.I135]&lt;=50;&quot;L&quot;;&quot;A&quot;)))))))">
            <text:p/>
          </table:table-cell>
          <table:table-cell table:style-name="ce142" table:formula="of:=IF([.L135]=&quot;L&quot;;&quot;Baixa&quot;;IF([.L135]=&quot;A&quot;;&quot;Média&quot;;IF([.L135]=&quot;&quot;;&quot;&quot;;&quot;Alta&quot;)))">
            <text:p/>
          </table:table-cell>
          <table:table-cell table:style-name="ce143"/>
          <table:table-cell table:style-name="ce146" table:formula="of:=IF([.H135]=&quot;I&quot;;[.N135]*[Contagem.$W$11];IF([.H135]=&quot;E&quot;;[.N135]*[Contagem.$W$13];IF([.H135]=&quot;A&quot;;[.N135]*[Contagem.$W$12];IF([.H135]=&quot;T&quot;;[.N135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89"/>
          <table:table-cell table:style-name="ce94" table:number-columns-repeated="2"/>
          <table:table-cell table:style-name="ce87" table:number-columns-repeated="2"/>
          <table:table-cell table:style-name="ce97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36];[.L136])">
            <text:p/>
          </table:table-cell>
          <table:table-cell table:style-name="ce139" table:formula="of:=IF(OR(ISBLANK([.I136]);ISBLANK([.J136]));IF(OR([.G136]=&quot;ALI&quot;;[.G136]=&quot;AIE&quot;);&quot;L&quot;;IF(ISBLANK([.G136]);&quot;&quot;;&quot;A&quot;));IF([.G136]=&quot;EE&quot;;IF([.J136]&gt;=3;IF([.I136]&gt;=5;&quot;H&quot;;&quot;A&quot;);IF([.J136]&gt;=2;IF([.I136]&gt;=16;&quot;H&quot;;IF([.I136]&lt;=4;&quot;L&quot;;&quot;A&quot;));IF([.I136]&lt;=15;&quot;L&quot;;&quot;A&quot;)));IF(OR([.G136]=&quot;SE&quot;;[.G136]=&quot;CE&quot;);IF([.J136]&gt;=4;IF([.I136]&gt;=6;&quot;H&quot;;&quot;A&quot;);IF([.J136]&gt;=2;IF([.I136]&gt;=20;&quot;H&quot;;IF([.I136]&lt;=5;&quot;L&quot;;&quot;A&quot;));IF([.I136]&lt;=19;&quot;L&quot;;&quot;A&quot;)));IF(OR([.G136]=&quot;ALI&quot;;[.G136]=&quot;AIE&quot;);IF([.J136]&gt;=6;IF([.I136]&gt;=20;&quot;H&quot;;&quot;A&quot;);IF([.J136]&gt;=2;IF([.I136]&gt;=51;&quot;H&quot;;IF([.I136]&lt;=19;&quot;L&quot;;&quot;A&quot;));IF([.I136]&lt;=50;&quot;L&quot;;&quot;A&quot;)))))))">
            <text:p/>
          </table:table-cell>
          <table:table-cell table:style-name="ce142" table:formula="of:=IF([.L136]=&quot;L&quot;;&quot;Baixa&quot;;IF([.L136]=&quot;A&quot;;&quot;Média&quot;;IF([.L136]=&quot;&quot;;&quot;&quot;;&quot;Alta&quot;)))">
            <text:p/>
          </table:table-cell>
          <table:table-cell table:style-name="ce143"/>
          <table:table-cell table:style-name="ce146" table:formula="of:=IF([.H136]=&quot;I&quot;;[.N136]*[Contagem.$W$11];IF([.H136]=&quot;E&quot;;[.N136]*[Contagem.$W$13];IF([.H136]=&quot;A&quot;;[.N136]*[Contagem.$W$12];IF([.H136]=&quot;T&quot;;[.N136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91"/>
          <table:table-cell table:style-name="ce87" table:number-columns-repeated="4"/>
          <table:table-cell table:style-name="ce97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37];[.L137])">
            <text:p/>
          </table:table-cell>
          <table:table-cell table:style-name="ce139" table:formula="of:=IF(OR(ISBLANK([.I137]);ISBLANK([.J137]));IF(OR([.G137]=&quot;ALI&quot;;[.G137]=&quot;AIE&quot;);&quot;L&quot;;IF(ISBLANK([.G137]);&quot;&quot;;&quot;A&quot;));IF([.G137]=&quot;EE&quot;;IF([.J137]&gt;=3;IF([.I137]&gt;=5;&quot;H&quot;;&quot;A&quot;);IF([.J137]&gt;=2;IF([.I137]&gt;=16;&quot;H&quot;;IF([.I137]&lt;=4;&quot;L&quot;;&quot;A&quot;));IF([.I137]&lt;=15;&quot;L&quot;;&quot;A&quot;)));IF(OR([.G137]=&quot;SE&quot;;[.G137]=&quot;CE&quot;);IF([.J137]&gt;=4;IF([.I137]&gt;=6;&quot;H&quot;;&quot;A&quot;);IF([.J137]&gt;=2;IF([.I137]&gt;=20;&quot;H&quot;;IF([.I137]&lt;=5;&quot;L&quot;;&quot;A&quot;));IF([.I137]&lt;=19;&quot;L&quot;;&quot;A&quot;)));IF(OR([.G137]=&quot;ALI&quot;;[.G137]=&quot;AIE&quot;);IF([.J137]&gt;=6;IF([.I137]&gt;=20;&quot;H&quot;;&quot;A&quot;);IF([.J137]&gt;=2;IF([.I137]&gt;=51;&quot;H&quot;;IF([.I137]&lt;=19;&quot;L&quot;;&quot;A&quot;));IF([.I137]&lt;=50;&quot;L&quot;;&quot;A&quot;)))))))">
            <text:p/>
          </table:table-cell>
          <table:table-cell table:style-name="ce142" table:formula="of:=IF([.L137]=&quot;L&quot;;&quot;Baixa&quot;;IF([.L137]=&quot;A&quot;;&quot;Média&quot;;IF([.L137]=&quot;&quot;;&quot;&quot;;&quot;Alta&quot;)))">
            <text:p/>
          </table:table-cell>
          <table:table-cell table:style-name="ce143"/>
          <table:table-cell table:style-name="ce146" table:formula="of:=IF([.H137]=&quot;I&quot;;[.N137]*[Contagem.$W$11];IF([.H137]=&quot;E&quot;;[.N137]*[Contagem.$W$13];IF([.H137]=&quot;A&quot;;[.N137]*[Contagem.$W$12];IF([.H137]=&quot;T&quot;;[.N137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91"/>
          <table:table-cell table:style-name="ce87" table:number-columns-repeated="4"/>
          <table:table-cell table:style-name="ce97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38];[.L138])">
            <text:p/>
          </table:table-cell>
          <table:table-cell table:style-name="ce139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>
            <text:p/>
          </table:table-cell>
          <table:table-cell table:style-name="ce142" table:formula="of:=IF([.L138]=&quot;L&quot;;&quot;Baixa&quot;;IF([.L138]=&quot;A&quot;;&quot;Média&quot;;IF([.L138]=&quot;&quot;;&quot;&quot;;&quot;Alta&quot;)))">
            <text:p/>
          </table:table-cell>
          <table:table-cell table:style-name="ce143"/>
          <table:table-cell table:style-name="ce146" table:formula="of:=IF([.H138]=&quot;I&quot;;[.N138]*[Contagem.$W$11];IF([.H138]=&quot;E&quot;;[.N138]*[Contagem.$W$13];IF([.H138]=&quot;A&quot;;[.N138]*[Contagem.$W$12];IF([.H138]=&quot;T&quot;;[.N138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91"/>
          <table:table-cell table:style-name="ce87" table:number-columns-repeated="4"/>
          <table:table-cell table:style-name="ce97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39];[.L139])">
            <text:p/>
          </table:table-cell>
          <table:table-cell table:style-name="ce139" table:formula="of:=IF(OR(ISBLANK([.I139]);ISBLANK([.J139]));IF(OR([.G139]=&quot;ALI&quot;;[.G139]=&quot;AIE&quot;);&quot;L&quot;;IF(ISBLANK([.G139]);&quot;&quot;;&quot;A&quot;));IF([.G139]=&quot;EE&quot;;IF([.J139]&gt;=3;IF([.I139]&gt;=5;&quot;H&quot;;&quot;A&quot;);IF([.J139]&gt;=2;IF([.I139]&gt;=16;&quot;H&quot;;IF([.I139]&lt;=4;&quot;L&quot;;&quot;A&quot;));IF([.I139]&lt;=15;&quot;L&quot;;&quot;A&quot;)));IF(OR([.G139]=&quot;SE&quot;;[.G139]=&quot;CE&quot;);IF([.J139]&gt;=4;IF([.I139]&gt;=6;&quot;H&quot;;&quot;A&quot;);IF([.J139]&gt;=2;IF([.I139]&gt;=20;&quot;H&quot;;IF([.I139]&lt;=5;&quot;L&quot;;&quot;A&quot;));IF([.I139]&lt;=19;&quot;L&quot;;&quot;A&quot;)));IF(OR([.G139]=&quot;ALI&quot;;[.G139]=&quot;AIE&quot;);IF([.J139]&gt;=6;IF([.I139]&gt;=20;&quot;H&quot;;&quot;A&quot;);IF([.J139]&gt;=2;IF([.I139]&gt;=51;&quot;H&quot;;IF([.I139]&lt;=19;&quot;L&quot;;&quot;A&quot;));IF([.I139]&lt;=50;&quot;L&quot;;&quot;A&quot;)))))))">
            <text:p/>
          </table:table-cell>
          <table:table-cell table:style-name="ce142" table:formula="of:=IF([.L139]=&quot;L&quot;;&quot;Baixa&quot;;IF([.L139]=&quot;A&quot;;&quot;Média&quot;;IF([.L139]=&quot;&quot;;&quot;&quot;;&quot;Alta&quot;)))">
            <text:p/>
          </table:table-cell>
          <table:table-cell table:style-name="ce143" table:formula="of:=IF(ISBLANK([.G139]);&quot;&quot;;IF([.G139]=&quot;ALI&quot;;IF([.L139]=&quot;L&quot;;7;IF([.L139]=&quot;A&quot;;10;15));IF([.G139]=&quot;AIE&quot;;IF([.L139]=&quot;L&quot;;5;IF([.L139]=&quot;A&quot;;7;10));IF([.G139]=&quot;SE&quot;;IF([.L139]=&quot;L&quot;;4;IF([.L139]=&quot;A&quot;;5;7));IF(OR([.G139]=&quot;EE&quot;;[.G139]=&quot;CE&quot;);IF([.L139]=&quot;L&quot;;3;IF([.L139]=&quot;A&quot;;4;6)))))))">
            <text:p/>
          </table:table-cell>
          <table:table-cell table:style-name="ce146" table:formula="of:=IF([.H139]=&quot;I&quot;;[.N139]*[Contagem.$W$11];IF([.H139]=&quot;E&quot;;[.N139]*[Contagem.$W$13];IF([.H139]=&quot;A&quot;;[.N139]*[Contagem.$W$12];IF([.H139]=&quot;T&quot;;[.N139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91"/>
          <table:table-cell table:style-name="ce87" table:number-columns-repeated="4"/>
          <table:table-cell table:style-name="ce97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40];[.L140])">
            <text:p/>
          </table:table-cell>
          <table:table-cell table:style-name="ce139" table:formula="of:=IF(OR(ISBLANK([.I140]);ISBLANK([.J140]));IF(OR([.G140]=&quot;ALI&quot;;[.G140]=&quot;AIE&quot;);&quot;L&quot;;IF(ISBLANK([.G140]);&quot;&quot;;&quot;A&quot;));IF([.G140]=&quot;EE&quot;;IF([.J140]&gt;=3;IF([.I140]&gt;=5;&quot;H&quot;;&quot;A&quot;);IF([.J140]&gt;=2;IF([.I140]&gt;=16;&quot;H&quot;;IF([.I140]&lt;=4;&quot;L&quot;;&quot;A&quot;));IF([.I140]&lt;=15;&quot;L&quot;;&quot;A&quot;)));IF(OR([.G140]=&quot;SE&quot;;[.G140]=&quot;CE&quot;);IF([.J140]&gt;=4;IF([.I140]&gt;=6;&quot;H&quot;;&quot;A&quot;);IF([.J140]&gt;=2;IF([.I140]&gt;=20;&quot;H&quot;;IF([.I140]&lt;=5;&quot;L&quot;;&quot;A&quot;));IF([.I140]&lt;=19;&quot;L&quot;;&quot;A&quot;)));IF(OR([.G140]=&quot;ALI&quot;;[.G140]=&quot;AIE&quot;);IF([.J140]&gt;=6;IF([.I140]&gt;=20;&quot;H&quot;;&quot;A&quot;);IF([.J140]&gt;=2;IF([.I140]&gt;=51;&quot;H&quot;;IF([.I140]&lt;=19;&quot;L&quot;;&quot;A&quot;));IF([.I140]&lt;=50;&quot;L&quot;;&quot;A&quot;)))))))">
            <text:p/>
          </table:table-cell>
          <table:table-cell table:style-name="ce142" table:formula="of:=IF([.L140]=&quot;L&quot;;&quot;Baixa&quot;;IF([.L140]=&quot;A&quot;;&quot;Média&quot;;IF([.L140]=&quot;&quot;;&quot;&quot;;&quot;Alta&quot;)))">
            <text:p/>
          </table:table-cell>
          <table:table-cell table:style-name="ce143" table:formula="of:=IF(ISBLANK([.G140]);&quot;&quot;;IF([.G140]=&quot;ALI&quot;;IF([.L140]=&quot;L&quot;;7;IF([.L140]=&quot;A&quot;;10;15));IF([.G140]=&quot;AIE&quot;;IF([.L140]=&quot;L&quot;;5;IF([.L140]=&quot;A&quot;;7;10));IF([.G140]=&quot;SE&quot;;IF([.L140]=&quot;L&quot;;4;IF([.L140]=&quot;A&quot;;5;7));IF(OR([.G140]=&quot;EE&quot;;[.G140]=&quot;CE&quot;);IF([.L140]=&quot;L&quot;;3;IF([.L140]=&quot;A&quot;;4;6)))))))">
            <text:p/>
          </table:table-cell>
          <table:table-cell table:style-name="ce146" table:formula="of:=IF([.H140]=&quot;I&quot;;[.N140]*[Contagem.$W$11];IF([.H140]=&quot;E&quot;;[.N140]*[Contagem.$W$13];IF([.H140]=&quot;A&quot;;[.N140]*[Contagem.$W$12];IF([.H140]=&quot;T&quot;;[.N140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92"/>
          <table:table-cell table:style-name="ce87" table:number-columns-repeated="4"/>
          <table:table-cell table:style-name="ce97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41];[.L141])">
            <text:p/>
          </table:table-cell>
          <table:table-cell table:style-name="ce139" table:formula="of:=IF(OR(ISBLANK([.I141]);ISBLANK([.J141]));IF(OR([.G141]=&quot;ALI&quot;;[.G141]=&quot;AIE&quot;);&quot;L&quot;;IF(ISBLANK([.G141]);&quot;&quot;;&quot;A&quot;));IF([.G141]=&quot;EE&quot;;IF([.J141]&gt;=3;IF([.I141]&gt;=5;&quot;H&quot;;&quot;A&quot;);IF([.J141]&gt;=2;IF([.I141]&gt;=16;&quot;H&quot;;IF([.I141]&lt;=4;&quot;L&quot;;&quot;A&quot;));IF([.I141]&lt;=15;&quot;L&quot;;&quot;A&quot;)));IF(OR([.G141]=&quot;SE&quot;;[.G141]=&quot;CE&quot;);IF([.J141]&gt;=4;IF([.I141]&gt;=6;&quot;H&quot;;&quot;A&quot;);IF([.J141]&gt;=2;IF([.I141]&gt;=20;&quot;H&quot;;IF([.I141]&lt;=5;&quot;L&quot;;&quot;A&quot;));IF([.I141]&lt;=19;&quot;L&quot;;&quot;A&quot;)));IF(OR([.G141]=&quot;ALI&quot;;[.G141]=&quot;AIE&quot;);IF([.J141]&gt;=6;IF([.I141]&gt;=20;&quot;H&quot;;&quot;A&quot;);IF([.J141]&gt;=2;IF([.I141]&gt;=51;&quot;H&quot;;IF([.I141]&lt;=19;&quot;L&quot;;&quot;A&quot;));IF([.I141]&lt;=50;&quot;L&quot;;&quot;A&quot;)))))))">
            <text:p/>
          </table:table-cell>
          <table:table-cell table:style-name="ce142" table:formula="of:=IF([.L141]=&quot;L&quot;;&quot;Baixa&quot;;IF([.L141]=&quot;A&quot;;&quot;Média&quot;;IF([.L141]=&quot;&quot;;&quot;&quot;;&quot;Alta&quot;)))">
            <text:p/>
          </table:table-cell>
          <table:table-cell table:style-name="ce143" table:formula="of:=IF(ISBLANK([.G141]);&quot;&quot;;IF([.G141]=&quot;ALI&quot;;IF([.L141]=&quot;L&quot;;7;IF([.L141]=&quot;A&quot;;10;15));IF([.G141]=&quot;AIE&quot;;IF([.L141]=&quot;L&quot;;5;IF([.L141]=&quot;A&quot;;7;10));IF([.G141]=&quot;SE&quot;;IF([.L141]=&quot;L&quot;;4;IF([.L141]=&quot;A&quot;;5;7));IF(OR([.G141]=&quot;EE&quot;;[.G141]=&quot;CE&quot;);IF([.L141]=&quot;L&quot;;3;IF([.L141]=&quot;A&quot;;4;6)))))))">
            <text:p/>
          </table:table-cell>
          <table:table-cell table:style-name="ce146" table:formula="of:=IF([.H141]=&quot;I&quot;;[.N141]*[Contagem.$W$11];IF([.H141]=&quot;E&quot;;[.N141]*[Contagem.$W$13];IF([.H141]=&quot;A&quot;;[.N141]*[Contagem.$W$12];IF([.H141]=&quot;T&quot;;[.N141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91"/>
          <table:table-cell table:style-name="ce87" table:number-columns-repeated="4"/>
          <table:table-cell table:style-name="ce97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42];[.L142])">
            <text:p/>
          </table:table-cell>
          <table:table-cell table:style-name="ce139" table:formula="of:=IF(OR(ISBLANK([.I142]);ISBLANK([.J142]));IF(OR([.G142]=&quot;ALI&quot;;[.G142]=&quot;AIE&quot;);&quot;L&quot;;IF(ISBLANK([.G142]);&quot;&quot;;&quot;A&quot;));IF([.G142]=&quot;EE&quot;;IF([.J142]&gt;=3;IF([.I142]&gt;=5;&quot;H&quot;;&quot;A&quot;);IF([.J142]&gt;=2;IF([.I142]&gt;=16;&quot;H&quot;;IF([.I142]&lt;=4;&quot;L&quot;;&quot;A&quot;));IF([.I142]&lt;=15;&quot;L&quot;;&quot;A&quot;)));IF(OR([.G142]=&quot;SE&quot;;[.G142]=&quot;CE&quot;);IF([.J142]&gt;=4;IF([.I142]&gt;=6;&quot;H&quot;;&quot;A&quot;);IF([.J142]&gt;=2;IF([.I142]&gt;=20;&quot;H&quot;;IF([.I142]&lt;=5;&quot;L&quot;;&quot;A&quot;));IF([.I142]&lt;=19;&quot;L&quot;;&quot;A&quot;)));IF(OR([.G142]=&quot;ALI&quot;;[.G142]=&quot;AIE&quot;);IF([.J142]&gt;=6;IF([.I142]&gt;=20;&quot;H&quot;;&quot;A&quot;);IF([.J142]&gt;=2;IF([.I142]&gt;=51;&quot;H&quot;;IF([.I142]&lt;=19;&quot;L&quot;;&quot;A&quot;));IF([.I142]&lt;=50;&quot;L&quot;;&quot;A&quot;)))))))">
            <text:p/>
          </table:table-cell>
          <table:table-cell table:style-name="ce142" table:formula="of:=IF([.L142]=&quot;L&quot;;&quot;Baixa&quot;;IF([.L142]=&quot;A&quot;;&quot;Média&quot;;IF([.L142]=&quot;&quot;;&quot;&quot;;&quot;Alta&quot;)))">
            <text:p/>
          </table:table-cell>
          <table:table-cell table:style-name="ce143" table:formula="of:=IF(ISBLANK([.G142]);&quot;&quot;;IF([.G142]=&quot;ALI&quot;;IF([.L142]=&quot;L&quot;;7;IF([.L142]=&quot;A&quot;;10;15));IF([.G142]=&quot;AIE&quot;;IF([.L142]=&quot;L&quot;;5;IF([.L142]=&quot;A&quot;;7;10));IF([.G142]=&quot;SE&quot;;IF([.L142]=&quot;L&quot;;4;IF([.L142]=&quot;A&quot;;5;7));IF(OR([.G142]=&quot;EE&quot;;[.G142]=&quot;CE&quot;);IF([.L142]=&quot;L&quot;;3;IF([.L142]=&quot;A&quot;;4;6)))))))">
            <text:p/>
          </table:table-cell>
          <table:table-cell table:style-name="ce146" table:formula="of:=IF([.H142]=&quot;I&quot;;[.N142]*[Contagem.$W$11];IF([.H142]=&quot;E&quot;;[.N142]*[Contagem.$W$13];IF([.H142]=&quot;A&quot;;[.N142]*[Contagem.$W$12];IF([.H142]=&quot;T&quot;;[.N142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91"/>
          <table:table-cell table:style-name="ce87" table:number-columns-repeated="4"/>
          <table:table-cell table:style-name="ce97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43];[.L143])">
            <text:p/>
          </table:table-cell>
          <table:table-cell table:style-name="ce139" table:formula="of:=IF(OR(ISBLANK([.I143]);ISBLANK([.J143]));IF(OR([.G143]=&quot;ALI&quot;;[.G143]=&quot;AIE&quot;);&quot;L&quot;;IF(ISBLANK([.G143]);&quot;&quot;;&quot;A&quot;));IF([.G143]=&quot;EE&quot;;IF([.J143]&gt;=3;IF([.I143]&gt;=5;&quot;H&quot;;&quot;A&quot;);IF([.J143]&gt;=2;IF([.I143]&gt;=16;&quot;H&quot;;IF([.I143]&lt;=4;&quot;L&quot;;&quot;A&quot;));IF([.I143]&lt;=15;&quot;L&quot;;&quot;A&quot;)));IF(OR([.G143]=&quot;SE&quot;;[.G143]=&quot;CE&quot;);IF([.J143]&gt;=4;IF([.I143]&gt;=6;&quot;H&quot;;&quot;A&quot;);IF([.J143]&gt;=2;IF([.I143]&gt;=20;&quot;H&quot;;IF([.I143]&lt;=5;&quot;L&quot;;&quot;A&quot;));IF([.I143]&lt;=19;&quot;L&quot;;&quot;A&quot;)));IF(OR([.G143]=&quot;ALI&quot;;[.G143]=&quot;AIE&quot;);IF([.J143]&gt;=6;IF([.I143]&gt;=20;&quot;H&quot;;&quot;A&quot;);IF([.J143]&gt;=2;IF([.I143]&gt;=51;&quot;H&quot;;IF([.I143]&lt;=19;&quot;L&quot;;&quot;A&quot;));IF([.I143]&lt;=50;&quot;L&quot;;&quot;A&quot;)))))))">
            <text:p/>
          </table:table-cell>
          <table:table-cell table:style-name="ce142" table:formula="of:=IF([.L143]=&quot;L&quot;;&quot;Baixa&quot;;IF([.L143]=&quot;A&quot;;&quot;Média&quot;;IF([.L143]=&quot;&quot;;&quot;&quot;;&quot;Alta&quot;)))">
            <text:p/>
          </table:table-cell>
          <table:table-cell table:style-name="ce143" table:formula="of:=IF(ISBLANK([.G143]);&quot;&quot;;IF([.G143]=&quot;ALI&quot;;IF([.L143]=&quot;L&quot;;7;IF([.L143]=&quot;A&quot;;10;15));IF([.G143]=&quot;AIE&quot;;IF([.L143]=&quot;L&quot;;5;IF([.L143]=&quot;A&quot;;7;10));IF([.G143]=&quot;SE&quot;;IF([.L143]=&quot;L&quot;;4;IF([.L143]=&quot;A&quot;;5;7));IF(OR([.G143]=&quot;EE&quot;;[.G143]=&quot;CE&quot;);IF([.L143]=&quot;L&quot;;3;IF([.L143]=&quot;A&quot;;4;6)))))))">
            <text:p/>
          </table:table-cell>
          <table:table-cell table:style-name="ce146" table:formula="of:=IF([.H143]=&quot;I&quot;;[.N143]*[Contagem.$W$11];IF([.H143]=&quot;E&quot;;[.N143]*[Contagem.$W$13];IF([.H143]=&quot;A&quot;;[.N143]*[Contagem.$W$12];IF([.H143]=&quot;T&quot;;[.N143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91"/>
          <table:table-cell table:style-name="ce87" table:number-columns-repeated="4"/>
          <table:table-cell table:style-name="ce97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44];[.L144])">
            <text:p/>
          </table:table-cell>
          <table:table-cell table:style-name="ce139" table:formula="of:=IF(OR(ISBLANK([.I144]);ISBLANK([.J144]));IF(OR([.G144]=&quot;ALI&quot;;[.G144]=&quot;AIE&quot;);&quot;L&quot;;IF(ISBLANK([.G144]);&quot;&quot;;&quot;A&quot;));IF([.G144]=&quot;EE&quot;;IF([.J144]&gt;=3;IF([.I144]&gt;=5;&quot;H&quot;;&quot;A&quot;);IF([.J144]&gt;=2;IF([.I144]&gt;=16;&quot;H&quot;;IF([.I144]&lt;=4;&quot;L&quot;;&quot;A&quot;));IF([.I144]&lt;=15;&quot;L&quot;;&quot;A&quot;)));IF(OR([.G144]=&quot;SE&quot;;[.G144]=&quot;CE&quot;);IF([.J144]&gt;=4;IF([.I144]&gt;=6;&quot;H&quot;;&quot;A&quot;);IF([.J144]&gt;=2;IF([.I144]&gt;=20;&quot;H&quot;;IF([.I144]&lt;=5;&quot;L&quot;;&quot;A&quot;));IF([.I144]&lt;=19;&quot;L&quot;;&quot;A&quot;)));IF(OR([.G144]=&quot;ALI&quot;;[.G144]=&quot;AIE&quot;);IF([.J144]&gt;=6;IF([.I144]&gt;=20;&quot;H&quot;;&quot;A&quot;);IF([.J144]&gt;=2;IF([.I144]&gt;=51;&quot;H&quot;;IF([.I144]&lt;=19;&quot;L&quot;;&quot;A&quot;));IF([.I144]&lt;=50;&quot;L&quot;;&quot;A&quot;)))))))">
            <text:p/>
          </table:table-cell>
          <table:table-cell table:style-name="ce142" table:formula="of:=IF([.L144]=&quot;L&quot;;&quot;Baixa&quot;;IF([.L144]=&quot;A&quot;;&quot;Média&quot;;IF([.L144]=&quot;&quot;;&quot;&quot;;&quot;Alta&quot;)))">
            <text:p/>
          </table:table-cell>
          <table:table-cell table:style-name="ce143" table:formula="of:=IF(ISBLANK([.G144]);&quot;&quot;;IF([.G144]=&quot;ALI&quot;;IF([.L144]=&quot;L&quot;;7;IF([.L144]=&quot;A&quot;;10;15));IF([.G144]=&quot;AIE&quot;;IF([.L144]=&quot;L&quot;;5;IF([.L144]=&quot;A&quot;;7;10));IF([.G144]=&quot;SE&quot;;IF([.L144]=&quot;L&quot;;4;IF([.L144]=&quot;A&quot;;5;7));IF(OR([.G144]=&quot;EE&quot;;[.G144]=&quot;CE&quot;);IF([.L144]=&quot;L&quot;;3;IF([.L144]=&quot;A&quot;;4;6)))))))">
            <text:p/>
          </table:table-cell>
          <table:table-cell table:style-name="ce146" table:formula="of:=IF([.H144]=&quot;I&quot;;[.N144]*[Contagem.$W$11];IF([.H144]=&quot;E&quot;;[.N144]*[Contagem.$W$13];IF([.H144]=&quot;A&quot;;[.N144]*[Contagem.$W$12];IF([.H144]=&quot;T&quot;;[.N144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91"/>
          <table:table-cell table:style-name="ce87" table:number-columns-repeated="4"/>
          <table:table-cell table:style-name="ce97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45];[.L145])">
            <text:p/>
          </table:table-cell>
          <table:table-cell table:style-name="ce139" table:formula="of:=IF(OR(ISBLANK([.I145]);ISBLANK([.J145]));IF(OR([.G145]=&quot;ALI&quot;;[.G145]=&quot;AIE&quot;);&quot;L&quot;;IF(ISBLANK([.G145]);&quot;&quot;;&quot;A&quot;));IF([.G145]=&quot;EE&quot;;IF([.J145]&gt;=3;IF([.I145]&gt;=5;&quot;H&quot;;&quot;A&quot;);IF([.J145]&gt;=2;IF([.I145]&gt;=16;&quot;H&quot;;IF([.I145]&lt;=4;&quot;L&quot;;&quot;A&quot;));IF([.I145]&lt;=15;&quot;L&quot;;&quot;A&quot;)));IF(OR([.G145]=&quot;SE&quot;;[.G145]=&quot;CE&quot;);IF([.J145]&gt;=4;IF([.I145]&gt;=6;&quot;H&quot;;&quot;A&quot;);IF([.J145]&gt;=2;IF([.I145]&gt;=20;&quot;H&quot;;IF([.I145]&lt;=5;&quot;L&quot;;&quot;A&quot;));IF([.I145]&lt;=19;&quot;L&quot;;&quot;A&quot;)));IF(OR([.G145]=&quot;ALI&quot;;[.G145]=&quot;AIE&quot;);IF([.J145]&gt;=6;IF([.I145]&gt;=20;&quot;H&quot;;&quot;A&quot;);IF([.J145]&gt;=2;IF([.I145]&gt;=51;&quot;H&quot;;IF([.I145]&lt;=19;&quot;L&quot;;&quot;A&quot;));IF([.I145]&lt;=50;&quot;L&quot;;&quot;A&quot;)))))))">
            <text:p/>
          </table:table-cell>
          <table:table-cell table:style-name="ce142" table:formula="of:=IF([.L145]=&quot;L&quot;;&quot;Baixa&quot;;IF([.L145]=&quot;A&quot;;&quot;Média&quot;;IF([.L145]=&quot;&quot;;&quot;&quot;;&quot;Alta&quot;)))">
            <text:p/>
          </table:table-cell>
          <table:table-cell table:style-name="ce143" table:formula="of:=IF(ISBLANK([.G145]);&quot;&quot;;IF([.G145]=&quot;ALI&quot;;IF([.L145]=&quot;L&quot;;7;IF([.L145]=&quot;A&quot;;10;15));IF([.G145]=&quot;AIE&quot;;IF([.L145]=&quot;L&quot;;5;IF([.L145]=&quot;A&quot;;7;10));IF([.G145]=&quot;SE&quot;;IF([.L145]=&quot;L&quot;;4;IF([.L145]=&quot;A&quot;;5;7));IF(OR([.G145]=&quot;EE&quot;;[.G145]=&quot;CE&quot;);IF([.L145]=&quot;L&quot;;3;IF([.L145]=&quot;A&quot;;4;6)))))))">
            <text:p/>
          </table:table-cell>
          <table:table-cell table:style-name="ce146" table:formula="of:=IF([.H145]=&quot;I&quot;;[.N145]*[Contagem.$W$11];IF([.H145]=&quot;E&quot;;[.N145]*[Contagem.$W$13];IF([.H145]=&quot;A&quot;;[.N145]*[Contagem.$W$12];IF([.H145]=&quot;T&quot;;[.N145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7">
          <table:table-cell table:style-name="ce93"/>
          <table:table-cell table:style-name="ce95" table:number-columns-repeated="4"/>
          <table:table-cell table:style-name="ce98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46];[.L146])">
            <text:p/>
          </table:table-cell>
          <table:table-cell table:style-name="ce139" table:formula="of:=IF(OR(ISBLANK([.I146]);ISBLANK([.J146]));IF(OR([.G146]=&quot;ALI&quot;;[.G146]=&quot;AIE&quot;);&quot;L&quot;;IF(ISBLANK([.G146]);&quot;&quot;;&quot;A&quot;));IF([.G146]=&quot;EE&quot;;IF([.J146]&gt;=3;IF([.I146]&gt;=5;&quot;H&quot;;&quot;A&quot;);IF([.J146]&gt;=2;IF([.I146]&gt;=16;&quot;H&quot;;IF([.I146]&lt;=4;&quot;L&quot;;&quot;A&quot;));IF([.I146]&lt;=15;&quot;L&quot;;&quot;A&quot;)));IF(OR([.G146]=&quot;SE&quot;;[.G146]=&quot;CE&quot;);IF([.J146]&gt;=4;IF([.I146]&gt;=6;&quot;H&quot;;&quot;A&quot;);IF([.J146]&gt;=2;IF([.I146]&gt;=20;&quot;H&quot;;IF([.I146]&lt;=5;&quot;L&quot;;&quot;A&quot;));IF([.I146]&lt;=19;&quot;L&quot;;&quot;A&quot;)));IF(OR([.G146]=&quot;ALI&quot;;[.G146]=&quot;AIE&quot;);IF([.J146]&gt;=6;IF([.I146]&gt;=20;&quot;H&quot;;&quot;A&quot;);IF([.J146]&gt;=2;IF([.I146]&gt;=51;&quot;H&quot;;IF([.I146]&lt;=19;&quot;L&quot;;&quot;A&quot;));IF([.I146]&lt;=50;&quot;L&quot;;&quot;A&quot;)))))))">
            <text:p/>
          </table:table-cell>
          <table:table-cell table:style-name="ce142" table:formula="of:=IF([.L146]=&quot;L&quot;;&quot;Baixa&quot;;IF([.L146]=&quot;A&quot;;&quot;Média&quot;;IF([.L146]=&quot;&quot;;&quot;&quot;;&quot;Alta&quot;)))">
            <text:p/>
          </table:table-cell>
          <table:table-cell table:style-name="ce143" table:formula="of:=IF(ISBLANK([.G146]);&quot;&quot;;IF([.G146]=&quot;ALI&quot;;IF([.L146]=&quot;L&quot;;7;IF([.L146]=&quot;A&quot;;10;15));IF([.G146]=&quot;AIE&quot;;IF([.L146]=&quot;L&quot;;5;IF([.L146]=&quot;A&quot;;7;10));IF([.G146]=&quot;SE&quot;;IF([.L146]=&quot;L&quot;;4;IF([.L146]=&quot;A&quot;;5;7));IF(OR([.G146]=&quot;EE&quot;;[.G146]=&quot;CE&quot;);IF([.L146]=&quot;L&quot;;3;IF([.L146]=&quot;A&quot;;4;6)))))))">
            <text:p/>
          </table:table-cell>
          <table:table-cell table:style-name="ce146" table:formula="of:=IF([.H146]=&quot;I&quot;;[.N146]*[Contagem.$W$11];IF([.H146]=&quot;E&quot;;[.N146]*[Contagem.$W$13];IF([.H146]=&quot;A&quot;;[.N146]*[Contagem.$W$12];IF([.H146]=&quot;T&quot;;[.N146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91"/>
          <table:table-cell table:style-name="ce95" table:number-columns-repeated="4"/>
          <table:table-cell table:style-name="ce98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47];[.L147])">
            <text:p/>
          </table:table-cell>
          <table:table-cell table:style-name="ce139" table:formula="of:=IF(OR(ISBLANK([.I147]);ISBLANK([.J147]));IF(OR([.G147]=&quot;ALI&quot;;[.G147]=&quot;AIE&quot;);&quot;L&quot;;IF(ISBLANK([.G147]);&quot;&quot;;&quot;A&quot;));IF([.G147]=&quot;EE&quot;;IF([.J147]&gt;=3;IF([.I147]&gt;=5;&quot;H&quot;;&quot;A&quot;);IF([.J147]&gt;=2;IF([.I147]&gt;=16;&quot;H&quot;;IF([.I147]&lt;=4;&quot;L&quot;;&quot;A&quot;));IF([.I147]&lt;=15;&quot;L&quot;;&quot;A&quot;)));IF(OR([.G147]=&quot;SE&quot;;[.G147]=&quot;CE&quot;);IF([.J147]&gt;=4;IF([.I147]&gt;=6;&quot;H&quot;;&quot;A&quot;);IF([.J147]&gt;=2;IF([.I147]&gt;=20;&quot;H&quot;;IF([.I147]&lt;=5;&quot;L&quot;;&quot;A&quot;));IF([.I147]&lt;=19;&quot;L&quot;;&quot;A&quot;)));IF(OR([.G147]=&quot;ALI&quot;;[.G147]=&quot;AIE&quot;);IF([.J147]&gt;=6;IF([.I147]&gt;=20;&quot;H&quot;;&quot;A&quot;);IF([.J147]&gt;=2;IF([.I147]&gt;=51;&quot;H&quot;;IF([.I147]&lt;=19;&quot;L&quot;;&quot;A&quot;));IF([.I147]&lt;=50;&quot;L&quot;;&quot;A&quot;)))))))">
            <text:p/>
          </table:table-cell>
          <table:table-cell table:style-name="ce142" table:formula="of:=IF([.L147]=&quot;L&quot;;&quot;Baixa&quot;;IF([.L147]=&quot;A&quot;;&quot;Média&quot;;IF([.L147]=&quot;&quot;;&quot;&quot;;&quot;Alta&quot;)))">
            <text:p/>
          </table:table-cell>
          <table:table-cell table:style-name="ce143" table:formula="of:=IF(ISBLANK([.G147]);&quot;&quot;;IF([.G147]=&quot;ALI&quot;;IF([.L147]=&quot;L&quot;;7;IF([.L147]=&quot;A&quot;;10;15));IF([.G147]=&quot;AIE&quot;;IF([.L147]=&quot;L&quot;;5;IF([.L147]=&quot;A&quot;;7;10));IF([.G147]=&quot;SE&quot;;IF([.L147]=&quot;L&quot;;4;IF([.L147]=&quot;A&quot;;5;7));IF(OR([.G147]=&quot;EE&quot;;[.G147]=&quot;CE&quot;);IF([.L147]=&quot;L&quot;;3;IF([.L147]=&quot;A&quot;;4;6)))))))">
            <text:p/>
          </table:table-cell>
          <table:table-cell table:style-name="ce146" table:formula="of:=IF([.H147]=&quot;I&quot;;[.N147]*[Contagem.$W$11];IF([.H147]=&quot;E&quot;;[.N147]*[Contagem.$W$13];IF([.H147]=&quot;A&quot;;[.N147]*[Contagem.$W$12];IF([.H147]=&quot;T&quot;;[.N147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91"/>
          <table:table-cell table:style-name="ce95" table:number-columns-repeated="4"/>
          <table:table-cell table:style-name="ce98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48];[.L148])">
            <text:p/>
          </table:table-cell>
          <table:table-cell table:style-name="ce139" table:formula="of:=IF(OR(ISBLANK([.I148]);ISBLANK([.J148]));IF(OR([.G148]=&quot;ALI&quot;;[.G148]=&quot;AIE&quot;);&quot;L&quot;;IF(ISBLANK([.G148]);&quot;&quot;;&quot;A&quot;));IF([.G148]=&quot;EE&quot;;IF([.J148]&gt;=3;IF([.I148]&gt;=5;&quot;H&quot;;&quot;A&quot;);IF([.J148]&gt;=2;IF([.I148]&gt;=16;&quot;H&quot;;IF([.I148]&lt;=4;&quot;L&quot;;&quot;A&quot;));IF([.I148]&lt;=15;&quot;L&quot;;&quot;A&quot;)));IF(OR([.G148]=&quot;SE&quot;;[.G148]=&quot;CE&quot;);IF([.J148]&gt;=4;IF([.I148]&gt;=6;&quot;H&quot;;&quot;A&quot;);IF([.J148]&gt;=2;IF([.I148]&gt;=20;&quot;H&quot;;IF([.I148]&lt;=5;&quot;L&quot;;&quot;A&quot;));IF([.I148]&lt;=19;&quot;L&quot;;&quot;A&quot;)));IF(OR([.G148]=&quot;ALI&quot;;[.G148]=&quot;AIE&quot;);IF([.J148]&gt;=6;IF([.I148]&gt;=20;&quot;H&quot;;&quot;A&quot;);IF([.J148]&gt;=2;IF([.I148]&gt;=51;&quot;H&quot;;IF([.I148]&lt;=19;&quot;L&quot;;&quot;A&quot;));IF([.I148]&lt;=50;&quot;L&quot;;&quot;A&quot;)))))))">
            <text:p/>
          </table:table-cell>
          <table:table-cell table:style-name="ce142" table:formula="of:=IF([.L148]=&quot;L&quot;;&quot;Baixa&quot;;IF([.L148]=&quot;A&quot;;&quot;Média&quot;;IF([.L148]=&quot;&quot;;&quot;&quot;;&quot;Alta&quot;)))">
            <text:p/>
          </table:table-cell>
          <table:table-cell table:style-name="ce143" table:formula="of:=IF(ISBLANK([.G148]);&quot;&quot;;IF([.G148]=&quot;ALI&quot;;IF([.L148]=&quot;L&quot;;7;IF([.L148]=&quot;A&quot;;10;15));IF([.G148]=&quot;AIE&quot;;IF([.L148]=&quot;L&quot;;5;IF([.L148]=&quot;A&quot;;7;10));IF([.G148]=&quot;SE&quot;;IF([.L148]=&quot;L&quot;;4;IF([.L148]=&quot;A&quot;;5;7));IF(OR([.G148]=&quot;EE&quot;;[.G148]=&quot;CE&quot;);IF([.L148]=&quot;L&quot;;3;IF([.L148]=&quot;A&quot;;4;6)))))))">
            <text:p/>
          </table:table-cell>
          <table:table-cell table:style-name="ce146" table:formula="of:=IF([.H148]=&quot;I&quot;;[.N148]*[Contagem.$W$11];IF([.H148]=&quot;E&quot;;[.N148]*[Contagem.$W$13];IF([.H148]=&quot;A&quot;;[.N148]*[Contagem.$W$12];IF([.H148]=&quot;T&quot;;[.N148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91"/>
          <table:table-cell table:style-name="ce95" table:number-columns-repeated="4"/>
          <table:table-cell table:style-name="ce98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49];[.L149])">
            <text:p/>
          </table:table-cell>
          <table:table-cell table:style-name="ce139" table:formula="of:=IF(OR(ISBLANK([.I149]);ISBLANK([.J149]));IF(OR([.G149]=&quot;ALI&quot;;[.G149]=&quot;AIE&quot;);&quot;L&quot;;IF(ISBLANK([.G149]);&quot;&quot;;&quot;A&quot;));IF([.G149]=&quot;EE&quot;;IF([.J149]&gt;=3;IF([.I149]&gt;=5;&quot;H&quot;;&quot;A&quot;);IF([.J149]&gt;=2;IF([.I149]&gt;=16;&quot;H&quot;;IF([.I149]&lt;=4;&quot;L&quot;;&quot;A&quot;));IF([.I149]&lt;=15;&quot;L&quot;;&quot;A&quot;)));IF(OR([.G149]=&quot;SE&quot;;[.G149]=&quot;CE&quot;);IF([.J149]&gt;=4;IF([.I149]&gt;=6;&quot;H&quot;;&quot;A&quot;);IF([.J149]&gt;=2;IF([.I149]&gt;=20;&quot;H&quot;;IF([.I149]&lt;=5;&quot;L&quot;;&quot;A&quot;));IF([.I149]&lt;=19;&quot;L&quot;;&quot;A&quot;)));IF(OR([.G149]=&quot;ALI&quot;;[.G149]=&quot;AIE&quot;);IF([.J149]&gt;=6;IF([.I149]&gt;=20;&quot;H&quot;;&quot;A&quot;);IF([.J149]&gt;=2;IF([.I149]&gt;=51;&quot;H&quot;;IF([.I149]&lt;=19;&quot;L&quot;;&quot;A&quot;));IF([.I149]&lt;=50;&quot;L&quot;;&quot;A&quot;)))))))">
            <text:p/>
          </table:table-cell>
          <table:table-cell table:style-name="ce142" table:formula="of:=IF([.L149]=&quot;L&quot;;&quot;Baixa&quot;;IF([.L149]=&quot;A&quot;;&quot;Média&quot;;IF([.L149]=&quot;&quot;;&quot;&quot;;&quot;Alta&quot;)))">
            <text:p/>
          </table:table-cell>
          <table:table-cell table:style-name="ce143" table:formula="of:=IF(ISBLANK([.G149]);&quot;&quot;;IF([.G149]=&quot;ALI&quot;;IF([.L149]=&quot;L&quot;;7;IF([.L149]=&quot;A&quot;;10;15));IF([.G149]=&quot;AIE&quot;;IF([.L149]=&quot;L&quot;;5;IF([.L149]=&quot;A&quot;;7;10));IF([.G149]=&quot;SE&quot;;IF([.L149]=&quot;L&quot;;4;IF([.L149]=&quot;A&quot;;5;7));IF(OR([.G149]=&quot;EE&quot;;[.G149]=&quot;CE&quot;);IF([.L149]=&quot;L&quot;;3;IF([.L149]=&quot;A&quot;;4;6)))))))">
            <text:p/>
          </table:table-cell>
          <table:table-cell table:style-name="ce146" table:formula="of:=IF([.H149]=&quot;I&quot;;[.N149]*[Contagem.$W$11];IF([.H149]=&quot;E&quot;;[.N149]*[Contagem.$W$13];IF([.H149]=&quot;A&quot;;[.N149]*[Contagem.$W$12];IF([.H149]=&quot;T&quot;;[.N149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91"/>
          <table:table-cell table:style-name="ce95" table:number-columns-repeated="4"/>
          <table:table-cell table:style-name="ce98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50];[.L150])">
            <text:p/>
          </table:table-cell>
          <table:table-cell table:style-name="ce139" table:formula="of:=IF(OR(ISBLANK([.I150]);ISBLANK([.J150]));IF(OR([.G150]=&quot;ALI&quot;;[.G150]=&quot;AIE&quot;);&quot;L&quot;;IF(ISBLANK([.G150]);&quot;&quot;;&quot;A&quot;));IF([.G150]=&quot;EE&quot;;IF([.J150]&gt;=3;IF([.I150]&gt;=5;&quot;H&quot;;&quot;A&quot;);IF([.J150]&gt;=2;IF([.I150]&gt;=16;&quot;H&quot;;IF([.I150]&lt;=4;&quot;L&quot;;&quot;A&quot;));IF([.I150]&lt;=15;&quot;L&quot;;&quot;A&quot;)));IF(OR([.G150]=&quot;SE&quot;;[.G150]=&quot;CE&quot;);IF([.J150]&gt;=4;IF([.I150]&gt;=6;&quot;H&quot;;&quot;A&quot;);IF([.J150]&gt;=2;IF([.I150]&gt;=20;&quot;H&quot;;IF([.I150]&lt;=5;&quot;L&quot;;&quot;A&quot;));IF([.I150]&lt;=19;&quot;L&quot;;&quot;A&quot;)));IF(OR([.G150]=&quot;ALI&quot;;[.G150]=&quot;AIE&quot;);IF([.J150]&gt;=6;IF([.I150]&gt;=20;&quot;H&quot;;&quot;A&quot;);IF([.J150]&gt;=2;IF([.I150]&gt;=51;&quot;H&quot;;IF([.I150]&lt;=19;&quot;L&quot;;&quot;A&quot;));IF([.I150]&lt;=50;&quot;L&quot;;&quot;A&quot;)))))))">
            <text:p/>
          </table:table-cell>
          <table:table-cell table:style-name="ce142" table:formula="of:=IF([.L150]=&quot;L&quot;;&quot;Baixa&quot;;IF([.L150]=&quot;A&quot;;&quot;Média&quot;;IF([.L150]=&quot;&quot;;&quot;&quot;;&quot;Alta&quot;)))">
            <text:p/>
          </table:table-cell>
          <table:table-cell table:style-name="ce143" table:formula="of:=IF(ISBLANK([.G150]);&quot;&quot;;IF([.G150]=&quot;ALI&quot;;IF([.L150]=&quot;L&quot;;7;IF([.L150]=&quot;A&quot;;10;15));IF([.G150]=&quot;AIE&quot;;IF([.L150]=&quot;L&quot;;5;IF([.L150]=&quot;A&quot;;7;10));IF([.G150]=&quot;SE&quot;;IF([.L150]=&quot;L&quot;;4;IF([.L150]=&quot;A&quot;;5;7));IF(OR([.G150]=&quot;EE&quot;;[.G150]=&quot;CE&quot;);IF([.L150]=&quot;L&quot;;3;IF([.L150]=&quot;A&quot;;4;6)))))))">
            <text:p/>
          </table:table-cell>
          <table:table-cell table:style-name="ce146" table:formula="of:=IF([.H150]=&quot;I&quot;;[.N150]*[Contagem.$W$11];IF([.H150]=&quot;E&quot;;[.N150]*[Contagem.$W$13];IF([.H150]=&quot;A&quot;;[.N150]*[Contagem.$W$12];IF([.H150]=&quot;T&quot;;[.N150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91"/>
          <table:table-cell table:style-name="ce95" table:number-columns-repeated="4"/>
          <table:table-cell table:style-name="ce98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51];[.L151])">
            <text:p/>
          </table:table-cell>
          <table:table-cell table:style-name="ce139" table:formula="of:=IF(OR(ISBLANK([.I151]);ISBLANK([.J151]));IF(OR([.G151]=&quot;ALI&quot;;[.G151]=&quot;AIE&quot;);&quot;L&quot;;IF(ISBLANK([.G151]);&quot;&quot;;&quot;A&quot;));IF([.G151]=&quot;EE&quot;;IF([.J151]&gt;=3;IF([.I151]&gt;=5;&quot;H&quot;;&quot;A&quot;);IF([.J151]&gt;=2;IF([.I151]&gt;=16;&quot;H&quot;;IF([.I151]&lt;=4;&quot;L&quot;;&quot;A&quot;));IF([.I151]&lt;=15;&quot;L&quot;;&quot;A&quot;)));IF(OR([.G151]=&quot;SE&quot;;[.G151]=&quot;CE&quot;);IF([.J151]&gt;=4;IF([.I151]&gt;=6;&quot;H&quot;;&quot;A&quot;);IF([.J151]&gt;=2;IF([.I151]&gt;=20;&quot;H&quot;;IF([.I151]&lt;=5;&quot;L&quot;;&quot;A&quot;));IF([.I151]&lt;=19;&quot;L&quot;;&quot;A&quot;)));IF(OR([.G151]=&quot;ALI&quot;;[.G151]=&quot;AIE&quot;);IF([.J151]&gt;=6;IF([.I151]&gt;=20;&quot;H&quot;;&quot;A&quot;);IF([.J151]&gt;=2;IF([.I151]&gt;=51;&quot;H&quot;;IF([.I151]&lt;=19;&quot;L&quot;;&quot;A&quot;));IF([.I151]&lt;=50;&quot;L&quot;;&quot;A&quot;)))))))">
            <text:p/>
          </table:table-cell>
          <table:table-cell table:style-name="ce142" table:formula="of:=IF([.L151]=&quot;L&quot;;&quot;Baixa&quot;;IF([.L151]=&quot;A&quot;;&quot;Média&quot;;IF([.L151]=&quot;&quot;;&quot;&quot;;&quot;Alta&quot;)))">
            <text:p/>
          </table:table-cell>
          <table:table-cell table:style-name="ce143" table:formula="of:=IF(ISBLANK([.G151]);&quot;&quot;;IF([.G151]=&quot;ALI&quot;;IF([.L151]=&quot;L&quot;;7;IF([.L151]=&quot;A&quot;;10;15));IF([.G151]=&quot;AIE&quot;;IF([.L151]=&quot;L&quot;;5;IF([.L151]=&quot;A&quot;;7;10));IF([.G151]=&quot;SE&quot;;IF([.L151]=&quot;L&quot;;4;IF([.L151]=&quot;A&quot;;5;7));IF(OR([.G151]=&quot;EE&quot;;[.G151]=&quot;CE&quot;);IF([.L151]=&quot;L&quot;;3;IF([.L151]=&quot;A&quot;;4;6)))))))">
            <text:p/>
          </table:table-cell>
          <table:table-cell table:style-name="ce146" table:formula="of:=IF([.H151]=&quot;I&quot;;[.N151]*[Contagem.$W$11];IF([.H151]=&quot;E&quot;;[.N151]*[Contagem.$W$13];IF([.H151]=&quot;A&quot;;[.N151]*[Contagem.$W$12];IF([.H151]=&quot;T&quot;;[.N151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8">
          <table:table-cell table:style-name="ce91"/>
          <table:table-cell table:style-name="ce95" table:number-columns-repeated="4"/>
          <table:table-cell table:style-name="ce98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52];[.L152])">
            <text:p/>
          </table:table-cell>
          <table:table-cell table:style-name="ce139" table:formula="of:=IF(OR(ISBLANK([.I152]);ISBLANK([.J152]));IF(OR([.G152]=&quot;ALI&quot;;[.G152]=&quot;AIE&quot;);&quot;L&quot;;IF(ISBLANK([.G152]);&quot;&quot;;&quot;A&quot;));IF([.G152]=&quot;EE&quot;;IF([.J152]&gt;=3;IF([.I152]&gt;=5;&quot;H&quot;;&quot;A&quot;);IF([.J152]&gt;=2;IF([.I152]&gt;=16;&quot;H&quot;;IF([.I152]&lt;=4;&quot;L&quot;;&quot;A&quot;));IF([.I152]&lt;=15;&quot;L&quot;;&quot;A&quot;)));IF(OR([.G152]=&quot;SE&quot;;[.G152]=&quot;CE&quot;);IF([.J152]&gt;=4;IF([.I152]&gt;=6;&quot;H&quot;;&quot;A&quot;);IF([.J152]&gt;=2;IF([.I152]&gt;=20;&quot;H&quot;;IF([.I152]&lt;=5;&quot;L&quot;;&quot;A&quot;));IF([.I152]&lt;=19;&quot;L&quot;;&quot;A&quot;)));IF(OR([.G152]=&quot;ALI&quot;;[.G152]=&quot;AIE&quot;);IF([.J152]&gt;=6;IF([.I152]&gt;=20;&quot;H&quot;;&quot;A&quot;);IF([.J152]&gt;=2;IF([.I152]&gt;=51;&quot;H&quot;;IF([.I152]&lt;=19;&quot;L&quot;;&quot;A&quot;));IF([.I152]&lt;=50;&quot;L&quot;;&quot;A&quot;)))))))">
            <text:p/>
          </table:table-cell>
          <table:table-cell table:style-name="ce142" table:formula="of:=IF([.L152]=&quot;L&quot;;&quot;Baixa&quot;;IF([.L152]=&quot;A&quot;;&quot;Média&quot;;IF([.L152]=&quot;&quot;;&quot;&quot;;&quot;Alta&quot;)))">
            <text:p/>
          </table:table-cell>
          <table:table-cell table:style-name="ce143" table:formula="of:=IF(ISBLANK([.G152]);&quot;&quot;;IF([.G152]=&quot;ALI&quot;;IF([.L152]=&quot;L&quot;;7;IF([.L152]=&quot;A&quot;;10;15));IF([.G152]=&quot;AIE&quot;;IF([.L152]=&quot;L&quot;;5;IF([.L152]=&quot;A&quot;;7;10));IF([.G152]=&quot;SE&quot;;IF([.L152]=&quot;L&quot;;4;IF([.L152]=&quot;A&quot;;5;7));IF(OR([.G152]=&quot;EE&quot;;[.G152]=&quot;CE&quot;);IF([.L152]=&quot;L&quot;;3;IF([.L152]=&quot;A&quot;;4;6)))))))">
            <text:p/>
          </table:table-cell>
          <table:table-cell table:style-name="ce146" table:formula="of:=IF([.H152]=&quot;I&quot;;[.N152]*[Contagem.$W$11];IF([.H152]=&quot;E&quot;;[.N152]*[Contagem.$W$13];IF([.H152]=&quot;A&quot;;[.N152]*[Contagem.$W$12];IF([.H152]=&quot;T&quot;;[.N152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7">
          <table:table-cell table:style-name="ce93"/>
          <table:table-cell table:style-name="ce95" table:number-columns-repeated="4"/>
          <table:table-cell table:style-name="ce98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53];[.L153])">
            <text:p/>
          </table:table-cell>
          <table:table-cell table:style-name="ce139"/>
          <table:table-cell table:style-name="ce142" table:formula="of:=IF([.L153]=&quot;L&quot;;&quot;Baixa&quot;;IF([.L153]=&quot;A&quot;;&quot;Média&quot;;IF([.L153]=&quot;&quot;;&quot;&quot;;&quot;Alta&quot;)))">
            <text:p/>
          </table:table-cell>
          <table:table-cell table:style-name="ce143" table:formula="of:=IF(ISBLANK([.G153]);&quot;&quot;;IF([.G153]=&quot;ALI&quot;;IF([.L153]=&quot;L&quot;;7;IF([.L153]=&quot;A&quot;;10;15));IF([.G153]=&quot;AIE&quot;;IF([.L153]=&quot;L&quot;;5;IF([.L153]=&quot;A&quot;;7;10));IF([.G153]=&quot;SE&quot;;IF([.L153]=&quot;L&quot;;4;IF([.L153]=&quot;A&quot;;5;7));IF(OR([.G153]=&quot;EE&quot;;[.G153]=&quot;CE&quot;);IF([.L153]=&quot;L&quot;;3;IF([.L153]=&quot;A&quot;;4;6)))))))">
            <text:p/>
          </table:table-cell>
          <table:table-cell table:style-name="ce146" table:formula="of:=IF([.H153]=&quot;I&quot;;[.N153]*[Contagem.$W$11];IF([.H153]=&quot;E&quot;;[.N153]*[Contagem.$W$13];IF([.H153]=&quot;A&quot;;[.N153]*[Contagem.$W$12];IF([.H153]=&quot;T&quot;;[.N153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7">
          <table:table-cell table:style-name="ce93"/>
          <table:table-cell table:style-name="ce95" table:number-columns-repeated="4"/>
          <table:table-cell table:style-name="ce98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54];[.L154])">
            <text:p/>
          </table:table-cell>
          <table:table-cell table:style-name="ce139"/>
          <table:table-cell table:style-name="ce142" table:formula="of:=IF([.L154]=&quot;L&quot;;&quot;Baixa&quot;;IF([.L154]=&quot;A&quot;;&quot;Média&quot;;IF([.L154]=&quot;&quot;;&quot;&quot;;&quot;Alta&quot;)))">
            <text:p/>
          </table:table-cell>
          <table:table-cell table:style-name="ce143" table:formula="of:=IF(ISBLANK([.G154]);&quot;&quot;;IF([.G154]=&quot;ALI&quot;;IF([.L154]=&quot;L&quot;;7;IF([.L154]=&quot;A&quot;;10;15));IF([.G154]=&quot;AIE&quot;;IF([.L154]=&quot;L&quot;;5;IF([.L154]=&quot;A&quot;;7;10));IF([.G154]=&quot;SE&quot;;IF([.L154]=&quot;L&quot;;4;IF([.L154]=&quot;A&quot;;5;7));IF(OR([.G154]=&quot;EE&quot;;[.G154]=&quot;CE&quot;);IF([.L154]=&quot;L&quot;;3;IF([.L154]=&quot;A&quot;;4;6)))))))">
            <text:p/>
          </table:table-cell>
          <table:table-cell table:style-name="ce146" table:formula="of:=IF([.H154]=&quot;I&quot;;[.N154]*[Contagem.$W$11];IF([.H154]=&quot;E&quot;;[.N154]*[Contagem.$W$13];IF([.H154]=&quot;A&quot;;[.N154]*[Contagem.$W$12];IF([.H154]=&quot;T&quot;;[.N154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7">
          <table:table-cell table:style-name="ce93"/>
          <table:table-cell table:style-name="ce95" table:number-columns-repeated="4"/>
          <table:table-cell table:style-name="ce98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55];[.L155])">
            <text:p/>
          </table:table-cell>
          <table:table-cell table:style-name="ce139"/>
          <table:table-cell table:style-name="ce142" table:formula="of:=IF([.L155]=&quot;L&quot;;&quot;Baixa&quot;;IF([.L155]=&quot;A&quot;;&quot;Média&quot;;IF([.L155]=&quot;&quot;;&quot;&quot;;&quot;Alta&quot;)))">
            <text:p/>
          </table:table-cell>
          <table:table-cell table:style-name="ce143" table:formula="of:=IF(ISBLANK([.G155]);&quot;&quot;;IF([.G155]=&quot;ALI&quot;;IF([.L155]=&quot;L&quot;;7;IF([.L155]=&quot;A&quot;;10;15));IF([.G155]=&quot;AIE&quot;;IF([.L155]=&quot;L&quot;;5;IF([.L155]=&quot;A&quot;;7;10));IF([.G155]=&quot;SE&quot;;IF([.L155]=&quot;L&quot;;4;IF([.L155]=&quot;A&quot;;5;7));IF(OR([.G155]=&quot;EE&quot;;[.G155]=&quot;CE&quot;);IF([.L155]=&quot;L&quot;;3;IF([.L155]=&quot;A&quot;;4;6)))))))">
            <text:p/>
          </table:table-cell>
          <table:table-cell table:style-name="ce146" table:formula="of:=IF([.H155]=&quot;I&quot;;[.N155]*[Contagem.$W$11];IF([.H155]=&quot;E&quot;;[.N155]*[Contagem.$W$13];IF([.H155]=&quot;A&quot;;[.N155]*[Contagem.$W$12];IF([.H155]=&quot;T&quot;;[.N155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7">
          <table:table-cell table:style-name="ce93"/>
          <table:table-cell table:style-name="ce95" table:number-columns-repeated="4"/>
          <table:table-cell table:style-name="ce98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56];[.L156])">
            <text:p/>
          </table:table-cell>
          <table:table-cell table:style-name="ce139"/>
          <table:table-cell table:style-name="ce142" table:formula="of:=IF([.L156]=&quot;L&quot;;&quot;Baixa&quot;;IF([.L156]=&quot;A&quot;;&quot;Média&quot;;IF([.L156]=&quot;&quot;;&quot;&quot;;&quot;Alta&quot;)))">
            <text:p/>
          </table:table-cell>
          <table:table-cell table:style-name="ce143" table:formula="of:=IF(ISBLANK([.G156]);&quot;&quot;;IF([.G156]=&quot;ALI&quot;;IF([.L156]=&quot;L&quot;;7;IF([.L156]=&quot;A&quot;;10;15));IF([.G156]=&quot;AIE&quot;;IF([.L156]=&quot;L&quot;;5;IF([.L156]=&quot;A&quot;;7;10));IF([.G156]=&quot;SE&quot;;IF([.L156]=&quot;L&quot;;4;IF([.L156]=&quot;A&quot;;5;7));IF(OR([.G156]=&quot;EE&quot;;[.G156]=&quot;CE&quot;);IF([.L156]=&quot;L&quot;;3;IF([.L156]=&quot;A&quot;;4;6)))))))">
            <text:p/>
          </table:table-cell>
          <table:table-cell table:style-name="ce146" table:formula="of:=IF([.H156]=&quot;I&quot;;[.N156]*[Contagem.$W$11];IF([.H156]=&quot;E&quot;;[.N156]*[Contagem.$W$13];IF([.H156]=&quot;A&quot;;[.N156]*[Contagem.$W$12];IF([.H156]=&quot;T&quot;;[.N156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7">
          <table:table-cell table:style-name="ce93"/>
          <table:table-cell table:style-name="ce95" table:number-columns-repeated="4"/>
          <table:table-cell table:style-name="ce98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 table:formula="of:=CONCATENATE([.G157];[.L157])">
            <text:p/>
          </table:table-cell>
          <table:table-cell table:style-name="ce139"/>
          <table:table-cell table:style-name="ce142" table:formula="of:=IF([.L157]=&quot;L&quot;;&quot;Baixa&quot;;IF([.L157]=&quot;A&quot;;&quot;Média&quot;;IF([.L157]=&quot;&quot;;&quot;&quot;;&quot;Alta&quot;)))">
            <text:p/>
          </table:table-cell>
          <table:table-cell table:style-name="ce143" table:formula="of:=IF(ISBLANK([.G157]);&quot;&quot;;IF([.G157]=&quot;ALI&quot;;IF([.L157]=&quot;L&quot;;7;IF([.L157]=&quot;A&quot;;10;15));IF([.G157]=&quot;AIE&quot;;IF([.L157]=&quot;L&quot;;5;IF([.L157]=&quot;A&quot;;7;10));IF([.G157]=&quot;SE&quot;;IF([.L157]=&quot;L&quot;;4;IF([.L157]=&quot;A&quot;;5;7));IF(OR([.G157]=&quot;EE&quot;;[.G157]=&quot;CE&quot;);IF([.L157]=&quot;L&quot;;3;IF([.L157]=&quot;A&quot;;4;6)))))))">
            <text:p/>
          </table:table-cell>
          <table:table-cell table:style-name="ce146" table:formula="of:=IF([.H157]=&quot;I&quot;;[.N157]*[Contagem.$W$11];IF([.H157]=&quot;E&quot;;[.N157]*[Contagem.$W$13];IF([.H157]=&quot;A&quot;;[.N157]*[Contagem.$W$12];IF([.H157]=&quot;T&quot;;[.N157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7">
          <table:table-cell table:style-name="ce93"/>
          <table:table-cell table:style-name="ce95" table:number-columns-repeated="4"/>
          <table:table-cell table:style-name="ce98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/>
          <table:table-cell table:style-name="ce139"/>
          <table:table-cell table:style-name="ce142" table:formula="of:=IF([.L158]=&quot;L&quot;;&quot;Baixa&quot;;IF([.L158]=&quot;A&quot;;&quot;Média&quot;;IF([.L158]=&quot;&quot;;&quot;&quot;;&quot;Alta&quot;)))">
            <text:p/>
          </table:table-cell>
          <table:table-cell table:style-name="ce143" table:formula="of:=IF(ISBLANK([.G158]);&quot;&quot;;IF([.G158]=&quot;ALI&quot;;IF([.L158]=&quot;L&quot;;7;IF([.L158]=&quot;A&quot;;10;15));IF([.G158]=&quot;AIE&quot;;IF([.L158]=&quot;L&quot;;5;IF([.L158]=&quot;A&quot;;7;10));IF([.G158]=&quot;SE&quot;;IF([.L158]=&quot;L&quot;;4;IF([.L158]=&quot;A&quot;;5;7));IF(OR([.G158]=&quot;EE&quot;;[.G158]=&quot;CE&quot;);IF([.L158]=&quot;L&quot;;3;IF([.L158]=&quot;A&quot;;4;6)))))))">
            <text:p/>
          </table:table-cell>
          <table:table-cell table:style-name="ce146" table:formula="of:=IF([.H158]=&quot;I&quot;;[.N158]*[Contagem.$W$11];IF([.H158]=&quot;E&quot;;[.N158]*[Contagem.$W$13];IF([.H158]=&quot;A&quot;;[.N158]*[Contagem.$W$12];IF([.H158]=&quot;T&quot;;[.N158]*[Contagem.$W$14];&quot;&quot;))))">
            <text:p/>
          </table:table-cell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7">
          <table:table-cell table:style-name="ce93"/>
          <table:table-cell table:style-name="ce95" table:number-columns-repeated="4"/>
          <table:table-cell table:style-name="ce98"/>
          <table:table-cell table:style-name="ce102" table:content-validation-name="val1"/>
          <table:table-cell table:style-name="ce106" table:content-validation-name="val2"/>
          <table:table-cell table:style-name="ce136" table:number-columns-repeated="2"/>
          <table:table-cell table:style-name="ce138"/>
          <table:table-cell table:style-name="ce139"/>
          <table:table-cell table:style-name="ce142"/>
          <table:table-cell table:style-name="ce143"/>
          <table:table-cell table:style-name="ce146"/>
          <table:table-cell table:style-name="ce95" table:number-columns-repeated="4"/>
          <table:table-cell/>
          <table:table-cell table:style-name="ce156" table:number-columns-repeated="1004"/>
        </table:table-row>
        <table:table-row table:style-name="ro7" table:number-rows-repeated="104841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" table:base-cell-address="$Funções.$A$1" table:cell-range-address="Funções.$A$1:Funções.$T$23"/>
          <table:named-range table:name="Print_Titles" table:base-cell-address="$Funções.$A$1" table:cell-range-address="Funções.$A$1:Funções.$IV$7"/>
          <table:named-range table:name="_Toc365913964" table:base-cell-address="$Funções.$A$1" table:cell-range-address="Funções.$A$67"/>
          <table:named-range table:name="_Toc365913971" table:base-cell-address="$Funções.$A$1" table:cell-range-address="Funções.$A$76"/>
          <table:named-expression table:name="_Toc365962232" table:base-cell-address="$Contagem.$A$1" table:expression="funções.#ref!"/>
          <table:named-expression table:name="_Toc365962233" table:base-cell-address="$Contagem.$A$1" table:expression="funções.#ref!"/>
          <table:named-range table:name="_Toc365962238" table:base-cell-address="$Funções.$A$1" table:cell-range-address="Funções.$A$103"/>
          <table:named-range table:name="_Toc365962239" table:base-cell-address="$Funções.$A$1" table:cell-range-address="Funções.$A$104"/>
          <table:named-range table:name="_Toc365962240" table:base-cell-address="$Funções.$A$1" table:cell-range-address="Funções.$A$105"/>
          <table:named-range table:name="_Toc365962241" table:base-cell-address="$Funções.$A$1" table:cell-range-address="Funções.$A$106"/>
          <table:named-range table:name="_Toc365962242" table:base-cell-address="$Funções.$A$1" table:cell-range-address="Funções.$A$107"/>
          <table:named-range table:name="_Toc365962244" table:base-cell-address="$Funções.$A$1" table:cell-range-address="Funções.$A$119"/>
          <table:named-range table:name="_Toc365962245" table:base-cell-address="$Funções.$A$1" table:cell-range-address="Funções.$A$120"/>
          <table:named-range table:name="_Toc365962247" table:base-cell-address="$Funções.$A$1" table:cell-range-address="Funções.$A$122"/>
          <table:named-range table:name="_Toc365962248" table:base-cell-address="$Funções.$A$1" table:cell-range-address="Funções.$A$123"/>
          <table:named-range table:name="_Toc365962249" table:base-cell-address="$Funções.$A$1" table:cell-range-address="Funções.$A$124"/>
          <table:named-range table:name="_Toc365962250" table:base-cell-address="$Funções.$A$1" table:cell-range-address="Funções.$A$125"/>
          <table:named-range table:name="_Toc365962251" table:base-cell-address="$Funções.$A$1" table:cell-range-address="Funções.$A$126"/>
          <table:named-range table:name="_Toc365962252" table:base-cell-address="$Funções.$A$1" table:cell-range-address="Funções.$A$127"/>
          <table:named-range table:name="_Toc365962253" table:base-cell-address="$Funções.$A$1" table:cell-range-address="Funções.$A$128"/>
          <table:named-range table:name="_Toc365962254" table:base-cell-address="$Funções.$A$1" table:cell-range-address="Funções.$A$129"/>
          <table:named-range table:name="_Toc365966643" table:base-cell-address="$Funções.$A$1" table:cell-range-address="Funções.$A$84"/>
          <table:named-range table:name="_Toc365966644" table:base-cell-address="$Funções.$A$1" table:cell-range-address="Funções.$A$85"/>
          <table:named-range table:name="_Toc365966645" table:base-cell-address="$Funções.$A$1" table:cell-range-address="Funções.$A$86"/>
          <table:named-range table:name="_Toc365966646" table:base-cell-address="$Funções.$A$1" table:cell-range-address="Funções.$A$87"/>
          <table:named-range table:name="_Toc365966649" table:base-cell-address="$Funções.$A$1" table:cell-range-address="Funções.$A$90"/>
          <table:named-range table:name="_Toc365966650" table:base-cell-address="$Funções.$A$1" table:cell-range-address="Funções.$A$91"/>
          <table:named-range table:name="_Toc365966651" table:base-cell-address="$Funções.$A$1" table:cell-range-address="Funções.$A$92"/>
          <table:named-range table:name="_Toc365966652" table:base-cell-address="$Funções.$A$1" table:cell-range-address="Funções.$A$93"/>
          <table:named-range table:name="_Toc365969417" table:base-cell-address="$Funções.$A$1" table:cell-range-address="Funções.$A$80"/>
          <table:named-range table:name="_Toc365969418" table:base-cell-address="$Funções.$A$1" table:cell-range-address="Funções.$A$81"/>
          <table:named-range table:name="_Toc367867784" table:base-cell-address="$Funções.$A$1" table:cell-range-address="Funções.$A$50"/>
          <table:named-range table:name="_Toc369275544" table:base-cell-address="$Funções.$A$1" table:cell-range-address="Funções.$A$8"/>
          <table:named-range table:name="_Toc369275546" table:base-cell-address="$Funções.$A$1" table:cell-range-address="Funções.$A$9"/>
          <table:named-range table:name="_Toc369275566" table:base-cell-address="$Funções.$A$1" table:cell-range-address="Funções.$A$46"/>
        </table:named-expressions>
        <calcext:conditional-formats>
          <calcext:conditional-format calcext:target-range-address="Funções.H63:Funções.H159 Funções.H8:Funções.H13 Funções.H53:Funções.H54 Funções.H47:Funções.H51">
            <calcext:condition calcext:apply-style-name="cf1" calcext:value="=&quot;I&quot;" calcext:base-cell-address="Funções.H8"/>
            <calcext:condition calcext:apply-style-name="cf2" calcext:value="=&quot;A&quot;" calcext:base-cell-address="Funções.H8"/>
            <calcext:condition calcext:apply-style-name="cf3" calcext:value="=&quot;E&quot;" calcext:base-cell-address="Funções.H8"/>
          </calcext:conditional-format>
          <calcext:conditional-format calcext:target-range-address="Funções.H20:Funções.H22 Funções.H17:Funções.H18 Funções.H14:Funções.H14">
            <calcext:condition calcext:apply-style-name="cf1" calcext:value="=&quot;I&quot;" calcext:base-cell-address="Funções.H14"/>
            <calcext:condition calcext:apply-style-name="cf2" calcext:value="=&quot;A&quot;" calcext:base-cell-address="Funções.H14"/>
            <calcext:condition calcext:apply-style-name="cf3" calcext:value="=&quot;E&quot;" calcext:base-cell-address="Funções.H14"/>
          </calcext:conditional-format>
          <calcext:conditional-format calcext:target-range-address="Funções.H27:Funções.H30 Funções.H23:Funções.H24">
            <calcext:condition calcext:apply-style-name="cf1" calcext:value="=&quot;I&quot;" calcext:base-cell-address="Funções.H23"/>
            <calcext:condition calcext:apply-style-name="cf2" calcext:value="=&quot;A&quot;" calcext:base-cell-address="Funções.H23"/>
            <calcext:condition calcext:apply-style-name="cf3" calcext:value="=&quot;E&quot;" calcext:base-cell-address="Funções.H23"/>
          </calcext:conditional-format>
          <calcext:conditional-format calcext:target-range-address="Funções.H31:Funções.H32">
            <calcext:condition calcext:apply-style-name="cf1" calcext:value="=&quot;I&quot;" calcext:base-cell-address="Funções.H31"/>
            <calcext:condition calcext:apply-style-name="cf2" calcext:value="=&quot;A&quot;" calcext:base-cell-address="Funções.H31"/>
            <calcext:condition calcext:apply-style-name="cf3" calcext:value="=&quot;E&quot;" calcext:base-cell-address="Funções.H31"/>
          </calcext:conditional-format>
          <calcext:conditional-format calcext:target-range-address="Funções.H35:Funções.H39">
            <calcext:condition calcext:apply-style-name="cf1" calcext:value="=&quot;I&quot;" calcext:base-cell-address="Funções.H35"/>
            <calcext:condition calcext:apply-style-name="cf2" calcext:value="=&quot;A&quot;" calcext:base-cell-address="Funções.H35"/>
            <calcext:condition calcext:apply-style-name="cf3" calcext:value="=&quot;E&quot;" calcext:base-cell-address="Funções.H35"/>
          </calcext:conditional-format>
          <calcext:conditional-format calcext:target-range-address="Funções.H19:Funções.H19">
            <calcext:condition calcext:apply-style-name="cf1" calcext:value="=&quot;I&quot;" calcext:base-cell-address="Funções.H19"/>
            <calcext:condition calcext:apply-style-name="cf2" calcext:value="=&quot;A&quot;" calcext:base-cell-address="Funções.H19"/>
            <calcext:condition calcext:apply-style-name="cf3" calcext:value="=&quot;E&quot;" calcext:base-cell-address="Funções.H19"/>
          </calcext:conditional-format>
          <calcext:conditional-format calcext:target-range-address="Funções.H15:Funções.H15">
            <calcext:condition calcext:apply-style-name="cf1" calcext:value="=&quot;I&quot;" calcext:base-cell-address="Funções.H15"/>
            <calcext:condition calcext:apply-style-name="cf2" calcext:value="=&quot;A&quot;" calcext:base-cell-address="Funções.H15"/>
            <calcext:condition calcext:apply-style-name="cf3" calcext:value="=&quot;E&quot;" calcext:base-cell-address="Funções.H15"/>
          </calcext:conditional-format>
          <calcext:conditional-format calcext:target-range-address="Funções.H16:Funções.H16">
            <calcext:condition calcext:apply-style-name="cf1" calcext:value="=&quot;I&quot;" calcext:base-cell-address="Funções.H16"/>
            <calcext:condition calcext:apply-style-name="cf2" calcext:value="=&quot;A&quot;" calcext:base-cell-address="Funções.H16"/>
            <calcext:condition calcext:apply-style-name="cf3" calcext:value="=&quot;E&quot;" calcext:base-cell-address="Funções.H16"/>
          </calcext:conditional-format>
          <calcext:conditional-format calcext:target-range-address="Funções.H25:Funções.H25">
            <calcext:condition calcext:apply-style-name="cf1" calcext:value="=&quot;I&quot;" calcext:base-cell-address="Funções.H25"/>
            <calcext:condition calcext:apply-style-name="cf2" calcext:value="=&quot;A&quot;" calcext:base-cell-address="Funções.H25"/>
            <calcext:condition calcext:apply-style-name="cf3" calcext:value="=&quot;E&quot;" calcext:base-cell-address="Funções.H25"/>
          </calcext:conditional-format>
          <calcext:conditional-format calcext:target-range-address="Funções.H26:Funções.H26">
            <calcext:condition calcext:apply-style-name="cf1" calcext:value="=&quot;I&quot;" calcext:base-cell-address="Funções.H26"/>
            <calcext:condition calcext:apply-style-name="cf2" calcext:value="=&quot;A&quot;" calcext:base-cell-address="Funções.H26"/>
            <calcext:condition calcext:apply-style-name="cf3" calcext:value="=&quot;E&quot;" calcext:base-cell-address="Funções.H26"/>
          </calcext:conditional-format>
          <calcext:conditional-format calcext:target-range-address="Funções.H46:Funções.H46">
            <calcext:condition calcext:apply-style-name="cf1" calcext:value="=&quot;I&quot;" calcext:base-cell-address="Funções.H46"/>
            <calcext:condition calcext:apply-style-name="cf2" calcext:value="=&quot;A&quot;" calcext:base-cell-address="Funções.H46"/>
            <calcext:condition calcext:apply-style-name="cf3" calcext:value="=&quot;E&quot;" calcext:base-cell-address="Funções.H46"/>
          </calcext:conditional-format>
          <calcext:conditional-format calcext:target-range-address="Funções.H47:Funções.H47">
            <calcext:condition calcext:apply-style-name="cf1" calcext:value="=&quot;I&quot;" calcext:base-cell-address="Funções.H47"/>
            <calcext:condition calcext:apply-style-name="cf2" calcext:value="=&quot;A&quot;" calcext:base-cell-address="Funções.H47"/>
            <calcext:condition calcext:apply-style-name="cf3" calcext:value="=&quot;E&quot;" calcext:base-cell-address="Funções.H47"/>
          </calcext:conditional-format>
          <calcext:conditional-format calcext:target-range-address="Funções.H48:Funções.H48">
            <calcext:condition calcext:apply-style-name="cf1" calcext:value="=&quot;I&quot;" calcext:base-cell-address="Funções.H48"/>
            <calcext:condition calcext:apply-style-name="cf2" calcext:value="=&quot;A&quot;" calcext:base-cell-address="Funções.H48"/>
            <calcext:condition calcext:apply-style-name="cf3" calcext:value="=&quot;E&quot;" calcext:base-cell-address="Funções.H48"/>
          </calcext:conditional-format>
          <calcext:conditional-format calcext:target-range-address="Funções.H49:Funções.H49">
            <calcext:condition calcext:apply-style-name="cf1" calcext:value="=&quot;I&quot;" calcext:base-cell-address="Funções.H49"/>
            <calcext:condition calcext:apply-style-name="cf2" calcext:value="=&quot;A&quot;" calcext:base-cell-address="Funções.H49"/>
            <calcext:condition calcext:apply-style-name="cf3" calcext:value="=&quot;E&quot;" calcext:base-cell-address="Funções.H49"/>
          </calcext:conditional-format>
          <calcext:conditional-format calcext:target-range-address="Funções.H50:Funções.H50">
            <calcext:condition calcext:apply-style-name="cf1" calcext:value="=&quot;I&quot;" calcext:base-cell-address="Funções.H50"/>
            <calcext:condition calcext:apply-style-name="cf2" calcext:value="=&quot;A&quot;" calcext:base-cell-address="Funções.H50"/>
            <calcext:condition calcext:apply-style-name="cf3" calcext:value="=&quot;E&quot;" calcext:base-cell-address="Funções.H50"/>
          </calcext:conditional-format>
          <calcext:conditional-format calcext:target-range-address="Funções.H53:Funções.H53">
            <calcext:condition calcext:apply-style-name="cf1" calcext:value="=&quot;I&quot;" calcext:base-cell-address="Funções.H53"/>
            <calcext:condition calcext:apply-style-name="cf2" calcext:value="=&quot;A&quot;" calcext:base-cell-address="Funções.H53"/>
            <calcext:condition calcext:apply-style-name="cf3" calcext:value="=&quot;E&quot;" calcext:base-cell-address="Funções.H53"/>
          </calcext:conditional-format>
          <calcext:conditional-format calcext:target-range-address="Funções.H51:Funções.H51">
            <calcext:condition calcext:apply-style-name="cf1" calcext:value="=&quot;I&quot;" calcext:base-cell-address="Funções.H51"/>
            <calcext:condition calcext:apply-style-name="cf2" calcext:value="=&quot;A&quot;" calcext:base-cell-address="Funções.H51"/>
            <calcext:condition calcext:apply-style-name="cf3" calcext:value="=&quot;E&quot;" calcext:base-cell-address="Funções.H51"/>
          </calcext:conditional-format>
          <calcext:conditional-format calcext:target-range-address="Funções.H55:Funções.H62">
            <calcext:condition calcext:apply-style-name="cf1" calcext:value="=&quot;I&quot;" calcext:base-cell-address="Funções.H55"/>
            <calcext:condition calcext:apply-style-name="cf2" calcext:value="=&quot;A&quot;" calcext:base-cell-address="Funções.H55"/>
            <calcext:condition calcext:apply-style-name="cf3" calcext:value="=&quot;E&quot;" calcext:base-cell-address="Funções.H55"/>
          </calcext:conditional-format>
          <calcext:conditional-format calcext:target-range-address="Funções.H41:Funções.H45">
            <calcext:condition calcext:apply-style-name="cf1" calcext:value="=&quot;I&quot;" calcext:base-cell-address="Funções.H41"/>
            <calcext:condition calcext:apply-style-name="cf2" calcext:value="=&quot;A&quot;" calcext:base-cell-address="Funções.H41"/>
            <calcext:condition calcext:apply-style-name="cf3" calcext:value="=&quot;E&quot;" calcext:base-cell-address="Funções.H41"/>
          </calcext:conditional-format>
          <calcext:conditional-format calcext:target-range-address="Funções.H35:Funções.H38">
            <calcext:condition calcext:apply-style-name="cf1" calcext:value="=&quot;I&quot;" calcext:base-cell-address="Funções.H35"/>
            <calcext:condition calcext:apply-style-name="cf2" calcext:value="=&quot;A&quot;" calcext:base-cell-address="Funções.H35"/>
            <calcext:condition calcext:apply-style-name="cf3" calcext:value="=&quot;E&quot;" calcext:base-cell-address="Funções.H35"/>
          </calcext:conditional-format>
          <calcext:conditional-format calcext:target-range-address="Funções.H35:Funções.H38">
            <calcext:condition calcext:apply-style-name="cf1" calcext:value="=&quot;I&quot;" calcext:base-cell-address="Funções.H35"/>
            <calcext:condition calcext:apply-style-name="cf2" calcext:value="=&quot;A&quot;" calcext:base-cell-address="Funções.H35"/>
            <calcext:condition calcext:apply-style-name="cf3" calcext:value="=&quot;E&quot;" calcext:base-cell-address="Funções.H35"/>
          </calcext:conditional-format>
          <calcext:conditional-format calcext:target-range-address="Funções.H35:Funções.H37">
            <calcext:condition calcext:apply-style-name="cf1" calcext:value="=&quot;I&quot;" calcext:base-cell-address="Funções.H35"/>
            <calcext:condition calcext:apply-style-name="cf2" calcext:value="=&quot;A&quot;" calcext:base-cell-address="Funções.H35"/>
            <calcext:condition calcext:apply-style-name="cf3" calcext:value="=&quot;E&quot;" calcext:base-cell-address="Funções.H35"/>
          </calcext:conditional-format>
          <calcext:conditional-format calcext:target-range-address="Funções.H37:Funções.H38">
            <calcext:condition calcext:apply-style-name="cf1" calcext:value="=&quot;I&quot;" calcext:base-cell-address="Funções.H37"/>
            <calcext:condition calcext:apply-style-name="cf2" calcext:value="=&quot;A&quot;" calcext:base-cell-address="Funções.H37"/>
            <calcext:condition calcext:apply-style-name="cf3" calcext:value="=&quot;E&quot;" calcext:base-cell-address="Funções.H37"/>
          </calcext:conditional-format>
          <calcext:conditional-format calcext:target-range-address="Funções.H41:Funções.H44">
            <calcext:condition calcext:apply-style-name="cf1" calcext:value="=&quot;I&quot;" calcext:base-cell-address="Funções.H41"/>
            <calcext:condition calcext:apply-style-name="cf2" calcext:value="=&quot;A&quot;" calcext:base-cell-address="Funções.H41"/>
            <calcext:condition calcext:apply-style-name="cf3" calcext:value="=&quot;E&quot;" calcext:base-cell-address="Funções.H41"/>
          </calcext:conditional-format>
          <calcext:conditional-format calcext:target-range-address="Funções.H41:Funções.H44">
            <calcext:condition calcext:apply-style-name="cf1" calcext:value="=&quot;I&quot;" calcext:base-cell-address="Funções.H41"/>
            <calcext:condition calcext:apply-style-name="cf2" calcext:value="=&quot;A&quot;" calcext:base-cell-address="Funções.H41"/>
            <calcext:condition calcext:apply-style-name="cf3" calcext:value="=&quot;E&quot;" calcext:base-cell-address="Funções.H41"/>
          </calcext:conditional-format>
          <calcext:conditional-format calcext:target-range-address="Funções.H41:Funções.H44">
            <calcext:condition calcext:apply-style-name="cf1" calcext:value="=&quot;I&quot;" calcext:base-cell-address="Funções.H41"/>
            <calcext:condition calcext:apply-style-name="cf2" calcext:value="=&quot;A&quot;" calcext:base-cell-address="Funções.H41"/>
            <calcext:condition calcext:apply-style-name="cf3" calcext:value="=&quot;E&quot;" calcext:base-cell-address="Funções.H41"/>
          </calcext:conditional-format>
          <calcext:conditional-format calcext:target-range-address="Funções.H41:Funções.H43">
            <calcext:condition calcext:apply-style-name="cf1" calcext:value="=&quot;I&quot;" calcext:base-cell-address="Funções.H41"/>
            <calcext:condition calcext:apply-style-name="cf2" calcext:value="=&quot;A&quot;" calcext:base-cell-address="Funções.H41"/>
            <calcext:condition calcext:apply-style-name="cf3" calcext:value="=&quot;E&quot;" calcext:base-cell-address="Funções.H41"/>
          </calcext:conditional-format>
          <calcext:conditional-format calcext:target-range-address="Funções.H43:Funções.H44">
            <calcext:condition calcext:apply-style-name="cf1" calcext:value="=&quot;I&quot;" calcext:base-cell-address="Funções.H43"/>
            <calcext:condition calcext:apply-style-name="cf2" calcext:value="=&quot;A&quot;" calcext:base-cell-address="Funções.H43"/>
            <calcext:condition calcext:apply-style-name="cf3" calcext:value="=&quot;E&quot;" calcext:base-cell-address="Funções.H43"/>
          </calcext:conditional-format>
          <calcext:conditional-format calcext:target-range-address="Funções.H52:Funções.H52">
            <calcext:condition calcext:apply-style-name="cf1" calcext:value="=&quot;I&quot;" calcext:base-cell-address="Funções.H52"/>
            <calcext:condition calcext:apply-style-name="cf2" calcext:value="=&quot;A&quot;" calcext:base-cell-address="Funções.H52"/>
            <calcext:condition calcext:apply-style-name="cf3" calcext:value="=&quot;E&quot;" calcext:base-cell-address="Funções.H52"/>
          </calcext:conditional-format>
          <calcext:conditional-format calcext:target-range-address="Funções.H33:Funções.H33">
            <calcext:condition calcext:apply-style-name="cf1" calcext:value="=&quot;I&quot;" calcext:base-cell-address="Funções.H33"/>
            <calcext:condition calcext:apply-style-name="cf2" calcext:value="=&quot;A&quot;" calcext:base-cell-address="Funções.H33"/>
            <calcext:condition calcext:apply-style-name="cf3" calcext:value="=&quot;E&quot;" calcext:base-cell-address="Funções.H33"/>
          </calcext:conditional-format>
        </calcext:conditional-formats>
      </table:table>
      <table:table table:name="Ajuste" table:style-name="ta4">
        <table:table-column table:style-name="co5" table:number-columns-repeated="1024" table:default-cell-style-name="ce156"/>
        <table:table-row table:style-name="ro2">
          <table:table-cell table:style-name="ce24" office:value-type="string" calcext:value-type="string" table:number-columns-spanned="12" table:number-rows-spanned="3">
            <text:p>Fatores de Ajuste da Contagem</text:p>
          </table:table-cell>
          <table:covered-table-cell table:number-columns-repeated="11"/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7">
          <table:covered-table-cell table:number-columns-repeated="12"/>
          <table:table-cell table:number-columns-repeated="1012"/>
        </table:table-row>
        <table:table-row table:style-name="ro7">
          <table:table-cell table:style-name="ce25" table:formula="of:=[Contagem.A5]&amp;&quot; : &quot;&amp;[Contagem.F5]" office:value-type="string" office:string-value="Aplicação : Autenticação DabM" calcext:value-type="string" table:number-columns-spanned="5" table:number-rows-spanned="1">
            <text:p>Aplicação : Autenticação DabM</text:p>
          </table:table-cell>
          <table:covered-table-cell table:number-columns-repeated="4"/>
          <table:table-cell table:style-name="ce52" table:formula="of:=[Contagem.A6]&amp;&quot; : &quot;&amp;[Contagem.F6]" office:value-type="string" office:string-value="Projeto : Autenticação DabM" calcext:value-type="string" table:number-columns-spanned="7" table:number-rows-spanned="1">
            <text:p>Projeto : Autenticação DabM</text:p>
          </table:table-cell>
          <table:covered-table-cell table:number-columns-repeated="6"/>
          <table:table-cell table:number-columns-repeated="1012"/>
        </table:table-row>
        <table:table-row table:style-name="ro7">
          <table:table-cell table:style-name="ce25" table:formula="of:=[Contagem.A7]&amp;&quot; : &quot;&amp;[Contagem.F7]" office:value-type="string" office:string-value="Responsável : Eduardo Alves" calcext:value-type="string" table:number-columns-spanned="5" table:number-rows-spanned="1">
            <text:p>Responsável : Eduardo Alves</text:p>
          </table:table-cell>
          <table:covered-table-cell table:number-columns-repeated="4"/>
          <table:table-cell table:style-name="ce52" table:formula="of:=[Contagem.A8]&amp;&quot; : &quot;&amp;[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/>
          <table:table-cell table:number-columns-repeated="1012"/>
        </table:table-row>
        <table:table-row table:style-name="ro2">
          <table:table-cell table:style-name="ce26" table:formula="of:=[Contagem.A4]&amp;&quot; : &quot;&amp;[Contagem.F4]" office:value-type="string" office:string-value="Empresa : MAR" calcext:value-type="string">
            <text:p>Empresa : MAR</text:p>
          </table:table-cell>
          <table:table-cell table:style-name="ce32" table:number-columns-repeated="2"/>
          <table:table-cell table:style-name="ce45" table:number-columns-repeated="2"/>
          <table:table-cell table:style-name="ce53" table:formula="of:=[Contagem.R4]&amp;&quot; = &quot;&amp;VALUE([Contagem.T4])" office:value-type="string" office:string-value="R$/PF = 0" calcext:value-type="string" table:number-columns-spanned="2" table:number-rows-spanned="1">
            <text:p>R$/PF = 0</text:p>
          </table:table-cell>
          <table:covered-table-cell/>
          <table:table-cell table:style-name="ce53" table:formula="of:=&quot; Custo= &quot;&amp;DOLLAR([Contagem.Y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/>
          <table:table-cell table:style-name="ce68" table:formula="of:=&quot;PF  = &quot;&amp;VALUE([Contagem.Y5])" office:value-type="string" office:string-value="PF  = 139" calcext:value-type="string" table:number-columns-spanned="2" table:number-rows-spanned="1">
            <text:p>PF <text:s/>= 139</text:p>
          </table:table-cell>
          <table:covered-table-cell/>
          <table:table-cell table:number-columns-repeated="1012"/>
        </table:table-row>
        <table:table-row table:style-name="ro2">
          <table:table-cell table:style-name="ce157" office:value-type="string" calcext:value-type="string">
            <text:p>Características Gerais do Sistema</text:p>
          </table:table-cell>
          <table:table-cell table:style-name="ce160" table:number-columns-repeated="2"/>
          <table:table-cell table:style-name="ce163"/>
          <table:table-cell table:style-name="ce167" office:value-type="string" calcext:value-type="string">
            <text:p>DI</text:p>
          </table:table-cell>
          <table:table-cell table:style-name="ce11" table:number-columns-repeated="6"/>
          <table:table-cell table:style-name="ce75"/>
          <table:table-cell table:number-columns-repeated="1012"/>
        </table:table-row>
        <table:table-row table:style-name="ro2">
          <table:table-cell table:style-name="ce158" office:value-type="string" calcext:value-type="string">
            <text:p>01 - Comunicação de Dados</text:p>
          </table:table-cell>
          <table:table-cell table:style-name="ce161" table:number-columns-repeated="3"/>
          <table:table-cell table:style-name="ce168" office:value-type="float" office:value="5" calcext:value-type="float">
            <text:p>5</text:p>
          </table:table-cell>
          <table:table-cell table:style-name="ce11"/>
          <table:table-cell table:style-name="ce172"/>
          <table:table-cell table:style-name="ce11" table:number-columns-repeated="4"/>
          <table:table-cell table:style-name="ce75"/>
          <table:table-cell table:number-columns-repeated="1012"/>
        </table:table-row>
        <table:table-row table:style-name="ro2">
          <table:table-cell table:style-name="ce158" office:value-type="string" calcext:value-type="string">
            <text:p>02 - Processamento Distribuído</text:p>
          </table:table-cell>
          <table:table-cell table:style-name="ce161" table:number-columns-repeated="3"/>
          <table:table-cell table:style-name="ce169" office:value-type="float" office:value="4" calcext:value-type="float">
            <text:p>4</text:p>
          </table:table-cell>
          <table:table-cell table:style-name="ce11" table:number-columns-repeated="6"/>
          <table:table-cell table:style-name="ce75"/>
          <table:table-cell table:number-columns-repeated="1012"/>
        </table:table-row>
        <table:table-row table:style-name="ro2">
          <table:table-cell table:style-name="ce158" office:value-type="string" calcext:value-type="string">
            <text:p>03 - Performance</text:p>
          </table:table-cell>
          <table:table-cell table:style-name="ce161" table:number-columns-repeated="3"/>
          <table:table-cell table:style-name="ce168" office:value-type="float" office:value="0" calcext:value-type="float">
            <text:p>0</text:p>
          </table:table-cell>
          <table:table-cell table:style-name="ce11" table:number-columns-repeated="6"/>
          <table:table-cell table:style-name="ce75"/>
          <table:table-cell table:number-columns-repeated="1012"/>
        </table:table-row>
        <table:table-row table:style-name="ro2">
          <table:table-cell table:style-name="ce158" office:value-type="string" calcext:value-type="string">
            <text:p>04 - Configuração Altamente Utilizada</text:p>
          </table:table-cell>
          <table:table-cell table:style-name="ce161" table:number-columns-repeated="2"/>
          <table:table-cell table:style-name="ce164"/>
          <table:table-cell table:style-name="ce169" office:value-type="float" office:value="5" calcext:value-type="float">
            <text:p>5</text:p>
          </table:table-cell>
          <table:table-cell table:style-name="ce11"/>
          <table:table-cell table:style-name="ce42"/>
          <table:table-cell table:number-columns-repeated="4"/>
          <table:table-cell table:style-name="ce184"/>
          <table:table-cell table:number-columns-repeated="1012"/>
        </table:table-row>
        <table:table-row table:style-name="ro2">
          <table:table-cell table:style-name="ce158" office:value-type="string" calcext:value-type="string">
            <text:p>05 - Volume de Transações</text:p>
          </table:table-cell>
          <table:table-cell table:style-name="ce161" table:number-columns-repeated="2"/>
          <table:table-cell table:style-name="ce164"/>
          <table:table-cell table:style-name="ce168" office:value-type="float" office:value="0" calcext:value-type="float">
            <text:p>0</text:p>
          </table:table-cell>
          <table:table-cell table:style-name="ce11"/>
          <table:table-cell table:style-name="ce42"/>
          <table:table-cell table:number-columns-repeated="3"/>
          <table:table-cell table:style-name="ce42"/>
          <table:table-cell table:style-name="ce184"/>
          <table:table-cell table:number-columns-repeated="1012"/>
        </table:table-row>
        <table:table-row table:style-name="ro2">
          <table:table-cell table:style-name="ce158" office:value-type="string" calcext:value-type="string">
            <text:p>06 - Entrada de Dados On-line</text:p>
          </table:table-cell>
          <table:table-cell table:style-name="ce161" table:number-columns-repeated="2"/>
          <table:table-cell table:style-name="ce164"/>
          <table:table-cell table:style-name="ce169" office:value-type="float" office:value="5" calcext:value-type="float">
            <text:p>5</text:p>
          </table:table-cell>
          <table:table-cell table:style-name="ce11"/>
          <table:table-cell table:style-name="ce42"/>
          <table:table-cell table:number-columns-repeated="4"/>
          <table:table-cell table:style-name="ce184"/>
          <table:table-cell table:number-columns-repeated="1012"/>
        </table:table-row>
        <table:table-row table:style-name="ro2">
          <table:table-cell table:style-name="ce158" office:value-type="string" calcext:value-type="string">
            <text:p>07 - Eficiência do Usuário Final</text:p>
          </table:table-cell>
          <table:table-cell table:style-name="ce161" table:number-columns-repeated="2"/>
          <table:table-cell table:style-name="ce164"/>
          <table:table-cell table:style-name="ce168" office:value-type="float" office:value="2" calcext:value-type="float">
            <text:p>2</text:p>
          </table:table-cell>
          <table:table-cell table:style-name="ce11" table:number-columns-repeated="6"/>
          <table:table-cell table:style-name="ce75"/>
          <table:table-cell table:number-columns-repeated="1012"/>
        </table:table-row>
        <table:table-row table:style-name="ro2">
          <table:table-cell table:style-name="ce158" office:value-type="string" calcext:value-type="string">
            <text:p>08 - Atualização On-Line</text:p>
          </table:table-cell>
          <table:table-cell table:style-name="ce161" table:number-columns-repeated="2"/>
          <table:table-cell table:style-name="ce164"/>
          <table:table-cell table:style-name="ce168" office:value-type="float" office:value="1" calcext:value-type="float">
            <text:p>1</text:p>
          </table:table-cell>
          <table:table-cell table:style-name="ce11" table:number-columns-repeated="6"/>
          <table:table-cell table:style-name="ce75"/>
          <table:table-cell table:number-columns-repeated="1012"/>
        </table:table-row>
        <table:table-row table:style-name="ro2">
          <table:table-cell table:style-name="ce158" office:value-type="string" calcext:value-type="string">
            <text:p>09 - Processamento Complexo</text:p>
          </table:table-cell>
          <table:table-cell table:style-name="ce161" table:number-columns-repeated="2"/>
          <table:table-cell table:style-name="ce164"/>
          <table:table-cell table:style-name="ce168" office:value-type="float" office:value="1" calcext:value-type="float">
            <text:p>1</text:p>
          </table:table-cell>
          <table:table-cell table:style-name="ce11"/>
          <table:table-cell table:style-name="ce172"/>
          <table:table-cell table:style-name="ce11" table:number-columns-repeated="4"/>
          <table:table-cell table:style-name="ce75"/>
          <table:table-cell table:number-columns-repeated="1012"/>
        </table:table-row>
        <table:table-row table:style-name="ro10">
          <table:table-cell table:style-name="ce158" office:value-type="string" calcext:value-type="string">
            <text:p>10 - Reusabilidade</text:p>
          </table:table-cell>
          <table:table-cell table:style-name="ce161" table:number-columns-repeated="2"/>
          <table:table-cell table:style-name="ce164"/>
          <table:table-cell table:style-name="ce168" office:value-type="float" office:value="0" calcext:value-type="float">
            <text:p>0</text:p>
          </table:table-cell>
          <table:table-cell table:style-name="ce11" table:number-columns-repeated="6"/>
          <table:table-cell table:style-name="ce75"/>
          <table:table-cell table:number-columns-repeated="1012"/>
        </table:table-row>
        <table:table-row table:style-name="ro2">
          <table:table-cell table:style-name="ce158" office:value-type="string" calcext:value-type="string">
            <text:p>11 - Facilidade de Instalação</text:p>
          </table:table-cell>
          <table:table-cell table:style-name="ce161" table:number-columns-repeated="2"/>
          <table:table-cell table:style-name="ce164"/>
          <table:table-cell table:style-name="ce168" office:value-type="float" office:value="1" calcext:value-type="float">
            <text:p>1</text:p>
          </table:table-cell>
          <table:table-cell table:style-name="ce11"/>
          <table:table-cell table:style-name="ce173" office:value-type="string" calcext:value-type="string">
            <text:p>Total da Contagem</text:p>
          </table:table-cell>
          <table:table-cell table:style-name="ce177" table:number-columns-repeated="3"/>
          <table:table-cell table:style-name="ce181"/>
          <table:table-cell table:style-name="ce75"/>
          <table:table-cell table:number-columns-repeated="1012"/>
        </table:table-row>
        <table:table-row table:style-name="ro2">
          <table:table-cell table:style-name="ce158" office:value-type="string" calcext:value-type="string">
            <text:p>12 - Facilidade de Operação</text:p>
          </table:table-cell>
          <table:table-cell table:style-name="ce161" table:number-columns-repeated="2"/>
          <table:table-cell table:style-name="ce164"/>
          <table:table-cell table:style-name="ce168" office:value-type="float" office:value="5" calcext:value-type="float">
            <text:p>5</text:p>
          </table:table-cell>
          <table:table-cell table:style-name="ce11"/>
          <table:table-cell table:style-name="ce30" office:value-type="string" calcext:value-type="string">
            <text:p>Pontos de Função não Ajustados</text:p>
          </table:table-cell>
          <table:table-cell table:style-name="ce35" table:number-columns-repeated="2"/>
          <table:table-cell table:style-name="ce179"/>
          <table:table-cell table:style-name="ce182" table:formula="of:=[Contagem.Y5]+[.K16]" office:value-type="float" office:value="139" calcext:value-type="float">
            <text:p>139,00</text:p>
          </table:table-cell>
          <table:table-cell table:style-name="ce75"/>
          <table:table-cell table:number-columns-repeated="2"/>
          <table:table-cell table:style-name="ce186"/>
          <table:table-cell table:number-columns-repeated="1009"/>
        </table:table-row>
        <table:table-row table:style-name="ro10">
          <table:table-cell table:style-name="ce158" office:value-type="string" calcext:value-type="string">
            <text:p>13 - Múltiplos Locais</text:p>
          </table:table-cell>
          <table:table-cell table:style-name="ce161" table:number-columns-repeated="2"/>
          <table:table-cell table:style-name="ce164"/>
          <table:table-cell table:style-name="ce168" office:value-type="float" office:value="2" calcext:value-type="float">
            <text:p>2</text:p>
          </table:table-cell>
          <table:table-cell table:style-name="ce11"/>
          <table:table-cell table:style-name="ce174" office:value-type="string" calcext:value-type="string">
            <text:p>Pontos de Função Ajustados</text:p>
          </table:table-cell>
          <table:table-cell table:style-name="ce178" table:number-columns-repeated="2"/>
          <table:table-cell table:style-name="ce180"/>
          <table:table-cell table:style-name="ce183" table:formula="of:=[.K19]*[.E24]" office:value-type="float" office:value="139" calcext:value-type="float">
            <text:p>139,00</text:p>
          </table:table-cell>
          <table:table-cell table:style-name="ce75"/>
          <table:table-cell table:number-columns-repeated="2"/>
          <table:table-cell table:style-name="ce186"/>
          <table:table-cell table:number-columns-repeated="1009"/>
        </table:table-row>
        <table:table-row table:style-name="ro2">
          <table:table-cell table:style-name="ce158" office:value-type="string" calcext:value-type="string">
            <text:p>14 - Modificação Facilitada</text:p>
          </table:table-cell>
          <table:table-cell table:style-name="ce161" table:number-columns-repeated="2"/>
          <table:table-cell table:style-name="ce164"/>
          <table:table-cell table:style-name="ce170" office:value-type="float" office:value="0" calcext:value-type="float">
            <text:p>0</text:p>
          </table:table-cell>
          <table:table-cell table:style-name="ce11" table:number-columns-repeated="6"/>
          <table:table-cell table:style-name="ce75"/>
          <table:table-cell table:number-columns-repeated="2"/>
          <table:table-cell table:style-name="ce186"/>
          <table:table-cell table:number-columns-repeated="1009"/>
        </table:table-row>
        <table:table-row table:style-name="ro11">
          <table:table-cell table:style-name="ce29"/>
          <table:table-cell table:style-name="ce11" table:number-columns-repeated="5"/>
          <table:table-cell table:style-name="ce175" office:value-type="string" calcext:value-type="string" table:number-columns-spanned="5" table:number-rows-spanned="1">
            <text:p>Total FPAS</text:p>
          </table:table-cell>
          <table:covered-table-cell table:number-columns-repeated="4"/>
          <table:table-cell table:style-name="ce75"/>
          <table:table-cell table:number-columns-repeated="2"/>
          <table:table-cell table:style-name="ce186"/>
          <table:table-cell table:number-columns-repeated="1009"/>
        </table:table-row>
        <table:table-row table:style-name="ro6">
          <table:table-cell table:style-name="ce158" office:value-type="string" calcext:value-type="string">
            <text:p>Total dos Níveis de Influência (TDI)</text:p>
          </table:table-cell>
          <table:table-cell table:style-name="ce161" table:number-columns-repeated="2"/>
          <table:table-cell table:style-name="ce164"/>
          <table:table-cell table:style-name="ce171" office:value-type="float" office:value="35" calcext:value-type="float">
            <text:p>35</text:p>
          </table:table-cell>
          <table:table-cell table:style-name="ce11"/>
          <table:table-cell table:style-name="ce176" table:formula="of:=[.K20]" office:value-type="float" office:value="139" calcext:value-type="float" table:number-columns-spanned="5" table:number-rows-spanned="2">
            <text:p>139,00</text:p>
          </table:table-cell>
          <table:covered-table-cell table:number-columns-repeated="4"/>
          <table:table-cell table:style-name="ce75"/>
          <table:table-cell table:number-columns-repeated="1012"/>
        </table:table-row>
        <table:table-row table:style-name="ro6">
          <table:table-cell table:style-name="ce158" office:value-type="string" calcext:value-type="string">
            <text:p>Valor do Fator de Ajuste (VAF)</text:p>
          </table:table-cell>
          <table:table-cell table:style-name="ce161" table:number-columns-repeated="2"/>
          <table:table-cell table:style-name="ce164"/>
          <table:table-cell table:style-name="ce171" office:value-type="float" office:value="1" calcext:value-type="float">
            <text:p>1</text:p>
          </table:table-cell>
          <table:table-cell table:style-name="ce11"/>
          <table:covered-table-cell table:number-columns-repeated="5"/>
          <table:table-cell table:style-name="ce75"/>
          <table:table-cell table:number-columns-repeated="1012"/>
        </table:table-row>
        <table:table-row table:style-name="ro2">
          <table:table-cell table:style-name="ce159"/>
          <table:table-cell table:style-name="ce162" table:number-columns-repeated="10"/>
          <table:table-cell table:style-name="ce185"/>
          <table:table-cell table:number-columns-repeated="1012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3"/>
          <table:table-cell table:style-name="ce165" table:number-columns-spanned="5" table:number-rows-spanned="1"/>
          <table:covered-table-cell table:number-columns-repeated="4"/>
          <table:table-cell table:number-columns-repeated="1016"/>
        </table:table-row>
        <table:table-row table:style-name="ro7">
          <table:table-cell table:number-columns-repeated="3"/>
          <table:table-cell table:style-name="ce166" office:value-type="string" calcext:value-type="string" table:number-columns-spanned="5" table:number-rows-spanned="1">
            <text:p>Marcieli Paula Langer</text:p>
          </table:table-cell>
          <table:covered-table-cell table:number-columns-repeated="4"/>
          <table:table-cell table:number-columns-repeated="1016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" table:base-cell-address="$Ajuste.$A$1" table:cell-range-address="Ajuste.$A$1:Ajuste.$L$26"/>
        </table:named-expressions>
      </table:table>
      <table:named-expressions>
        <table:named-range table:name="CF" table:base-cell-address="$Funções.$A$1" table:cell-range-address="Funções.$K$8"/>
        <table:named-range table:name="Data" table:base-cell-address="$Contagem.$A$1" table:cell-range-address="Contagem.$Z$7"/>
        <table:named-range table:name="Excel_BuiltIn_Print_Titles_3_1" table:base-cell-address="$Funções.$A$1" table:cell-range-address="Funções.$A$1:Funções.$IU$7"/>
        <table:named-range table:name="Projeto" table:base-cell-address="$Contagem.$A$1" table:cell-range-address="Contagem.$F$6"/>
        <table:named-range table:name="Responsável" table:base-cell-address="$Contagem.$A$1" table:cell-range-address="Contagem.$F$7"/>
        <table:named-range table:name="Revisor" table:base-cell-address="$Contagem.$A$1" table:cell-range-address="Contagem.$F$8"/>
        <table:named-range table:name="Revisão" table:base-cell-address="$Contagem.$A$1" table:cell-range-address="Contagem.$Z$8"/>
        <table:named-range table:name="UFPB" table:base-cell-address="$Contagem.$A$1" table:cell-range-address="Contagem.$AA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  <table:database-ranges>
        <table:database-range table:name="__Anonymous_Sheet_DB__2" table:target-range-address="Funções.A7:Funções.O1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Franklin Gothic Medium" svg:font-family="'Franklin Gothic Medium'"/>
    <style:font-face style:name="Tahoma" svg:font-family="Tahoma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2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4P0" style:volatile="true">
      <number:currency-symbol number:language="pt" number:country="BR">R$</number:currency-symbol>
      <number:number number:decimal-places="2" number:min-integer-digits="1" number:grouping="true"/>
      <number:text> </number:text>
    </number:currency-style>
    <number:currency-style style:name="N114P1" style:volatile="true">
      <number:currency-symbol number:language="pt" number:country="BR">R$</number:currency-symbol>
      <number:text>(</number:text>
      <number:number number:decimal-places="2" number:min-integer-digits="1" number:grouping="true"/>
      <number:text>)</number:text>
    </number:currency-style>
    <number:currency-style style:name="N114P2" style:volatile="true">
      <number:currency-symbol number:language="pt" number:country="BR">R$</number:currency-symbol>
      <number:text>-</number:text>
      <number:number number:decimal-places="0" number:min-integer-digits="2"/>
      <number:text>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number:min-integer-digits="1" number:grouping="true"/>
      <number:text> </number:text>
    </number:number-style>
    <number:number-style style:name="N108">
      <number:text> (</number:text>
      <number:number number:decimal-places="2" number:min-integer-digits="1" number:grouping="true"/>
      <number:text>)</number:text>
    </number:number-style>
    <number:number-style style:name="N109">
      <number:text> -</number:text>
      <number:number number:decimal-places="0" number:min-integer-digits="2"/>
      <number:text> </number:text>
    </number:number-style>
    <number:percentage-style style:name="N115">
      <number:number number:decimal-places="1" number:min-integer-digits="1"/>
      <number:text>%</number:text>
    </number:percentage-style>
    <number:currency-style style:name="N10106" number:language="pt" number:country="BR">
      <number:currency-symbol number:language="pt" number:country="BR">R$</number:currency-symbol>
      <number:number number:decimal-places="2" number:min-integer-digits="1" number:grouping="true"/>
      <number:text> </number:text>
    </number:currency-style>
    <number:currency-style style:name="N10107" number:language="pt" number:country="BR">
      <number:currency-symbol number:language="pt" number:country="BR">R$</number:currency-symbol>
      <number:text>(</number:text>
      <number:number number:decimal-places="2" number:min-integer-digits="1" number:grouping="true"/>
      <number:text>)</number:text>
    </number:currency-style>
    <number:currency-style style:name="N10108" number:language="pt" number:country="BR">
      <number:currency-symbol number:language="pt" number:country="BR">R$</number:currency-symbol>
      <number:text>-</number:text>
      <number:number number:decimal-places="0" number:min-integer-digits="2"/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 style:data-style-name="N0">
      <style:table-cell-properties fo:background-color="#ffff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Ênfase2" style:display-name="20% - Ênfase2" style:family="table-cell" style:parent-style-name="Default" style:data-style-name="N0">
      <style:table-cell-properties fo:background-color="#ffcc99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Ênfase3" style:display-name="20% - Ênfase3" style:family="table-cell" style:parent-style-name="Default" style:data-style-name="N0">
      <style:table-cell-properties fo:background-color="#ffffc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Ênfase4" style:display-name="20% - Ênfase4" style:family="table-cell" style:parent-style-name="Default" style:data-style-name="N0">
      <style:table-cell-properties fo:background-color="#ffff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Ênfase5" style:display-name="20% - Ênfase5" style:family="table-cell" style:parent-style-name="Default" style:data-style-name="N0">
      <style:table-cell-properties fo:background-color="#ccff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Ênfase6" style:display-name="20% - Ênfase6" style:family="table-cell" style:parent-style-name="Default" style:data-style-name="N0">
      <style:table-cell-properties fo:background-color="#ffcc99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Ênfase1" style:display-name="40% - Ênfase1" style:family="table-cell" style:parent-style-name="Default" style:data-style-name="N0">
      <style:table-cell-properties fo:background-color="#c0c0c0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Ênfase2" style:display-name="40% - Ênfase2" style:family="table-cell" style:parent-style-name="Default" style:data-style-name="N0">
      <style:table-cell-properties fo:background-color="#ff8080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Ênfase3" style:display-name="40% - Ênfase3" style:family="table-cell" style:parent-style-name="Default" style:data-style-name="N0">
      <style:table-cell-properties fo:background-color="#ffff99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Ênfase4" style:display-name="40% - Ênfase4" style:family="table-cell" style:parent-style-name="Default" style:data-style-name="N0">
      <style:table-cell-properties fo:background-color="#c0c0c0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Ênfase5" style:display-name="40% - Ênfase5" style:family="table-cell" style:parent-style-name="Default" style:data-style-name="N0">
      <style:table-cell-properties fo:background-color="#99cc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Ênfase6" style:display-name="40% - Ênfase6" style:family="table-cell" style:parent-style-name="Default" style:data-style-name="N0">
      <style:table-cell-properties fo:background-color="#ffcc99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Ênfase1" style:display-name="60% - Ênfase1" style:family="table-cell" style:parent-style-name="Default" style:data-style-name="N0">
      <style:table-cell-properties fo:background-color="#33ccc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Ênfase2" style:display-name="60% - Ênfase2" style:family="table-cell" style:parent-style-name="Default" style:data-style-name="N0">
      <style:table-cell-properties fo:background-color="#ff808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Ênfase3" style:display-name="60% - Ênfase3" style:family="table-cell" style:parent-style-name="Default" style:data-style-name="N0">
      <style:table-cell-properties fo:background-color="#ffff99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Ênfase4" style:display-name="60% - Ênfase4" style:family="table-cell" style:parent-style-name="Default" style:data-style-name="N0">
      <style:table-cell-properties fo:background-color="#c0c0c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Ênfase5" style:display-name="60% - Ênfase5" style:family="table-cell" style:parent-style-name="Default" style:data-style-name="N0">
      <style:table-cell-properties fo:background-color="#33ccc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Ênfase6" style:display-name="60% - Ênfase6" style:family="table-cell" style:parent-style-name="Default" style:data-style-name="N0">
      <style:table-cell-properties fo:background-color="#ffcc99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Bom" style:family="table-cell" style:parent-style-name="Default" style:data-style-name="N0">
      <style:table-cell-properties fo:background-color="#ccffcc"/>
      <style:text-properties fo:color="#008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álculo" style:family="table-cell" style:parent-style-name="Default" style:data-style-name="N0">
      <style:table-cell-properties fo:background-color="#ffffff" fo:border="0.06pt solid #808080"/>
      <style:text-properties fo:color="#ff9900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Célula_20_de_20_Verificação" style:display-name="Célula de Verificação" style:family="table-cell" style:parent-style-name="Default" style:data-style-name="N0">
      <style:table-cell-properties fo:background-color="#969696" fo:border="0.06pt solid #333333"/>
      <style:text-properties fo:color="#ffffff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Célula_20_Vinculada" style:display-name="Célula Vinculada" style:family="table-cell" style:parent-style-name="Default" style:data-style-name="N0">
      <style:table-cell-properties fo:border-bottom="0.06pt solid #ff9900" fo:border-left="none" fo:border-right="none" fo:border-top="none"/>
      <style:text-properties fo:color="#ff99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f1" style:family="table-cell" style:parent-style-name="Default" style:data-style-name="N0">
      <style:table-cell-properties fo:background-color="#ccffff"/>
      <style:text-properties fo:color="#008000" fo:font-style="italic" style:font-style-asian="italic" style:font-style-complex="italic"/>
    </style:style>
    <style:style style:name="cf2" style:family="table-cell" style:parent-style-name="Default" style:data-style-name="N0">
      <style:table-cell-properties fo:background-color="#ffff99"/>
      <style:text-properties fo:color="#ff6600"/>
    </style:style>
    <style:style style:name="cf3" style:family="table-cell" style:parent-style-name="Default" style:data-style-name="N0">
      <style:table-cell-properties fo:background-color="#ffcc99"/>
      <style:text-properties fo:color="#ff0000" fo:font-weight="bold" style:font-weight-asian="bold" style:font-weight-complex="bold"/>
    </style:style>
    <style:style style:name="Ênfase1" style:family="table-cell" style:parent-style-name="Default" style:data-style-name="N0">
      <style:table-cell-properties fo:background-color="#33ccc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Ênfase2" style:family="table-cell" style:parent-style-name="Default" style:data-style-name="N0">
      <style:table-cell-properties fo:background-color="#ff000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Ênfase3" style:family="table-cell" style:parent-style-name="Default" style:data-style-name="N0">
      <style:table-cell-properties fo:background-color="#339966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Ênfase4" style:family="table-cell" style:parent-style-name="Default" style:data-style-name="N0">
      <style:table-cell-properties fo:background-color="#666699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Ênfase5" style:family="table-cell" style:parent-style-name="Default" style:data-style-name="N0">
      <style:table-cell-properties fo:background-color="#33ccc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Ênfase6" style:family="table-cell" style:parent-style-name="Default" style:data-style-name="N0">
      <style:table-cell-properties fo:background-color="#ff660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Entrada" style:family="table-cell" style:parent-style-name="Default" style:data-style-name="N0">
      <style:table-cell-properties fo:background-color="#ffcc99" fo:border="0.06pt solid #808080"/>
      <style:text-properties fo:color="#333399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Incorreto" style:family="table-cell" style:parent-style-name="Default" style:data-style-name="N0">
      <style:table-cell-properties fo:background-color="#ff99cc"/>
      <style:text-properties fo:color="#80008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Moeda" style:family="table-cell" style:parent-style-name="Default" style:data-style-name="N114"/>
    <style:style style:name="Neutra" style:family="table-cell" style:parent-style-name="Default" style:data-style-name="N0">
      <style:table-cell-properties fo:background-color="#ffff99"/>
      <style:text-properties fo:color="#9933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a" style:family="table-cell" style:parent-style-name="Default" style:data-style-name="N0">
      <style:table-cell-properties fo:background-color="#ffffcc" fo:border="0.06pt solid #c0c0c0"/>
    </style:style>
    <style:style style:name="Porcentagem" style:family="table-cell" style:parent-style-name="Default" style:data-style-name="N10"/>
    <style:style style:name="Saída" style:family="table-cell" style:parent-style-name="Default" style:data-style-name="N0">
      <style:table-cell-properties fo:background-color="#ffffff" fo:border="0.06pt solid #333333"/>
      <style:text-properties fo:color="#333333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Texto_20_de_20_Aviso" style:display-name="Texto de Aviso" style:family="table-cell" style:parent-style-name="Default" style:data-style-name="N0">
      <style:text-properties fo:color="#ff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Texto_20_Explicativo" style:display-name="Texto Explicativo" style:family="table-cell" style:parent-style-name="Default" style:data-style-name="N0">
      <style:text-properties fo:color="#808080" style:font-name="Calibri" fo:font-family="Calibri" fo:font-size="11pt" fo:font-style="italic" style:font-name-asian="Calibri" style:font-family-asian="Calibri" style:font-size-asian="11pt" style:font-style-asian="italic" style:font-name-complex="Calibri" style:font-family-complex="Calibri" style:font-size-complex="11pt" style:font-style-complex="italic"/>
    </style:style>
    <style:style style:name="Título_20_1" style:display-name="Título 1" style:family="table-cell" style:parent-style-name="Default" style:data-style-name="N0">
      <style:text-properties fo:color="#333399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ítulo_20_1_20_1" style:display-name="Título 1 1" style:family="table-cell" style:parent-style-name="Default" style:data-style-name="N0">
      <style:table-cell-properties fo:border-bottom="2.49pt solid #33cccc" fo:border-left="none" fo:border-right="none" fo:border-top="none"/>
      <style:text-properties fo:color="#333399" style:font-name="Calibri" fo:font-family="Calibri" fo:font-size="15pt" fo:font-weight="bold" style:font-name-asian="Calibri" style:font-family-asian="Calibri" style:font-size-asian="15pt" style:font-weight-asian="bold" style:font-name-complex="Calibri" style:font-family-complex="Calibri" style:font-size-complex="15pt" style:font-weight-complex="bold"/>
    </style:style>
    <style:style style:name="Título_20_2" style:display-name="Título 2" style:family="table-cell" style:parent-style-name="Default" style:data-style-name="N0">
      <style:table-cell-properties fo:border-bottom="2.49pt solid #c0c0c0" fo:border-left="none" fo:border-right="none" fo:border-top="none"/>
      <style:text-properties fo:color="#333399" style:font-name="Calibri" fo:font-family="Calibri" fo:font-size="13pt" fo:font-weight="bold" style:font-name-asian="Calibri" style:font-family-asian="Calibri" style:font-size-asian="13pt" style:font-weight-asian="bold" style:font-name-complex="Calibri" style:font-family-complex="Calibri" style:font-size-complex="13pt" style:font-weight-complex="bold"/>
    </style:style>
    <style:style style:name="Título_20_3" style:display-name="Título 3" style:family="table-cell" style:parent-style-name="Default" style:data-style-name="N0">
      <style:table-cell-properties fo:border-bottom="2.01pt solid #33cccc" fo:border-left="none" fo:border-right="none" fo:border-top="none"/>
      <style:text-properties fo:color="#333399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Título_20_4" style:display-name="Título 4" style:family="table-cell" style:parent-style-name="Default" style:data-style-name="N0">
      <style:text-properties fo:color="#333399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Total" style:family="table-cell" style:parent-style-name="Default" style:data-style-name="N0">
      <style:table-cell-properties fo:border-bottom="0.06pt solid #33cccc" fo:border-left="none" fo:border-right="none" fo:border-top="0.06pt solid #33cccc"/>
      <style:text-properties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Vírgula" style:family="table-cell" style:parent-style-name="Default" style:data-style-name="N110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2cm" fo:margin-right="2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1.3cm" fo:margin-bottom="1.251cm" fo:margin-left="1.9cm" fo:margin-right="1.9cm" style:print-page-order="ttb" style:first-page-number="continue" style:scale-to="100%" style:print="charts drawings objects"/>
      <style:header-style>
        <style:header-footer-properties fo:min-height="2.027cm" fo:margin-left="0cm" fo:margin-right="0cm" fo:margin-bottom="0cm"/>
      </style:header-style>
      <style:footer-style>
        <style:header-footer-properties fo:min-height="1.249cm" fo:margin-left="0cm" fo:margin-right="0cm" fo:margin-top="0cm"/>
      </style:footer-style>
    </style:page-layout>
    <style:page-layout style:name="Mpm5">
      <style:page-layout-properties style:num-format="1" style:print-orientation="landscape" fo:margin-top="0.6cm" fo:margin-bottom="0.6cm" fo:margin-left="1cm" fo:margin-right="0.801cm" style:print-page-order="ttb" style:first-page-number="continue" style:scale-to="73%" style:print="charts drawings headers objects"/>
      <style:header-style>
        <style:header-footer-properties fo:min-height="0cm" fo:margin-left="0cm" fo:margin-right="0cm" fo:margin-bottom="0cm"/>
      </style:header-style>
      <style:footer-style>
        <style:header-footer-properties fo:min-height="0.4cm" fo:margin-left="0cm" fo:margin-right="0cm" fo:margin-top="0cm"/>
      </style:footer-style>
    </style:page-layout>
    <style:page-layout style:name="Mpm6">
      <style:page-layout-properties style:num-format="1" style:print-orientation="landscape" fo:margin-top="1.3cm" fo:margin-bottom="1.251cm" fo:margin-left="1.9cm" fo:margin-right="1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249cm" fo:margin-left="0cm" fo:margin-right="0cm" fo:margin-top="0cm"/>
      </style:footer-style>
    </style:page-layout>
    <style:style style:name="MT1" style:family="text">
      <style:text-properties fo:color="#000000" style:font-name="Tahoma" fo:font-size="8pt" style:font-name-asian="Tahoma" style:font-size-asian="8pt" style:font-name-complex="Tahoma" style:font-size-complex="8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0/00/0000</text:date>, <text:time style:data-style-name="N2" text:time-value="15:38:44.9723538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/>
    </style:master-page>
    <style:master-page style:name="mp3" style:page-layout-name="Mpm5">
      <style:header/>
      <style:header-left style:display="false"/>
      <style:footer>
        <style:region-left>
          <text:p><text:page-number>1</text:page-number>/<text:page-count>99</text:page-count></text:p>
        </style:region-left>
        <style:region-center>
          <text:p><text:date style:data-style-name="N2" text:date-value="2015-03-20">00/00/0000</text:date></text:p>
        </style:region-center>
        <style:region-right>
          <text:p><text:s text:c="2"/><text:file-name text:display="name-and-extension">???</text:file-name> - <text:sheet-name>???</text:sheet-name> <text:s text:c="8"/>.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>
        <text:p><text:file-name text:display="name-and-extension">???</text:file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Marcos Luiz Wilhelm</meta:initial-creator>
    <meta:creation-date>2011-12-14T13:02:29Z</meta:creation-date>
    <dc:date>2015-03-20T15:43:51.132469745</dc:date>
    <meta:print-date>2014-12-18T16:20:53Z</meta:print-date>
    <meta:editing-duration>PT1H11M1S</meta:editing-duration>
    <meta:editing-cycles>26</meta:editing-cycles>
    <meta:document-statistic meta:table-count="4" meta:cell-count="10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Arial" fo:font-size="7.99991989135742pt" fo:font-weight="bold" style:font-family-asian="Arial" style:font-size-asian="7.99991989135742pt" style:font-weight-asian="bold" style:font-family-complex="Arial" style:font-size-complex="7.99991989135742pt" style:font-weight-complex="bold"/>
    </style:style>
    <style:style style:name="ch3" style:family="chart">
      <style:graphic-properties svg:stroke-width="0.035cm" draw:fill="solid" draw:fill-color="#ffffff"/>
      <style:paragraph-properties style:writing-mode="lr-tb"/>
      <style:text-properties fo:color="#000000" style:text-position="0% 100%" fo:font-family="Arial" fo:font-size="3.6496798992157pt" style:font-family-asian="Arial" style:font-size-asian="3.6496798992157pt" style:font-family-complex="Arial" style:font-size-complex="3.6496798992157pt"/>
    </style:style>
    <style:style style:name="ch4" style:family="chart">
      <style:chart-properties chart:angle-offset="360"/>
      <style:graphic-properties draw:stroke="none" draw:fill="none"/>
    </style:style>
    <style:style style:name="ch5" style:family="chart" style:data-style-name="N0">
      <style:chart-properties chart:display-label="false" chart:logarithmic="false" chart:reverse-direction="true" text:line-break="fals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0">
      <style:chart-properties chart:display-label="false" chart:logarithmic="false" chart:reverse-direction="false" text:line-break="false" chart:link-data-style-to-source="true" chart:axis-position="end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>
        <chart:label-separator>
          <text:p>;</text:p>
        </chart:label-separator>
      </style:chart-properties>
      <style:graphic-properties draw:stroke="none" draw:fill-color="#5b9bd5"/>
      <style:text-properties fo:color="#000000" style:text-position="0% 100%" fo:font-family="Arial" fo:font-size="10.0000801086426pt" style:font-family-asian="Arial" style:font-size-asian="10.0000801086426pt" style:font-family-complex="Arial" style:font-size-complex="10.0000801086426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stroke="solid" svg:stroke-width="0.009cm" draw:fill-color="#9999ff"/>
      <style:text-properties fo:font-size="7.99991989135742pt" style:font-size-asian="7.99991989135742pt" style:font-size-complex="7.99991989135742pt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stroke="solid" svg:stroke-width="0.009cm" draw:fill-color="#993366"/>
      <style:text-properties fo:font-size="7.99991989135742pt" style:font-size-asian="7.99991989135742pt" style:font-size-complex="7.99991989135742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stroke="solid" svg:stroke-width="0.009cm" draw:fill-color="#ffffcc"/>
      <style:text-properties fo:font-size="7.99991989135742pt" style:font-size-asian="7.99991989135742pt" style:font-size-complex="7.99991989135742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stroke="solid" svg:stroke-width="0.009cm" draw:fill-color="#ccffff"/>
      <style:text-properties fo:font-size="7.99991989135742pt" style:font-size-asian="7.99991989135742pt" style:font-size-complex="7.99991989135742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stroke="solid" svg:stroke-width="0.009cm" draw:fill-color="#660066"/>
      <style:text-properties fo:font-size="7.99991989135742pt" style:font-size-asian="7.99991989135742pt" style:font-size-complex="7.99991989135742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5.936cm" svg:height="3.474cm" xlink:href="." xlink:type="simple" chart:class="chart:circle" chart:style-name="ch1">
        <chart:title svg:x="1.381cm" svg:y="0.19cm" chart:style-name="ch2">
          <text:p>% por Tipo de Função</text:p>
        </chart:title>
        <chart:legend chart:legend-position="end" svg:x="5.3cm" svg:y="1.14cm" style:legend-expansion="high" chart:style-name="ch3"/>
        <chart:plot-area chart:style-name="ch4" chart:data-source-has-labels="both" svg:x="1.76cm" svg:y="1.869cm" svg:width="1.921cm" svg:height="0.438cm">
          <chartooo:coordinate-region svg:x="2.597cm" svg:y="1.965cm" svg:width="0.246cm" svg:height="0.247cm"/>
          <chart:axis chart:dimension="x" chart:name="primary-x" chart:style-name="ch5" chartooo:axis-type="text">
            <chart:categories table:cell-range-address="local-table.$A$2:.$A$6"/>
          </chart:axis>
          <chart:axis chart:dimension="y" chart:name="primary-y" chart:style-name="ch6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2295081967213">
                <text:p>0.2622950819672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5901639344262">
                <text:p>0.245901639344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2295081967213">
                <text:p>0.262295081967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9508196721311">
                <text:p>0.2295081967213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